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Object 9/styles.xml" manifest:media-type="text/xml"/>
  <manifest:file-entry manifest:full-path="Object 1/Object 9/content.xml" manifest:media-type="text/xml"/>
  <manifest:file-entry manifest:full-path="Object 1/Object 9/meta.xml" manifest:media-type="text/xml"/>
  <manifest:file-entry manifest:full-path="Object 1/Object 9/" manifest:media-type="application/vnd.oasis.opendocument.chart"/>
  <manifest:file-entry manifest:full-path="Object 1/ObjectReplacements/Object 24" manifest:media-type="application/x-openoffice-gdimetafile;windows_formatname=&quot;GDIMetaFile&quot;"/>
  <manifest:file-entry manifest:full-path="Object 1/ObjectReplacements/Object 19" manifest:media-type="application/x-openoffice-gdimetafile;windows_formatname=&quot;GDIMetaFile&quot;"/>
  <manifest:file-entry manifest:full-path="Object 1/ObjectReplacements/Object 12" manifest:media-type="application/x-openoffice-gdimetafile;windows_formatname=&quot;GDIMetaFile&quot;"/>
  <manifest:file-entry manifest:full-path="Object 1/ObjectReplacements/Object 25" manifest:media-type="application/x-openoffice-gdimetafile;windows_formatname=&quot;GDIMetaFile&quot;"/>
  <manifest:file-entry manifest:full-path="Object 1/ObjectReplacements/Object 27" manifest:media-type="application/x-openoffice-gdimetafile;windows_formatname=&quot;GDIMetaFile&quot;"/>
  <manifest:file-entry manifest:full-path="Object 1/ObjectReplacements/Object 22" manifest:media-type="application/x-openoffice-gdimetafile;windows_formatname=&quot;GDIMetaFile&quot;"/>
  <manifest:file-entry manifest:full-path="Object 1/ObjectReplacements/Object 21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10" manifest:media-type="application/x-openoffice-gdimetafile;windows_formatname=&quot;GDIMetaFile&quot;"/>
  <manifest:file-entry manifest:full-path="Object 1/ObjectReplacements/Object 13" manifest:media-type="application/x-openoffice-gdimetafile;windows_formatname=&quot;GDIMetaFile&quot;"/>
  <manifest:file-entry manifest:full-path="Object 1/ObjectReplacements/Object 1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18" manifest:media-type="application/x-openoffice-gdimetafile;windows_formatname=&quot;GDIMetaFile&quot;"/>
  <manifest:file-entry manifest:full-path="Object 1/ObjectReplacements/Object 20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23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16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26" manifest:media-type="application/x-openoffice-gdimetafile;windows_formatname=&quot;GDIMetaFile&quot;"/>
  <manifest:file-entry manifest:full-path="Object 1/ObjectReplacements/Object 1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15" manifest:media-type="application/x-openoffice-gdimetafile;windows_formatname=&quot;GDIMetaFile&quot;"/>
  <manifest:file-entry manifest:full-path="Object 1/ObjectReplacements/Object 1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 13/meta.xml" manifest:media-type="text/xml"/>
  <manifest:file-entry manifest:full-path="Object 1/Object 13/content.xml" manifest:media-type="text/xml"/>
  <manifest:file-entry manifest:full-path="Object 1/Object 13/styles.xml" manifest:media-type="text/xml"/>
  <manifest:file-entry manifest:full-path="Object 1/Object 13/" manifest:media-type="application/vnd.oasis.opendocument.chart"/>
  <manifest:file-entry manifest:full-path="Object 1/manifest.rdf" manifest:media-type="application/rdf+xml"/>
  <manifest:file-entry manifest:full-path="Object 1/Object 18/meta.xml" manifest:media-type="text/xml"/>
  <manifest:file-entry manifest:full-path="Object 1/Object 18/styles.xml" manifest:media-type="text/xml"/>
  <manifest:file-entry manifest:full-path="Object 1/Object 18/content.xml" manifest:media-type="text/xml"/>
  <manifest:file-entry manifest:full-path="Object 1/Object 18/" manifest:media-type="application/vnd.oasis.opendocument.chart"/>
  <manifest:file-entry manifest:full-path="Object 1/Object 16/content.xml" manifest:media-type="text/xml"/>
  <manifest:file-entry manifest:full-path="Object 1/Object 16/meta.xml" manifest:media-type="text/xml"/>
  <manifest:file-entry manifest:full-path="Object 1/Object 16/styles.xml" manifest:media-type="text/xml"/>
  <manifest:file-entry manifest:full-path="Object 1/Object 16/" manifest:media-type="application/vnd.oasis.opendocument.chart"/>
  <manifest:file-entry manifest:full-path="Object 1/Object 22/content.xml" manifest:media-type="text/xml"/>
  <manifest:file-entry manifest:full-path="Object 1/Object 22/meta.xml" manifest:media-type="text/xml"/>
  <manifest:file-entry manifest:full-path="Object 1/Object 22/styles.xml" manifest:media-type="text/xml"/>
  <manifest:file-entry manifest:full-path="Object 1/Object 22/" manifest:media-type="application/vnd.oasis.opendocument.chart"/>
  <manifest:file-entry manifest:full-path="Object 1/Object 17/meta.xml" manifest:media-type="text/xml"/>
  <manifest:file-entry manifest:full-path="Object 1/Object 17/content.xml" manifest:media-type="text/xml"/>
  <manifest:file-entry manifest:full-path="Object 1/Object 17/styles.xml" manifest:media-type="text/xml"/>
  <manifest:file-entry manifest:full-path="Object 1/Object 17/" manifest:media-type="application/vnd.oasis.opendocument.chart"/>
  <manifest:file-entry manifest:full-path="Object 1/Object 7/meta.xml" manifest:media-type="text/xml"/>
  <manifest:file-entry manifest:full-path="Object 1/Object 7/content.xml" manifest:media-type="text/xml"/>
  <manifest:file-entry manifest:full-path="Object 1/Object 7/styles.xml" manifest:media-type="text/xml"/>
  <manifest:file-entry manifest:full-path="Object 1/Object 7/" manifest:media-type="application/vnd.oasis.opendocument.chart"/>
  <manifest:file-entry manifest:full-path="Object 1/Object 24/meta.xml" manifest:media-type="text/xml"/>
  <manifest:file-entry manifest:full-path="Object 1/Object 24/content.xml" manifest:media-type="text/xml"/>
  <manifest:file-entry manifest:full-path="Object 1/Object 24/styles.xml" manifest:media-type="text/xml"/>
  <manifest:file-entry manifest:full-path="Object 1/Object 24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Object 27/styles.xml" manifest:media-type="text/xml"/>
  <manifest:file-entry manifest:full-path="Object 1/Object 27/content.xml" manifest:media-type="text/xml"/>
  <manifest:file-entry manifest:full-path="Object 1/Object 27/meta.xml" manifest:media-type="text/xml"/>
  <manifest:file-entry manifest:full-path="Object 1/Object 27/" manifest:media-type="application/vnd.oasis.opendocument.chart"/>
  <manifest:file-entry manifest:full-path="Object 1/Object 10/content.xml" manifest:media-type="text/xml"/>
  <manifest:file-entry manifest:full-path="Object 1/Object 10/meta.xml" manifest:media-type="text/xml"/>
  <manifest:file-entry manifest:full-path="Object 1/Object 10/styles.xml" manifest:media-type="text/xml"/>
  <manifest:file-entry manifest:full-path="Object 1/Object 10/" manifest:media-type="application/vnd.oasis.opendocument.chart"/>
  <manifest:file-entry manifest:full-path="Object 1/Object 26/styles.xml" manifest:media-type="text/xml"/>
  <manifest:file-entry manifest:full-path="Object 1/Object 26/content.xml" manifest:media-type="text/xml"/>
  <manifest:file-entry manifest:full-path="Object 1/Object 26/meta.xml" manifest:media-type="text/xml"/>
  <manifest:file-entry manifest:full-path="Object 1/Object 26/" manifest:media-type="application/vnd.oasis.opendocument.chart"/>
  <manifest:file-entry manifest:full-path="Object 1/styles.xml" manifest:media-type="text/xml"/>
  <manifest:file-entry manifest:full-path="Object 1/Object 5/meta.xml" manifest:media-type="text/xml"/>
  <manifest:file-entry manifest:full-path="Object 1/Object 5/styles.xml" manifest:media-type="text/xml"/>
  <manifest:file-entry manifest:full-path="Object 1/Object 5/content.xml" manifest:media-type="text/xml"/>
  <manifest:file-entry manifest:full-path="Object 1/Object 5/" manifest:media-type="application/vnd.oasis.opendocument.chart"/>
  <manifest:file-entry manifest:full-path="Object 1/Object 20/meta.xml" manifest:media-type="text/xml"/>
  <manifest:file-entry manifest:full-path="Object 1/Object 20/content.xml" manifest:media-type="text/xml"/>
  <manifest:file-entry manifest:full-path="Object 1/Object 20/styles.xml" manifest:media-type="text/xml"/>
  <manifest:file-entry manifest:full-path="Object 1/Object 20/" manifest:media-type="application/vnd.oasis.opendocument.chart"/>
  <manifest:file-entry manifest:full-path="Object 1/Object 25/styles.xml" manifest:media-type="text/xml"/>
  <manifest:file-entry manifest:full-path="Object 1/Object 25/meta.xml" manifest:media-type="text/xml"/>
  <manifest:file-entry manifest:full-path="Object 1/Object 25/content.xml" manifest:media-type="text/xml"/>
  <manifest:file-entry manifest:full-path="Object 1/Object 25/" manifest:media-type="application/vnd.oasis.opendocument.chart"/>
  <manifest:file-entry manifest:full-path="Object 1/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settings.xml" manifest:media-type="text/xml"/>
  <manifest:file-entry manifest:full-path="Object 1/Pictures/10000000000001EE0000018F0F87D1A6.png" manifest:media-type="image/png"/>
  <manifest:file-entry manifest:full-path="Object 1/Pictures/10000000000002580000017ED687A018.png" manifest:media-type="image/png"/>
  <manifest:file-entry manifest:full-path="Object 1/Pictures/10000000000002B600000232DD35EED4.png" manifest:media-type="image/png"/>
  <manifest:file-entry manifest:full-path="Object 1/Pictures/10000000000001D30000016C3C5AFF68.png" manifest:media-type="image/png"/>
  <manifest:file-entry manifest:full-path="Object 1/Pictures/10000000000001C4000001F3B25C08A7.png" manifest:media-type="image/png"/>
  <manifest:file-entry manifest:full-path="Object 1/Pictures/100000000000027C0000019B4D83DD73.png" manifest:media-type="image/png"/>
  <manifest:file-entry manifest:full-path="Object 1/Pictures/100000000000023F000001973FBB2EA8.png" manifest:media-type="image/png"/>
  <manifest:file-entry manifest:full-path="Object 1/Pictures/10000000000002640000018448BB5E56.png" manifest:media-type="image/png"/>
  <manifest:file-entry manifest:full-path="Object 1/Pictures/10000000000002680000018F1BEBE879.png" manifest:media-type="image/png"/>
  <manifest:file-entry manifest:full-path="Object 1/Pictures/1000000000000225000001BC91DB96F0.png" manifest:media-type="image/png"/>
  <manifest:file-entry manifest:full-path="Object 1/Object 23/content.xml" manifest:media-type="text/xml"/>
  <manifest:file-entry manifest:full-path="Object 1/Object 23/meta.xml" manifest:media-type="text/xml"/>
  <manifest:file-entry manifest:full-path="Object 1/Object 23/styles.xml" manifest:media-type="text/xml"/>
  <manifest:file-entry manifest:full-path="Object 1/Object 23/" manifest:media-type="application/vnd.oasis.opendocument.chart"/>
  <manifest:file-entry manifest:full-path="Object 1/Object 12/content.xml" manifest:media-type="text/xml"/>
  <manifest:file-entry manifest:full-path="Object 1/Object 12/meta.xml" manifest:media-type="text/xml"/>
  <manifest:file-entry manifest:full-path="Object 1/Object 12/styles.xml" manifest:media-type="text/xml"/>
  <manifest:file-entry manifest:full-path="Object 1/Object 12/" manifest:media-type="application/vnd.oasis.opendocument.chart"/>
  <manifest:file-entry manifest:full-path="Object 1/Object 4/meta.xml" manifest:media-type="text/xml"/>
  <manifest:file-entry manifest:full-path="Object 1/Object 4/content.xml" manifest:media-type="text/xml"/>
  <manifest:file-entry manifest:full-path="Object 1/Object 4/styles.xml" manifest:media-type="text/xml"/>
  <manifest:file-entry manifest:full-path="Object 1/Object 4/" manifest:media-type="application/vnd.oasis.opendocument.chart"/>
  <manifest:file-entry manifest:full-path="Object 1/Object 11/meta.xml" manifest:media-type="text/xml"/>
  <manifest:file-entry manifest:full-path="Object 1/Object 11/content.xml" manifest:media-type="text/xml"/>
  <manifest:file-entry manifest:full-path="Object 1/Object 11/styles.xml" manifest:media-type="text/xml"/>
  <manifest:file-entry manifest:full-path="Object 1/Object 11/" manifest:media-type="application/vnd.oasis.opendocument.chart"/>
  <manifest:file-entry manifest:full-path="Object 1/Object 14/meta.xml" manifest:media-type="text/xml"/>
  <manifest:file-entry manifest:full-path="Object 1/Object 14/content.xml" manifest:media-type="text/xml"/>
  <manifest:file-entry manifest:full-path="Object 1/Object 14/styles.xml" manifest:media-type="text/xml"/>
  <manifest:file-entry manifest:full-path="Object 1/Object 14/" manifest:media-type="application/vnd.oasis.opendocument.chart"/>
  <manifest:file-entry manifest:full-path="Object 1/Object 8/content.xml" manifest:media-type="text/xml"/>
  <manifest:file-entry manifest:full-path="Object 1/Object 8/meta.xml" manifest:media-type="text/xml"/>
  <manifest:file-entry manifest:full-path="Object 1/Object 8/styles.xml" manifest:media-type="text/xml"/>
  <manifest:file-entry manifest:full-path="Object 1/Object 8/" manifest:media-type="application/vnd.oasis.opendocument.chart"/>
  <manifest:file-entry manifest:full-path="Object 1/Object 15/content.xml" manifest:media-type="text/xml"/>
  <manifest:file-entry manifest:full-path="Object 1/Object 15/meta.xml" manifest:media-type="text/xml"/>
  <manifest:file-entry manifest:full-path="Object 1/Object 15/styles.xml" manifest:media-type="text/xml"/>
  <manifest:file-entry manifest:full-path="Object 1/Object 15/" manifest:media-type="application/vnd.oasis.opendocument.chart"/>
  <manifest:file-entry manifest:full-path="Object 1/Object 19/styles.xml" manifest:media-type="text/xml"/>
  <manifest:file-entry manifest:full-path="Object 1/Object 19/meta.xml" manifest:media-type="text/xml"/>
  <manifest:file-entry manifest:full-path="Object 1/Object 19/content.xml" manifest:media-type="text/xml"/>
  <manifest:file-entry manifest:full-path="Object 1/Object 19/" manifest:media-type="application/vnd.oasis.opendocument.chart"/>
  <manifest:file-entry manifest:full-path="Object 1/Object 21/styles.xml" manifest:media-type="text/xml"/>
  <manifest:file-entry manifest:full-path="Object 1/Object 21/content.xml" manifest:media-type="text/xml"/>
  <manifest:file-entry manifest:full-path="Object 1/Object 21/meta.xml" manifest:media-type="text/xml"/>
  <manifest:file-entry manifest:full-path="Object 1/Object 21/" manifest:media-type="application/vnd.oasis.opendocument.chart"/>
  <manifest:file-entry manifest:full-path="Object 1/Object 6/meta.xml" manifest:media-type="text/xml"/>
  <manifest:file-entry manifest:full-path="Object 1/Object 6/content.xml" manifest:media-type="text/xml"/>
  <manifest:file-entry manifest:full-path="Object 1/Object 6/styles.xml" manifest:media-type="text/xml"/>
  <manifest:file-entry manifest:full-path="Object 1/Object 6/" manifest:media-type="application/vnd.oasis.opendocument.chart"/>
  <manifest:file-entry manifest:full-path="Object 1/content.xml" manifest:media-type="text/xml"/>
  <manifest:file-entry manifest:full-path="Object 1/Object 3/styles.xml" manifest:media-type="text/xml"/>
  <manifest:file-entry manifest:full-path="Object 1/Object 3/meta.xml" manifest:media-type="text/xml"/>
  <manifest:file-entry manifest:full-path="Object 1/Object 3/content.xml" manifest:media-type="text/xml"/>
  <manifest:file-entry manifest:full-path="Object 1/Object 3/" manifest:media-type="application/vnd.oasis.opendocument.chart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200000DD0000472E00002B3E12E8B11B69A1B642.wmf" manifest:media-type="image/x-w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6.403cm" fo:margin-left="4.817cm" table:align="left" style:writing-mode="lr-tb"/>
    </style:style>
    <style:style style:name="Tableau6.A" style:family="table-column">
      <style:table-column-properties style:column-width="2.117cm"/>
    </style:style>
    <style:style style:name="Tableau6.C" style:family="table-column">
      <style:table-column-properties style:column-width="2.17cm"/>
    </style:style>
    <style:style style:name="Tableau6.1" style:family="table-row">
      <style:table-row-properties style:min-row-height="0.45cm" fo:keep-together="auto"/>
    </style:style>
    <style:style style:name="Tableau6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au6.C1" style:family="table-cell">
      <style:table-cell-properties style:vertical-align="bottom" fo:padding="0cm" fo:border="0.5pt solid #000000" style:writing-mode="lr-tb"/>
    </style:style>
    <style:style style:name="Tableau6.A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eau6.C2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fo:language="fr" fo:country="FR" officeooo:paragraph-rsid="0014b414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language="fr" fo:country="FR" officeooo:paragraph-rsid="0014b414" style:font-size-asian="11pt" style:font-name-complex="Arial1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language="fr" fo:country="FR" officeooo:paragraph-rsid="0014b414" style:font-size-asian="11pt" style:font-name-complex="Arial1"/>
    </style:style>
    <style:style style:name="P4" style:family="paragraph" style:parent-style-name="Standard" style:list-style-name="WW8Num6">
      <style:paragraph-properties fo:text-align="justify" style:justify-single-word="false"/>
      <style:text-properties style:font-name="Arial1" fo:font-size="11pt" fo:language="fr" fo:country="FR" officeooo:paragraph-rsid="0014b414" style:font-size-asian="11pt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4b414" style:font-size-asian="11pt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fo:language="fr" fo:country="FR" officeooo:paragraph-rsid="0014b414" style:font-size-asian="11pt" style:font-name-complex="Arial1"/>
    </style:style>
    <style:style style:name="P7" style:family="paragraph" style:parent-style-name="Standard">
      <style:text-properties style:font-name="Arial1" fo:font-size="11pt" fo:language="fr" fo:country="FR" officeooo:paragraph-rsid="0014b414" style:font-size-asian="11pt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1" fo:font-size="11pt" fo:language="fr" fo:country="FR" fo:font-weight="bold" officeooo:paragraph-rsid="0014b414" style:font-size-asian="11pt" style:font-weight-asian="normal" style:font-name-complex="Arial1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1pt" fo:language="fr" fo:country="FR" fo:font-weight="normal" officeooo:paragraph-rsid="0014b414" style:font-size-asian="11pt" style:font-weight-asian="normal" style:font-name-complex="Arial1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language="fr" fo:country="FR" officeooo:paragraph-rsid="0014b414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1" fo:font-size="9pt" fo:language="fr" fo:country="FR" officeooo:paragraph-rsid="0014b414" style:font-size-asian="9pt" style:font-name-complex="Arial1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paragraph-rsid="0014b414"/>
    </style:style>
    <style:style style:name="P13" style:family="paragraph" style:parent-style-name="Standard">
      <style:paragraph-properties fo:text-align="justify" style:justify-single-word="false"/>
      <style:text-properties fo:language="fr" fo:country="FR" officeooo:paragraph-rsid="0014b414"/>
    </style:style>
    <style:style style:name="P14" style:family="paragraph" style:parent-style-name="Standard">
      <style:paragraph-properties fo:margin-left="1.905cm" fo:margin-right="0cm" fo:text-align="justify" style:justify-single-word="false" fo:text-indent="-1.905cm" style:auto-text-indent="false"/>
      <style:text-properties fo:language="fr" fo:country="FR" officeooo:paragraph-rsid="0014b414"/>
    </style:style>
    <style:style style:name="P15" style:family="paragraph" style:parent-style-name="Standard">
      <style:paragraph-properties fo:margin-left="1.905cm" fo:margin-right="0cm" fo:text-align="justify" style:justify-single-word="false" fo:text-indent="-1.905cm" style:auto-text-indent="false"/>
      <style:text-properties style:font-name="Arial1" fo:font-size="11pt" fo:language="fr" fo:country="FR" officeooo:paragraph-rsid="0014b414" style:font-size-asian="11pt" style:font-name-complex="Arial1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fo:font-size="11pt" fo:language="fr" fo:country="FR" officeooo:paragraph-rsid="0014b414" style:font-size-asian="11pt" style:font-name-complex="Arial1"/>
    </style:style>
    <style:style style:name="T1" style:family="text">
      <style:text-properties style:font-name="Arial1" fo:font-size="11pt" fo:font-style="normal" fo:font-weight="bold" style:font-size-asian="11pt" style:font-style-asian="normal" style:font-weight-asian="bold" style:font-name-complex="Arial1" style:font-style-complex="normal" style:font-weight-complex="bold"/>
    </style:style>
    <style:style style:name="T2" style:family="text">
      <style:text-properties style:font-name="Arial1" fo:font-size="11pt" fo:font-style="italic" fo:font-weight="bold" style:font-size-asian="11pt" style:font-style-asian="italic" style:font-weight-asian="bold" style:font-name-complex="Arial1" style:font-style-complex="italic" style:font-weight-complex="bold"/>
    </style:style>
    <style:style style:name="T3" style:family="text">
      <style:text-properties style:font-name="Arial1" fo:font-size="11pt" fo:font-style="italic" style:font-size-asian="11pt" style:font-style-asian="italic" style:font-name-complex="Arial1" style:font-style-complex="italic"/>
    </style:style>
    <style:style style:name="T4" style:family="text">
      <style:text-properties style:font-name="Arial1" fo:font-size="11pt" style:font-size-asian="11pt" style:font-name-complex="Arial1"/>
    </style:style>
    <style:style style:name="T5" style:family="text">
      <style:text-properties style:font-name="Arial1" fo:font-size="11pt" style:font-size-asian="11pt" style:font-name-complex="Arial1" style:font-style-complex="italic"/>
    </style:style>
    <style:style style:name="T6" style:family="text">
      <style:text-properties style:font-name="Arial1" fo:font-size="11pt" fo:font-weight="bold" style:font-size-asian="11pt" style:font-weight-asian="bold" style:font-name-complex="Arial1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Exemple</text:span><text:span text:style-name="T2"> </text:span><text:span text:style-name="T3">: </text:span><text:span text:style-name="T5">R</text:span><text:span text:style-name="T4">épartition des employés d’une entreprise selon leur activité sportive favorite.</text:span></text:p>
      <text:p text:style-name="P14"/>
      <text:p text:style-name="P14"/>
      <text:p text:style-name="P15"><draw:frame draw:style-name="fr3" draw:name="Objet4" text:anchor-type="paragraph" svg:width="7.713cm" svg:height="5.263cm" draw:z-index="2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1" draw:name="Image1" text:anchor-type="as-char" svg:width="11.605cm" svg:height="7.07cm" draw:z-index="1"><draw:image xlink:href="Pictures/200000DD0000472E00002B3E12E8B11B69A1B642.wmf" xlink:type="simple" xlink:show="embed" xlink:actuate="onLoad" loext:mime-type="image/x-wmf"/></draw:frame></text:p>
      <text:p text:style-name="P12"/>
      <text:p text:style-name="P12"/>
      <text:p text:style-name="P3">Lorsqu’on souhaite représenter simultanément deux caractères qualitatifs, il est possible d’utiliser un seul diagramme en barres verticales. </text:p>
      <text:p text:style-name="P5"/>
      <text:p text:style-name="P13"><text:span text:style-name="T6">Exemple : </text:span><text:span text:style-name="T4">Proportions de fumeurs réguliers de tabac, suivant la catégorie socioprofessionnelle et le sexe en 2005</text:span></text:p>
      <text:p text:style-name="P5"/>
      <table:table table:name="Tableau6" table:style-name="Tableau6">
        <table:table-column table:style-name="Tableau6.A" table:number-columns-repeated="2"/>
        <table:table-column table:style-name="Tableau6.C"/>
        <table:table-row table:style-name="Tableau6.1">
          <table:table-cell table:style-name="Tableau6.A1" office:value-type="string">
            <text:p text:style-name="P7"> </text:p>
          </table:table-cell>
          <table:table-cell table:style-name="Tableau6.A1" office:value-type="string">
            <text:p text:style-name="P8">Hommes</text:p>
          </table:table-cell>
          <table:table-cell table:style-name="Tableau6.C1" office:value-type="string">
            <text:p text:style-name="P8">Femmes</text:p>
          </table:table-cell>
        </table:table-row>
        <table:table-row table:style-name="Tableau6.1">
          <table:table-cell table:style-name="Tableau6.A2" office:value-type="string">
            <text:p text:style-name="P9">CS 1</text:p>
          </table:table-cell>
          <table:table-cell table:style-name="Tableau6.A2" office:value-type="string">
            <text:p text:style-name="P6">38,0 </text:p>
          </table:table-cell>
          <table:table-cell table:style-name="Tableau6.C2" office:value-type="string">
            <text:p text:style-name="P6">33,5 </text:p>
          </table:table-cell>
        </table:table-row>
        <table:table-row table:style-name="Tableau6.1">
          <table:table-cell table:style-name="Tableau6.A2" office:value-type="string">
            <text:p text:style-name="P9">CS 2</text:p>
          </table:table-cell>
          <table:table-cell table:style-name="Tableau6.A2" office:value-type="string">
            <text:p text:style-name="P6">40,0 </text:p>
          </table:table-cell>
          <table:table-cell table:style-name="Tableau6.C2" office:value-type="string">
            <text:p text:style-name="P6">30,0 </text:p>
          </table:table-cell>
        </table:table-row>
        <table:table-row table:style-name="Tableau6.1">
          <table:table-cell table:style-name="Tableau6.A2" office:value-type="string">
            <text:p text:style-name="P9">CS 3</text:p>
          </table:table-cell>
          <table:table-cell table:style-name="Tableau6.A2" office:value-type="string">
            <text:p text:style-name="P6">35,0 </text:p>
          </table:table-cell>
          <table:table-cell table:style-name="Tableau6.C2" office:value-type="string">
            <text:p text:style-name="P6">31,5 </text:p>
          </table:table-cell>
        </table:table-row>
        <table:table-row table:style-name="Tableau6.1">
          <table:table-cell table:style-name="Tableau6.A2" office:value-type="string">
            <text:p text:style-name="P9">CS 4</text:p>
          </table:table-cell>
          <table:table-cell table:style-name="Tableau6.A2" office:value-type="string">
            <text:p text:style-name="P6">31,0 </text:p>
          </table:table-cell>
          <table:table-cell table:style-name="Tableau6.C2" office:value-type="string">
            <text:p text:style-name="P6">22,0 </text:p>
          </table:table-cell>
        </table:table-row>
        <table:table-row table:style-name="Tableau6.1">
          <table:table-cell table:style-name="Tableau6.A2" office:value-type="string">
            <text:p text:style-name="P9">CS 5</text:p>
          </table:table-cell>
          <table:table-cell table:style-name="Tableau6.A2" office:value-type="string">
            <text:p text:style-name="P6">20,0 </text:p>
          </table:table-cell>
          <table:table-cell table:style-name="Tableau6.C2" office:value-type="string">
            <text:p text:style-name="P6">10,0 </text:p>
          </table:table-cell>
        </table:table-row>
        <table:table-row table:style-name="Tableau6.1">
          <table:table-cell table:style-name="Tableau6.A2" office:value-type="string">
            <text:p text:style-name="P9">CS 6</text:p>
          </table:table-cell>
          <table:table-cell table:style-name="Tableau6.A2" office:value-type="string">
            <text:p text:style-name="P6">10,0 </text:p>
          </table:table-cell>
          <table:table-cell table:style-name="Tableau6.C2" office:value-type="string">
            <text:p text:style-name="P6">6,5 </text:p>
          </table:table-cell>
        </table:table-row>
      </table:table>
      <text:p text:style-name="P11">Source : baromètre santé 2005, INPES, exploitation OFDT</text:p>
      <text:p text:style-name="P5"/>
      <text:p text:style-name="P5">Avant de construire le graphique, quelques questions peuvent aider à cette élaboration :</text:p>
      <text:p text:style-name="P1"/>
      <text:p text:style-name="P1">Les réponses aux questions, pour ce tableau, sont :</text:p>
      <text:p text:style-name="P1"/>
      <text:list xml:id="list4257439676" text:style-name="WW8Num6">
        <text:list-item>
          <text:p text:style-name="P4">quel phénomène ? : il s’agit d’une répartition entre fumeurs et non fumeurs (pour chaque catégorie socioprofessionnelle et selon le sexe) ;</text:p>
        </text:list-item>
      </text:list>
      <text:p text:style-name="P16"/>
      <text:list xml:id="list174223804697086" text:continue-numbering="true" text:style-name="WW8Num6">
        <text:list-item>
          <text:p text:style-name="P4"><text:soft-page-break/>combien de séries ? : 2 (hommes et femmes) ;</text:p>
        </text:list-item>
      </text:list>
      <text:p text:style-name="P16"/>
      <text:list xml:id="list174223621361043" text:continue-numbering="true" text:style-name="WW8Num6">
        <text:list-item>
          <text:p text:style-name="P4">combien de données par série ? : 6 (les six catégories socioprofessionnelles)</text:p>
        </text:list-item>
      </text:list>
      <text:p text:style-name="P5"/>
      <text:p text:style-name="P5"/>
      <text:p text:style-name="P2"><text:bookmark text:name="_1367924556"/><text:bookmark text:name="_1367924691"/><text:bookmark text:name="_1367924755"/><draw:frame draw:style-name="fr2" draw:name="Objet1" text:anchor-type="as-char" svg:width="11.113cm" svg:height="8.678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41:51.370000000</meta:creation-date>
    <dc:date>2018-07-04T17:42:21.991000000</dc:date>
    <meta:editing-duration>PT30S</meta:editing-duration>
    <meta:editing-cycles>1</meta:editing-cycles>
    <meta:document-statistic meta:table-count="1" meta:image-count="1" meta:object-count="2" meta:page-count="2" meta:paragraph-count="32" meta:word-count="149" meta:character-count="897" meta:non-whitespace-character-count="766"/>
    <meta:generator>LibreOffice/5.4.6.2$Windows_X86_64 LibreOffice_project/4014ce260a04f1026ba855d3b8d91541c224eab8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draw:stroke="dash" draw:stroke-dash="Excel_20_line_20_dash_20_1"/>
    </style:style>
    <style:style style:name="ch9" style:family="chart" style:data-style-name="N0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00cc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title svg:x="3.152cm" svg:y="0.153cm" chart:style-name="ch2">
          <text:p>Proportions de fumeurs réguliers de tabac, suivant la catégorie socioprofessionnelle et le sexe en 2005</text:p>
        </chart:title>
        <chart:legend svg:x="10.374cm" svg:y="2.013cm" style:legend-expansion="custom" chartooo:width="4.233cm" chartooo:height="0.388cm" style:legend-expansion-aspect-ratio="10.909793814433" chart:style-name="ch3"/>
        <chart:plot-area chart:style-name="ch4" table:cell-range-address="'Exemple 5'.B27:'Exemple 5'.D33" chart:data-source-has-labels="both" svg:x="2.647cm" svg:y="2.196cm" svg:width="18.531cm" svg:height="11.479cm">
          <chartooo:coordinate-region svg:x="3.194cm" svg:y="2.367cm" svg:width="17.984cm" svg:height="10.719cm"/>
          <chart:axis chart:dimension="x" chart:name="primary-x" chart:style-name="ch5" chartooo:axis-type="auto">
            <chartooo:date-scale/>
            <chart:categories table:cell-range-address="'Exemple 5'.B28:'Exemple 5'.B33"/>
          </chart:axis>
          <chart:axis chart:dimension="y" chart:name="primary-y" chart:style-name="ch6">
            <chart:title svg:x="2.04cm" svg:y="1.05cm" chart:style-name="ch7">
              <text:p>en %</text:p>
            </chart:title>
            <chart:grid chart:style-name="ch8" chart:class="major"/>
          </chart:axis>
          <chart:series chart:style-name="ch9" chart:values-cell-range-address="'Exemple 5'.C28:'Exemple 5'.C33" chart:label-cell-address="'Exemple 5'.C27:'Exemple 5'.C27" chart:class="chart:bar">
            <chart:data-point chart:repeated="6"/>
          </chart:series>
          <chart:series chart:style-name="ch10" chart:values-cell-range-address="'Exemple 5'.D28:'Exemple 5'.D33" chart:label-cell-address="'Exemple 5'.D27:'Exemple 5'.D2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mes</text:p>
                <draw:g>
                  <svg:desc>'Exemple 5'.C27:'Exemple 5'.C27</svg:desc>
                </draw:g>
              </table:table-cell>
              <table:table-cell office:value-type="string">
                <text:p>Femmes</text:p>
                <draw:g>
                  <svg:desc>'Exemple 5'.D27:'Exemple 5'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S 1</text:p>
                <draw:g>
                  <svg:desc>'Exemple 5'.B28:'Exemple 5'.B33</svg:desc>
                </draw:g>
              </table:table-cell>
              <table:table-cell office:value-type="float" office:value="38">
                <text:p>38</text:p>
                <draw:g>
                  <svg:desc>'Exemple 5'.C28:'Exemple 5'.C33</svg:desc>
                </draw:g>
              </table:table-cell>
              <table:table-cell office:value-type="float" office:value="33.5">
                <text:p>33.5</text:p>
                <draw:g>
                  <svg:desc>'Exemple 5'.D28:'Exemple 5'.D33</svg:desc>
                </draw:g>
              </table:table-cell>
            </table:table-row>
            <table:table-row>
              <table:table-cell office:value-type="string">
                <text:p>CS 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S 3</text:p>
              </table:table-cell>
              <table:table-cell office:value-type="float" office:value="35">
                <text:p>3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CS 4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S 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S 6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491cm" fo:min-width="6.4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775cm" svg:height="6.987cm" xlink:href=".." xlink:type="simple" chart:class="chart:bar" chart:style-name="ch1">
        <chart:title svg:x="2.172cm" svg:y="0.265cm" chart:style-name="ch2">
          <text:p>Evolution de la consommation de pain
 en France</text:p>
        </chart:title>
        <chart:plot-area chart:style-name="ch3" table:cell-range-address="'Graphique 5'.A103:'Graphique 5'.E104" chart:data-source-has-labels="both" svg:x="0.832cm" svg:y="1.593cm" svg:width="7.674cm" svg:height="4.544cm">
          <chartooo:coordinate-region svg:x="1.379cm" svg:y="1.763cm" svg:width="7.127cm" svg:height="3.785cm"/>
          <chart:axis chart:dimension="x" chart:name="primary-x" chart:style-name="ch4" chartooo:axis-type="auto">
            <chartooo:date-scale/>
            <chart:title svg:x="6.603cm" svg:y="5.979cm" chart:style-name="ch2">
              <text:p>Années</text:p>
            </chart:title>
            <chart:categories table:cell-range-address="'Graphique 5'.B103:'Graphique 5'.E103"/>
          </chart:axis>
          <chart:axis chart:dimension="y" chart:name="primary-y" chart:style-name="ch5">
            <chart:title svg:x="0.134cm" svg:y="0.771cm" chart:style-name="ch2">
              <text:p>en kg par habitant</text:p>
            </chart:title>
            <chart:grid chart:class="major"/>
          </chart:axis>
          <chart:series chart:style-name="ch6" chart:values-cell-range-address="'Graphique 5'.B104:'Graphique 5'.E104" chart:label-cell-address="'Graphique 5'.A104:'Graphique 5'.A104" chart:class="chart:bar">
            <chart:data-point chart:repeated="4"/>
          </chart:series>
          <chart:wall chart:style-name="ch7"/>
          <chart:floor chart:style-name="ch8"/>
        </chart:plot-area>
        <draw:custom-shape draw:name="Text 1" draw:style-name="gr1" draw:text-style-name="P2" svg:width="6.572cm" svg:height="0.603cm" svg:x="0cm" svg:y="6.384cm">
          <text:p text:style-name="P1"><text:span text:style-name="T1">Source : Insee, comptes nationaux 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0">
                <text:p>1970</text:p>
                <draw:g>
                  <svg:desc>'Graphique 5'.B103:'Graphique 5'.E103</svg:desc>
                </draw:g>
              </table:table-cell>
              <table:table-cell office:value-type="float" office:value="1980">
                <text:p>1980</text:p>
              </table:table-cell>
              <table:table-cell office:value-type="float" office:value="1990">
                <text:p>1990</text:p>
              </table:table-cell>
              <table:table-cell office:value-type="float" office:value="2000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Pain </text:p>
                <draw:g>
                  <svg:desc>'Graphique 5'.A104:'Graphique 5'.A104</svg:desc>
                </draw:g>
              </table:table-cell>
              <table:table-cell office:value-type="float" office:value="80.57">
                <text:p>80.57</text:p>
                <draw:g>
                  <svg:desc>'Graphique 5'.B104:'Graphique 5'.E104</svg:desc>
                </draw:g>
              </table:table-cell>
              <table:table-cell office:value-type="float" office:value="70.64">
                <text:p>70.64</text:p>
              </table:table-cell>
              <table:table-cell office:value-type="float" office:value="63.37">
                <text:p>63.37</text:p>
              </table:table-cell>
              <table:table-cell office:value-type="float" office:value="59.38">
                <text:p>59.38</text:p>
              </table:table-cell>
            </table:table-row>
          </table:table-rows>
        </table:table>
      </chart:chart>
    </office:chart>
  </office:body>
</office:document-content>
</file>

<file path=Object 1/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19cm" fo:min-width="7.479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748cm" svg:height="6.987cm" xlink:href=".." xlink:type="simple" chart:class="chart:bar" chart:style-name="ch1">
        <chart:title svg:x="1.221cm" svg:y="0.266cm" chart:style-name="ch2">
          <text:p>Nombre de logements en Côtes d'Armor en 1999</text:p>
        </chart:title>
        <chart:plot-area chart:style-name="ch3" table:cell-range-address="'file:///D:/gh0t34/Mes Documents/PEDAGO/Projet/Analyse de graphiques/Exemples Exercices et Corrigés/B2M Analyse de graphiques (Exercices).xls'#'Exemple 11a'.A5:'file:///D:/gh0t34/Mes Documents/PEDAGO/Projet/Analyse de graphiques/Exemples Exercices et Corrigés/B2M Analyse de graphiques (Exercices).xls'#'Exemple 11a'.B7 'file:///D:/gh0t34/Mes Documents/PEDAGO/Projet/Analyse de graphiques/Exemples Exercices et Corrigés/B2M Analyse de graphiques (Exercices).xls'#'Exemple 11a'.B3:'file:///D:/gh0t34/Mes Documents/PEDAGO/Projet/Analyse de graphiques/Exemples Exercices et Corrigés/B2M Analyse de graphiques (Exercices).xls'#'Exemple 11a'.B3" chart:data-source-has-labels="both" svg:x="0.377cm" svg:y="1.329cm" svg:width="7.754cm" svg:height="4.84cm">
          <chartooo:coordinate-region svg:x="1.517cm" svg:y="1.499cm" svg:width="6.614cm" svg:height="3.741cm"/>
          <chart:axis chart:dimension="x" chart:name="primary-x" chart:style-name="ch4" chartooo:axis-type="auto">
            <chartooo:date-scale/>
            <chart:categories table:cell-range-address="'file:///D:/gh0t34/Mes Documents/PEDAGO/Projet/Analyse de graphiques/Exemples Exercices et Corrigés/B2M Analyse de graphiques (Exercices).xls'#'Exemple 11a'.A5:'file:///D:/gh0t34/Mes Documents/PEDAGO/Projet/Analyse de graphiques/Exemples Exercices et Corrigés/B2M Analyse de graphiques (Exercices).xls'#'Exemple 11a'.A7"/>
          </chart:axis>
          <chart:axis chart:dimension="y" chart:name="primary-y" chart:style-name="ch5">
            <chart:grid chart:class="major"/>
          </chart:axis>
          <chart:series chart:style-name="ch6" chart:values-cell-range-address="'file:///D:/gh0t34/Mes Documents/PEDAGO/Projet/Analyse de graphiques/Exemples Exercices et Corrigés/B2M Analyse de graphiques (Exercices).xls'#'Exemple 11a'.B5:'file:///D:/gh0t34/Mes Documents/PEDAGO/Projet/Analyse de graphiques/Exemples Exercices et Corrigés/B2M Analyse de graphiques (Exercices).xls'#'Exemple 11a'.B7" chart:label-cell-address="'file:///D:/gh0t34/Mes Documents/PEDAGO/Projet/Analyse de graphiques/Exemples Exercices et Corrigés/B2M Analyse de graphiques (Exercices).xls'#'Exemple 11a'.B3:'file:///D:/gh0t34/Mes Documents/PEDAGO/Projet/Analyse de graphiques/Exemples Exercices et Corrigés/B2M Analyse de graphiques (Exercices).xls'#'Exemple 11a'.B3" chart:class="chart:bar">
            <chart:data-point chart:repeated="3"/>
          </chart:series>
          <chart:wall chart:style-name="ch7"/>
          <chart:floor chart:style-name="ch8"/>
        </chart:plot-area>
        <draw:custom-shape draw:name="Text 1" draw:style-name="gr1" draw:text-style-name="P2" svg:width="7.591cm" svg:height="0.631cm" svg:x="0cm" svg:y="6.356cm">
          <text:p text:style-name="P1"><text:span text:style-name="T1">Source : Insee, Recensement de la population 1999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ôtes d'Armor</text:p>
                <draw:g>
                  <svg:desc>'file:///D:/gh0t34/Mes Documents/PEDAGO/Projet/Analyse de graphiques/Exemples Exercices et Corrigés/B2M Analyse de graphiques (Exercices).xls'#'Exemple 11a'.B3:'file:///D:/gh0t34/Mes Documents/PEDAGO/Projet/Analyse de graphiques/Exemples Exercices et Corrigés/B2M Analyse de graphiques (Exercices).xls'#'Exemple 11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ésidences principales</text:p>
                <draw:g>
                  <svg:desc>'file:///D:/gh0t34/Mes Documents/PEDAGO/Projet/Analyse de graphiques/Exemples Exercices et Corrigés/B2M Analyse de graphiques (Exercices).xls'#'Exemple 11a'.A5:'file:///D:/gh0t34/Mes Documents/PEDAGO/Projet/Analyse de graphiques/Exemples Exercices et Corrigés/B2M Analyse de graphiques (Exercices).xls'#'Exemple 11a'.A7</svg:desc>
                </draw:g>
              </table:table-cell>
              <table:table-cell office:value-type="float" office:value="229378">
                <text:p>229378</text:p>
                <draw:g>
                  <svg:desc>'file:///D:/gh0t34/Mes Documents/PEDAGO/Projet/Analyse de graphiques/Exemples Exercices et Corrigés/B2M Analyse de graphiques (Exercices).xls'#'Exemple 11a'.B5:'file:///D:/gh0t34/Mes Documents/PEDAGO/Projet/Analyse de graphiques/Exemples Exercices et Corrigés/B2M Analyse de graphiques (Exercices).xls'#'Exemple 11a'.B7</svg:desc>
                </draw:g>
              </table:table-cell>
            </table:table-row>
            <table:table-row>
              <table:table-cell office:value-type="string">
                <text:p>Résidences secondaires</text:p>
              </table:table-cell>
              <table:table-cell office:value-type="float" office:value="46536">
                <text:p>46536</text:p>
              </table:table-cell>
            </table:table-row>
            <table:table-row>
              <table:table-cell office:value-type="string">
                <text:p>Logements vacants</text:p>
              </table:table-cell>
              <table:table-cell office:value-type="float" office:value="18506">
                <text:p>18506</text:p>
              </table:table-cell>
            </table:table-row>
          </table:table-rows>
        </table:table>
      </chart:chart>
    </office:chart>
  </office:body>
</office:document-content>
</file>

<file path=Object 1/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353cm" fo:min-width="6.603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775cm" svg:height="7.013cm" xlink:href=".." xlink:type="simple" chart:class="chart:bar" chart:style-name="ch1">
        <chart:title svg:x="0.923cm" svg:y="0.239cm" chart:style-name="ch2">
          <text:p>Nombre de voyages par an selon la catégorie socio-professionnelle (CSP)</text:p>
        </chart:title>
        <chart:plot-area chart:style-name="ch3" table:cell-range-address="'file:///D:/gh0t34/Mes Documents/PEDAGO/Projet/Analyse de graphiques/Exemples Exercices et Corrigés/B2M Analyse de graphiques (Exercices).xls'#'Exemple 8 (bon)'.E2:'file:///D:/gh0t34/Mes Documents/PEDAGO/Projet/Analyse de graphiques/Exemples Exercices et Corrigés/B2M Analyse de graphiques (Exercices).xls'#'Exemple 8 (bon)'.F8" chart:data-source-has-labels="column" svg:x="0.297cm" svg:y="1.328cm" svg:width="8.262cm" svg:height="4.411cm">
          <chartooo:coordinate-region svg:x="3.49cm" svg:y="1.328cm" svg:width="4.993cm" svg:height="3.822cm"/>
          <chart:axis chart:dimension="x" chart:name="primary-x" chart:style-name="ch4" chartooo:axis-type="auto">
            <chartooo:date-scale/>
            <chart:title svg:x="0.542cm" svg:y="2.685cm" chart:style-name="ch2">
              <text:p>CSP</text:p>
            </chart:title>
            <chart:categories table:cell-range-address="'file:///D:/gh0t34/Mes Documents/PEDAGO/Projet/Analyse de graphiques/Exemples Exercices et Corrigés/B2M Analyse de graphiques (Exercices).xls'#'Exemple 8 (bon)'.E2:'file:///D:/gh0t34/Mes Documents/PEDAGO/Projet/Analyse de graphiques/Exemples Exercices et Corrigés/B2M Analyse de graphiques (Exercices).xls'#'Exemple 8 (bon)'.E8"/>
          </chart:axis>
          <chart:axis chart:dimension="y" chart:name="primary-y" chart:style-name="ch5">
            <chart:title svg:x="5.053cm" svg:y="5.606cm" chart:style-name="ch2">
              <text:p>Nombre de voyages</text:p>
            </chart:title>
            <chart:grid chart:class="major"/>
          </chart:axis>
          <chart:series chart:style-name="ch6" chart:values-cell-range-address="'file:///D:/gh0t34/Mes Documents/PEDAGO/Projet/Analyse de graphiques/Exemples Exercices et Corrigés/B2M Analyse de graphiques (Exercices).xls'#'Exemple 8 (bon)'.F2:'file:///D:/gh0t34/Mes Documents/PEDAGO/Projet/Analyse de graphiques/Exemples Exercices et Corrigés/B2M Analyse de graphiques (Exercices).xls'#'Exemple 8 (bon)'.F8" chart:class="chart:bar">
            <chart:data-point chart:repeated="7"/>
          </chart:series>
          <chart:wall chart:style-name="ch7"/>
          <chart:floor chart:style-name="ch8"/>
        </chart:plot-area>
        <draw:custom-shape draw:name="Text 1" draw:style-name="gr1" draw:text-style-name="P2" svg:width="6.715cm" svg:height="0.465cm" svg:x="0.14cm" svg:y="6.464cm">
          <text:p text:style-name="P1"><text:span text:style-name="T1">Source : Insee, Enquête conditions de vie, 1999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Agriculteur</text:p>
                <draw:g>
                  <svg:desc>'file:///D:/gh0t34/Mes Documents/PEDAGO/Projet/Analyse de graphiques/Exemples Exercices et Corrigés/B2M Analyse de graphiques (Exercices).xls'#'Exemple 8 (bon)'.E2:'file:///D:/gh0t34/Mes Documents/PEDAGO/Projet/Analyse de graphiques/Exemples Exercices et Corrigés/B2M Analyse de graphiques (Exercices).xls'#'Exemple 8 (bon)'.E8</svg:desc>
                </draw:g>
              </table:table-cell>
              <table:table-cell office:value-type="float" office:value="2.6">
                <text:p>2.6</text:p>
                <draw:g>
                  <svg:desc>'file:///D:/gh0t34/Mes Documents/PEDAGO/Projet/Analyse de graphiques/Exemples Exercices et Corrigés/B2M Analyse de graphiques (Exercices).xls'#'Exemple 8 (bon)'.F2:'file:///D:/gh0t34/Mes Documents/PEDAGO/Projet/Analyse de graphiques/Exemples Exercices et Corrigés/B2M Analyse de graphiques (Exercices).xls'#'Exemple 8 (bon)'.F8</svg:desc>
                </draw:g>
              </table:table-cell>
            </table:table-row>
            <table:table-row>
              <table:table-cell office:value-type="string">
                <text:p>Ouvrier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udiant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Employé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Inactif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Retraité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Profession intermédiaire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1/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symbol-type="automatic" chart:include-hidden-cells="false" chart:treat-empty-cells="leave-gap" chart:series-source="rows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1960" chart:maximum="2000" chart:interval-major="10" chart:interval-minor-divisor="3" chart:reverse-direction="false" text:line-break="false" chart:link-data-style-to-source="true" chart:axis-position="50000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3">
      <style:chart-properties chart:display-label="true" chart:logarithmic="false" chart:minimum="500000" chart:maximum="550000" chart:interval-major="10000" chart:reverse-direction="false" text:line-break="false" chart:link-data-style-to-source="true" chart:axis-position="196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graphic-properties svg:stroke-color="#ffffff"/>
    </style:style>
    <style:style style:name="ch7" style:family="chart" style:data-style-name="N3">
      <style:chart-properties chart:symbol-type="named-symbol" chart:symbol-name="diamond" chart:symbol-width="0.176cm" chart:symbol-height="0.176cm" chart:link-data-style-to-source="true" chart:data-label-number="none" chart:data-label-text="tru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Arial" fo:font-size="9pt" style:font-size-asian="9pt" style:font-family-complex="Arial" style:font-size-complex="9pt"/>
    </style:style>
    <style:style style:name="ch8" style:family="chart">
      <style:chart-properties chart:solid-type="cuboid" chart:symbol-type="named-symbol" chart:symbol-name="diamond" chart:symbol-width="0.176cm" chart:symbol-height="0.176cm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282cm" fo:min-width="6.6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775cm" svg:height="7.04cm" xlink:href=".." xlink:type="simple" chart:class="chart:scatter" chart:style-name="ch1">
        <chart:title svg:x="1.954cm" svg:y="0.213cm" chart:style-name="ch2">
          <text:p>Evolution de la population des Côtes d'Armor</text:p>
        </chart:title>
        <chart:plot-area chart:style-name="ch3" table:cell-range-address="'Graphique 1'.C4:'Graphique 1'.H5" svg:x="0.391cm" svg:y="1.253cm" svg:width="8.115cm" svg:height="5.073cm">
          <chartooo:coordinate-region svg:x="1.616cm" svg:y="1.423cm" svg:width="6.592cm" svg:height="4.314cm"/>
          <chart:axis chart:dimension="x" chart:name="primary-x" chart:style-name="ch4">
            <chart:title svg:x="7.31cm" svg:y="6.112cm" chart:style-name="ch2">
              <text:p>Années</text:p>
            </chart:title>
          </chart:axis>
          <chart:axis chart:dimension="y" chart:name="primary-y" chart:style-name="ch5">
            <chart:title svg:x="0.134cm" svg:y="0.691cm" chart:style-name="ch2">
              <text:p>Habitants</text:p>
            </chart:title>
            <chart:grid chart:style-name="ch6" chart:class="major"/>
          </chart:axis>
          <chart:series chart:style-name="ch7" chart:values-cell-range-address="'Graphique 1'.C5:'Graphique 1'.H5" chart:class="chart:scatter">
            <chart:domain table:cell-range-address="'Graphique 1'.C4:'Graphique 1'.H4"/>
            <chart:data-point chart:style-name="ch8" chart:repeated="6"/>
          </chart:series>
          <chart:wall chart:style-name="ch9"/>
          <chart:floor chart:style-name="ch10"/>
        </chart:plot-area>
        <draw:custom-shape draw:name="Text 1" draw:style-name="gr1" draw:text-style-name="P2" svg:width="6.772cm" svg:height="0.394cm" svg:x="0.191cm" svg:y="6.454cm">
          <text:p text:style-name="P1"><text:span text:style-name="T1">Source : Insee, Recensements de la population (dénombrements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62">
                <text:p>1962</text:p>
                <draw:g>
                  <svg:desc>'Graphique 1'.C4:'Graphique 1'.H4</svg:desc>
                </draw:g>
              </table:table-cell>
              <table:table-cell office:value-type="float" office:value="1968">
                <text:p>1968</text:p>
              </table:table-cell>
              <table:table-cell office:value-type="float" office:value="1975">
                <text:p>1975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01923">
                <text:p>501923</text:p>
                <draw:g>
                  <svg:desc>'Graphique 1'.C5:'Graphique 1'.H5</svg:desc>
                </draw:g>
              </table:table-cell>
              <table:table-cell office:value-type="float" office:value="506102">
                <text:p>506102</text:p>
              </table:table-cell>
              <table:table-cell office:value-type="float" office:value="525556">
                <text:p>525556</text:p>
              </table:table-cell>
              <table:table-cell office:value-type="float" office:value="538869">
                <text:p>538869</text:p>
              </table:table-cell>
              <table:table-cell office:value-type="float" office:value="538395">
                <text:p>538395</text:p>
              </table:table-cell>
              <table:table-cell office:value-type="float" office:value="542373">
                <text:p>542373</text:p>
              </table:table-cell>
            </table:table-row>
          </table:table-rows>
        </table:table>
      </chart:chart>
    </office:chart>
  </office:body>
</office:document-content>
</file>

<file path=Object 1/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style:rotation-angle="0"/>
      <style:text-properties fo:color="#000000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8" style:family="chart">
      <style:graphic-properties draw:stroke="dash" draw:stroke-dash="Excel_20_line_20_dash_20_1"/>
    </style:style>
    <style:style style:name="ch9" style:family="chart" style:data-style-name="N0">
      <style:chart-properties chart:link-data-style-to-source="true"/>
      <style:graphic-properties svg:stroke-width="0.035cm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00cc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ffffff"/>
    </style:style>
    <style:style style:name="ch12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352cm" fo:min-width="8.691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03cm" svg:height="7.066cm" xlink:href=".." xlink:type="simple" chart:class="chart:bar" chart:style-name="ch1">
        <chart:title svg:x="1.058cm" svg:y="0.134cm" chart:style-name="ch2">
          <text:p>Proportions de fumeurs réguliers de tabac, suivant l'âge et le sexe en 2005</text:p>
        </chart:title>
        <chart:legend svg:x="3.564cm" svg:y="1.432cm" style:legend-expansion="custom" chartooo:width="4.233cm" chartooo:height="0.388cm" style:legend-expansion-aspect-ratio="10.909793814433" chart:style-name="ch3"/>
        <chart:plot-area chart:style-name="ch4" table:cell-range-address="'Exemple 5'.B27:'Exemple 5'.D33" chart:data-source-has-labels="both" svg:x="0.379cm" svg:y="1.115cm" svg:width="7.72cm" svg:height="5.528cm">
          <chartooo:coordinate-region svg:x="0.926cm" svg:y="1.285cm" svg:width="7.173cm" svg:height="4.769cm"/>
          <chart:axis chart:dimension="x" chart:name="primary-x" chart:style-name="ch5" chartooo:axis-type="auto">
            <chartooo:date-scale/>
            <chart:categories table:cell-range-address="'Exemple 5'.B28:'Exemple 5'.B33"/>
          </chart:axis>
          <chart:axis chart:dimension="y" chart:name="primary-y" chart:style-name="ch6">
            <chart:title svg:x="0.134cm" svg:y="0.638cm" chart:style-name="ch7">
              <text:p>en %</text:p>
            </chart:title>
            <chart:grid chart:style-name="ch8" chart:class="major"/>
          </chart:axis>
          <chart:series chart:style-name="ch9" chart:values-cell-range-address="'Exemple 5'.C28:'Exemple 5'.C33" chart:label-cell-address="'Exemple 5'.C27:'Exemple 5'.C27" chart:class="chart:bar">
            <chart:data-point chart:repeated="6"/>
          </chart:series>
          <chart:series chart:style-name="ch10" chart:values-cell-range-address="'Exemple 5'.D28:'Exemple 5'.D33" chart:label-cell-address="'Exemple 5'.D27:'Exemple 5'.D27" chart:class="chart:bar">
            <chart:data-point chart:repeated="6"/>
          </chart:series>
          <chart:wall chart:style-name="ch11"/>
          <chart:floor chart:style-name="ch12"/>
        </chart:plot-area>
        <draw:custom-shape draw:name="Text 1" draw:style-name="gr1" draw:text-style-name="P2" svg:width="8.803cm" svg:height="0.464cm" svg:x="0cm" svg:y="6.6cm">
          <text:p text:style-name="P1"><text:span text:style-name="T1">Source : Baromètre santé 2005, INPES, exploitation OFDT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mes</text:p>
                <draw:g>
                  <svg:desc>'Exemple 5'.C27:'Exemple 5'.C27</svg:desc>
                </draw:g>
              </table:table-cell>
              <table:table-cell office:value-type="string">
                <text:p>Femmes</text:p>
                <draw:g>
                  <svg:desc>'Exemple 5'.D27:'Exemple 5'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S 1</text:p>
                <draw:g>
                  <svg:desc>'Exemple 5'.B28:'Exemple 5'.B33</svg:desc>
                </draw:g>
              </table:table-cell>
              <table:table-cell office:value-type="float" office:value="38">
                <text:p>38</text:p>
                <draw:g>
                  <svg:desc>'Exemple 5'.C28:'Exemple 5'.C33</svg:desc>
                </draw:g>
              </table:table-cell>
              <table:table-cell office:value-type="float" office:value="33.5">
                <text:p>33.5</text:p>
                <draw:g>
                  <svg:desc>'Exemple 5'.D28:'Exemple 5'.D33</svg:desc>
                </draw:g>
              </table:table-cell>
            </table:table-row>
            <table:table-row>
              <table:table-cell office:value-type="string">
                <text:p>CS 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S 3</text:p>
              </table:table-cell>
              <table:table-cell office:value-type="float" office:value="35">
                <text:p>3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CS 4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S 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S 6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stroke="none" draw:fill="solid" draw:fill-color="#ffffff"/>
      <style:text-properties fo:color="#000000" fo:font-family="Arial" fo:font-size="7pt" style:font-size-asian="7pt" style:font-family-complex="Arial" style:font-size-complex="7pt"/>
    </style:style>
    <style:style style:name="ch4" style:family="chart">
      <style:chart-properties chart:stacked="true"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7pt" style:font-size-asian="7pt" style:font-family-complex="Arial" style:font-size-complex="7pt"/>
    </style:style>
    <style:style style:name="ch6" style:family="chart" style:data-style-name="N0">
      <style:chart-properties chart:display-label="true" chart:logarithmic="false" chart:minimum="0" chart:maximum="2600" chart:interval-major="500" chart:interval-minor-divisor="1" chart:gap-width="150" chart:overlap="100" chart:reverse-direction="false" text:line-break="false" chart:link-data-style-to-source="true" chart:axis-position="1" chart:tick-mark-position="at-axis"/>
      <style:text-properties fo:color="#000000" fo:font-family="Arial" fo:font-size="7pt" style:font-size-asian="7pt" style:font-family-complex="Arial" style:font-size-complex="7pt"/>
    </style:style>
    <style:style style:name="ch7" style:family="chart">
      <style:chart-properties style:rotation-angle="0"/>
      <style:text-properties fo:color="#000000" fo:font-family="Arial" fo:font-size="7pt" fo:font-weight="bold" style:font-size-asian="7pt" style:font-weight-asian="bold" style:font-family-complex="Arial" style:font-size-complex="7pt" style:font-weight-complex="bold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3366ff"/>
      <style:text-properties fo:color="#000000" fo:font-family="Arial" fo:font-size="7pt" style:font-size-asian="7pt" style:font-family-complex="Arial" style:font-size-complex="7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0000"/>
      <style:text-properties fo:color="#000000" fo:font-family="Arial" fo:font-size="7pt" style:font-size-asian="7pt" style:font-family-complex="Arial" style:font-size-complex="7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9900"/>
      <style:text-properties fo:color="#000000" fo:font-family="Arial" fo:font-size="7pt" style:font-size-asian="7pt" style:font-family-complex="Arial" style:font-size-complex="7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627cm" fo:min-width="7.434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family-complex="Arial" style:font-family-generic-complex="swiss" style:font-pitch-complex="variable" style:font-size-complex="7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03cm" svg:height="7.04cm" xlink:href=".." xlink:type="simple" chart:class="chart:bar" chart:style-name="ch1">
        <chart:title svg:x="2.172cm" svg:y="0.107cm" chart:style-name="ch2">
          <text:p>Répartition des effectifs de la fonction publique  par catégorie statutaire fin 2005</text:p>
        </chart:title>
        <chart:legend svg:x="4.889cm" svg:y="1.595cm" style:legend-expansion="custom" chartooo:width="2.892cm" chartooo:height="0.388cm" style:legend-expansion-aspect-ratio="7.45360824742268" chart:style-name="ch3"/>
        <chart:plot-area chart:style-name="ch4" table:cell-range-address="'Exemple 6'.V2:'Exemple 6'.Y5" chart:data-source-has-labels="both" svg:x="0.405cm" svg:y="1.036cm" svg:width="7.825cm" svg:height="5.102cm">
          <chartooo:coordinate-region svg:x="1.249cm" svg:y="1.036cm" svg:width="6.981cm" svg:height="3.898cm"/>
          <chart:axis chart:dimension="x" chart:name="primary-x" chart:style-name="ch5" chartooo:axis-type="auto">
            <chartooo:date-scale/>
            <chart:categories table:cell-range-address="'Exemple 6'.V3:'Exemple 6'.V5"/>
          </chart:axis>
          <chart:axis chart:dimension="y" chart:name="primary-y" chart:style-name="ch6">
            <chart:title svg:x="0.106cm" svg:y="0.212cm" chart:style-name="ch7">
              <text:p>effectifs en milliers</text:p>
            </chart:title>
            <chart:grid chart:class="major"/>
          </chart:axis>
          <chart:series chart:style-name="ch8" chart:values-cell-range-address="'Exemple 6'.W3:'Exemple 6'.W5" chart:label-cell-address="'Exemple 6'.W2:'Exemple 6'.W2" chart:class="chart:bar">
            <chart:data-point chart:style-name="ch9" chart:repeated="3"/>
          </chart:series>
          <chart:series chart:style-name="ch10" chart:values-cell-range-address="'Exemple 6'.X3:'Exemple 6'.X5" chart:label-cell-address="'Exemple 6'.X2:'Exemple 6'.X2" chart:class="chart:bar">
            <chart:data-point chart:style-name="ch9" chart:repeated="3"/>
          </chart:series>
          <chart:series chart:style-name="ch11" chart:values-cell-range-address="'Exemple 6'.Y3:'Exemple 6'.Y5" chart:label-cell-address="'Exemple 6'.Y2:'Exemple 6'.Y2" chart:class="chart:bar">
            <chart:data-point chart:style-name="ch9" chart:repeated="3"/>
          </chart:series>
          <chart:wall chart:style-name="ch12"/>
          <chart:floor chart:style-name="ch13"/>
        </chart:plot-area>
        <draw:custom-shape draw:name="Rectangle 1" draw:style-name="gr1" draw:text-style-name="P2" svg:width="7.546cm" svg:height="0.739cm" svg:x="0.139cm" svg:y="6.081cm">
          <text:p text:style-name="P1"><text:span text:style-name="T1">Champ : emplois principaux, hors bénéficiaires d'emplois aidés.</text:span></text:p>
          <text:p text:style-name="P1"><text:span text:style-name="T1">Sources : DGAFP; DHOS; Drees; Insee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Exemple 6'.W2:'Exemple 6'.W2</svg:desc>
                </draw:g>
              </table:table-cell>
              <table:table-cell office:value-type="string">
                <text:p>B</text:p>
                <draw:g>
                  <svg:desc>'Exemple 6'.X2:'Exemple 6'.X2</svg:desc>
                </draw:g>
              </table:table-cell>
              <table:table-cell office:value-type="string">
                <text:p>C</text:p>
                <draw:g>
                  <svg:desc>'Exemple 6'.Y2:'Exemple 6'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nction publique de l'Etat</text:p>
                <draw:g>
                  <svg:desc>'Exemple 6'.V3:'Exemple 6'.V5</svg:desc>
                </draw:g>
              </table:table-cell>
              <table:table-cell office:value-type="float" office:value="1174.32">
                <text:p>1174.32</text:p>
                <draw:g>
                  <svg:desc>'Exemple 6'.W3:'Exemple 6'.W5</svg:desc>
                </draw:g>
              </table:table-cell>
              <table:table-cell office:value-type="float" office:value="567">
                <text:p>567</text:p>
                <draw:g>
                  <svg:desc>'Exemple 6'.X3:'Exemple 6'.X5</svg:desc>
                </draw:g>
              </table:table-cell>
              <table:table-cell office:value-type="float" office:value="778.68">
                <text:p>778.68</text:p>
                <draw:g>
                  <svg:desc>'Exemple 6'.Y3:'Exemple 6'.Y5</svg:desc>
                </draw:g>
              </table:table-cell>
            </table:table-row>
            <table:table-row>
              <table:table-cell office:value-type="string">
                <text:p>Fonction publique territoriale</text:p>
              </table:table-cell>
              <table:table-cell office:value-type="float" office:value="134.4">
                <text:p>134.4</text:p>
              </table:table-cell>
              <table:table-cell office:value-type="float" office:value="219.2">
                <text:p>219.2</text:p>
              </table:table-cell>
              <table:table-cell office:value-type="float" office:value="1246.4">
                <text:p>1246.4</text:p>
              </table:table-cell>
            </table:table-row>
            <table:table-row>
              <table:table-cell office:value-type="string">
                <text:p>Fonction publique hospitalière</text:p>
              </table:table-cell>
              <table:table-cell office:value-type="float" office:value="170.52">
                <text:p>170.52</text:p>
              </table:table-cell>
              <table:table-cell office:value-type="float" office:value="354.235">
                <text:p>354.235</text:p>
              </table:table-cell>
              <table:table-cell office:value-type="float" office:value="491.26">
                <text:p>491.26</text:p>
              </table:table-cell>
            </table:table-row>
          </table:table-rows>
        </table:table>
      </chart:chart>
    </office:chart>
  </office:body>
</office:document-content>
</file>

<file path=Object 1/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stroke="none" draw:fill="solid" draw:fill-color="#ffffff"/>
      <style:text-properties fo:color="#000000" fo:font-family="Arial" fo:font-size="7pt" style:font-size-asian="7pt" style:font-family-complex="Arial" style:font-size-complex="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minimum="1997" chart:maximum="2006" chart:interval-major="1" chart:reverse-direction="false" text:line-break="false" chart:link-data-style-to-source="true" chart:axis-position="0" chart:tick-mark-position="at-axis"/>
      <style:text-properties fo:color="#000000" fo:font-family="Arial" fo:font-size="6.75pt" style:font-size-asian="6.75pt" style:font-family-complex="Arial" style:font-size-complex="6.75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text-properties fo:color="#000000" fo:font-family="Arial" fo:font-size="6.75pt" style:font-size-asian="6.75pt" style:font-family-complex="Arial" style:font-size-complex="6.75pt"/>
    </style:style>
    <style:style style:name="ch7" style:family="chart">
      <style:chart-properties style:rotation-angle="0"/>
      <style:text-properties fo:color="#000000" fo:font-family="Arial" fo:font-size="6.75pt" style:font-size-asian="6.75pt" style:font-family-complex="Arial" style:font-size-complex="6.75pt"/>
    </style:style>
    <style:style style:name="ch8" style:family="chart">
      <style:graphic-properties draw:stroke="dash" draw:stroke-dash="Excel_20_line_20_dash_20_1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339966" draw:fill-color="#33996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00ccff" draw:fill-color="#00cc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55cm" fo:min-width="8.41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family-complex="Arial" style:font-family-generic-complex="swiss" style:font-pitch-complex="variable" style:font-size-complex="7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83cm" svg:height="7.039cm" xlink:href=".." xlink:type="simple" chart:class="chart:scatter" chart:style-name="ch1">
        <chart:title svg:x="1.112cm" svg:y="0.108cm" chart:style-name="ch2">
          <text:p>Parts des principales activités des cafés-tabacs par rapport au chiffre d'affaires total</text:p>
        </chart:title>
        <chart:legend svg:x="0.815cm" svg:y="2.415cm" style:legend-expansion="custom" chartooo:width="5.538cm" chartooo:height="1.34cm" style:legend-expansion-aspect-ratio="4.13283582089552" chart:style-name="ch3"/>
        <chart:plot-area chart:style-name="ch4" table:cell-range-address="'file:///D:/gh0t34/Mes Documents/PEDAGO/Projet/Analyse de graphiques/Fiches Techniques/Exemple.xls'#Feuil1.A5:'file:///D:/gh0t34/Mes Documents/PEDAGO/Projet/Analyse de graphiques/Fiches Techniques/Exemple.xls'#Feuil1.E14 'file:///D:/gh0t34/Mes Documents/PEDAGO/Projet/Analyse de graphiques/Fiches Techniques/Exemple.xls'#Feuil1.B4:'file:///D:/gh0t34/Mes Documents/PEDAGO/Projet/Analyse de graphiques/Fiches Techniques/Exemple.xls'#Feuil1.E4" chart:data-source-has-labels="row" svg:x="0.214cm" svg:y="0.797cm" svg:width="8.371cm" svg:height="5.366cm">
          <chartooo:coordinate-region svg:x="0.719cm" svg:y="0.946cm" svg:width="7.61cm" svg:height="4.67cm"/>
          <chart:axis chart:dimension="x" chart:name="primary-x" chart:style-name="ch5"/>
          <chart:axis chart:dimension="y" chart:name="primary-y" chart:style-name="ch6">
            <chart:title svg:x="0.106cm" svg:y="0.374cm" chart:style-name="ch7">
              <text:p>en %</text:p>
            </chart:title>
            <chart:grid chart:style-name="ch8" chart:class="major"/>
          </chart:axis>
          <chart:series chart:style-name="ch9" chart:values-cell-range-address="'file:///D:/gh0t34/Mes Documents/PEDAGO/Projet/Analyse de graphiques/Fiches Techniques/Exemple.xls'#Feuil1.B5:'file:///D:/gh0t34/Mes Documents/PEDAGO/Projet/Analyse de graphiques/Fiches Techniques/Exemple.xls'#Feuil1.B14" chart:label-cell-address="'file:///D:/gh0t34/Mes Documents/PEDAGO/Projet/Analyse de graphiques/Fiches Techniques/Exemple.xls'#Feuil1.B4:'file:///D:/gh0t34/Mes Documents/PEDAGO/Projet/Analyse de graphiques/Fiches Techniques/Exemple.xls'#Feuil1.B4" chart:class="chart:scatter">
            <chart:domain table:cell-range-address="'file:///D:/gh0t34/Mes Documents/PEDAGO/Projet/Analyse de graphiques/Fiches Techniques/Exemple.xls'#Feuil1.A5:'file:///D:/gh0t34/Mes Documents/PEDAGO/Projet/Analyse de graphiques/Fiches Techniques/Exemple.xls'#Feuil1.A14"/>
            <chart:data-point chart:repeated="10"/>
          </chart:series>
          <chart:series chart:style-name="ch10" chart:values-cell-range-address="'file:///D:/gh0t34/Mes Documents/PEDAGO/Projet/Analyse de graphiques/Fiches Techniques/Exemple.xls'#Feuil1.C5:'file:///D:/gh0t34/Mes Documents/PEDAGO/Projet/Analyse de graphiques/Fiches Techniques/Exemple.xls'#Feuil1.C14" chart:label-cell-address="'file:///D:/gh0t34/Mes Documents/PEDAGO/Projet/Analyse de graphiques/Fiches Techniques/Exemple.xls'#Feuil1.C4:'file:///D:/gh0t34/Mes Documents/PEDAGO/Projet/Analyse de graphiques/Fiches Techniques/Exemple.xls'#Feuil1.C4" chart:class="chart:scatter">
            <chart:data-point chart:repeated="10"/>
          </chart:series>
          <chart:series chart:style-name="ch11" chart:values-cell-range-address="'file:///D:/gh0t34/Mes Documents/PEDAGO/Projet/Analyse de graphiques/Fiches Techniques/Exemple.xls'#Feuil1.D5:'file:///D:/gh0t34/Mes Documents/PEDAGO/Projet/Analyse de graphiques/Fiches Techniques/Exemple.xls'#Feuil1.D14" chart:label-cell-address="'file:///D:/gh0t34/Mes Documents/PEDAGO/Projet/Analyse de graphiques/Fiches Techniques/Exemple.xls'#Feuil1.D4:'file:///D:/gh0t34/Mes Documents/PEDAGO/Projet/Analyse de graphiques/Fiches Techniques/Exemple.xls'#Feuil1.D4" chart:class="chart:scatter">
            <chart:data-point chart:repeated="10"/>
          </chart:series>
          <chart:series chart:style-name="ch12" chart:values-cell-range-address="'file:///D:/gh0t34/Mes Documents/PEDAGO/Projet/Analyse de graphiques/Fiches Techniques/Exemple.xls'#Feuil1.E5:'file:///D:/gh0t34/Mes Documents/PEDAGO/Projet/Analyse de graphiques/Fiches Techniques/Exemple.xls'#Feuil1.E14" chart:label-cell-address="'file:///D:/gh0t34/Mes Documents/PEDAGO/Projet/Analyse de graphiques/Fiches Techniques/Exemple.xls'#Feuil1.E4:'file:///D:/gh0t34/Mes Documents/PEDAGO/Projet/Analyse de graphiques/Fiches Techniques/Exemple.xls'#Feuil1.E4" chart:class="chart:scatter">
            <chart:data-point chart:repeated="10"/>
          </chart:series>
          <chart:wall chart:style-name="ch13"/>
          <chart:floor chart:style-name="ch14"/>
        </chart:plot-area>
        <draw:custom-shape draw:name="Text 1" draw:style-name="gr1" draw:text-style-name="P2" svg:width="8.528cm" svg:height="0.767cm" svg:x="0.139cm" svg:y="6.272cm">
          <text:p text:style-name="P1"><text:span text:style-name="T1">Source : Insee, enquête annuelle d’entreprise dans les services ; données disponibles jusqu'en 2006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rvices des débits de boissons</text:p>
                <draw:g>
                  <svg:desc>'file:///D:/gh0t34/Mes Documents/PEDAGO/Projet/Analyse de graphiques/Fiches Techniques/Exemple.xls'#Feuil1.B4:'file:///D:/gh0t34/Mes Documents/PEDAGO/Projet/Analyse de graphiques/Fiches Techniques/Exemple.xls'#Feuil1.B4</svg:desc>
                </draw:g>
              </table:table-cell>
              <table:table-cell office:value-type="string">
                <text:p>Commerce de tabac</text:p>
                <draw:g>
                  <svg:desc>'file:///D:/gh0t34/Mes Documents/PEDAGO/Projet/Analyse de graphiques/Fiches Techniques/Exemple.xls'#Feuil1.C4:'file:///D:/gh0t34/Mes Documents/PEDAGO/Projet/Analyse de graphiques/Fiches Techniques/Exemple.xls'#Feuil1.C4</svg:desc>
                </draw:g>
              </table:table-cell>
              <table:table-cell office:value-type="string">
                <text:p>Vignettes, titres de transport, téléphone</text:p>
                <draw:g>
                  <svg:desc>'file:///D:/gh0t34/Mes Documents/PEDAGO/Projet/Analyse de graphiques/Fiches Techniques/Exemple.xls'#Feuil1.D4:'file:///D:/gh0t34/Mes Documents/PEDAGO/Projet/Analyse de graphiques/Fiches Techniques/Exemple.xls'#Feuil1.D4</svg:desc>
                </draw:g>
              </table:table-cell>
              <table:table-cell office:value-type="string">
                <text:p>Jeux (Loto, PMU...)</text:p>
                <draw:g>
                  <svg:desc>'file:///D:/gh0t34/Mes Documents/PEDAGO/Projet/Analyse de graphiques/Fiches Techniques/Exemple.xls'#Feuil1.E4:'file:///D:/gh0t34/Mes Documents/PEDAGO/Projet/Analyse de graphiques/Fiches Techniques/Exemple.xls'#Feuil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7">
                <text:p>1997</text:p>
                <draw:g>
                  <svg:desc>'file:///D:/gh0t34/Mes Documents/PEDAGO/Projet/Analyse de graphiques/Fiches Techniques/Exemple.xls'#Feuil1.A5:'file:///D:/gh0t34/Mes Documents/PEDAGO/Projet/Analyse de graphiques/Fiches Techniques/Exemple.xls'#Feuil1.A14</svg:desc>
                </draw:g>
              </table:table-cell>
              <table:table-cell office:value-type="float" office:value="54">
                <text:p>54</text:p>
                <draw:g>
                  <svg:desc>'file:///D:/gh0t34/Mes Documents/PEDAGO/Projet/Analyse de graphiques/Fiches Techniques/Exemple.xls'#Feuil1.B5:'file:///D:/gh0t34/Mes Documents/PEDAGO/Projet/Analyse de graphiques/Fiches Techniques/Exemple.xls'#Feuil1.B14</svg:desc>
                </draw:g>
              </table:table-cell>
              <table:table-cell office:value-type="float" office:value="19">
                <text:p>19</text:p>
                <draw:g>
                  <svg:desc>'file:///D:/gh0t34/Mes Documents/PEDAGO/Projet/Analyse de graphiques/Fiches Techniques/Exemple.xls'#Feuil1.C5:'file:///D:/gh0t34/Mes Documents/PEDAGO/Projet/Analyse de graphiques/Fiches Techniques/Exemple.xls'#Feuil1.C14</svg:desc>
                </draw:g>
              </table:table-cell>
              <table:table-cell office:value-type="float" office:value="9">
                <text:p>9</text:p>
                <draw:g>
                  <svg:desc>'file:///D:/gh0t34/Mes Documents/PEDAGO/Projet/Analyse de graphiques/Fiches Techniques/Exemple.xls'#Feuil1.D5:'file:///D:/gh0t34/Mes Documents/PEDAGO/Projet/Analyse de graphiques/Fiches Techniques/Exemple.xls'#Feuil1.D14</svg:desc>
                </draw:g>
              </table:table-cell>
              <table:table-cell office:value-type="float" office:value="5">
                <text:p>5</text:p>
                <draw:g>
                  <svg:desc>'file:///D:/gh0t34/Mes Documents/PEDAGO/Projet/Analyse de graphiques/Fiches Techniques/Exemple.xls'#Feuil1.E5:'file:///D:/gh0t34/Mes Documents/PEDAGO/Projet/Analyse de graphiques/Fiches Techniques/Exemple.xls'#Feuil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8">
                <text:p>1998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2">
                <text:p>2002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3">
                <text:p>2003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4">
                <text:p>200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5">
                <text:p>2005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6">
                <text:p>2006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81cm" fo:min-width="6.518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775cm" svg:height="6.934cm" xlink:href=".." xlink:type="simple" chart:class="chart:bar" chart:style-name="ch1">
        <chart:title svg:x="1.584cm" svg:y="0.274cm" chart:style-name="ch2">
          <text:p> Nombre de naissances en Côtes d'Armor</text:p>
        </chart:title>
        <chart:plot-area chart:style-name="ch3" table:cell-range-address="'file:///D:/gh0t34/Mes Documents/PEDAGO/Projet/Analyse de graphiques/Exemples Exercices et Corrigés/B2M Analyse de graphiques (Exercices).xls'#'Exemple 16a'.C36:'file:///D:/gh0t34/Mes Documents/PEDAGO/Projet/Analyse de graphiques/Exemples Exercices et Corrigés/B2M Analyse de graphiques (Exercices).xls'#'Exemple 16a'.F37 'file:///D:/gh0t34/Mes Documents/PEDAGO/Projet/Analyse de graphiques/Exemples Exercices et Corrigés/B2M Analyse de graphiques (Exercices).xls'#'Exemple 16a'.A37:'file:///D:/gh0t34/Mes Documents/PEDAGO/Projet/Analyse de graphiques/Exemples Exercices et Corrigés/B2M Analyse de graphiques (Exercices).xls'#'Exemple 16a'.A37" chart:data-source-has-labels="both" svg:x="0.378cm" svg:y="1.195cm" svg:width="8.125cm" svg:height="4.48cm">
          <chartooo:coordinate-region svg:x="1.37cm" svg:y="1.366cm" svg:width="7.133cm" svg:height="3.721cm"/>
          <chart:axis chart:dimension="x" chart:name="primary-x" chart:style-name="ch4" chartooo:axis-type="auto">
            <chartooo:date-scale/>
            <chart:categories table:cell-range-address="'file:///D:/gh0t34/Mes Documents/PEDAGO/Projet/Analyse de graphiques/Exemples Exercices et Corrigés/B2M Analyse de graphiques (Exercices).xls'#'Exemple 16a'.C36:'file:///D:/gh0t34/Mes Documents/PEDAGO/Projet/Analyse de graphiques/Exemples Exercices et Corrigés/B2M Analyse de graphiques (Exercices).xls'#'Exemple 16a'.F36"/>
          </chart:axis>
          <chart:axis chart:dimension="y" chart:name="primary-y" chart:style-name="ch5">
            <chart:grid chart:class="major"/>
          </chart:axis>
          <chart:series chart:style-name="ch6" chart:values-cell-range-address="'file:///D:/gh0t34/Mes Documents/PEDAGO/Projet/Analyse de graphiques/Exemples Exercices et Corrigés/B2M Analyse de graphiques (Exercices).xls'#'Exemple 16a'.C37:'file:///D:/gh0t34/Mes Documents/PEDAGO/Projet/Analyse de graphiques/Exemples Exercices et Corrigés/B2M Analyse de graphiques (Exercices).xls'#'Exemple 16a'.F37" chart:label-cell-address="'file:///D:/gh0t34/Mes Documents/PEDAGO/Projet/Analyse de graphiques/Exemples Exercices et Corrigés/B2M Analyse de graphiques (Exercices).xls'#'Exemple 16a'.A37:'file:///D:/gh0t34/Mes Documents/PEDAGO/Projet/Analyse de graphiques/Exemples Exercices et Corrigés/B2M Analyse de graphiques (Exercices).xls'#'Exemple 16a'.A37" chart:class="chart:bar">
            <chart:data-point chart:repeated="4"/>
          </chart:series>
          <chart:wall chart:style-name="ch7"/>
          <chart:floor chart:style-name="ch8"/>
        </chart:plot-area>
        <draw:custom-shape draw:name="Text 1" draw:style-name="gr1" draw:text-style-name="P2" svg:width="6.63cm" svg:height="0.893cm" svg:x="0cm" svg:y="5.852cm">
          <text:p text:style-name="P1"><text:span text:style-name="T1">Source : Insee, Recensements de la population (dénombrements), Etat civil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68-1975</text:p>
                <draw:g>
                  <svg:desc>'file:///D:/gh0t34/Mes Documents/PEDAGO/Projet/Analyse de graphiques/Exemples Exercices et Corrigés/B2M Analyse de graphiques (Exercices).xls'#'Exemple 16a'.C36:'file:///D:/gh0t34/Mes Documents/PEDAGO/Projet/Analyse de graphiques/Exemples Exercices et Corrigés/B2M Analyse de graphiques (Exercices).xls'#'Exemple 16a'.F36</svg:desc>
                </draw:g>
              </table:table-cell>
              <table:table-cell office:value-type="string">
                <text:p>1975-1982</text:p>
              </table:table-cell>
              <table:table-cell office:value-type="string">
                <text:p>1982-1990</text:p>
              </table:table-cell>
              <table:table-cell office:value-type="string">
                <text:p>1990-1999</text:p>
              </table:table-cell>
            </table:table-row>
          </table:table-header-rows>
          <table:table-rows>
            <table:table-row>
              <table:table-cell office:value-type="string">
                <text:p> Naissances</text:p>
                <draw:g>
                  <svg:desc>'file:///D:/gh0t34/Mes Documents/PEDAGO/Projet/Analyse de graphiques/Exemples Exercices et Corrigés/B2M Analyse de graphiques (Exercices).xls'#'Exemple 16a'.A37:'file:///D:/gh0t34/Mes Documents/PEDAGO/Projet/Analyse de graphiques/Exemples Exercices et Corrigés/B2M Analyse de graphiques (Exercices).xls'#'Exemple 16a'.A37</svg:desc>
                </draw:g>
              </table:table-cell>
              <table:table-cell office:value-type="float" office:value="57001">
                <text:p>57001</text:p>
                <draw:g>
                  <svg:desc>'file:///D:/gh0t34/Mes Documents/PEDAGO/Projet/Analyse de graphiques/Exemples Exercices et Corrigés/B2M Analyse de graphiques (Exercices).xls'#'Exemple 16a'.C37:'file:///D:/gh0t34/Mes Documents/PEDAGO/Projet/Analyse de graphiques/Exemples Exercices et Corrigés/B2M Analyse de graphiques (Exercices).xls'#'Exemple 16a'.F37</svg:desc>
                </draw:g>
              </table:table-cell>
              <table:table-cell office:value-type="float" office:value="49256">
                <text:p>49256</text:p>
              </table:table-cell>
              <table:table-cell office:value-type="float" office:value="51636">
                <text:p>51636</text:p>
              </table:table-cell>
              <table:table-cell office:value-type="float" office:value="51100">
                <text:p>51100</text:p>
              </table:table-cell>
            </table:table-row>
          </table:table-rows>
        </table:table>
      </chart:chart>
    </office:chart>
  </office:body>
</office:document-content>
</file>

<file path=Object 1/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8">
      <number:number number:decimal-places="1" number:min-integer-digits="1"/>
    </number:number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2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.75pt" style:font-size-asian="8.75pt" style:font-family-complex="Arial" style:font-size-complex="8.75pt"/>
    </style:style>
    <style:style style:name="ch5" style:family="chart" style:data-style-name="N118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8.75pt" style:font-size-asian="8.75pt" style:font-family-complex="Arial" style:font-size-complex="8.75pt"/>
    </style:style>
    <style:style style:name="ch6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7" style:family="chart" style:data-style-name="N118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406cm" fo:min-width="11.60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983cm" svg:height="10.796cm" xlink:href=".." xlink:type="simple" chart:class="chart:bar" chart:style-name="ch1">
        <chart:title svg:x="2.832cm" svg:y="0.529cm" chart:style-name="ch2">
          <text:p>Part des arrivées, en France, en 2000, dans les hôtels</text:p>
        </chart:title>
        <chart:plot-area chart:style-name="ch3" table:cell-range-address="'Graphique 6'.B102:'Graphique 6'.B103 'Graphique 6'.C106:'Graphique 6'.C107" chart:data-source-has-labels="column" svg:x="1.163cm" svg:y="1.445cm" svg:width="13.883cm" svg:height="7.898cm">
          <chartooo:coordinate-region svg:x="2.007cm" svg:y="1.626cm" svg:width="13.039cm" svg:height="7.107cm"/>
          <chart:axis chart:dimension="x" chart:name="primary-x" chart:style-name="ch4" chartooo:axis-type="auto">
            <chartooo:date-scale/>
            <chart:categories table:cell-range-address="'Graphique 6'.B102:'Graphique 6'.B103"/>
          </chart:axis>
          <chart:axis chart:dimension="y" chart:name="primary-y" chart:style-name="ch5">
            <chart:title svg:x="1.427cm" svg:y="0.798cm" chart:style-name="ch6">
              <text:p>%</text:p>
            </chart:title>
            <chart:grid chart:class="major"/>
          </chart:axis>
          <chart:series chart:style-name="ch7" chart:values-cell-range-address="'Graphique 6'.C106:'Graphique 6'.C107" chart:class="chart:bar">
            <chart:data-point chart:repeated="2"/>
          </chart:series>
          <chart:wall chart:style-name="ch8"/>
          <chart:floor chart:style-name="ch9"/>
        </chart:plot-area>
        <draw:custom-shape draw:name="Rectangle 1" draw:style-name="gr1" draw:text-style-name="P2" svg:width="11.714cm" svg:height="0.518cm" svg:x="0.263cm" svg:y="10.054cm">
          <text:p text:style-name="P1"><text:span text:style-name="T1">Source : INSEE - Direction du Tourisme - Partenaires régionaux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 Appartenant à une chaîne </text:p>
                <draw:g>
                  <svg:desc>'Graphique 6'.B102:'Graphique 6'.B103</svg:desc>
                </draw:g>
              </table:table-cell>
              <table:table-cell office:value-type="float" office:value="44.5634956217241">
                <text:p>44.5634956217241</text:p>
                <draw:g>
                  <svg:desc>'Graphique 6'.C106:'Graphique 6'.C107</svg:desc>
                </draw:g>
              </table:table-cell>
            </table:table-row>
            <table:table-row>
              <table:table-cell office:value-type="string">
                <text:p> Indépendants </text:p>
              </table:table-cell>
              <table:table-cell office:value-type="float" office:value="55.4365043782759">
                <text:p>55.4365043782759</text:p>
              </table:table-cell>
            </table:table-row>
          </table:table-rows>
        </table:table>
      </chart:chart>
    </office:chart>
  </office:body>
</office:document-content>
</file>

<file path=Object 1/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text-properties fo:color="#000000" fo:font-family="Arial" fo:font-size="11pt" style:font-size-asian="11pt" style:font-family-complex="Arial" style:font-size-complex="11pt"/>
    </style:style>
    <style:style style:name="ch5" style:family="chart" style:data-style-name="N118">
      <style:chart-properties chart:display-label="true" chart:logarithmic="false" chart:gap-width="40" chart:reverse-direction="false" text:line-break="false" chart:link-data-style-to-source="true" chart:axis-position="1" chart:tick-mark-position="at-axis"/>
      <style:text-properties fo:color="#000000" fo:font-family="Arial" fo:font-size="11pt" style:font-size-asian="11pt" style:font-family-complex="Arial" style:font-size-complex="11pt"/>
    </style:style>
    <style:style style:name="ch6" style:family="chart">
      <style:chart-properties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118">
      <style:chart-properties chart:link-data-style-to-source="true">
        <chart:label-separator>
          <text:p><text:line-break/></text:p>
        </chart:label-separator>
      </style:chart-properties>
      <style:graphic-properties svg:stroke-width="0.035cm" draw:fill-color="#9999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271cm" fo:min-width="18.564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793cm" svg:height="12.251cm" xlink:href=".." xlink:type="simple" chart:class="chart:bar" chart:style-name="ch1">
        <chart:title svg:x="3.869cm" svg:y="0.38cm" chart:style-name="ch2">
          <text:p>Principales dépenses culturelles des ménages en 1999</text:p>
        </chart:title>
        <chart:plot-area chart:style-name="ch3" table:cell-range-address="'Graphique 7'.S23:'Graphique 7'.T32" chart:data-source-has-labels="column" svg:x="0.375cm" svg:y="1.611cm" svg:width="18.153cm" svg:height="9.442cm">
          <chartooo:coordinate-region svg:x="1.367cm" svg:y="1.834cm" svg:width="17.161cm" svg:height="5.138cm"/>
          <chart:axis chart:dimension="x" chart:name="primary-x" chart:style-name="ch4" chartooo:axis-type="auto">
            <chartooo:date-scale/>
            <chart:categories table:cell-range-address="'Graphique 7'.S23:'Graphique 7'.S32"/>
          </chart:axis>
          <chart:axis chart:dimension="y" chart:name="primary-y" chart:style-name="ch5">
            <chart:title svg:x="0.413cm" svg:y="0.525cm" chart:style-name="ch6">
              <text:p>en %</text:p>
            </chart:title>
          </chart:axis>
          <chart:series chart:style-name="ch7" chart:values-cell-range-address="'Graphique 7'.T23:'Graphique 7'.T32" chart:class="chart:bar">
            <chart:data-point chart:repeated="10"/>
          </chart:series>
          <chart:wall chart:style-name="ch8"/>
          <chart:floor chart:style-name="ch9"/>
        </chart:plot-area>
        <draw:custom-shape draw:name="Rectangle 1" draw:style-name="gr1" draw:text-style-name="P2" svg:width="18.676cm" svg:height="0.383cm" svg:x="0.117cm" svg:y="11.847cm">
          <text:p text:style-name="P1"><text:span text:style-name="T1">Source : Comptes de la nation. Ministère de la Culture et de la Communication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Appareils son et image</text:p>
                <draw:g>
                  <svg:desc>'Graphique 7'.S23:'Graphique 7'.S32</svg:desc>
                </draw:g>
              </table:table-cell>
              <table:table-cell office:value-type="float" office:value="20.6087507926443">
                <text:p>20.6087507926443</text:p>
                <draw:g>
                  <svg:desc>'Graphique 7'.T23:'Graphique 7'.T32</svg:desc>
                </draw:g>
              </table:table-cell>
            </table:table-row>
            <table:table-row>
              <table:table-cell office:value-type="string">
                <text:p>Cinéma</text:p>
              </table:table-cell>
              <table:table-cell office:value-type="float" office:value="4.6290424857324">
                <text:p>4.6290424857324</text:p>
              </table:table-cell>
            </table:table-row>
            <table:table-row>
              <table:table-cell office:value-type="string">
                <text:p>Disques</text:p>
              </table:table-cell>
              <table:table-cell office:value-type="float" office:value="7.48256182625238">
                <text:p>7.48256182625238</text:p>
              </table:table-cell>
            </table:table-row>
            <table:table-row>
              <table:table-cell office:value-type="string">
                <text:p>Instrument de musique</text:p>
              </table:table-cell>
              <table:table-cell office:value-type="float" office:value="1.77552314521243">
                <text:p>1.77552314521243</text:p>
              </table:table-cell>
            </table:table-row>
            <table:table-row>
              <table:table-cell office:value-type="string">
                <text:p>Livres</text:p>
              </table:table-cell>
              <table:table-cell office:value-type="float" office:value="10.7799619530755">
                <text:p>10.7799619530755</text:p>
              </table:table-cell>
            </table:table-row>
            <table:table-row>
              <table:table-cell office:value-type="string">
                <text:p>Musées, monuments</text:p>
              </table:table-cell>
              <table:table-cell office:value-type="float" office:value="1.07799619530755">
                <text:p>1.07799619530755</text:p>
              </table:table-cell>
            </table:table-row>
            <table:table-row>
              <table:table-cell office:value-type="string">
                <text:p>Presse</text:p>
              </table:table-cell>
              <table:table-cell office:value-type="float" office:value="22.6379201014585">
                <text:p>22.6379201014585</text:p>
              </table:table-cell>
            </table:table-row>
            <table:table-row>
              <table:table-cell office:value-type="string">
                <text:p>Spectacles</text:p>
              </table:table-cell>
              <table:table-cell office:value-type="float" office:value="8.75079264426126">
                <text:p>8.75079264426126</text:p>
              </table:table-cell>
            </table:table-row>
            <table:table-row>
              <table:table-cell office:value-type="string">
                <text:p>Télévision</text:p>
              </table:table-cell>
              <table:table-cell office:value-type="float" office:value="17.3747622067216">
                <text:p>17.3747622067216</text:p>
              </table:table-cell>
            </table:table-row>
            <table:table-row>
              <table:table-cell office:value-type="string">
                <text:p>Vidéo</text:p>
              </table:table-cell>
              <table:table-cell office:value-type="float" office:value="4.88268864933418">
                <text:p>4.88268864933418</text:p>
              </table:table-cell>
            </table:table-row>
          </table:table-rows>
        </table:table>
      </chart:chart>
    </office:chart>
  </office:body>
</office:document-content>
</file>

<file path=Object 1/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symbol-type="automatic" chart:include-hidden-cells="false" chart:treat-empty-cells="leave-gap" chart:series-source="rows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1960" chart:maximum="2000" chart:interval-major="10" chart:interval-minor-divisor="3" chart:reverse-direction="false" text:line-break="false" chart:link-data-style-to-source="true" chart:axis-position="500000" chart:tick-mark-position="at-axis"/>
      <style:text-properties fo:color="#000000" fo:font-family="Arial" fo:font-size="11pt" style:font-size-asian="11pt" style:font-family-complex="Arial" style:font-size-complex="11pt"/>
    </style:style>
    <style:style style:name="ch5" style:family="chart">
      <style:chart-properties chart:auto-position="true" style:rotation-angle="0"/>
      <style:text-properties fo:color="#000000" fo:font-family="Arial" fo:font-size="11pt" fo:font-weight="bold" style:font-size-asian="11pt" style:font-weight-asian="bold" style:font-family-complex="Arial" style:font-size-complex="11pt" style:font-weight-complex="bold"/>
    </style:style>
    <style:style style:name="ch6" style:family="chart" style:data-style-name="N3">
      <style:chart-properties chart:display-label="true" chart:logarithmic="false" chart:minimum="500000" chart:maximum="550000" chart:interval-major="10000" chart:reverse-direction="false" text:line-break="false" chart:link-data-style-to-source="true" chart:axis-position="1960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>
      <style:chart-properties style:rotation-angle="0"/>
      <style:text-properties fo:color="#000000" fo:font-family="Arial" fo:font-size="11pt" fo:font-weight="bold" style:font-size-asian="11pt" style:font-weight-asian="bold" style:font-family-complex="Arial" style:font-size-complex="11pt" style:font-weight-complex="bold"/>
    </style:style>
    <style:style style:name="ch8" style:family="chart" style:data-style-name="N3">
      <style:chart-properties chart:symbol-type="named-symbol" chart:symbol-name="diamond" chart:symbol-width="0.246cm" chart:symbol-height="0.246cm" chart:link-data-style-to-source="true" chart:data-label-number="none" chart:data-label-text="tru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Arial" fo:font-size="11pt" style:font-size-asian="11pt" style:font-family-complex="Arial" style:font-size-complex="11pt"/>
    </style:style>
    <style:style style:name="ch9" style:family="chart">
      <style:chart-properties chart:solid-type="cuboid" chart:symbol-type="named-symbol" chart:symbol-name="diamond" chart:symbol-width="0.246cm" chart:symbol-height="0.246cm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2cm" fo:min-width="11.819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1.674cm" svg:height="11.854cm" xlink:href=".." xlink:type="simple" chart:class="chart:scatter" chart:style-name="ch1">
        <chart:title svg:x="5.992cm" svg:y="0.345cm" chart:style-name="ch2">
          <text:p>Evolution de la population des Côtes d'Armor</text:p>
        </chart:title>
        <chart:plot-area chart:style-name="ch3" table:cell-range-address="'Graphique 1'.C4:'Graphique 1'.H5" svg:x="0.417cm" svg:y="2.018cm" svg:width="20.956cm" svg:height="7.938cm">
          <chartooo:coordinate-region svg:x="2.044cm" svg:y="2.242cm" svg:width="18.904cm" svg:height="7.019cm"/>
          <chart:axis chart:dimension="x" chart:name="primary-x" chart:style-name="ch4">
            <chart:title svg:x="10.126cm" svg:y="10.194cm" chart:style-name="ch5">
              <text:p>Années</text:p>
            </chart:title>
          </chart:axis>
          <chart:axis chart:dimension="y" chart:name="primary-y" chart:style-name="ch6">
            <chart:title svg:x="0.107cm" svg:y="1.326cm" chart:style-name="ch7">
              <text:p>Habitants</text:p>
            </chart:title>
            <chart:grid chart:class="major"/>
          </chart:axis>
          <chart:series chart:style-name="ch8" chart:values-cell-range-address="'Graphique 1'.C5:'Graphique 1'.H5" chart:class="chart:scatter">
            <chart:domain table:cell-range-address="'Graphique 1'.C4:'Graphique 1'.H4"/>
            <chart:data-point chart:style-name="ch9" chart:repeated="6"/>
          </chart:series>
          <chart:wall chart:style-name="ch10"/>
          <chart:floor chart:style-name="ch11"/>
        </chart:plot-area>
        <draw:custom-shape draw:name="Text 1" draw:style-name="gr1" draw:text-style-name="P2" svg:width="11.931cm" svg:height="0.632cm" svg:x="0.255cm" svg:y="10.935cm">
          <text:p text:style-name="P1"><text:span text:style-name="T1">Source : Recensements de la population (dénombrements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62">
                <text:p>1962</text:p>
                <draw:g>
                  <svg:desc>'Graphique 1'.C4:'Graphique 1'.H4</svg:desc>
                </draw:g>
              </table:table-cell>
              <table:table-cell office:value-type="float" office:value="1968">
                <text:p>1968</text:p>
              </table:table-cell>
              <table:table-cell office:value-type="float" office:value="1975">
                <text:p>1975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01923">
                <text:p>501923</text:p>
                <draw:g>
                  <svg:desc>'Graphique 1'.C5:'Graphique 1'.H5</svg:desc>
                </draw:g>
              </table:table-cell>
              <table:table-cell office:value-type="float" office:value="506102">
                <text:p>506102</text:p>
              </table:table-cell>
              <table:table-cell office:value-type="float" office:value="525556">
                <text:p>525556</text:p>
              </table:table-cell>
              <table:table-cell office:value-type="float" office:value="538869">
                <text:p>538869</text:p>
              </table:table-cell>
              <table:table-cell office:value-type="float" office:value="538395">
                <text:p>538395</text:p>
              </table:table-cell>
              <table:table-cell office:value-type="float" office:value="542373">
                <text:p>542373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vertical="true"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10.75pt" style:font-size-asian="10.75pt" style:font-family-complex="Arial" style:font-size-complex="10.75pt"/>
    </style:style>
    <style:style style:name="ch5" style:family="chart" style:data-style-name="N118">
      <style:chart-properties chart:display-label="true" chart:logarithmic="false" chart:gap-width="40" chart:reverse-direction="false" text:line-break="false" chart:link-data-style-to-source="true" chart:axis-position="1" chart:tick-mark-position="at-axis"/>
      <style:text-properties fo:color="#000000" fo:font-family="Arial" fo:font-size="10.75pt" style:font-size-asian="10.75pt" style:font-family-complex="Arial" style:font-size-complex="10.75pt"/>
    </style:style>
    <style:style style:name="ch6" style:family="chart">
      <style:chart-properties style:rotation-angle="0"/>
      <style:text-properties fo:color="#000000" fo:font-family="Arial" fo:font-size="10.75pt" fo:font-weight="bold" style:font-size-asian="10.75pt" style:font-weight-asian="bold" style:font-family-complex="Arial" style:font-size-complex="10.75pt" style:font-weight-complex="bold"/>
    </style:style>
    <style:style style:name="ch7" style:family="chart" style:data-style-name="N118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0.75pt" style:font-size-asian="10.75pt" style:font-family-complex="Arial" style:font-size-complex="10.75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313cm" fo:min-width="18.268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765cm" svg:height="12.225cm" xlink:href=".." xlink:type="simple" chart:class="chart:bar" chart:style-name="ch1">
        <chart:title svg:x="3.855cm" svg:y="0.379cm" chart:style-name="ch2">
          <text:p>Principales dépenses culturelles des ménages en 1999</text:p>
        </chart:title>
        <chart:plot-area chart:style-name="ch3" table:cell-range-address="'Graphique 8'.S23:'Graphique 8'.S33 'Graphique 8'.T23:'Graphique 8'.T32" chart:data-source-has-labels="column" svg:x="0.38cm" svg:y="1.596cm" svg:width="18.116cm" svg:height="9.446cm">
          <chartooo:coordinate-region svg:x="4.462cm" svg:y="1.596cm" svg:width="13.662cm" svg:height="8.751cm"/>
          <chart:axis chart:dimension="x" chart:name="primary-x" chart:style-name="ch4" chartooo:axis-type="auto">
            <chartooo:date-scale/>
            <chart:categories table:cell-range-address="'Graphique 8'.S23:'Graphique 8'.S33"/>
          </chart:axis>
          <chart:axis chart:dimension="y" chart:name="primary-y" chart:style-name="ch5">
            <chart:title svg:x="16.034cm" svg:y="10.639cm" chart:style-name="ch6">
              <text:p>en %</text:p>
            </chart:title>
          </chart:axis>
          <chart:series chart:style-name="ch7" chart:values-cell-range-address="'Graphique 8'.T23:'Graphique 8'.T32" chart:class="chart:bar">
            <chart:data-point chart:repeated="10"/>
          </chart:series>
          <chart:wall chart:style-name="ch8"/>
          <chart:floor chart:style-name="ch9"/>
        </chart:plot-area>
        <draw:custom-shape draw:name="Rectangle 1" draw:style-name="gr1" draw:text-style-name="P2" svg:width="18.38cm" svg:height="0.425cm" svg:x="0cm" svg:y="11.394cm">
          <text:p text:style-name="P1"><text:span text:style-name="T1">Source : Comptes de la nation. Ministère de la Culture et de la Communication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Musées, monuments</text:p>
                <draw:g>
                  <svg:desc>'Graphique 8'.S23:'Graphique 8'.S33</svg:desc>
                </draw:g>
              </table:table-cell>
              <table:table-cell office:value-type="float" office:value="1.07799619530755">
                <text:p>1.07799619530755</text:p>
                <draw:g>
                  <svg:desc>'Graphique 8'.T23:'Graphique 8'.T32</svg:desc>
                </draw:g>
              </table:table-cell>
            </table:table-row>
            <table:table-row>
              <table:table-cell office:value-type="string">
                <text:p>Instrument de musique</text:p>
              </table:table-cell>
              <table:table-cell office:value-type="float" office:value="1.77552314521243">
                <text:p>1.77552314521243</text:p>
              </table:table-cell>
            </table:table-row>
            <table:table-row>
              <table:table-cell office:value-type="string">
                <text:p>Cinéma</text:p>
              </table:table-cell>
              <table:table-cell office:value-type="float" office:value="4.6290424857324">
                <text:p>4.6290424857324</text:p>
              </table:table-cell>
            </table:table-row>
            <table:table-row>
              <table:table-cell office:value-type="string">
                <text:p>Vidéo</text:p>
              </table:table-cell>
              <table:table-cell office:value-type="float" office:value="4.88268864933418">
                <text:p>4.88268864933418</text:p>
              </table:table-cell>
            </table:table-row>
            <table:table-row>
              <table:table-cell office:value-type="string">
                <text:p>Disques</text:p>
              </table:table-cell>
              <table:table-cell office:value-type="float" office:value="7.48256182625238">
                <text:p>7.48256182625238</text:p>
              </table:table-cell>
            </table:table-row>
            <table:table-row>
              <table:table-cell office:value-type="string">
                <text:p>Spectacles</text:p>
              </table:table-cell>
              <table:table-cell office:value-type="float" office:value="8.75079264426126">
                <text:p>8.75079264426126</text:p>
              </table:table-cell>
            </table:table-row>
            <table:table-row>
              <table:table-cell office:value-type="string">
                <text:p>Livres</text:p>
              </table:table-cell>
              <table:table-cell office:value-type="float" office:value="10.7799619530755">
                <text:p>10.7799619530755</text:p>
              </table:table-cell>
            </table:table-row>
            <table:table-row>
              <table:table-cell office:value-type="string">
                <text:p>Télévision</text:p>
              </table:table-cell>
              <table:table-cell office:value-type="float" office:value="17.3747622067216">
                <text:p>17.3747622067216</text:p>
              </table:table-cell>
            </table:table-row>
            <table:table-row>
              <table:table-cell office:value-type="string">
                <text:p>Appareils son et image</text:p>
              </table:table-cell>
              <table:table-cell office:value-type="float" office:value="20.6087507926443">
                <text:p>20.6087507926443</text:p>
              </table:table-cell>
            </table:table-row>
            <table:table-row>
              <table:table-cell office:value-type="string">
                <text:p>Presse</text:p>
              </table:table-cell>
              <table:table-cell office:value-type="float" office:value="22.6379201014585">
                <text:p>22.6379201014585</text:p>
              </table:table-cell>
            </table:table-row>
          </table:table-rows>
        </table:table>
      </chart:chart>
    </office:chart>
  </office:body>
</office:document-content>
</file>

<file path=Object 1/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vertical="true" chart:include-hidden-cells="false" chart:treat-empty-cells="leave-gap"/>
    </style:style>
    <style:style style:name="ch5" style:family="chart" style:data-style-name="N10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3">
      <style:chart-properties chart:display-label="true" chart:logarithmic="false" chart:minimum="-60000" chart:maximum="60000" chart:gap-width="0" chart:overlap="100" chart:reverse-direction="false" text:line-break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3">
      <style:chart-properties chart:link-data-style-to-source="true"/>
      <style:graphic-properties draw:stroke="none" draw:fill-color="#9999ff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993366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493cm" fo:min-width="11.524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737cm" svg:height="12.806cm" xlink:href=".." xlink:type="simple" chart:class="chart:bar" chart:style-name="ch1">
        <chart:title svg:x="4.048cm" svg:y="0.391cm" chart:style-name="ch2">
          <text:p>Structure par âge et par sexe
 de la population du Pas-de-Calais en 1999</text:p>
        </chart:title>
        <chart:legend svg:x="14.623cm" svg:y="6.041cm" style:legend-expansion="high" chart:style-name="ch3"/>
        <chart:plot-area chart:style-name="ch4" table:cell-range-address="'Graphique 9'.A4:'Graphique 9'.C25" chart:data-source-has-labels="both" svg:x="0.295cm" svg:y="2.061cm" svg:width="13.995cm" svg:height="9.4cm">
          <chartooo:coordinate-region svg:x="0.888cm" svg:y="2.061cm" svg:width="12.871cm" svg:height="8.747cm"/>
          <chart:axis chart:dimension="x" chart:name="primary-x" chart:style-name="ch5" chartooo:axis-type="auto">
            <chartooo:date-scale/>
            <chart:categories table:cell-range-address="'Graphique 9'.A5:'Graphique 9'.A25"/>
          </chart:axis>
          <chart:axis chart:dimension="y" chart:name="primary-y" chart:style-name="ch6">
            <chart:title svg:x="6.561cm" svg:y="11.718cm" chart:style-name="ch7">
              <text:p>Effectifs</text:p>
            </chart:title>
            <chart:grid chart:class="major"/>
          </chart:axis>
          <chart:series chart:style-name="ch8" chart:values-cell-range-address="'Graphique 9'.B5:'Graphique 9'.B25" chart:label-cell-address="'Graphique 9'.B4:'Graphique 9'.B4" chart:class="chart:bar">
            <chart:data-point chart:repeated="21"/>
          </chart:series>
          <chart:series chart:style-name="ch9" chart:values-cell-range-address="'Graphique 9'.C5:'Graphique 9'.C25" chart:label-cell-address="'Graphique 9'.C4:'Graphique 9'.C4" chart:class="chart:bar">
            <chart:data-point chart:repeated="21"/>
          </chart:series>
          <chart:wall chart:style-name="ch10"/>
          <chart:floor chart:style-name="ch11"/>
        </chart:plot-area>
        <draw:custom-shape draw:name="Text 1" draw:style-name="gr1" draw:text-style-name="P2" svg:width="11.636cm" svg:height="0.605cm" svg:x="0cm" svg:y="12.201cm">
          <text:p text:style-name="P1"><text:span text:style-name="T1">Source : Recensement de la population 1999 (exploitation principale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mes</text:p>
                <draw:g>
                  <svg:desc>'Graphique 9'.B4:'Graphique 9'.B4</svg:desc>
                </draw:g>
              </table:table-cell>
              <table:table-cell office:value-type="string">
                <text:p>Femmes</text:p>
                <draw:g>
                  <svg:desc>'Graphique 9'.C4:'Graphique 9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'Graphique 9'.A5:'Graphique 9'.A25</svg:desc>
                </draw:g>
              </table:table-cell>
              <table:table-cell office:value-type="float" office:value="-40856">
                <text:p>-40856</text:p>
                <draw:g>
                  <svg:desc>'Graphique 9'.B5:'Graphique 9'.B25</svg:desc>
                </draw:g>
              </table:table-cell>
              <table:table-cell office:value-type="float" office:value="38669">
                <text:p>38669</text:p>
                <draw:g>
                  <svg:desc>'Graphique 9'.C5:'Graphique 9'.C25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-49906">
                <text:p>-49906</text:p>
              </table:table-cell>
              <table:table-cell office:value-type="float" office:value="47680">
                <text:p>47680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-56518">
                <text:p>-56518</text:p>
              </table:table-cell>
              <table:table-cell office:value-type="float" office:value="54004">
                <text:p>54004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-58114">
                <text:p>-58114</text:p>
              </table:table-cell>
              <table:table-cell office:value-type="float" office:value="55158">
                <text:p>55158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-47496">
                <text:p>-47496</text:p>
              </table:table-cell>
              <table:table-cell office:value-type="float" office:value="45078">
                <text:p>45078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-50702">
                <text:p>-50702</text:p>
              </table:table-cell>
              <table:table-cell office:value-type="float" office:value="50151">
                <text:p>50151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-49621">
                <text:p>-49621</text:p>
              </table:table-cell>
              <table:table-cell office:value-type="float" office:value="49421">
                <text:p>49421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-52391">
                <text:p>-52391</text:p>
              </table:table-cell>
              <table:table-cell office:value-type="float" office:value="51916">
                <text:p>51916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-52652">
                <text:p>-52652</text:p>
              </table:table-cell>
              <table:table-cell office:value-type="float" office:value="52154">
                <text:p>52154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-52040">
                <text:p>-52040</text:p>
              </table:table-cell>
              <table:table-cell office:value-type="float" office:value="51705">
                <text:p>51705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-46300">
                <text:p>-46300</text:p>
              </table:table-cell>
              <table:table-cell office:value-type="float" office:value="46304">
                <text:p>46304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-26907">
                <text:p>-26907</text:p>
              </table:table-cell>
              <table:table-cell office:value-type="float" office:value="28023">
                <text:p>28023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-29176">
                <text:p>-29176</text:p>
              </table:table-cell>
              <table:table-cell office:value-type="float" office:value="34391">
                <text:p>34391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-28878">
                <text:p>-28878</text:p>
              </table:table-cell>
              <table:table-cell office:value-type="float" office:value="37606">
                <text:p>37606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-24788">
                <text:p>-24788</text:p>
              </table:table-cell>
              <table:table-cell office:value-type="float" office:value="35598">
                <text:p>35598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-18971">
                <text:p>-18971</text:p>
              </table:table-cell>
              <table:table-cell office:value-type="float" office:value="31548">
                <text:p>31548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-6358">
                <text:p>-6358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-4743">
                <text:p>-4743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-1391">
                <text:p>-1391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95-100</text:p>
              </table:table-cell>
              <table:table-cell office:value-type="float" office:value="-258">
                <text:p>-25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-190">
                <text:p>-190</text:p>
              </table:table-cell>
              <table:table-cell office:value-type="float" office:value="967">
                <text:p>967</text:p>
              </table:table-cell>
            </table:table-row>
          </table:table-rows>
        </table:table>
      </chart:chart>
    </office:chart>
  </office:body>
</office:document-content>
</file>

<file path=Object 1/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11.75pt" style:font-size-asian="11.75pt" style:font-family-complex="Arial" style:font-size-complex="11.75pt"/>
    </style:style>
    <style:style style:name="ch6" style:family="chart" style:data-style-name="N0">
      <style:chart-properties chart:display-label="true" chart:logarithmic="false" chart:minimum="0" chart:maximum="2600" chart:interval-major="500" chart:interval-minor-divisor="1" chart:gap-width="150" chart:overlap="100" chart:reverse-direction="false" text:line-break="false" chart:link-data-style-to-source="true" chart:axis-position="1" chart:tick-mark-position="at-axis"/>
      <style:text-properties fo:color="#000000" fo:font-family="Arial" fo:font-size="11.75pt" style:font-size-asian="11.75pt" style:font-family-complex="Arial" style:font-size-complex="11.75pt"/>
    </style:style>
    <style:style style:name="ch7" style:family="chart">
      <style:chart-properties style:rotation-angle="0"/>
      <style:text-properties fo:color="#000000" fo:font-family="Arial" fo:font-size="11.75pt" fo:font-weight="bold" style:font-size-asian="11.75pt" style:font-weight-asian="bold" style:font-family-complex="Arial" style:font-size-complex="11.75pt" style:font-weight-complex="bold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3366ff"/>
      <style:text-properties fo:color="#000000" fo:font-family="Arial" fo:font-size="11.75pt" style:font-size-asian="11.75pt" style:font-family-complex="Arial" style:font-size-complex="11.75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0000"/>
      <style:text-properties fo:color="#000000" fo:font-family="Arial" fo:font-size="11.75pt" style:font-size-asian="11.75pt" style:font-family-complex="Arial" style:font-size-complex="11.75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9900"/>
      <style:text-properties fo:color="#000000" fo:font-family="Arial" fo:font-size="11.75pt" style:font-size-asian="11.75pt" style:font-family-complex="Arial" style:font-size-complex="11.75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586cm" fo:min-width="10.29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495cm" svg:height="15.266cm" xlink:href=".." xlink:type="simple" chart:class="chart:bar" chart:style-name="ch1">
        <chart:title svg:x="4.419cm" svg:y="0.44cm" chart:style-name="ch2">
          <text:p>Répartition des effectifs de la fonction publique
 par catégorie statutaire fin 2005</text:p>
        </chart:title>
        <chart:legend svg:x="9.558cm" svg:y="3.655cm" style:legend-expansion="custom" chartooo:width="5.891cm" chartooo:height="0.705cm" style:legend-expansion-aspect-ratio="8.35602836879433" chart:style-name="ch3"/>
        <chart:plot-area chart:style-name="ch4" table:cell-range-address="'Exemple 6'.V2:'Exemple 6'.Y5" chart:data-source-has-labels="both" svg:x="0.568cm" svg:y="2.262cm" svg:width="16.981cm" svg:height="10.474cm">
          <chartooo:coordinate-region svg:x="1.75cm" svg:y="2.262cm" svg:width="15.799cm" svg:height="9.25cm"/>
          <chart:axis chart:dimension="x" chart:name="primary-x" chart:style-name="ch5" chartooo:axis-type="auto">
            <chartooo:date-scale/>
            <chart:categories table:cell-range-address="'Exemple 6'.V3:'Exemple 6'.V5"/>
          </chart:axis>
          <chart:axis chart:dimension="y" chart:name="primary-y" chart:style-name="ch6">
            <chart:title svg:x="0.106cm" svg:y="0.9cm" chart:style-name="ch7">
              <text:p>effectifs en milliers</text:p>
            </chart:title>
            <chart:grid chart:class="major"/>
          </chart:axis>
          <chart:series chart:style-name="ch8" chart:values-cell-range-address="'Exemple 6'.W3:'Exemple 6'.W5" chart:label-cell-address="'Exemple 6'.W2:'Exemple 6'.W2" chart:class="chart:bar">
            <chart:data-point chart:style-name="ch9" chart:repeated="3"/>
          </chart:series>
          <chart:series chart:style-name="ch10" chart:values-cell-range-address="'Exemple 6'.X3:'Exemple 6'.X5" chart:label-cell-address="'Exemple 6'.X2:'Exemple 6'.X2" chart:class="chart:bar">
            <chart:data-point chart:style-name="ch9" chart:repeated="3"/>
          </chart:series>
          <chart:series chart:style-name="ch11" chart:values-cell-range-address="'Exemple 6'.Y3:'Exemple 6'.Y5" chart:label-cell-address="'Exemple 6'.Y2:'Exemple 6'.Y2" chart:class="chart:bar">
            <chart:data-point chart:style-name="ch9" chart:repeated="3"/>
          </chart:series>
          <chart:wall chart:style-name="ch12"/>
          <chart:floor chart:style-name="ch13"/>
        </chart:plot-area>
        <draw:custom-shape draw:name="Rectangle 1" draw:style-name="gr1" draw:text-style-name="P2" svg:width="10.408cm" svg:height="0.698cm" svg:x="1.378cm" svg:y="13.713cm">
          <text:p text:style-name="P1"><text:span text:style-name="T1">Champ : emplois principaux, hors bénéficiaires d'emplois aidés.</text:span></text:p>
          <text:p text:style-name="P1"><text:span text:style-name="T1">Sources : DGAFP; DHOS; Drees; Insee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Exemple 6'.W2:'Exemple 6'.W2</svg:desc>
                </draw:g>
              </table:table-cell>
              <table:table-cell office:value-type="string">
                <text:p>B</text:p>
                <draw:g>
                  <svg:desc>'Exemple 6'.X2:'Exemple 6'.X2</svg:desc>
                </draw:g>
              </table:table-cell>
              <table:table-cell office:value-type="string">
                <text:p>C</text:p>
                <draw:g>
                  <svg:desc>'Exemple 6'.Y2:'Exemple 6'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nction publique de l'Etat</text:p>
                <draw:g>
                  <svg:desc>'Exemple 6'.V3:'Exemple 6'.V5</svg:desc>
                </draw:g>
              </table:table-cell>
              <table:table-cell office:value-type="float" office:value="1174.32">
                <text:p>1174.32</text:p>
                <draw:g>
                  <svg:desc>'Exemple 6'.W3:'Exemple 6'.W5</svg:desc>
                </draw:g>
              </table:table-cell>
              <table:table-cell office:value-type="float" office:value="567">
                <text:p>567</text:p>
                <draw:g>
                  <svg:desc>'Exemple 6'.X3:'Exemple 6'.X5</svg:desc>
                </draw:g>
              </table:table-cell>
              <table:table-cell office:value-type="float" office:value="778.68">
                <text:p>778.68</text:p>
                <draw:g>
                  <svg:desc>'Exemple 6'.Y3:'Exemple 6'.Y5</svg:desc>
                </draw:g>
              </table:table-cell>
            </table:table-row>
            <table:table-row>
              <table:table-cell office:value-type="string">
                <text:p>Fonction publique territoriale</text:p>
              </table:table-cell>
              <table:table-cell office:value-type="float" office:value="134.4">
                <text:p>134.4</text:p>
              </table:table-cell>
              <table:table-cell office:value-type="float" office:value="219.2">
                <text:p>219.2</text:p>
              </table:table-cell>
              <table:table-cell office:value-type="float" office:value="1246.4">
                <text:p>1246.4</text:p>
              </table:table-cell>
            </table:table-row>
            <table:table-row>
              <table:table-cell office:value-type="string">
                <text:p>Fonction publique hospitalière</text:p>
              </table:table-cell>
              <table:table-cell office:value-type="float" office:value="170.52">
                <text:p>170.52</text:p>
              </table:table-cell>
              <table:table-cell office:value-type="float" office:value="354.235">
                <text:p>354.235</text:p>
              </table:table-cell>
              <table:table-cell office:value-type="float" office:value="491.26">
                <text:p>491.26</text:p>
              </table:table-cell>
            </table:table-row>
          </table:table-rows>
        </table:table>
      </chart:chart>
    </office:chart>
  </office:body>
</office:document-content>
</file>

<file path=Object 1/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stroke="none"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55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visible="false" chart:axis-position="0" chart:tick-mark-position="at-axis"/>
      <style:graphic-properties draw:stroke="none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119">
      <style:chart-properties chart:display-label="true" chart:logarithmic="false" chart:minimum="55" chart:interval-major="5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graphic-properties svg:stroke-color="#ffffff"/>
    </style:style>
    <style:style style:name="ch9" style:family="chart" style:data-style-name="N119">
      <style:chart-properties chart:display-label="true" chart:tick-marks-major-inner="true" chart:tick-marks-major-outer="true" chart:logarithmic="false" chart:reverse-direction="false" text:line-break="false" chart:link-data-style-to-source="true" chart:axis-position="end" chart:tick-mark-position="at-axis"/>
      <style:text-properties fo:color="#000000" fo:font-family="Arial" fo:font-size="8pt" style:font-size-asian="8pt" style:font-family-complex="Arial" style:font-size-complex="8pt"/>
    </style:style>
    <style:style style:name="ch10" style:family="chart" style:data-style-name="N119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11" style:family="chart" style:data-style-name="N119">
      <style:chart-properties chart:symbol-type="none" chart:link-data-style-to-source="true"/>
      <style:graphic-properties svg:stroke-width="0.07cm" svg:stroke-color="#00ccff" draw:fill-color="#00ccff"/>
      <style:text-properties fo:font-size="10pt" style:font-size-asian="10pt" style:font-size-complex="10pt"/>
    </style:style>
    <style:style style:name="ch12" style:family="chart" style:data-style-name="N119">
      <style:chart-properties chart:symbol-type="none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58cm" fo:min-width="8.207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377cm" fo:min-width="4.241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323cm" fo:min-width="6.28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3.434cm" svg:height="8.655cm" xlink:href=".." xlink:type="simple" chart:class="chart:line" chart:style-name="ch1">
        <chart:title svg:x="2.414cm" svg:y="0.187cm" chart:style-name="ch2">
          <text:p>Espérance de vie à la naissance et taux de mortalité infantile</text:p>
        </chart:title>
        <chart:legend svg:x="2.274cm" svg:y="2.101cm" style:legend-expansion="custom" chartooo:width="5.185cm" chartooo:height="1.34cm" style:legend-expansion-aspect-ratio="3.86940298507463" chart:style-name="ch3"/>
        <chart:plot-area chart:style-name="ch4" table:cell-range-address="'Exemple 10'.K4:'Exemple 10'.M65 'Exemple 10'.K3:'Exemple 10'.N3 'Exemple 10'.N4:'Exemple 10'.N66" chart:data-source-has-labels="both" svg:x="0.998cm" svg:y="1.672cm" svg:width="11.593cm" svg:height="5.756cm">
          <chartooo:coordinate-region svg:x="1.778cm" svg:y="1.842cm" svg:width="10.032cm" svg:height="4.677cm"/>
          <chart:axis chart:dimension="x" chart:name="primary-x" chart:style-name="ch5" chartooo:axis-type="auto">
            <chartooo:date-scale/>
            <chart:categories table:cell-range-address="'Exemple 10'.K4:'Exemple 10'.K65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xemple 10'.L4:'Exemple 10'.L65" chart:label-cell-address="'Exemple 10'.L3:'Exemple 10'.L3" chart:class="chart:line">
            <chart:data-point chart:repeated="62"/>
          </chart:series>
          <chart:series chart:attached-axis="primary-y" chart:style-name="ch11" chart:values-cell-range-address="'Exemple 10'.M4:'Exemple 10'.M65" chart:label-cell-address="'Exemple 10'.M3:'Exemple 10'.M3" chart:class="chart:line">
            <chart:data-point chart:repeated="62"/>
          </chart:series>
          <chart:series chart:attached-axis="secondary-y" chart:style-name="ch12" chart:values-cell-range-address="'Exemple 10'.N4:'Exemple 10'.N66" chart:label-cell-address="'Exemple 10'.N3:'Exemple 10'.N3" chart:class="chart:line">
            <chart:data-point chart:repeated="63"/>
          </chart:series>
          <chart:wall chart:style-name="ch13"/>
          <chart:floor chart:style-name="ch14"/>
        </chart:plot-area>
        <draw:custom-shape draw:name="Rectangle 1" draw:style-name="gr1" draw:text-style-name="P2" svg:width="8.319cm" svg:height="0.692cm" svg:x="0.316cm" svg:y="7.79cm">
          <text:p text:style-name="P1"><text:span text:style-name="T1">Champ : France métropolitaine.</text:span></text:p>
          <text:p text:style-name="P1"><text:span text:style-name="T1">Sources : Insee, bilan démographique 2007.</text:span></text:p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svg:width="4.353cm" svg:height="0.489cm" svg:x="8.91cm" svg:y="1.114cm">
          <text:p text:style-name="P1"><text:span text:style-name="T1">taux de mortalité infantile (en ‰)</text:span></text:p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2" svg:width="6.398cm" svg:height="0.435cm" svg:x="0.165cm" svg:y="1.114cm">
          <text:p text:style-name="P1"><text:span text:style-name="T1">espérance de vie à la naissance (en années)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érance de vie des hommes</text:p>
                <draw:g>
                  <svg:desc>'Exemple 10'.L3:'Exemple 10'.L3</svg:desc>
                </draw:g>
              </table:table-cell>
              <table:table-cell office:value-type="string">
                <text:p>Espérance de vie des femmes</text:p>
                <draw:g>
                  <svg:desc>'Exemple 10'.M3:'Exemple 10'.M3</svg:desc>
                </draw:g>
              </table:table-cell>
              <table:table-cell office:value-type="string">
                <text:p>Taux de mortalité infantile </text:p>
                <draw:g>
                  <svg:desc>'Exemple 10'.N3:'Exemple 10'.N3</svg:desc>
                </draw:g>
              </table:table-cell>
            </table:table-row>
          </table:table-header-rows>
          <table:table-rows>
            <table:table-row>
              <table:table-cell office:value-type="float" office:value="1946">
                <text:p>1950</text:p>
                <draw:g>
                  <svg:desc>'Exemple 10'.K4:'Exemple 10'.K65</svg:desc>
                </draw:g>
              </table:table-cell>
              <table:table-cell office:value-type="float" office:value="59.9">
                <text:p>59.9</text:p>
                <draw:g>
                  <svg:desc>'Exemple 10'.L4:'Exemple 10'.L65</svg:desc>
                </draw:g>
              </table:table-cell>
              <table:table-cell office:value-type="float" office:value="65.2">
                <text:p>65.2</text:p>
                <draw:g>
                  <svg:desc>'Exemple 10'.M4:'Exemple 10'.M65</svg:desc>
                </draw:g>
              </table:table-cell>
              <table:table-cell office:value-type="float" office:value="77.8">
                <text:p>77.8</text:p>
                <draw:g>
                  <svg:desc>'Exemple 10'.N4:'Exemple 10'.N66</svg:desc>
                </draw:g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61.2">
                <text:p>61.2</text:p>
              </table:table-cell>
              <table:table-cell office:value-type="float" office:value="66.7">
                <text:p>66.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62.7">
                <text:p>62.7</text:p>
              </table:table-cell>
              <table:table-cell office:value-type="float" office:value="68.8">
                <text:p>68.8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62.2">
                <text:p>62.2</text:p>
              </table:table-cell>
              <table:table-cell office:value-type="float" office:value="67.6">
                <text:p>67.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63.4">
                <text:p>63.4</text:p>
              </table:table-cell>
              <table:table-cell office:value-type="float" office:value="69.2">
                <text:p>69.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63.1">
                <text:p>63.1</text:p>
              </table:table-cell>
              <table:table-cell office:value-type="float" office:value="68.9">
                <text:p>68.9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64">
                <text:p>64</text:p>
              </table:table-cell>
              <table:table-cell office:value-type="float" office:value="70.2">
                <text:p>70.2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64.3">
                <text:p>64.3</text:p>
              </table:table-cell>
              <table:table-cell office:value-type="float" office:value="70.3">
                <text:p>70.3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65.2">
                <text:p>65.2</text:p>
              </table:table-cell>
              <table:table-cell office:value-type="float" office:value="71.5">
                <text:p>71.5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65.2">
                <text:p>65.2</text:p>
              </table:table-cell>
              <table:table-cell office:value-type="float" office:value="71.7">
                <text:p>71.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65.5">
                <text:p>65.5</text:p>
              </table:table-cell>
              <table:table-cell office:value-type="float" office:value="72.2">
                <text:p>72.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66.8">
                <text:p>66.8</text:p>
              </table:table-cell>
              <table:table-cell office:value-type="float" office:value="73.2">
                <text:p>73.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66.8">
                <text:p>66.8</text:p>
              </table:table-cell>
              <table:table-cell office:value-type="float" office:value="73.3">
                <text:p>73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7">
                <text:p>67</text:p>
              </table:table-cell>
              <table:table-cell office:value-type="float" office:value="73.6">
                <text:p>73.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67.5">
                <text:p>67.5</text:p>
              </table:table-cell>
              <table:table-cell office:value-type="float" office:value="74.4">
                <text:p>74.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67">
                <text:p>67</text:p>
              </table:table-cell>
              <table:table-cell office:value-type="float" office:value="73.9">
                <text:p>73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66.8">
                <text:p>66.8</text:p>
              </table:table-cell>
              <table:table-cell office:value-type="float" office:value="73.8">
                <text:p>73.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67.7">
                <text:p>67.7</text:p>
              </table:table-cell>
              <table:table-cell office:value-type="float" office:value="74.8">
                <text:p>74.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67.5">
                <text:p>67.5</text:p>
              </table:table-cell>
              <table:table-cell office:value-type="float" office:value="74.7">
                <text:p>74.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67.8">
                <text:p>67.8</text:p>
              </table:table-cell>
              <table:table-cell office:value-type="float" office:value="75.2">
                <text:p>75.2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67.8">
                <text:p>67.8</text:p>
              </table:table-cell>
              <table:table-cell office:value-type="float" office:value="75.2">
                <text:p>75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67.8">
                <text:p>67.8</text:p>
              </table:table-cell>
              <table:table-cell office:value-type="float" office:value="75.2">
                <text:p>75.2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67.4">
                <text:p>67.4</text:p>
              </table:table-cell>
              <table:table-cell office:value-type="float" office:value="75.1">
                <text:p>75.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8.4">
                <text:p>68.4</text:p>
              </table:table-cell>
              <table:table-cell office:value-type="float" office:value="75.9">
                <text:p>75.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68.3">
                <text:p>68.3</text:p>
              </table:table-cell>
              <table:table-cell office:value-type="float" office:value="75.9">
                <text:p>75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68.5">
                <text:p>68.5</text:p>
              </table:table-cell>
              <table:table-cell office:value-type="float" office:value="76.2">
                <text:p>76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68.7">
                <text:p>68.7</text:p>
              </table:table-cell>
              <table:table-cell office:value-type="float" office:value="76.3">
                <text:p>76.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68.9">
                <text:p>68.9</text:p>
              </table:table-cell>
              <table:table-cell office:value-type="float" office:value="76.7">
                <text:p>76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69">
                <text:p>69</text:p>
              </table:table-cell>
              <table:table-cell office:value-type="float" office:value="76.9">
                <text:p>76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69.2">
                <text:p>69.2</text:p>
              </table:table-cell>
              <table:table-cell office:value-type="float" office:value="77.2">
                <text:p>77.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69.7">
                <text:p>69.7</text:p>
              </table:table-cell>
              <table:table-cell office:value-type="float" office:value="77.8">
                <text:p>77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69.8">
                <text:p>69.8</text:p>
              </table:table-cell>
              <table:table-cell office:value-type="float" office:value="77.9">
                <text:p>77.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70.1">
                <text:p>70.1</text:p>
              </table:table-cell>
              <table:table-cell office:value-type="float" office:value="78.3">
                <text:p>78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0.2">
                <text:p>70.2</text:p>
              </table:table-cell>
              <table:table-cell office:value-type="float" office:value="78.4">
                <text:p>7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70.4">
                <text:p>70.4</text:p>
              </table:table-cell>
              <table:table-cell office:value-type="float" office:value="78.5">
                <text:p>78.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70.7">
                <text:p>70.7</text:p>
              </table:table-cell>
              <table:table-cell office:value-type="float" office:value="78.9">
                <text:p>78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70.7">
                <text:p>70.7</text:p>
              </table:table-cell>
              <table:table-cell office:value-type="float" office:value="78.8">
                <text:p>78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71.2">
                <text:p>71.2</text:p>
              </table:table-cell>
              <table:table-cell office:value-type="float" office:value="79.3">
                <text:p>79.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71.3">
                <text:p>71.3</text:p>
              </table:table-cell>
              <table:table-cell office:value-type="float" office:value="79.4">
                <text:p>79.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71.5">
                <text:p>71.5</text:p>
              </table:table-cell>
              <table:table-cell office:value-type="float" office:value="79.7">
                <text:p>79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72">
                <text:p>72</text:p>
              </table:table-cell>
              <table:table-cell office:value-type="float" office:value="80.3">
                <text:p>80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72.3">
                <text:p>72.3</text:p>
              </table:table-cell>
              <table:table-cell office:value-type="float" office:value="80.5">
                <text:p>80.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2.5">
                <text:p>72.5</text:p>
              </table:table-cell>
              <table:table-cell office:value-type="float" office:value="80.6">
                <text:p>80.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2.75">
                <text:p>72.75</text:p>
              </table:table-cell>
              <table:table-cell office:value-type="float" office:value="80.96">
                <text:p>80.9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72.9">
                <text:p>72.9</text:p>
              </table:table-cell>
              <table:table-cell office:value-type="float" office:value="81.16">
                <text:p>81.1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73.17">
                <text:p>73.17</text:p>
              </table:table-cell>
              <table:table-cell office:value-type="float" office:value="81.45">
                <text:p>81.4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73.26">
                <text:p>73.26</text:p>
              </table:table-cell>
              <table:table-cell office:value-type="float" office:value="81.45">
                <text:p>81.4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73.68">
                <text:p>73.68</text:p>
              </table:table-cell>
              <table:table-cell office:value-type="float" office:value="81.89">
                <text:p>81.8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73.87">
                <text:p>73.87</text:p>
              </table:table-cell>
              <table:table-cell office:value-type="float" office:value="81.9">
                <text:p>81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74.1">
                <text:p>74.1</text:p>
              </table:table-cell>
              <table:table-cell office:value-type="float" office:value="82.06">
                <text:p>82.0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74.55">
                <text:p>74.55</text:p>
              </table:table-cell>
              <table:table-cell office:value-type="float" office:value="82.32">
                <text:p>82.3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74.77">
                <text:p>74.77</text:p>
              </table:table-cell>
              <table:table-cell office:value-type="float" office:value="82.42">
                <text:p>82.4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74.99">
                <text:p>74.99</text:p>
              </table:table-cell>
              <table:table-cell office:value-type="float" office:value="82.52">
                <text:p>82.5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5.29">
                <text:p>75.29</text:p>
              </table:table-cell>
              <table:table-cell office:value-type="float" office:value="82.8">
                <text:p>82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5.47">
                <text:p>75.47</text:p>
              </table:table-cell>
              <table:table-cell office:value-type="float" office:value="82.9">
                <text:p>82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5.8">
                <text:p>75.8</text:p>
              </table:table-cell>
              <table:table-cell office:value-type="float" office:value="83">
                <text:p>8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5.9">
                <text:p>75.9</text:p>
              </table:table-cell>
              <table:table-cell office:value-type="float" office:value="82.9">
                <text:p>82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76.8">
                <text:p>76.8</text:p>
              </table:table-cell>
              <table:table-cell office:value-type="float" office:value="83.9">
                <text:p>8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6.8">
                <text:p>76.8</text:p>
              </table:table-cell>
              <table:table-cell office:value-type="float" office:value="83.8">
                <text:p>83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77.2">
                <text:p>77.2</text:p>
              </table:table-cell>
              <table:table-cell office:value-type="float" office:value="84.2">
                <text:p>84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07 (p)</text:p>
              </table:table-cell>
              <table:table-cell office:value-type="float" office:value="77.6">
                <text:p>77.6</text:p>
              </table:table-cell>
              <table:table-cell office:value-type="float" office:value="84.5">
                <text:p>84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pt" style:font-size-asian="9pt" style:font-family-complex="Arial" style:font-size-complex="9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3">
      <style:chart-properties chart:display-label="true" chart:logarithmic="false" chart:maximum="800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graphic-properties draw:stroke="dash" draw:stroke-dash="Excel_20_line_20_dash_20_1"/>
    </style:style>
    <style:style style:name="ch9" style:family="chart" style:data-style-name="N3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696cm" fo:min-width="12.04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735cm" svg:height="11.643cm" xlink:href=".." xlink:type="simple" chart:class="chart:area" chart:column-mapping="0 1 3 2" chart:style-name="ch1">
        <chart:title svg:x="3.468cm" svg:y="0.266cm" chart:style-name="ch2">
          <text:p>Dépenses des ménages en programme audiovisuels</text:p>
        </chart:title>
        <chart:legend svg:x="2.225cm" svg:y="2.358cm" style:legend-expansion="high" chart:style-name="ch3"/>
        <chart:plot-area chart:style-name="ch4" table:cell-range-address="'Exemple 11'.A104:'Exemple 11'.D131 'Exemple 11'.A103:'Exemple 11'.D103 'Exemple 11'.E103:'Exemple 11'.E131" chart:data-source-has-labels="both" svg:x="0.341cm" svg:y="1.635cm" svg:width="15.439cm" svg:height="7.802cm">
          <chartooo:coordinate-region svg:x="1.269cm" svg:y="1.805cm" svg:width="14.287cm" svg:height="6.704cm"/>
          <chart:axis chart:dimension="x" chart:name="primary-x" chart:style-name="ch5" chartooo:axis-type="auto">
            <chartooo:date-scale/>
            <chart:title svg:x="14.895cm" svg:y="9.283cm" chart:style-name="ch6">
              <text:p>Années</text:p>
            </chart:title>
            <chart:categories table:cell-range-address="'Exemple 11'.A104:'Exemple 11'.A131"/>
          </chart:axis>
          <chart:axis chart:dimension="y" chart:name="primary-y" chart:style-name="ch7">
            <chart:title svg:x="0.267cm" svg:y="0.61cm" chart:style-name="ch6">
              <text:p>en millions d'euros </text:p>
            </chart:title>
            <chart:grid chart:style-name="ch8" chart:class="major"/>
          </chart:axis>
          <chart:series chart:style-name="ch9" chart:values-cell-range-address="'Exemple 11'.B104:'Exemple 11'.B131" chart:label-cell-address="'Exemple 11'.B103:'Exemple 11'.B103" chart:class="chart:area">
            <chart:data-point chart:repeated="28"/>
          </chart:series>
          <chart:series chart:style-name="ch10" chart:values-cell-range-address="'Exemple 11'.C104:'Exemple 11'.C131" chart:label-cell-address="'Exemple 11'.C103:'Exemple 11'.C103" chart:class="chart:area">
            <chart:data-point chart:repeated="28"/>
          </chart:series>
          <chart:series chart:style-name="ch11" chart:values-cell-range-address="'Exemple 11'.E104:'Exemple 11'.E131" chart:label-cell-address="'Exemple 11'.E103:'Exemple 11'.E103" chart:class="chart:area">
            <chart:data-point chart:repeated="28"/>
          </chart:series>
          <chart:series chart:style-name="ch12" chart:values-cell-range-address="'Exemple 11'.D104:'Exemple 11'.D131" chart:label-cell-address="'Exemple 11'.D103:'Exemple 11'.D103" chart:class="chart:area">
            <chart:data-point chart:repeated="28"/>
          </chart:series>
          <chart:wall chart:style-name="ch13"/>
          <chart:floor chart:style-name="ch14"/>
        </chart:plot-area>
        <draw:custom-shape draw:name="Text 1" draw:style-name="gr1" draw:text-style-name="P2" svg:width="12.158cm" svg:height="1.808cm" svg:x="0cm" svg:y="9.637cm">
          <text:p text:style-name="P1"><text:span text:style-name="T1">Abonnements : Canal+, câble et satellite. </text:span></text:p>
          <text:p text:style-name="P1"><text:span text:style-name="T1">Vidéos : y compris les ventes par Internet en 2004 et la vidéo à la demande depuis 2006.</text:span></text:p>
          <text:p text:style-name="P1"><text:span text:style-name="T1">Champ : France.</text:span></text:p>
          <text:p text:style-name="P1"><text:span text:style-name="T1">Source : Centre national de la cinématographie (CNC).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néma</text:p>
                <draw:g>
                  <svg:desc>'Exemple 11'.B103:'Exemple 11'.B103</svg:desc>
                </draw:g>
              </table:table-cell>
              <table:table-cell office:value-type="string">
                <text:p>Redevance (part "audiovisuel")</text:p>
                <draw:g>
                  <svg:desc>'Exemple 11'.C103:'Exemple 11'.C103</svg:desc>
                </draw:g>
              </table:table-cell>
              <table:table-cell office:value-type="string">
                <text:p>Vidéos</text:p>
                <draw:g>
                  <svg:desc>'Exemple 11'.E103:'Exemple 11'.E103</svg:desc>
                </draw:g>
              </table:table-cell>
              <table:table-cell office:value-type="string">
                <text:p>Abonnements</text:p>
                <draw:g>
                  <svg:desc>'Exemple 11'.D103:'Exemple 11'.D103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xemple 11'.A104:'Exemple 11'.A131</svg:desc>
                </draw:g>
              </table:table-cell>
              <table:table-cell office:value-type="float" office:value="429.906228609497">
                <text:p>429.906228609497</text:p>
                <draw:g>
                  <svg:desc>'Exemple 11'.B104:'Exemple 11'.B131</svg:desc>
                </draw:g>
              </table:table-cell>
              <table:table-cell office:value-type="float" office:value="421.673981678677">
                <text:p>421.673981678677</text:p>
                <draw:g>
                  <svg:desc>'Exemple 11'.C104:'Exemple 11'.C131</svg:desc>
                </draw:g>
              </table:table-cell>
              <table:table-cell office:value-type="float" office:value="79.4259379806908">
                <text:p>79.4259379806908</text:p>
                <draw:g>
                  <svg:desc>'Exemple 11'.E104:'Exemple 11'.E131</svg:desc>
                </draw:g>
              </table:table-cell>
              <table:table-cell office:value-type="float" office:value="0">
                <text:p>0</text:p>
                <draw:g>
                  <svg:desc>'Exemple 11'.D104:'Exemple 11'.D131</svg:desc>
                </draw:g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29.302987848289">
                <text:p>529.302987848289</text:p>
              </table:table-cell>
              <table:table-cell office:value-type="float" office:value="468.780728005037">
                <text:p>468.780728005037</text:p>
              </table:table-cell>
              <table:table-cell office:value-type="float" office:value="278.067007441037">
                <text:p>278.0670074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30.529135293929">
                <text:p>630.529135293929</text:p>
              </table:table-cell>
              <table:table-cell office:value-type="float" office:value="559.182995226821">
                <text:p>559.182995226821</text:p>
              </table:table-cell>
              <table:table-cell office:value-type="float" office:value="489.8186923838">
                <text:p>489.818692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671.233022896318">
                <text:p>671.233022896318</text:p>
              </table:table-cell>
              <table:table-cell office:value-type="float" office:value="624.126276569958">
                <text:p>624.126276569958</text:p>
              </table:table-cell>
              <table:table-cell office:value-type="float" office:value="517.259515486533">
                <text:p>517.25951548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82.361801154649">
                <text:p>682.361801154649</text:p>
              </table:table-cell>
              <table:table-cell office:value-type="float" office:value="711.936910498706">
                <text:p>711.936910498706</text:p>
              </table:table-cell>
              <table:table-cell office:value-type="float" office:value="494.697060935397">
                <text:p>494.697060935397</text:p>
              </table:table-cell>
              <table:table-cell office:value-type="float" office:value="15.244901723741">
                <text:p>15.24490172374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665.439960241296">
                <text:p>665.439960241296</text:p>
              </table:table-cell>
              <table:table-cell office:value-type="float" office:value="816.974283375282">
                <text:p>816.974283375282</text:p>
              </table:table-cell>
              <table:table-cell office:value-type="float" office:value="398.501731058591">
                <text:p>398.5017310585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74.434452258304">
                <text:p>674.434452258304</text:p>
              </table:table-cell>
              <table:table-cell office:value-type="float" office:value="839.231839891944">
                <text:p>839.231839891944</text:p>
              </table:table-cell>
              <table:table-cell office:value-type="float" office:value="479.299710194418">
                <text:p>479.299710194418</text:p>
              </table:table-cell>
              <table:table-cell office:value-type="float" office:value="273.188638889439">
                <text:p>273.188638889439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576.562183191886">
                <text:p>576.562183191886</text:p>
              </table:table-cell>
              <table:table-cell office:value-type="float" office:value="749.744266773584">
                <text:p>749.744266773584</text:p>
              </table:table-cell>
              <table:table-cell office:value-type="float" office:value="540.279317089382">
                <text:p>540.279317089382</text:p>
              </table:table-cell>
              <table:table-cell office:value-type="float" office:value="502.319511797267">
                <text:p>502.31951179726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53.694830606275">
                <text:p>553.694830606275</text:p>
              </table:table-cell>
              <table:table-cell office:value-type="float" office:value="739.682631635915">
                <text:p>739.682631635915</text:p>
              </table:table-cell>
              <table:table-cell office:value-type="float" office:value="626.108113794045">
                <text:p>626.108113794045</text:p>
              </table:table-cell>
              <table:table-cell office:value-type="float" office:value="659.799346603512">
                <text:p>659.79934660351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60.707485399195">
                <text:p>560.707485399195</text:p>
              </table:table-cell>
              <table:table-cell office:value-type="float" office:value="775.660599703944">
                <text:p>775.660599703944</text:p>
              </table:table-cell>
              <table:table-cell office:value-type="float" office:value="758.433860756117">
                <text:p>758.433860756117</text:p>
              </table:table-cell>
              <table:table-cell office:value-type="float" office:value="825.054081288865">
                <text:p>825.05408128886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83.269939950332">
                <text:p>583.269939950332</text:p>
              </table:table-cell>
              <table:table-cell office:value-type="float" office:value="879.173482408146">
                <text:p>879.173482408146</text:p>
              </table:table-cell>
              <table:table-cell office:value-type="float" office:value="954.940643975139">
                <text:p>954.94064397513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91.65463589839">
                <text:p>591.65463589839</text:p>
              </table:table-cell>
              <table:table-cell office:value-type="float" office:value="940.610436354822">
                <text:p>940.610436354822</text:p>
              </table:table-cell>
              <table:table-cell office:value-type="float" office:value="1135.13538234976">
                <text:p>1135.13538234976</text:p>
              </table:table-cell>
              <table:table-cell office:value-type="float" office:value="1063.1794462137">
                <text:p>1063.179446213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600.801576932634">
                <text:p>600.801576932634</text:p>
              </table:table-cell>
              <table:table-cell office:value-type="float" office:value="1098.70006723002">
                <text:p>1098.70006723002</text:p>
              </table:table-cell>
              <table:table-cell office:value-type="float" office:value="1196.4198872792">
                <text:p>1196.4198872792</text:p>
              </table:table-cell>
              <table:table-cell office:value-type="float" office:value="1177.05886209005">
                <text:p>1177.0588620900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688.917108895858">
                <text:p>688.917108895858</text:p>
              </table:table-cell>
              <table:table-cell office:value-type="float" office:value="1114.24986698823">
                <text:p>1114.24986698823</text:p>
              </table:table-cell>
              <table:table-cell office:value-type="float" office:value="1236.20908077816">
                <text:p>1236.20908077816</text:p>
              </table:table-cell>
              <table:table-cell office:value-type="float" office:value="1351.91788486136">
                <text:p>1351.9178848613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653.548936896778">
                <text:p>653.548936896778</text:p>
              </table:table-cell>
              <table:table-cell office:value-type="float" office:value="1178.88825029689">
                <text:p>1178.88825029689</text:p>
              </table:table-cell>
              <table:table-cell office:value-type="float" office:value="1282.09623496662">
                <text:p>1282.09623496662</text:p>
              </table:table-cell>
              <table:table-cell office:value-type="float" office:value="1474.94424177195">
                <text:p>1474.9442417719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690.136701033757">
                <text:p>690.136701033757</text:p>
              </table:table-cell>
              <table:table-cell office:value-type="float" office:value="1263.95480191537">
                <text:p>1263.95480191537</text:p>
              </table:table-cell>
              <table:table-cell office:value-type="float" office:value="1361.0648258956">
                <text:p>1361.0648258956</text:p>
              </table:table-cell>
              <table:table-cell office:value-type="float" office:value="1617.94141994064">
                <text:p>1617.941419940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725.962220084548">
                <text:p>725.962220084548</text:p>
              </table:table-cell>
              <table:table-cell office:value-type="float" office:value="1383.32238241226">
                <text:p>1383.32238241226</text:p>
              </table:table-cell>
              <table:table-cell office:value-type="float" office:value="1318.22665205189">
                <text:p>1318.2266520518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788.923664203599">
                <text:p>788.923664203599</text:p>
              </table:table-cell>
              <table:table-cell office:value-type="float" office:value="1396.28054887744">
                <text:p>1396.28054887744</text:p>
              </table:table-cell>
              <table:table-cell office:value-type="float" office:value="1279.9619487253">
                <text:p>1279.961948725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13.322062269326">
                <text:p>913.322062269326</text:p>
              </table:table-cell>
              <table:table-cell office:value-type="float" office:value="1370.66911398156">
                <text:p>1370.66911398156</text:p>
              </table:table-cell>
              <table:table-cell office:value-type="float" office:value="1295.96909553523">
                <text:p>1295.96909553523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823">
                <text:p>823</text:p>
              </table:table-cell>
              <table:table-cell office:value-type="float" office:value="1467.16934189284">
                <text:p>1467.16934189284</text:p>
              </table:table-cell>
              <table:table-cell office:value-type="float" office:value="1300.69501506959">
                <text:p>1300.6950150695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4">
                <text:p>894</text:p>
              </table:table-cell>
              <table:table-cell office:value-type="float" office:value="1571.7493677177">
                <text:p>1571.7493677177</text:p>
              </table:table-cell>
              <table:table-cell office:value-type="float" office:value="1051">
                <text:p>1051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21">
                <text:p>1021</text:p>
              </table:table-cell>
              <table:table-cell office:value-type="float" office:value="1573">
                <text:p>1573</text:p>
              </table:table-cell>
              <table:table-cell office:value-type="float" office:value="1245">
                <text:p>1245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030">
                <text:p>1030</text:p>
              </table:table-cell>
              <table:table-cell office:value-type="float" office:value="1572">
                <text:p>1572</text:p>
              </table:table-cell>
              <table:table-cell office:value-type="float" office:value="1478">
                <text:p>1478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996">
                <text:p>996</text:p>
              </table:table-cell>
              <table:table-cell office:value-type="float" office:value="1603">
                <text:p>1603</text:p>
              </table:table-cell>
              <table:table-cell office:value-type="float" office:value="1772">
                <text:p>177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139">
                <text:p>1139</text:p>
              </table:table-cell>
              <table:table-cell office:value-type="float" office:value="1677">
                <text:p>1677</text:p>
              </table:table-cell>
              <table:table-cell office:value-type="float" office:value="2049">
                <text:p>2049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031">
                <text:p>1031</text:p>
              </table:table-cell>
              <table:table-cell office:value-type="float" office:value="1734">
                <text:p>1734</text:p>
              </table:table-cell>
              <table:table-cell office:value-type="float" office:value="1889">
                <text:p>188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121">
                <text:p>1121</text:p>
              </table:table-cell>
              <table:table-cell office:value-type="float" office:value="1763">
                <text:p>1763</text:p>
              </table:table-cell>
              <table:table-cell office:value-type="float" office:value="1751">
                <text:p>175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56">
                <text:p>1056</text:p>
              </table:table-cell>
              <table:table-cell office:value-type="float" office:value="1764">
                <text:p>1764</text:p>
              </table:table-cell>
              <table:table-cell office:value-type="float" office:value="1559">
                <text:p>1559</text:p>
              </table:table-cell>
              <table:table-cell office:value-type="float" office:value="3245">
                <text:p>3245</text:p>
              </table:table-cell>
            </table:table-row>
          </table:table-rows>
        </table:table>
      </chart:chart>
    </office:chart>
  </office:body>
</office:document-content>
</file>

<file path=Object 1/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pt" style:font-size-asian="9pt" style:font-family-complex="Arial" style:font-size-complex="9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3">
      <style:chart-properties chart:display-label="true" chart:logarithmic="false" chart:maximum="800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graphic-properties draw:stroke="dash" draw:stroke-dash="Excel_20_line_20_dash_20_1"/>
    </style:style>
    <style:style style:name="ch9" style:family="chart" style:data-style-name="N3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697cm" fo:min-width="12.06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763cm" svg:height="11.669cm" xlink:href=".." xlink:type="simple" chart:class="chart:area" chart:column-mapping="0 1 3 2" chart:style-name="ch1">
        <chart:title svg:x="3.499cm" svg:y="0.266cm" chart:style-name="ch2">
          <text:p>Dépenses des ménages en programme audiovisuels</text:p>
        </chart:title>
        <chart:legend svg:x="2.233cm" svg:y="2.363cm" style:legend-expansion="high" chart:style-name="ch3"/>
        <chart:plot-area chart:style-name="ch4" table:cell-range-address="'Exemple 11'.A104:'Exemple 11'.D131 'Exemple 11'.A103:'Exemple 11'.D103 'Exemple 11'.E103:'Exemple 11'.E131" chart:data-source-has-labels="both" svg:x="0.342cm" svg:y="1.636cm" svg:width="15.465cm" svg:height="7.825cm">
          <chartooo:coordinate-region svg:x="1.27cm" svg:y="1.806cm" svg:width="14.314cm" svg:height="6.727cm"/>
          <chart:axis chart:dimension="x" chart:name="primary-x" chart:style-name="ch5" chartooo:axis-type="auto">
            <chartooo:date-scale/>
            <chart:title svg:x="14.92cm" svg:y="9.31cm" chart:style-name="ch6">
              <text:p>Années</text:p>
            </chart:title>
            <chart:categories table:cell-range-address="'Exemple 11'.A104:'Exemple 11'.A131"/>
          </chart:axis>
          <chart:axis chart:dimension="y" chart:name="primary-y" chart:style-name="ch7">
            <chart:title svg:x="0.267cm" svg:y="0.611cm" chart:style-name="ch6">
              <text:p>en millions d'euros </text:p>
            </chart:title>
            <chart:grid chart:style-name="ch8" chart:class="major"/>
          </chart:axis>
          <chart:series chart:style-name="ch9" chart:values-cell-range-address="'Exemple 11'.B104:'Exemple 11'.B131" chart:label-cell-address="'Exemple 11'.B103:'Exemple 11'.B103" chart:class="chart:area">
            <chart:data-point chart:repeated="28"/>
          </chart:series>
          <chart:series chart:style-name="ch10" chart:values-cell-range-address="'Exemple 11'.C104:'Exemple 11'.C131" chart:label-cell-address="'Exemple 11'.C103:'Exemple 11'.C103" chart:class="chart:area">
            <chart:data-point chart:repeated="28"/>
          </chart:series>
          <chart:series chart:style-name="ch11" chart:values-cell-range-address="'Exemple 11'.E104:'Exemple 11'.E131" chart:label-cell-address="'Exemple 11'.E103:'Exemple 11'.E103" chart:class="chart:area">
            <chart:data-point chart:repeated="28"/>
          </chart:series>
          <chart:series chart:style-name="ch12" chart:values-cell-range-address="'Exemple 11'.D104:'Exemple 11'.D131" chart:label-cell-address="'Exemple 11'.D103:'Exemple 11'.D103" chart:class="chart:area">
            <chart:data-point chart:repeated="28"/>
          </chart:series>
          <chart:wall chart:style-name="ch13"/>
          <chart:floor chart:style-name="ch14"/>
        </chart:plot-area>
        <draw:custom-shape draw:name="Text 1" draw:style-name="gr1" draw:text-style-name="P2" svg:width="12.178cm" svg:height="1.809cm" svg:x="0cm" svg:y="9.66cm">
          <text:p text:style-name="P1"><text:span text:style-name="T1">Abonnements : Canal+, câble et satellite. </text:span></text:p>
          <text:p text:style-name="P1"><text:span text:style-name="T1">Vidéos : y compris les ventes par Internet en 2004 et la vidéo à la demande depuis 2006.</text:span></text:p>
          <text:p text:style-name="P1"><text:span text:style-name="T1">Champ : France.</text:span></text:p>
          <text:p text:style-name="P1"><text:span text:style-name="T1">Source : Centre national de la cinématographie (CNC).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néma</text:p>
                <draw:g>
                  <svg:desc>'Exemple 11'.B103:'Exemple 11'.B103</svg:desc>
                </draw:g>
              </table:table-cell>
              <table:table-cell office:value-type="string">
                <text:p>Redevance (part "audiovisuel")</text:p>
                <draw:g>
                  <svg:desc>'Exemple 11'.C103:'Exemple 11'.C103</svg:desc>
                </draw:g>
              </table:table-cell>
              <table:table-cell office:value-type="string">
                <text:p>Vidéos</text:p>
                <draw:g>
                  <svg:desc>'Exemple 11'.E103:'Exemple 11'.E103</svg:desc>
                </draw:g>
              </table:table-cell>
              <table:table-cell office:value-type="string">
                <text:p>Abonnements</text:p>
                <draw:g>
                  <svg:desc>'Exemple 11'.D103:'Exemple 11'.D103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xemple 11'.A104:'Exemple 11'.A131</svg:desc>
                </draw:g>
              </table:table-cell>
              <table:table-cell office:value-type="float" office:value="429.906228609497">
                <text:p>429.906228609497</text:p>
                <draw:g>
                  <svg:desc>'Exemple 11'.B104:'Exemple 11'.B131</svg:desc>
                </draw:g>
              </table:table-cell>
              <table:table-cell office:value-type="float" office:value="421.673981678677">
                <text:p>421.673981678677</text:p>
                <draw:g>
                  <svg:desc>'Exemple 11'.C104:'Exemple 11'.C131</svg:desc>
                </draw:g>
              </table:table-cell>
              <table:table-cell office:value-type="float" office:value="79.4259379806908">
                <text:p>79.4259379806908</text:p>
                <draw:g>
                  <svg:desc>'Exemple 11'.E104:'Exemple 11'.E131</svg:desc>
                </draw:g>
              </table:table-cell>
              <table:table-cell office:value-type="float" office:value="0">
                <text:p>0</text:p>
                <draw:g>
                  <svg:desc>'Exemple 11'.D104:'Exemple 11'.D131</svg:desc>
                </draw:g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29.302987848289">
                <text:p>529.302987848289</text:p>
              </table:table-cell>
              <table:table-cell office:value-type="float" office:value="468.780728005037">
                <text:p>468.780728005037</text:p>
              </table:table-cell>
              <table:table-cell office:value-type="float" office:value="278.067007441037">
                <text:p>278.0670074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30.529135293929">
                <text:p>630.529135293929</text:p>
              </table:table-cell>
              <table:table-cell office:value-type="float" office:value="559.182995226821">
                <text:p>559.182995226821</text:p>
              </table:table-cell>
              <table:table-cell office:value-type="float" office:value="489.8186923838">
                <text:p>489.818692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671.233022896318">
                <text:p>671.233022896318</text:p>
              </table:table-cell>
              <table:table-cell office:value-type="float" office:value="624.126276569958">
                <text:p>624.126276569958</text:p>
              </table:table-cell>
              <table:table-cell office:value-type="float" office:value="517.259515486533">
                <text:p>517.25951548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82.361801154649">
                <text:p>682.361801154649</text:p>
              </table:table-cell>
              <table:table-cell office:value-type="float" office:value="711.936910498706">
                <text:p>711.936910498706</text:p>
              </table:table-cell>
              <table:table-cell office:value-type="float" office:value="494.697060935397">
                <text:p>494.697060935397</text:p>
              </table:table-cell>
              <table:table-cell office:value-type="float" office:value="15.244901723741">
                <text:p>15.24490172374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665.439960241296">
                <text:p>665.439960241296</text:p>
              </table:table-cell>
              <table:table-cell office:value-type="float" office:value="816.974283375282">
                <text:p>816.974283375282</text:p>
              </table:table-cell>
              <table:table-cell office:value-type="float" office:value="398.501731058591">
                <text:p>398.5017310585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74.434452258304">
                <text:p>674.434452258304</text:p>
              </table:table-cell>
              <table:table-cell office:value-type="float" office:value="839.231839891944">
                <text:p>839.231839891944</text:p>
              </table:table-cell>
              <table:table-cell office:value-type="float" office:value="479.299710194418">
                <text:p>479.299710194418</text:p>
              </table:table-cell>
              <table:table-cell office:value-type="float" office:value="273.188638889439">
                <text:p>273.188638889439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576.562183191886">
                <text:p>576.562183191886</text:p>
              </table:table-cell>
              <table:table-cell office:value-type="float" office:value="749.744266773584">
                <text:p>749.744266773584</text:p>
              </table:table-cell>
              <table:table-cell office:value-type="float" office:value="540.279317089382">
                <text:p>540.279317089382</text:p>
              </table:table-cell>
              <table:table-cell office:value-type="float" office:value="502.319511797267">
                <text:p>502.31951179726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53.694830606275">
                <text:p>553.694830606275</text:p>
              </table:table-cell>
              <table:table-cell office:value-type="float" office:value="739.682631635915">
                <text:p>739.682631635915</text:p>
              </table:table-cell>
              <table:table-cell office:value-type="float" office:value="626.108113794045">
                <text:p>626.108113794045</text:p>
              </table:table-cell>
              <table:table-cell office:value-type="float" office:value="659.799346603512">
                <text:p>659.79934660351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60.707485399195">
                <text:p>560.707485399195</text:p>
              </table:table-cell>
              <table:table-cell office:value-type="float" office:value="775.660599703944">
                <text:p>775.660599703944</text:p>
              </table:table-cell>
              <table:table-cell office:value-type="float" office:value="758.433860756117">
                <text:p>758.433860756117</text:p>
              </table:table-cell>
              <table:table-cell office:value-type="float" office:value="825.054081288865">
                <text:p>825.05408128886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83.269939950332">
                <text:p>583.269939950332</text:p>
              </table:table-cell>
              <table:table-cell office:value-type="float" office:value="879.173482408146">
                <text:p>879.173482408146</text:p>
              </table:table-cell>
              <table:table-cell office:value-type="float" office:value="954.940643975139">
                <text:p>954.94064397513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91.65463589839">
                <text:p>591.65463589839</text:p>
              </table:table-cell>
              <table:table-cell office:value-type="float" office:value="940.610436354822">
                <text:p>940.610436354822</text:p>
              </table:table-cell>
              <table:table-cell office:value-type="float" office:value="1135.13538234976">
                <text:p>1135.13538234976</text:p>
              </table:table-cell>
              <table:table-cell office:value-type="float" office:value="1063.1794462137">
                <text:p>1063.179446213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600.801576932634">
                <text:p>600.801576932634</text:p>
              </table:table-cell>
              <table:table-cell office:value-type="float" office:value="1098.70006723002">
                <text:p>1098.70006723002</text:p>
              </table:table-cell>
              <table:table-cell office:value-type="float" office:value="1196.4198872792">
                <text:p>1196.4198872792</text:p>
              </table:table-cell>
              <table:table-cell office:value-type="float" office:value="1177.05886209005">
                <text:p>1177.0588620900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688.917108895858">
                <text:p>688.917108895858</text:p>
              </table:table-cell>
              <table:table-cell office:value-type="float" office:value="1114.24986698823">
                <text:p>1114.24986698823</text:p>
              </table:table-cell>
              <table:table-cell office:value-type="float" office:value="1236.20908077816">
                <text:p>1236.20908077816</text:p>
              </table:table-cell>
              <table:table-cell office:value-type="float" office:value="1351.91788486136">
                <text:p>1351.9178848613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653.548936896778">
                <text:p>653.548936896778</text:p>
              </table:table-cell>
              <table:table-cell office:value-type="float" office:value="1178.88825029689">
                <text:p>1178.88825029689</text:p>
              </table:table-cell>
              <table:table-cell office:value-type="float" office:value="1282.09623496662">
                <text:p>1282.09623496662</text:p>
              </table:table-cell>
              <table:table-cell office:value-type="float" office:value="1474.94424177195">
                <text:p>1474.9442417719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690.136701033757">
                <text:p>690.136701033757</text:p>
              </table:table-cell>
              <table:table-cell office:value-type="float" office:value="1263.95480191537">
                <text:p>1263.95480191537</text:p>
              </table:table-cell>
              <table:table-cell office:value-type="float" office:value="1361.0648258956">
                <text:p>1361.0648258956</text:p>
              </table:table-cell>
              <table:table-cell office:value-type="float" office:value="1617.94141994064">
                <text:p>1617.941419940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725.962220084548">
                <text:p>725.962220084548</text:p>
              </table:table-cell>
              <table:table-cell office:value-type="float" office:value="1383.32238241226">
                <text:p>1383.32238241226</text:p>
              </table:table-cell>
              <table:table-cell office:value-type="float" office:value="1318.22665205189">
                <text:p>1318.2266520518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788.923664203599">
                <text:p>788.923664203599</text:p>
              </table:table-cell>
              <table:table-cell office:value-type="float" office:value="1396.28054887744">
                <text:p>1396.28054887744</text:p>
              </table:table-cell>
              <table:table-cell office:value-type="float" office:value="1279.9619487253">
                <text:p>1279.961948725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13.322062269326">
                <text:p>913.322062269326</text:p>
              </table:table-cell>
              <table:table-cell office:value-type="float" office:value="1370.66911398156">
                <text:p>1370.66911398156</text:p>
              </table:table-cell>
              <table:table-cell office:value-type="float" office:value="1295.96909553523">
                <text:p>1295.96909553523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823">
                <text:p>823</text:p>
              </table:table-cell>
              <table:table-cell office:value-type="float" office:value="1467.16934189284">
                <text:p>1467.16934189284</text:p>
              </table:table-cell>
              <table:table-cell office:value-type="float" office:value="1300.69501506959">
                <text:p>1300.6950150695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4">
                <text:p>894</text:p>
              </table:table-cell>
              <table:table-cell office:value-type="float" office:value="1571.7493677177">
                <text:p>1571.7493677177</text:p>
              </table:table-cell>
              <table:table-cell office:value-type="float" office:value="1051">
                <text:p>1051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21">
                <text:p>1021</text:p>
              </table:table-cell>
              <table:table-cell office:value-type="float" office:value="1573">
                <text:p>1573</text:p>
              </table:table-cell>
              <table:table-cell office:value-type="float" office:value="1245">
                <text:p>1245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030">
                <text:p>1030</text:p>
              </table:table-cell>
              <table:table-cell office:value-type="float" office:value="1572">
                <text:p>1572</text:p>
              </table:table-cell>
              <table:table-cell office:value-type="float" office:value="1478">
                <text:p>1478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996">
                <text:p>996</text:p>
              </table:table-cell>
              <table:table-cell office:value-type="float" office:value="1603">
                <text:p>1603</text:p>
              </table:table-cell>
              <table:table-cell office:value-type="float" office:value="1772">
                <text:p>177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139">
                <text:p>1139</text:p>
              </table:table-cell>
              <table:table-cell office:value-type="float" office:value="1677">
                <text:p>1677</text:p>
              </table:table-cell>
              <table:table-cell office:value-type="float" office:value="2049">
                <text:p>2049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031">
                <text:p>1031</text:p>
              </table:table-cell>
              <table:table-cell office:value-type="float" office:value="1734">
                <text:p>1734</text:p>
              </table:table-cell>
              <table:table-cell office:value-type="float" office:value="1889">
                <text:p>188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121">
                <text:p>1121</text:p>
              </table:table-cell>
              <table:table-cell office:value-type="float" office:value="1763">
                <text:p>1763</text:p>
              </table:table-cell>
              <table:table-cell office:value-type="float" office:value="1751">
                <text:p>175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56">
                <text:p>1056</text:p>
              </table:table-cell>
              <table:table-cell office:value-type="float" office:value="1764">
                <text:p>1764</text:p>
              </table:table-cell>
              <table:table-cell office:value-type="float" office:value="1559">
                <text:p>1559</text:p>
              </table:table-cell>
              <table:table-cell office:value-type="float" office:value="3245">
                <text:p>3245</text:p>
              </table:table-cell>
            </table:table-row>
          </table:table-rows>
        </table:table>
      </chart:chart>
    </office:chart>
  </office:body>
</office:document-content>
</file>

<file path=Object 1/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3">
      <style:chart-properties chart:display-label="true" chart:logarithmic="false" chart:maximum="800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graphic-properties draw:stroke="dash" draw:stroke-dash="Excel_20_line_20_dash_20_1"/>
    </style:style>
    <style:style style:name="ch8" style:family="chart" style:data-style-name="N3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1.242cm" fo:min-width="10.37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family-complex="Arial" style:font-family-generic-complex="swiss" style:font-pitch-complex="variable" style:font-size-complex="7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3.055cm" svg:height="8.336cm" xlink:href=".." xlink:type="simple" chart:class="chart:area" chart:column-mapping="0 1 3 2" chart:style-name="ch1">
        <chart:title svg:x="2.928cm" svg:y="0.213cm" chart:style-name="ch2">
          <text:p>Dépenses des ménages en programme audiovisuels</text:p>
        </chart:title>
        <chart:legend svg:x="1.499cm" svg:y="1.648cm" style:legend-expansion="custom" chartooo:width="5.044cm" chartooo:height="1.587cm" style:legend-expansion-aspect-ratio="3.17832388153749" chart:style-name="ch3"/>
        <chart:plot-area chart:style-name="ch4" table:cell-range-address="'Exemple 11'.A104:'Exemple 11'.D131 'Exemple 11'.A103:'Exemple 11'.D103 'Exemple 11'.E103:'Exemple 11'.E131" chart:data-source-has-labels="both" svg:x="0.318cm" svg:y="1.282cm" svg:width="11.954cm" svg:height="5.324cm">
          <chartooo:coordinate-region svg:x="1.246cm" svg:y="1.452cm" svg:width="11.026cm" svg:height="4.245cm"/>
          <chart:axis chart:dimension="x" chart:name="primary-x" chart:style-name="ch5" chartooo:axis-type="auto">
            <chartooo:date-scale/>
            <chart:categories table:cell-range-address="'Exemple 11'.A104:'Exemple 11'.A131"/>
          </chart:axis>
          <chart:axis chart:dimension="y" chart:name="primary-y" chart:style-name="ch6">
            <chart:title svg:x="0.105cm" svg:y="0.452cm" chart:style-name="ch2">
              <text:p>en millions d'euros </text:p>
            </chart:title>
            <chart:grid chart:style-name="ch7" chart:class="major"/>
          </chart:axis>
          <chart:series chart:style-name="ch8" chart:values-cell-range-address="'Exemple 11'.B104:'Exemple 11'.B131" chart:label-cell-address="'Exemple 11'.B103:'Exemple 11'.B103" chart:class="chart:area">
            <chart:data-point chart:repeated="28"/>
          </chart:series>
          <chart:series chart:style-name="ch9" chart:values-cell-range-address="'Exemple 11'.C104:'Exemple 11'.C131" chart:label-cell-address="'Exemple 11'.C103:'Exemple 11'.C103" chart:class="chart:area">
            <chart:data-point chart:repeated="28"/>
          </chart:series>
          <chart:series chart:style-name="ch10" chart:values-cell-range-address="'Exemple 11'.E104:'Exemple 11'.E131" chart:label-cell-address="'Exemple 11'.E103:'Exemple 11'.E103" chart:class="chart:area">
            <chart:data-point chart:repeated="28"/>
          </chart:series>
          <chart:series chart:style-name="ch11" chart:values-cell-range-address="'Exemple 11'.D104:'Exemple 11'.D131" chart:label-cell-address="'Exemple 11'.D103:'Exemple 11'.D103" chart:class="chart:area">
            <chart:data-point chart:repeated="28"/>
          </chart:series>
          <chart:wall chart:style-name="ch12"/>
          <chart:floor chart:style-name="ch13"/>
        </chart:plot-area>
        <draw:custom-shape draw:name="Text 1" draw:style-name="gr1" draw:text-style-name="P2" svg:width="10.484cm" svg:height="1.354cm" svg:x="0.166cm" svg:y="6.813cm">
          <text:p text:style-name="P1"><text:span text:style-name="T1">Abonnements : Canal+, câble et satellite. </text:span></text:p>
          <text:p text:style-name="P1"><text:span text:style-name="T1">Vidéos : y compris les ventes par Internet en 2004 et la vidéo à la demande depuis 2006.</text:span></text:p>
          <text:p text:style-name="P1"><text:span text:style-name="T1">Champ : France.</text:span></text:p>
          <text:p text:style-name="P1"><text:span text:style-name="T1">Source : Centre national de la cinématographie (CNC).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néma</text:p>
                <draw:g>
                  <svg:desc>'Exemple 11'.B103:'Exemple 11'.B103</svg:desc>
                </draw:g>
              </table:table-cell>
              <table:table-cell office:value-type="string">
                <text:p>Redevance (part "audiovisuel")</text:p>
                <draw:g>
                  <svg:desc>'Exemple 11'.C103:'Exemple 11'.C103</svg:desc>
                </draw:g>
              </table:table-cell>
              <table:table-cell office:value-type="string">
                <text:p>Vidéos</text:p>
                <draw:g>
                  <svg:desc>'Exemple 11'.E103:'Exemple 11'.E103</svg:desc>
                </draw:g>
              </table:table-cell>
              <table:table-cell office:value-type="string">
                <text:p>Abonnements</text:p>
                <draw:g>
                  <svg:desc>'Exemple 11'.D103:'Exemple 11'.D103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xemple 11'.A104:'Exemple 11'.A131</svg:desc>
                </draw:g>
              </table:table-cell>
              <table:table-cell office:value-type="float" office:value="429.906228609497">
                <text:p>429.906228609497</text:p>
                <draw:g>
                  <svg:desc>'Exemple 11'.B104:'Exemple 11'.B131</svg:desc>
                </draw:g>
              </table:table-cell>
              <table:table-cell office:value-type="float" office:value="421.673981678677">
                <text:p>421.673981678677</text:p>
                <draw:g>
                  <svg:desc>'Exemple 11'.C104:'Exemple 11'.C131</svg:desc>
                </draw:g>
              </table:table-cell>
              <table:table-cell office:value-type="float" office:value="79.4259379806908">
                <text:p>79.4259379806908</text:p>
                <draw:g>
                  <svg:desc>'Exemple 11'.E104:'Exemple 11'.E131</svg:desc>
                </draw:g>
              </table:table-cell>
              <table:table-cell office:value-type="float" office:value="0">
                <text:p>0</text:p>
                <draw:g>
                  <svg:desc>'Exemple 11'.D104:'Exemple 11'.D131</svg:desc>
                </draw:g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29.302987848289">
                <text:p>529.302987848289</text:p>
              </table:table-cell>
              <table:table-cell office:value-type="float" office:value="468.780728005037">
                <text:p>468.780728005037</text:p>
              </table:table-cell>
              <table:table-cell office:value-type="float" office:value="278.067007441037">
                <text:p>278.0670074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30.529135293929">
                <text:p>630.529135293929</text:p>
              </table:table-cell>
              <table:table-cell office:value-type="float" office:value="559.182995226821">
                <text:p>559.182995226821</text:p>
              </table:table-cell>
              <table:table-cell office:value-type="float" office:value="489.8186923838">
                <text:p>489.818692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671.233022896318">
                <text:p>671.233022896318</text:p>
              </table:table-cell>
              <table:table-cell office:value-type="float" office:value="624.126276569958">
                <text:p>624.126276569958</text:p>
              </table:table-cell>
              <table:table-cell office:value-type="float" office:value="517.259515486533">
                <text:p>517.259515486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82.361801154649">
                <text:p>682.361801154649</text:p>
              </table:table-cell>
              <table:table-cell office:value-type="float" office:value="711.936910498706">
                <text:p>711.936910498706</text:p>
              </table:table-cell>
              <table:table-cell office:value-type="float" office:value="494.697060935397">
                <text:p>494.697060935397</text:p>
              </table:table-cell>
              <table:table-cell office:value-type="float" office:value="15.244901723741">
                <text:p>15.24490172374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665.439960241296">
                <text:p>665.439960241296</text:p>
              </table:table-cell>
              <table:table-cell office:value-type="float" office:value="816.974283375282">
                <text:p>816.974283375282</text:p>
              </table:table-cell>
              <table:table-cell office:value-type="float" office:value="398.501731058591">
                <text:p>398.5017310585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74.434452258304">
                <text:p>674.434452258304</text:p>
              </table:table-cell>
              <table:table-cell office:value-type="float" office:value="839.231839891944">
                <text:p>839.231839891944</text:p>
              </table:table-cell>
              <table:table-cell office:value-type="float" office:value="479.299710194418">
                <text:p>479.299710194418</text:p>
              </table:table-cell>
              <table:table-cell office:value-type="float" office:value="273.188638889439">
                <text:p>273.188638889439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576.562183191886">
                <text:p>576.562183191886</text:p>
              </table:table-cell>
              <table:table-cell office:value-type="float" office:value="749.744266773584">
                <text:p>749.744266773584</text:p>
              </table:table-cell>
              <table:table-cell office:value-type="float" office:value="540.279317089382">
                <text:p>540.279317089382</text:p>
              </table:table-cell>
              <table:table-cell office:value-type="float" office:value="502.319511797267">
                <text:p>502.31951179726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53.694830606275">
                <text:p>553.694830606275</text:p>
              </table:table-cell>
              <table:table-cell office:value-type="float" office:value="739.682631635915">
                <text:p>739.682631635915</text:p>
              </table:table-cell>
              <table:table-cell office:value-type="float" office:value="626.108113794045">
                <text:p>626.108113794045</text:p>
              </table:table-cell>
              <table:table-cell office:value-type="float" office:value="659.799346603512">
                <text:p>659.79934660351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60.707485399195">
                <text:p>560.707485399195</text:p>
              </table:table-cell>
              <table:table-cell office:value-type="float" office:value="775.660599703944">
                <text:p>775.660599703944</text:p>
              </table:table-cell>
              <table:table-cell office:value-type="float" office:value="758.433860756117">
                <text:p>758.433860756117</text:p>
              </table:table-cell>
              <table:table-cell office:value-type="float" office:value="825.054081288865">
                <text:p>825.05408128886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83.269939950332">
                <text:p>583.269939950332</text:p>
              </table:table-cell>
              <table:table-cell office:value-type="float" office:value="879.173482408146">
                <text:p>879.173482408146</text:p>
              </table:table-cell>
              <table:table-cell office:value-type="float" office:value="954.940643975139">
                <text:p>954.94064397513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91.65463589839">
                <text:p>591.65463589839</text:p>
              </table:table-cell>
              <table:table-cell office:value-type="float" office:value="940.610436354822">
                <text:p>940.610436354822</text:p>
              </table:table-cell>
              <table:table-cell office:value-type="float" office:value="1135.13538234976">
                <text:p>1135.13538234976</text:p>
              </table:table-cell>
              <table:table-cell office:value-type="float" office:value="1063.1794462137">
                <text:p>1063.179446213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600.801576932634">
                <text:p>600.801576932634</text:p>
              </table:table-cell>
              <table:table-cell office:value-type="float" office:value="1098.70006723002">
                <text:p>1098.70006723002</text:p>
              </table:table-cell>
              <table:table-cell office:value-type="float" office:value="1196.4198872792">
                <text:p>1196.4198872792</text:p>
              </table:table-cell>
              <table:table-cell office:value-type="float" office:value="1177.05886209005">
                <text:p>1177.0588620900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688.917108895858">
                <text:p>688.917108895858</text:p>
              </table:table-cell>
              <table:table-cell office:value-type="float" office:value="1114.24986698823">
                <text:p>1114.24986698823</text:p>
              </table:table-cell>
              <table:table-cell office:value-type="float" office:value="1236.20908077816">
                <text:p>1236.20908077816</text:p>
              </table:table-cell>
              <table:table-cell office:value-type="float" office:value="1351.91788486136">
                <text:p>1351.9178848613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653.548936896778">
                <text:p>653.548936896778</text:p>
              </table:table-cell>
              <table:table-cell office:value-type="float" office:value="1178.88825029689">
                <text:p>1178.88825029689</text:p>
              </table:table-cell>
              <table:table-cell office:value-type="float" office:value="1282.09623496662">
                <text:p>1282.09623496662</text:p>
              </table:table-cell>
              <table:table-cell office:value-type="float" office:value="1474.94424177195">
                <text:p>1474.94424177195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690.136701033757">
                <text:p>690.136701033757</text:p>
              </table:table-cell>
              <table:table-cell office:value-type="float" office:value="1263.95480191537">
                <text:p>1263.95480191537</text:p>
              </table:table-cell>
              <table:table-cell office:value-type="float" office:value="1361.0648258956">
                <text:p>1361.0648258956</text:p>
              </table:table-cell>
              <table:table-cell office:value-type="float" office:value="1617.94141994064">
                <text:p>1617.941419940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725.962220084548">
                <text:p>725.962220084548</text:p>
              </table:table-cell>
              <table:table-cell office:value-type="float" office:value="1383.32238241226">
                <text:p>1383.32238241226</text:p>
              </table:table-cell>
              <table:table-cell office:value-type="float" office:value="1318.22665205189">
                <text:p>1318.2266520518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788.923664203599">
                <text:p>788.923664203599</text:p>
              </table:table-cell>
              <table:table-cell office:value-type="float" office:value="1396.28054887744">
                <text:p>1396.28054887744</text:p>
              </table:table-cell>
              <table:table-cell office:value-type="float" office:value="1279.9619487253">
                <text:p>1279.961948725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913.322062269326">
                <text:p>913.322062269326</text:p>
              </table:table-cell>
              <table:table-cell office:value-type="float" office:value="1370.66911398156">
                <text:p>1370.66911398156</text:p>
              </table:table-cell>
              <table:table-cell office:value-type="float" office:value="1295.96909553523">
                <text:p>1295.96909553523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823">
                <text:p>823</text:p>
              </table:table-cell>
              <table:table-cell office:value-type="float" office:value="1467.16934189284">
                <text:p>1467.16934189284</text:p>
              </table:table-cell>
              <table:table-cell office:value-type="float" office:value="1300.69501506959">
                <text:p>1300.6950150695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4">
                <text:p>894</text:p>
              </table:table-cell>
              <table:table-cell office:value-type="float" office:value="1571.7493677177">
                <text:p>1571.7493677177</text:p>
              </table:table-cell>
              <table:table-cell office:value-type="float" office:value="1051">
                <text:p>1051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021">
                <text:p>1021</text:p>
              </table:table-cell>
              <table:table-cell office:value-type="float" office:value="1573">
                <text:p>1573</text:p>
              </table:table-cell>
              <table:table-cell office:value-type="float" office:value="1245">
                <text:p>1245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030">
                <text:p>1030</text:p>
              </table:table-cell>
              <table:table-cell office:value-type="float" office:value="1572">
                <text:p>1572</text:p>
              </table:table-cell>
              <table:table-cell office:value-type="float" office:value="1478">
                <text:p>1478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996">
                <text:p>996</text:p>
              </table:table-cell>
              <table:table-cell office:value-type="float" office:value="1603">
                <text:p>1603</text:p>
              </table:table-cell>
              <table:table-cell office:value-type="float" office:value="1772">
                <text:p>1772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139">
                <text:p>1139</text:p>
              </table:table-cell>
              <table:table-cell office:value-type="float" office:value="1677">
                <text:p>1677</text:p>
              </table:table-cell>
              <table:table-cell office:value-type="float" office:value="2049">
                <text:p>2049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031">
                <text:p>1031</text:p>
              </table:table-cell>
              <table:table-cell office:value-type="float" office:value="1734">
                <text:p>1734</text:p>
              </table:table-cell>
              <table:table-cell office:value-type="float" office:value="1889">
                <text:p>188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121">
                <text:p>1121</text:p>
              </table:table-cell>
              <table:table-cell office:value-type="float" office:value="1763">
                <text:p>1763</text:p>
              </table:table-cell>
              <table:table-cell office:value-type="float" office:value="1751">
                <text:p>175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56">
                <text:p>1056</text:p>
              </table:table-cell>
              <table:table-cell office:value-type="float" office:value="1764">
                <text:p>1764</text:p>
              </table:table-cell>
              <table:table-cell office:value-type="float" office:value="1559">
                <text:p>1559</text:p>
              </table:table-cell>
              <table:table-cell office:value-type="float" office:value="3245">
                <text:p>3245</text:p>
              </table:table-cell>
            </table:table-row>
          </table:table-rows>
        </table:table>
      </chart:chart>
    </office:chart>
  </office:body>
</office:document-content>
</file>

<file path=Object 1/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stroke="none"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3">
      <style:chart-properties chart:display-label="true" chart:logarithmic="false" chart:maximum="3500" chart:gap-width="150" chart:reverse-direction="fals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3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7cm" svg:stroke-color="#ff9900" draw:fill-color="#ff99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88cm" fo:min-width="12.73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4.432cm" svg:height="6.695cm" xlink:href=".." xlink:type="simple" chart:class="chart:bar" chart:style-name="ch1">
        <chart:title svg:x="3.926cm" svg:y="0.269cm" chart:style-name="ch2">
          <text:p>Entreprises contrôlées majoritairement par l'Etat</text:p>
        </chart:title>
        <chart:legend svg:x="0.131cm" svg:y="0.727cm" style:legend-expansion="custom" chartooo:width="13.405cm" chartooo:height="0.776cm" style:legend-expansion-aspect-ratio="17.2744845360825" chart:style-name="ch3"/>
        <chart:plot-area chart:style-name="ch4" table:cell-range-address="'Exemple 12'.O2:'Exemple 12'.Q25" chart:data-source-has-labels="both" svg:x="0.892cm" svg:y="1.38cm" svg:width="12.758cm" svg:height="4.357cm">
          <chartooo:coordinate-region svg:x="1.82cm" svg:y="1.55cm" svg:width="11.83cm" svg:height="3.278cm"/>
          <chart:axis chart:dimension="x" chart:name="primary-x" chart:style-name="ch5" chartooo:axis-type="auto">
            <chartooo:date-scale/>
            <chart:categories table:cell-range-address="'Exemple 12'.O3:'Exemple 12'.O25"/>
          </chart:axis>
          <chart:axis chart:dimension="y" chart:name="primary-y" chart:style-name="ch6">
            <chart:grid chart:class="major"/>
          </chart:axis>
          <chart:series chart:style-name="ch7" chart:values-cell-range-address="'Exemple 12'.P3:'Exemple 12'.P25" chart:label-cell-address="'Exemple 12'.P2:'Exemple 12'.P2" chart:class="chart:bar">
            <chart:data-point chart:repeated="23"/>
          </chart:series>
          <chart:series chart:style-name="ch8" chart:values-cell-range-address="'Exemple 12'.Q3:'Exemple 12'.Q25" chart:label-cell-address="'Exemple 12'.Q2:'Exemple 12'.Q2" chart:class="chart:line">
            <chart:data-point chart:repeated="23"/>
          </chart:series>
          <chart:wall chart:style-name="ch9"/>
          <chart:floor chart:style-name="ch10"/>
        </chart:plot-area>
        <draw:custom-shape draw:name="Text 1" draw:style-name="gr1" draw:text-style-name="P2" svg:width="12.844cm" svg:height="0.8cm" svg:x="0.368cm" svg:y="5.679cm">
          <text:p text:style-name="P1"><text:span text:style-name="T1">Source : Insee, répertoire des entreprises contrôlées majoritairement par l'Etat (Recme).</text:span></text:p>
          <text:p text:style-name="P1"><text:span text:style-name="T1">Données au 31 décembre.</text:span></text:p>
          <draw:enhanced-geometry draw:text-rotate-angle="-180" svg:viewBox="0 0 21600 21600" draw:mirror-vertical="true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'entreprises françaises contrôlées par l'État</text:p>
                <draw:g>
                  <svg:desc>'Exemple 12'.P2:'Exemple 12'.P2</svg:desc>
                </draw:g>
              </table:table-cell>
              <table:table-cell office:value-type="string">
                <text:p>effectif salarié en France (en milliers)</text:p>
                <draw:g>
                  <svg:desc>'Exemple 12'.Q2:'Exemple 12'.Q2</svg:desc>
                </draw:g>
              </table:table-cell>
            </table:table-row>
          </table:table-header-rows>
          <table:table-rows>
            <table:table-row>
              <table:table-cell office:value-type="float" office:value="1985">
                <text:p>1990</text:p>
                <draw:g>
                  <svg:desc>'Exemple 12'.O3:'Exemple 12'.O25</svg:desc>
                </draw:g>
              </table:table-cell>
              <table:table-cell office:value-type="float" office:value="3275">
                <text:p>3275</text:p>
                <draw:g>
                  <svg:desc>'Exemple 12'.P3:'Exemple 12'.P25</svg:desc>
                </draw:g>
              </table:table-cell>
              <table:table-cell office:value-type="float" office:value="2353.786">
                <text:p>2353.786</text:p>
                <draw:g>
                  <svg:desc>'Exemple 12'.Q3:'Exemple 12'.Q25</svg:desc>
                </draw:g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3518">
                <text:p>3518</text:p>
              </table:table-cell>
              <table:table-cell office:value-type="float" office:value="2276.16">
                <text:p>2276.1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201">
                <text:p>2201</text:p>
              </table:table-cell>
              <table:table-cell office:value-type="float" office:value="1913.954">
                <text:p>1913.95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184">
                <text:p>2184</text:p>
              </table:table-cell>
              <table:table-cell office:value-type="float" office:value="1829.801">
                <text:p>1829.801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481">
                <text:p>2481</text:p>
              </table:table-cell>
              <table:table-cell office:value-type="float" office:value="1749.012">
                <text:p>1749.01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79">
                <text:p>2779</text:p>
              </table:table-cell>
              <table:table-cell office:value-type="float" office:value="1747.944">
                <text:p>1747.94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2876">
                <text:p>2876</text:p>
              </table:table-cell>
              <table:table-cell office:value-type="float" office:value="1764.844">
                <text:p>1764.844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974">
                <text:p>2974</text:p>
              </table:table-cell>
              <table:table-cell office:value-type="float" office:value="1732.994">
                <text:p>1732.994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986">
                <text:p>2986</text:p>
              </table:table-cell>
              <table:table-cell office:value-type="float" office:value="1656.483">
                <text:p>1656.483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816">
                <text:p>281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636">
                <text:p>263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506">
                <text:p>250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510">
                <text:p>251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785">
                <text:p>1785</text:p>
              </table:table-cell>
              <table:table-cell office:value-type="float" office:value="1181.191">
                <text:p>1181.19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657">
                <text:p>1657</text:p>
              </table:table-cell>
              <table:table-cell office:value-type="float" office:value="1110.306">
                <text:p>1110.3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94">
                <text:p>1594</text:p>
              </table:table-cell>
              <table:table-cell office:value-type="float" office:value="1123.5">
                <text:p>1123.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570">
                <text:p>1570</text:p>
              </table:table-cell>
              <table:table-cell office:value-type="float" office:value="1136.6">
                <text:p>1136.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623">
                <text:p>1623</text:p>
              </table:table-cell>
              <table:table-cell office:value-type="float" office:value="1126.1">
                <text:p>1126.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491">
                <text:p>1491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307">
                <text:p>1307</text:p>
              </table:table-cell>
              <table:table-cell office:value-type="float" office:value="916.8">
                <text:p>916.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144">
                <text:p>114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53">
                <text:p>85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48">
                <text:p>848</text:p>
              </table:table-cell>
              <table:table-cell office:value-type="float" office:value="862">
                <text:p>862</text:p>
              </table:table-cell>
            </table:table-row>
          </table:table-rows>
        </table:table>
      </chart:chart>
    </office:chart>
  </office:body>
</office:document-content>
</file>

<file path=Object 1/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9.75pt" fo:font-weight="bold" style:font-size-asian="9.75pt" style:font-weight-asian="bold" style:font-family-complex="Arial" style:font-size-complex="9.75pt" style:font-weight-complex="bold"/>
    </style:style>
    <style:style style:name="ch3" style:family="chart">
      <style:chart-properties chart:symbol-type="automatic" chart:include-hidden-cells="false" chart:treat-empty-cells="leave-gap" chart:series-source="rows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1960" chart:maximum="2000" chart:interval-major="10" chart:interval-minor-divisor="3" chart:reverse-direction="false" text:line-break="false" chart:link-data-style-to-source="true" chart:axis-position="500000" chart:tick-mark-position="at-axis"/>
      <style:text-properties fo:color="#000000" fo:font-family="Arial" fo:font-size="8.5pt" style:font-size-asian="8.5pt" style:font-family-complex="Arial" style:font-size-complex="8.5pt"/>
    </style:style>
    <style:style style:name="ch5" style:family="chart">
      <style:chart-properties style:rotation-angle="0"/>
      <style:text-properties fo:color="#000000" fo:font-family="Arial" fo:font-size="8.5pt" fo:font-weight="bold" style:font-size-asian="8.5pt" style:font-weight-asian="bold" style:font-family-complex="Arial" style:font-size-complex="8.5pt" style:font-weight-complex="bold"/>
    </style:style>
    <style:style style:name="ch6" style:family="chart" style:data-style-name="N3">
      <style:chart-properties chart:display-label="true" chart:logarithmic="false" chart:minimum="500000" chart:maximum="550000" chart:interval-major="10000" chart:reverse-direction="false" text:line-break="false" chart:link-data-style-to-source="true" chart:axis-position="1960" chart:tick-mark-position="at-axis"/>
      <style:text-properties fo:color="#000000" fo:font-family="Arial" fo:font-size="8.5pt" style:font-size-asian="8.5pt" style:font-family-complex="Arial" style:font-size-complex="8.5pt"/>
    </style:style>
    <style:style style:name="ch7" style:family="chart">
      <style:graphic-properties svg:stroke-color="#ffffff"/>
    </style:style>
    <style:style style:name="ch8" style:family="chart" style:data-style-name="N3">
      <style:chart-properties chart:symbol-type="named-symbol" chart:symbol-name="diamond" chart:symbol-width="0.176cm" chart:symbol-height="0.176cm" chart:link-data-style-to-source="true" chart:data-label-number="none" chart:data-label-text="tru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Arial" fo:font-size="8.5pt" style:font-size-asian="8.5pt" style:font-family-complex="Arial" style:font-size-complex="8.5pt"/>
    </style:style>
    <style:style style:name="ch9" style:family="chart">
      <style:chart-properties chart:solid-type="cuboid" chart:symbol-type="named-symbol" chart:symbol-name="diamond" chart:symbol-width="0.176cm" chart:symbol-height="0.176cm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286cm" fo:min-width="6.938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7.30000019073486pt" fo:font-style="normal" fo:text-shadow="none" style:text-underline-style="none" fo:font-weight="normal" style:font-size-asian="7.30000019073486pt" style:font-style-asian="normal" style:font-weight-asian="normal" style:font-family-complex="Arial" style:font-family-generic-complex="swiss" style:font-pitch-complex="variable" style:font-size-complex="7.3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448cm" svg:height="4.922cm" xlink:href=".." xlink:type="simple" chart:class="chart:scatter" chart:style-name="ch1">
        <chart:title svg:x="1.483cm" svg:y="0.213cm" chart:style-name="ch2">
          <text:p>Evolution de la population des Côtes d'Armor</text:p>
        </chart:title>
        <chart:plot-area chart:style-name="ch3" table:cell-range-address="'Graphique 1'.C4:'Graphique 1'.H5" svg:x="0.388cm" svg:y="1.275cm" svg:width="7.78cm" svg:height="2.953cm">
          <chartooo:coordinate-region svg:x="1.74cm" svg:y="1.445cm" svg:width="6.088cm" svg:height="2.194cm"/>
          <chart:axis chart:dimension="x" chart:name="primary-x" chart:style-name="ch4">
            <chart:title svg:x="6.374cm" svg:y="3.992cm" chart:style-name="ch5">
              <text:p>Années</text:p>
            </chart:title>
          </chart:axis>
          <chart:axis chart:dimension="y" chart:name="primary-y" chart:style-name="ch6">
            <chart:title svg:x="0.19cm" svg:y="0.932cm" chart:style-name="ch5">
              <text:p>Habitants</text:p>
            </chart:title>
            <chart:grid chart:style-name="ch7" chart:class="major"/>
          </chart:axis>
          <chart:series chart:style-name="ch8" chart:values-cell-range-address="'Graphique 1'.C5:'Graphique 1'.H5" chart:class="chart:scatter">
            <chart:domain table:cell-range-address="'Graphique 1'.C4:'Graphique 1'.H4"/>
            <chart:data-point chart:style-name="ch9" chart:repeated="6"/>
          </chart:series>
          <chart:wall chart:style-name="ch10"/>
          <chart:floor chart:style-name="ch11"/>
        </chart:plot-area>
        <draw:custom-shape draw:name="Text 1" draw:style-name="gr1" draw:text-style-name="P2" svg:width="7.05cm" svg:height="0.398cm" svg:x="0.196cm" svg:y="4.336cm">
          <text:p text:style-name="P1"><text:span text:style-name="T1">Source : Recensements de la population (dénombrements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62">
                <text:p>1962</text:p>
                <draw:g>
                  <svg:desc>'Graphique 1'.C4:'Graphique 1'.H4</svg:desc>
                </draw:g>
              </table:table-cell>
              <table:table-cell office:value-type="float" office:value="1968">
                <text:p>1968</text:p>
              </table:table-cell>
              <table:table-cell office:value-type="float" office:value="1975">
                <text:p>1975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01923">
                <text:p>501923</text:p>
                <draw:g>
                  <svg:desc>'Graphique 1'.C5:'Graphique 1'.H5</svg:desc>
                </draw:g>
              </table:table-cell>
              <table:table-cell office:value-type="float" office:value="506102">
                <text:p>506102</text:p>
              </table:table-cell>
              <table:table-cell office:value-type="float" office:value="525556">
                <text:p>525556</text:p>
              </table:table-cell>
              <table:table-cell office:value-type="float" office:value="538869">
                <text:p>538869</text:p>
              </table:table-cell>
              <table:table-cell office:value-type="float" office:value="538395">
                <text:p>538395</text:p>
              </table:table-cell>
              <table:table-cell office:value-type="float" office:value="542373">
                <text:p>542373</text:p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symbol-type="automatic" chart:include-hidden-cells="false" chart:treat-empty-cells="leave-gap" chart:series-source="rows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1960" chart:maximum="2000" chart:interval-major="10" chart:interval-minor-divisor="3" chart:reverse-direction="false" text:line-break="false" chart:link-data-style-to-source="true" chart:axis-position="0" chart:tick-mark-position="at-axis"/>
      <style:text-properties fo:color="#000000" fo:font-family="Arial" fo:font-size="11pt" style:font-size-asian="11pt" style:font-family-complex="Arial" style:font-size-complex="11pt"/>
    </style:style>
    <style:style style:name="ch5" style:family="chart">
      <style:chart-properties chart:auto-position="true" style:rotation-angle="0"/>
      <style:text-properties fo:color="#000000" fo:font-family="Arial" fo:font-size="11pt" fo:font-weight="bold" style:font-size-asian="11pt" style:font-weight-asian="bold" style:font-family-complex="Arial" style:font-size-complex="11pt" style:font-weight-complex="bold"/>
    </style:style>
    <style:style style:name="ch6" style:family="chart" style:data-style-name="N3">
      <style:chart-properties chart:display-label="true" chart:logarithmic="false" chart:minimum="0" chart:maximum="600000" chart:interval-major="100000" chart:reverse-direction="false" text:line-break="false" chart:link-data-style-to-source="true" chart:axis-position="1960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>
      <style:chart-properties style:rotation-angle="0"/>
      <style:text-properties fo:color="#000000" fo:font-family="Arial" fo:font-size="11pt" fo:font-weight="bold" style:font-size-asian="11pt" style:font-weight-asian="bold" style:font-family-complex="Arial" style:font-size-complex="11pt" style:font-weight-complex="bold"/>
    </style:style>
    <style:style style:name="ch8" style:family="chart" style:data-style-name="N3">
      <style:chart-properties chart:symbol-type="named-symbol" chart:symbol-name="diamond" chart:symbol-width="0.246cm" chart:symbol-height="0.246cm" chart:link-data-style-to-source="true" chart:data-label-number="none" chart:data-label-text="tru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Arial" fo:font-size="11pt" style:font-size-asian="11pt" style:font-family-complex="Arial" style:font-size-complex="11pt"/>
    </style:style>
    <style:style style:name="ch9" style:family="chart">
      <style:chart-properties chart:solid-type="cuboid" chart:symbol-type="named-symbol" chart:symbol-name="diamond" chart:symbol-width="0.246cm" chart:symbol-height="0.246cm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19cm" fo:min-width="11.874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1.674cm" svg:height="11.749cm" xlink:href=".." xlink:type="simple" chart:class="chart:scatter" chart:style-name="ch1">
        <chart:title svg:x="5.992cm" svg:y="0.345cm" chart:style-name="ch2">
          <text:p>Evolution de la population des Côtes d'Armor</text:p>
        </chart:title>
        <chart:plot-area chart:style-name="ch3" table:cell-range-address="'Graphique 1'.C4:'Graphique 1'.H5" svg:x="0.498cm" svg:y="1.6cm" svg:width="20.897cm" svg:height="8.24cm">
          <chartooo:coordinate-region svg:x="2.125cm" svg:y="1.823cm" svg:width="18.845cm" svg:height="7.322cm"/>
          <chart:axis chart:dimension="x" chart:name="primary-x" chart:style-name="ch4">
            <chart:title svg:x="10.177cm" svg:y="10.075cm" chart:style-name="ch5">
              <text:p>Années</text:p>
            </chart:title>
          </chart:axis>
          <chart:axis chart:dimension="y" chart:name="primary-y" chart:style-name="ch6">
            <chart:title svg:x="0.107cm" svg:y="0.877cm" chart:style-name="ch7">
              <text:p>Habitants</text:p>
            </chart:title>
            <chart:grid chart:class="major"/>
          </chart:axis>
          <chart:series chart:style-name="ch8" chart:values-cell-range-address="'Graphique 1'.C5:'Graphique 1'.H5" chart:class="chart:scatter">
            <chart:domain table:cell-range-address="'Graphique 1'.C4:'Graphique 1'.H4"/>
            <chart:data-point chart:style-name="ch9" chart:repeated="6"/>
          </chart:series>
          <chart:wall chart:style-name="ch10"/>
          <chart:floor chart:style-name="ch11"/>
        </chart:plot-area>
        <draw:custom-shape draw:name="Text 1" draw:style-name="gr1" draw:text-style-name="P2" svg:width="11.986cm" svg:height="0.631cm" svg:x="0.26cm" svg:y="10.836cm">
          <text:p text:style-name="P1"><text:span text:style-name="T1">Source : Recensements de la population (dénombrements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62">
                <text:p>1962</text:p>
                <draw:g>
                  <svg:desc>'Graphique 1'.C4:'Graphique 1'.H4</svg:desc>
                </draw:g>
              </table:table-cell>
              <table:table-cell office:value-type="float" office:value="1968">
                <text:p>1968</text:p>
              </table:table-cell>
              <table:table-cell office:value-type="float" office:value="1975">
                <text:p>1975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01923">
                <text:p>501923</text:p>
                <draw:g>
                  <svg:desc>'Graphique 1'.C5:'Graphique 1'.H5</svg:desc>
                </draw:g>
              </table:table-cell>
              <table:table-cell office:value-type="float" office:value="506102">
                <text:p>506102</text:p>
              </table:table-cell>
              <table:table-cell office:value-type="float" office:value="525556">
                <text:p>525556</text:p>
              </table:table-cell>
              <table:table-cell office:value-type="float" office:value="538869">
                <text:p>538869</text:p>
              </table:table-cell>
              <table:table-cell office:value-type="float" office:value="538395">
                <text:p>538395</text:p>
              </table:table-cell>
              <table:table-cell office:value-type="float" office:value="542373">
                <text:p>542373</text:p>
              </table:table-cell>
            </table:table-row>
          </table:table-rows>
        </table:table>
      </chart:chart>
    </office:chart>
  </office:body>
</office:document-content>
</file>

<file path=Object 1/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9.75pt" fo:font-weight="bold" style:font-size-asian="9.75pt" style:font-weight-asian="bold" style:font-family-complex="Arial" style:font-size-complex="9.75pt" style:font-weight-complex="bold"/>
    </style:style>
    <style:style style:name="ch3" style:family="chart">
      <style:chart-properties chart:symbol-type="automatic" chart:include-hidden-cells="false" chart:treat-empty-cells="leave-gap" chart:series-source="rows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minimum="1960" chart:maximum="2000" chart:interval-major="10" chart:interval-minor-divisor="3" chart:reverse-direction="false" text:line-break="false" chart:link-data-style-to-source="true" chart:axis-position="0" chart:tick-mark-position="at-axis"/>
      <style:text-properties fo:color="#000000" fo:font-family="Arial" fo:font-size="8.5pt" style:font-size-asian="8.5pt" style:font-family-complex="Arial" style:font-size-complex="8.5pt"/>
    </style:style>
    <style:style style:name="ch5" style:family="chart">
      <style:chart-properties style:rotation-angle="0"/>
      <style:text-properties fo:color="#000000" fo:font-family="Arial" fo:font-size="8.5pt" fo:font-weight="bold" style:font-size-asian="8.5pt" style:font-weight-asian="bold" style:font-family-complex="Arial" style:font-size-complex="8.5pt" style:font-weight-complex="bold"/>
    </style:style>
    <style:style style:name="ch6" style:family="chart" style:data-style-name="N3">
      <style:chart-properties chart:display-label="true" chart:logarithmic="false" chart:minimum="0" chart:maximum="650000" chart:interval-major="100000" chart:interval-minor-divisor="2" chart:reverse-direction="false" text:line-break="false" chart:link-data-style-to-source="true" chart:axis-position="1960" chart:tick-mark-position="at-axis"/>
      <style:text-properties fo:color="#000000" fo:font-family="Arial" fo:font-size="8.5pt" style:font-size-asian="8.5pt" style:font-family-complex="Arial" style:font-size-complex="8.5pt"/>
    </style:style>
    <style:style style:name="ch7" style:family="chart">
      <style:graphic-properties svg:stroke-color="#ffffff"/>
    </style:style>
    <style:style style:name="ch8" style:family="chart" style:data-style-name="N3">
      <style:chart-properties chart:symbol-type="named-symbol" chart:symbol-name="diamond" chart:symbol-width="0.176cm" chart:symbol-height="0.176cm" chart:link-data-style-to-source="true" chart:data-label-number="none" chart:data-label-text="tru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000080" draw:fill-color="#000080"/>
      <style:text-properties fo:color="#000000" fo:font-family="Arial" fo:font-size="8.5pt" style:font-size-asian="8.5pt" style:font-family-complex="Arial" style:font-size-complex="8.5pt"/>
    </style:style>
    <style:style style:name="ch9" style:family="chart">
      <style:chart-properties chart:solid-type="cuboid" chart:symbol-type="named-symbol" chart:symbol-name="diamond" chart:symbol-width="0.176cm" chart:symbol-height="0.176cm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246cm" fo:min-width="6.964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7.30000019073486pt" fo:font-style="normal" fo:text-shadow="none" style:text-underline-style="none" fo:font-weight="normal" style:font-size-asian="7.30000019073486pt" style:font-style-asian="normal" style:font-weight-asian="normal" style:font-family-complex="Arial" style:font-family-generic-complex="swiss" style:font-pitch-complex="variable" style:font-size-complex="7.3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8.477cm" svg:height="4.948cm" xlink:href=".." xlink:type="simple" chart:class="chart:scatter" chart:style-name="ch1">
        <chart:title svg:x="1.511cm" svg:y="0.213cm" chart:style-name="ch2">
          <text:p>Evolution de la population des Côtes d'Armor</text:p>
        </chart:title>
        <chart:plot-area chart:style-name="ch3" table:cell-range-address="'Graphique 1'.C4:'Graphique 1'.H5" svg:x="0.358cm" svg:y="1.17cm" svg:width="7.838cm" svg:height="3.219cm">
          <chartooo:coordinate-region svg:x="1.628cm" svg:y="1.17cm" svg:width="6.228cm" svg:height="2.63cm"/>
          <chart:axis chart:dimension="x" chart:name="primary-x" chart:style-name="ch4">
            <chart:title svg:x="6.404cm" svg:y="4.152cm" chart:style-name="ch5">
              <text:p>Années</text:p>
            </chart:title>
          </chart:axis>
          <chart:axis chart:dimension="y" chart:name="primary-y" chart:style-name="ch6">
            <chart:title svg:x="0.162cm" svg:y="0.798cm" chart:style-name="ch5">
              <text:p>Habitants</text:p>
            </chart:title>
            <chart:grid chart:style-name="ch7" chart:class="major"/>
          </chart:axis>
          <chart:series chart:style-name="ch8" chart:values-cell-range-address="'Graphique 1'.C5:'Graphique 1'.H5" chart:class="chart:scatter">
            <chart:domain table:cell-range-address="'Graphique 1'.C4:'Graphique 1'.H4"/>
            <chart:data-point chart:style-name="ch9" chart:repeated="6"/>
          </chart:series>
          <chart:wall chart:style-name="ch10"/>
          <chart:floor chart:style-name="ch11"/>
        </chart:plot-area>
        <draw:custom-shape draw:name="Text 1" draw:style-name="gr1" draw:text-style-name="P2" svg:width="7.076cm" svg:height="0.358cm" svg:x="0.195cm" svg:y="4.419cm">
          <text:p text:style-name="P1"><text:span text:style-name="T1">Source : Recensements de la population (dénombrements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62">
                <text:p>1962</text:p>
                <draw:g>
                  <svg:desc>'Graphique 1'.C4:'Graphique 1'.H4</svg:desc>
                </draw:g>
              </table:table-cell>
              <table:table-cell office:value-type="float" office:value="1968">
                <text:p>1968</text:p>
              </table:table-cell>
              <table:table-cell office:value-type="float" office:value="1975">
                <text:p>1975</text:p>
              </table:table-cell>
              <table:table-cell office:value-type="float" office:value="1982">
                <text:p>1982</text:p>
              </table:table-cell>
              <table:table-cell office:value-type="float" office:value="1990">
                <text:p>199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01923">
                <text:p>501923</text:p>
                <draw:g>
                  <svg:desc>'Graphique 1'.C5:'Graphique 1'.H5</svg:desc>
                </draw:g>
              </table:table-cell>
              <table:table-cell office:value-type="float" office:value="506102">
                <text:p>506102</text:p>
              </table:table-cell>
              <table:table-cell office:value-type="float" office:value="525556">
                <text:p>525556</text:p>
              </table:table-cell>
              <table:table-cell office:value-type="float" office:value="538869">
                <text:p>538869</text:p>
              </table:table-cell>
              <table:table-cell office:value-type="float" office:value="538395">
                <text:p>538395</text:p>
              </table:table-cell>
              <table:table-cell office:value-type="float" office:value="542373">
                <text:p>542373</text:p>
              </table:table-cell>
            </table:table-row>
          </table:table-rows>
        </table:table>
      </chart:chart>
    </office:chart>
  </office:body>
</office:document-content>
</file>

<file path=Object 1/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11.25pt" style:font-size-asian="11.25pt" style:font-family-complex="Arial" style:font-size-complex="11.25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11.25pt" style:font-size-asian="11.25pt" style:font-family-complex="Arial" style:font-size-complex="11.25pt"/>
    </style:style>
    <style:style style:name="ch6" style:family="chart" style:data-style-name="N118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family="Arial" fo:font-size="11.25pt" style:font-size-asian="11.25pt" style:font-family-complex="Arial" style:font-size-complex="11.25pt"/>
    </style:style>
    <style:style style:name="ch7" style:family="chart" style:data-style-name="N118" style:percentage-data-style-name="N10">
      <style:chart-properties chart:link-data-style-to-source="true" chart:data-label-number="percentag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1.25pt" style:font-size-asian="11.25pt" style:font-family-complex="Arial" style:font-size-complex="11.25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493cm" fo:min-width="15.683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80000019073486pt" fo:font-style="normal" fo:text-shadow="none" style:text-underline-style="none" fo:font-weight="normal" style:font-size-asian="9.80000019073486pt" style:font-style-asian="normal" style:font-weight-asian="normal" style:font-family-complex="Arial" style:font-family-generic-complex="swiss" style:font-pitch-complex="variable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765cm" svg:height="12.225cm" xlink:href=".." xlink:type="simple" chart:class="chart:circle" chart:style-name="ch1">
        <chart:title svg:x="3.855cm" svg:y="0.379cm" chart:style-name="ch2">
          <text:p>Principales dépenses culturelles des ménages en 1999</text:p>
        </chart:title>
        <chart:legend chart:legend-position="end" svg:x="13.849cm" svg:y="3.227cm" style:legend-expansion="high" chart:style-name="ch3"/>
        <chart:plot-area chart:style-name="ch4" table:cell-range-address="'Graphique 3'.S23:'Graphique 3'.T32" chart:data-source-has-labels="column" svg:x="0.375cm" svg:y="1.386cm" svg:width="13.099cm" svg:height="10.595cm">
          <chartooo:coordinate-region svg:x="1.628cm" svg:y="1.388cm" svg:width="10.592cm" svg:height="10.592cm"/>
          <chart:axis chart:dimension="x" chart:name="primary-x" chart:style-name="ch5" chartooo:axis-type="auto">
            <chartooo:date-scale/>
            <chart:categories table:cell-range-address="'Graphique 3'.S23:'Graphique 3'.S32"/>
          </chart:axis>
          <chart:axis chart:dimension="y" chart:name="primary-y" chart:style-name="ch6"/>
          <chart:series chart:style-name="ch7" chart:values-cell-range-address="'Graphique 3'.T23:'Graphique 3'.T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draw:custom-shape draw:name="Rectangle 1" draw:style-name="gr1" draw:text-style-name="P2" svg:width="15.795cm" svg:height="0.605cm" svg:x="0cm" svg:y="11.62cm">
          <text:p text:style-name="P1"><text:span text:style-name="T1">Source : Comptes de la nation. Ministère de la Culture et de la Communication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Presse</text:p>
                <draw:g>
                  <svg:desc>'Graphique 3'.S23:'Graphique 3'.S32</svg:desc>
                </draw:g>
              </table:table-cell>
              <table:table-cell office:value-type="float" office:value="22.6379201014585">
                <text:p>22.6379201014585</text:p>
                <draw:g>
                  <svg:desc>'Graphique 3'.T23:'Graphique 3'.T32</svg:desc>
                </draw:g>
              </table:table-cell>
            </table:table-row>
            <table:table-row>
              <table:table-cell office:value-type="string">
                <text:p>Appareils son et image</text:p>
              </table:table-cell>
              <table:table-cell office:value-type="float" office:value="20.6087507926443">
                <text:p>20.6087507926443</text:p>
              </table:table-cell>
            </table:table-row>
            <table:table-row>
              <table:table-cell office:value-type="string">
                <text:p>Télévision</text:p>
              </table:table-cell>
              <table:table-cell office:value-type="float" office:value="17.3747622067216">
                <text:p>17.3747622067216</text:p>
              </table:table-cell>
            </table:table-row>
            <table:table-row>
              <table:table-cell office:value-type="string">
                <text:p>Livres</text:p>
              </table:table-cell>
              <table:table-cell office:value-type="float" office:value="10.7799619530755">
                <text:p>10.7799619530755</text:p>
              </table:table-cell>
            </table:table-row>
            <table:table-row>
              <table:table-cell office:value-type="string">
                <text:p>Spectacles</text:p>
              </table:table-cell>
              <table:table-cell office:value-type="float" office:value="8.75079264426126">
                <text:p>8.75079264426126</text:p>
              </table:table-cell>
            </table:table-row>
            <table:table-row>
              <table:table-cell office:value-type="string">
                <text:p>Disques</text:p>
              </table:table-cell>
              <table:table-cell office:value-type="float" office:value="7.48256182625238">
                <text:p>7.48256182625238</text:p>
              </table:table-cell>
            </table:table-row>
            <table:table-row>
              <table:table-cell office:value-type="string">
                <text:p>Vidéo</text:p>
              </table:table-cell>
              <table:table-cell office:value-type="float" office:value="4.88268864933418">
                <text:p>4.88268864933418</text:p>
              </table:table-cell>
            </table:table-row>
            <table:table-row>
              <table:table-cell office:value-type="string">
                <text:p>Cinéma</text:p>
              </table:table-cell>
              <table:table-cell office:value-type="float" office:value="4.6290424857324">
                <text:p>4.6290424857324</text:p>
              </table:table-cell>
            </table:table-row>
            <table:table-row>
              <table:table-cell office:value-type="string">
                <text:p>Instrument de musique</text:p>
              </table:table-cell>
              <table:table-cell office:value-type="float" office:value="1.77552314521243">
                <text:p>1.77552314521243</text:p>
              </table:table-cell>
            </table:table-row>
            <table:table-row>
              <table:table-cell office:value-type="string">
                <text:p>Musées, monuments</text:p>
              </table:table-cell>
              <table:table-cell office:value-type="float" office:value="1.07799619530755">
                <text:p>1.07799619530755</text:p>
              </table:table-cell>
            </table:table-row>
          </table:table-rows>
        </table:table>
      </chart:chart>
    </office:chart>
  </office:body>
</office:document-content>
</file>

<file path=Object 1/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family-complex="Arial" style:font-size-complex="8pt"/>
    </style:style>
    <style:style style:name="ch4" style:family="chart">
      <style:chart-properties chart:include-hidden-cells="fals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 style:data-style-name="N118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 style:data-style-name="N118" style:percentage-data-style-name="N10">
      <style:chart-properties chart:link-data-style-to-source="true" chart:data-label-number="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 chart:label-position="avoid-overlap"/>
      <style:graphic-properties draw:fill-color="#000080"/>
    </style:style>
    <style:style style:name="ch17" style:family="chart">
      <style:chart-properties chart:solid-type="cuboid" chart:label-position="avoid-overlap"/>
      <style:graphic-properties draw:fill-color="#ff00ff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353cm" fo:min-width="10.391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0.808cm" svg:height="7.462cm" xlink:href=".." xlink:type="simple" chart:class="chart:circle" chart:style-name="ch1">
        <chart:title svg:x="1.701cm" svg:y="0.285cm" chart:style-name="ch2">
          <text:p>Principales dépenses culturelles des ménages en 1999</text:p>
        </chart:title>
        <chart:legend svg:x="7.492cm" svg:y="1.326cm" style:legend-expansion="high" chart:style-name="ch3"/>
        <chart:plot-area chart:style-name="ch4" table:cell-range-address="'Graphique 3'.S23:'Graphique 3'.T32" chart:data-source-has-labels="column" svg:x="1.184cm" svg:y="1.077cm" svg:width="5.672cm" svg:height="5.555cm">
          <chartooo:coordinate-region svg:x="1.656cm" svg:y="1.436cm" svg:width="4.885cm" svg:height="4.726cm"/>
          <chart:axis chart:dimension="x" chart:name="primary-x" chart:style-name="ch5" chartooo:axis-type="auto">
            <chartooo:date-scale/>
            <chart:categories table:cell-range-address="'Graphique 3'.S23:'Graphique 3'.S32"/>
          </chart:axis>
          <chart:axis chart:dimension="y" chart:name="primary-y" chart:style-name="ch6"/>
          <chart:series chart:style-name="ch7" chart:values-cell-range-address="'Graphique 3'.T23:'Graphique 3'.T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draw:custom-shape draw:name="Rectangle 1" draw:style-name="gr1" draw:text-style-name="P2" svg:width="10.503cm" svg:height="0.465cm" svg:x="0cm" svg:y="6.997cm">
          <text:p text:style-name="P1"><text:span text:style-name="T1">Source : Comptes de la nation. Ministère de la Culture et de la Communication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Presse</text:p>
                <draw:g>
                  <svg:desc>'Graphique 3'.S23:'Graphique 3'.S32</svg:desc>
                </draw:g>
              </table:table-cell>
              <table:table-cell office:value-type="float" office:value="22.6379201014585">
                <text:p>22.6379201014585</text:p>
                <draw:g>
                  <svg:desc>'Graphique 3'.T23:'Graphique 3'.T32</svg:desc>
                </draw:g>
              </table:table-cell>
            </table:table-row>
            <table:table-row>
              <table:table-cell office:value-type="string">
                <text:p>Appareils son et image</text:p>
              </table:table-cell>
              <table:table-cell office:value-type="float" office:value="20.6087507926443">
                <text:p>20.6087507926443</text:p>
              </table:table-cell>
            </table:table-row>
            <table:table-row>
              <table:table-cell office:value-type="string">
                <text:p>Télévision</text:p>
              </table:table-cell>
              <table:table-cell office:value-type="float" office:value="17.3747622067216">
                <text:p>17.3747622067216</text:p>
              </table:table-cell>
            </table:table-row>
            <table:table-row>
              <table:table-cell office:value-type="string">
                <text:p>Livres</text:p>
              </table:table-cell>
              <table:table-cell office:value-type="float" office:value="10.7799619530755">
                <text:p>10.7799619530755</text:p>
              </table:table-cell>
            </table:table-row>
            <table:table-row>
              <table:table-cell office:value-type="string">
                <text:p>Spectacles</text:p>
              </table:table-cell>
              <table:table-cell office:value-type="float" office:value="8.75079264426126">
                <text:p>8.75079264426126</text:p>
              </table:table-cell>
            </table:table-row>
            <table:table-row>
              <table:table-cell office:value-type="string">
                <text:p>Disques</text:p>
              </table:table-cell>
              <table:table-cell office:value-type="float" office:value="7.48256182625238">
                <text:p>7.48256182625238</text:p>
              </table:table-cell>
            </table:table-row>
            <table:table-row>
              <table:table-cell office:value-type="string">
                <text:p>Vidéo</text:p>
              </table:table-cell>
              <table:table-cell office:value-type="float" office:value="4.88268864933418">
                <text:p>4.88268864933418</text:p>
              </table:table-cell>
            </table:table-row>
            <table:table-row>
              <table:table-cell office:value-type="string">
                <text:p>Cinéma</text:p>
              </table:table-cell>
              <table:table-cell office:value-type="float" office:value="4.6290424857324">
                <text:p>4.6290424857324</text:p>
              </table:table-cell>
            </table:table-row>
            <table:table-row>
              <table:table-cell office:value-type="string">
                <text:p>Instrument de musique</text:p>
              </table:table-cell>
              <table:table-cell office:value-type="float" office:value="1.77552314521243">
                <text:p>1.77552314521243</text:p>
              </table:table-cell>
            </table:table-row>
            <table:table-row>
              <table:table-cell office:value-type="string">
                <text:p>Musées, monuments</text:p>
              </table:table-cell>
              <table:table-cell office:value-type="float" office:value="1.07799619530755">
                <text:p>1.07799619530755</text:p>
              </table:table-cell>
            </table:table-row>
          </table:table-rows>
        </table:table>
      </chart:chart>
    </office:chart>
  </office:body>
</office:document-content>
</file>

<file path=Object 1/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0.75pt" fo:font-weight="bold" style:font-size-asian="10.75pt" style:font-weight-asian="bold" style:font-family-complex="Arial" style:font-size-complex="10.7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Arial" fo:font-size="9pt" style:font-size-asian="9pt" style:font-family-complex="Arial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family="Arial" fo:font-size="9pt" style:font-size-asian="9pt" style:font-family-complex="Arial" style:font-size-complex="9pt"/>
    </style:style>
    <style:style style:name="ch7" style:family="chart" style:data-style-name="N0" style:percentage-data-style-name="N10">
      <style:chart-properties chart:link-data-style-to-source="true" chart:data-label-number="percentag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9pt" style:font-size-asian="9pt" style:font-family-complex="Arial" style:font-size-complex="9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  <style:style style:name="gr1" style:family="graphic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top" draw:auto-grow-height="false" fo:min-height="0.522cm" fo:min-width="10.162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5.192cm" svg:height="11.854cm" xlink:href=".." xlink:type="simple" chart:class="chart:circle" chart:style-name="ch1">
        <chart:title svg:x="4.415cm" svg:y="0.373cm" chart:style-name="ch2">
          <text:p>Spectateurs du festival d'Avignon</text:p>
        </chart:title>
        <chart:legend chart:legend-position="end" svg:x="12.556cm" svg:y="4.494cm" style:legend-expansion="high" chart:style-name="ch3"/>
        <chart:plot-area chart:style-name="ch4" table:cell-range-address="'Graphique 4'.A103:'Graphique 4'.B108" chart:data-source-has-labels="column" svg:x="0.303cm" svg:y="1.283cm" svg:width="11.95cm" svg:height="10.334cm">
          <chartooo:coordinate-region svg:x="1.112cm" svg:y="1.285cm" svg:width="10.331cm" svg:height="10.331cm"/>
          <chart:axis chart:dimension="x" chart:name="primary-x" chart:style-name="ch5" chartooo:axis-type="auto">
            <chartooo:date-scale/>
            <chart:categories table:cell-range-address="'Graphique 4'.A103:'Graphique 4'.A108"/>
          </chart:axis>
          <chart:axis chart:dimension="y" chart:name="primary-y" chart:style-name="ch6"/>
          <chart:series chart:style-name="ch7" chart:values-cell-range-address="'Graphique 4'.B103:'Graphique 4'.B10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custom-shape draw:name="Rectangle 1" draw:style-name="gr1" draw:text-style-name="P2" svg:width="10.274cm" svg:height="0.634cm" svg:x="0.847cm" svg:y="10.882cm">
          <text:p text:style-name="P1"><text:span text:style-name="T1">Source : <text:s/>Enquête sur le public du festival d'Avignon, 1999.</text:span>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5 - 24 ans</text:p>
                <draw:g>
                  <svg:desc>'Graphique 4'.A103:'Graphique 4'.A108</svg:desc>
                </draw:g>
              </table:table-cell>
              <table:table-cell office:value-type="float" office:value="14">
                <text:p>14</text:p>
                <draw:g>
                  <svg:desc>'Graphique 4'.B103:'Graphique 4'.B108</svg:desc>
                </draw:g>
              </table:table-cell>
            </table:table-row>
            <table:table-row>
              <table:table-cell office:value-type="string">
                <text:p>25 - 34 an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 - 44 an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 - 54 an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 - 64 an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 ans et plu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11.25pt" style:font-size-asian="11.25pt" style:font-family-complex="Arial" style:font-size-complex="11.25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Arial" fo:font-size="9.25pt" style:font-size-asian="9.25pt" style:font-family-complex="Arial" style:font-size-complex="9.25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family="Arial" fo:font-size="9.25pt" style:font-size-asian="9.25pt" style:font-family-complex="Arial" style:font-size-complex="9.25pt"/>
    </style:style>
    <style:style style:name="ch7" style:family="chart">
      <style:chart-properties style:rotation-angle="0"/>
      <style:text-properties fo:color="#000000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373cm" fo:min-width="6.265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9.30000019073486pt" fo:font-style="normal" fo:text-shadow="none" style:text-underline-style="none" fo:font-weight="normal" style:font-size-asian="9.30000019073486pt" style:font-style-asian="normal" style:font-weight-asian="normal" style:font-family-complex="Arial" style:font-family-generic-complex="swiss" style:font-pitch-complex="variable" style:font-size-complex="9.3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9.848cm" svg:height="12.066cm" xlink:href=".." xlink:type="simple" chart:class="chart:bar" chart:style-name="ch1">
        <chart:title svg:x="3.115cm" svg:y="0.37cm" chart:style-name="ch2">
          <text:p>Evolution de la consommation de quelques produits alimentaires</text:p>
        </chart:title>
        <chart:legend svg:x="18.287cm" svg:y="6.436cm" style:legend-expansion="high" chart:style-name="ch3"/>
        <chart:plot-area chart:style-name="ch4" table:cell-range-address="'Graphique 5'.A103:'Graphique 5'.E106" chart:data-source-has-labels="both" svg:x="0.715cm" svg:y="2.204cm" svg:width="17.317cm" svg:height="8.318cm">
          <chartooo:coordinate-region svg:x="1.474cm" svg:y="2.385cm" svg:width="16.558cm" svg:height="7.527cm"/>
          <chart:axis chart:dimension="x" chart:name="primary-x" chart:style-name="ch5" chartooo:axis-type="auto">
            <chartooo:date-scale/>
            <chart:categories table:cell-range-address="'Graphique 5'.A104:'Graphique 5'.A106"/>
          </chart:axis>
          <chart:axis chart:dimension="y" chart:name="primary-y" chart:style-name="ch6">
            <chart:title svg:x="0.485cm" svg:y="1.538cm" chart:style-name="ch7">
              <text:p>en kg par habitant</text:p>
            </chart:title>
            <chart:grid chart:class="major"/>
          </chart:axis>
          <chart:series chart:style-name="ch8" chart:values-cell-range-address="'Graphique 5'.B104:'Graphique 5'.B106" chart:label-cell-address="'Graphique 5'.B103:'Graphique 5'.B103" chart:class="chart:bar">
            <chart:data-point chart:repeated="3"/>
          </chart:series>
          <chart:series chart:style-name="ch9" chart:values-cell-range-address="'Graphique 5'.C104:'Graphique 5'.C106" chart:label-cell-address="'Graphique 5'.C103:'Graphique 5'.C103" chart:class="chart:bar">
            <chart:data-point chart:repeated="3"/>
          </chart:series>
          <chart:series chart:style-name="ch10" chart:values-cell-range-address="'Graphique 5'.D104:'Graphique 5'.D106" chart:label-cell-address="'Graphique 5'.D103:'Graphique 5'.D103" chart:class="chart:bar">
            <chart:data-point chart:repeated="3"/>
          </chart:series>
          <chart:series chart:style-name="ch11" chart:values-cell-range-address="'Graphique 5'.E104:'Graphique 5'.E106" chart:label-cell-address="'Graphique 5'.E103:'Graphique 5'.E103" chart:class="chart:bar">
            <chart:data-point chart:repeated="3"/>
          </chart:series>
          <chart:wall chart:style-name="ch12"/>
          <chart:floor chart:style-name="ch13"/>
        </chart:plot-area>
        <draw:custom-shape draw:name="Text 1" draw:style-name="gr1" draw:text-style-name="P2" svg:width="6.377cm" svg:height="0.485cm" svg:x="0.208cm" svg:y="11.442cm">
          <text:p text:style-name="P1"><text:span text:style-name="T1">Source : Insee, comptes nationaux 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0</text:p>
                <draw:g>
                  <svg:desc>'Graphique 5'.B103:'Graphique 5'.B103</svg:desc>
                </draw:g>
              </table:table-cell>
              <table:table-cell office:value-type="string">
                <text:p>1980</text:p>
                <draw:g>
                  <svg:desc>'Graphique 5'.C103:'Graphique 5'.C103</svg:desc>
                </draw:g>
              </table:table-cell>
              <table:table-cell office:value-type="string">
                <text:p>1990</text:p>
                <draw:g>
                  <svg:desc>'Graphique 5'.D103:'Graphique 5'.D103</svg:desc>
                </draw:g>
              </table:table-cell>
              <table:table-cell office:value-type="string">
                <text:p>2000</text:p>
                <draw:g>
                  <svg:desc>'Graphique 5'.E103:'Graphique 5'.E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in </text:p>
                <draw:g>
                  <svg:desc>'Graphique 5'.A104:'Graphique 5'.A106</svg:desc>
                </draw:g>
              </table:table-cell>
              <table:table-cell office:value-type="float" office:value="80.57">
                <text:p>80.57</text:p>
                <draw:g>
                  <svg:desc>'Graphique 5'.B104:'Graphique 5'.B106</svg:desc>
                </draw:g>
              </table:table-cell>
              <table:table-cell office:value-type="float" office:value="70.64">
                <text:p>70.64</text:p>
                <draw:g>
                  <svg:desc>'Graphique 5'.C104:'Graphique 5'.C106</svg:desc>
                </draw:g>
              </table:table-cell>
              <table:table-cell office:value-type="float" office:value="63.37">
                <text:p>63.37</text:p>
                <draw:g>
                  <svg:desc>'Graphique 5'.D104:'Graphique 5'.D106</svg:desc>
                </draw:g>
              </table:table-cell>
              <table:table-cell office:value-type="float" office:value="59.38">
                <text:p>59.38</text:p>
                <draw:g>
                  <svg:desc>'Graphique 5'.E104:'Graphique 5'.E106</svg:desc>
                </draw:g>
              </table:table-cell>
            </table:table-row>
            <table:table-row>
              <table:table-cell office:value-type="string">
                <text:p>Pommes de terre </text:p>
              </table:table-cell>
              <table:table-cell office:value-type="float" office:value="95.57">
                <text:p>95.57</text:p>
              </table:table-cell>
              <table:table-cell office:value-type="float" office:value="89.01">
                <text:p>89.01</text:p>
              </table:table-cell>
              <table:table-cell office:value-type="float" office:value="62.42">
                <text:p>62.42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Légumes frais </text:p>
              </table:table-cell>
              <table:table-cell office:value-type="float" office:value="70.44">
                <text:p>70.44</text:p>
              </table:table-cell>
              <table:table-cell office:value-type="float" office:value="88.41">
                <text:p>88.41</text:p>
              </table:table-cell>
              <table:table-cell office:value-type="float" office:value="88.34">
                <text:p>88.34</text:p>
              </table:table-cell>
              <table:table-cell office:value-type="float" office:value="91.61">
                <text:p>91.61</text:p>
              </table:table-cell>
            </table:table-row>
          </table:table-rows>
        </table:table>
      </chart:chart>
    </office:chart>
  </office:body>
</office:document-content>
</file>

<file path=Object 1/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9.146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1.147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2.517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5.369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1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2.5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349cm" fo:break-before="auto" style:use-optimal-row-height="true"/>
    </style:style>
    <style:style style:name="ro8" style:family="table-row">
      <style:table-row-properties style:row-height="1.799cm" fo:break-before="auto" style:use-optimal-row-height="true"/>
    </style:style>
    <style:style style:name="ro9" style:family="table-row">
      <style:table-row-properties style:row-height="2.699cm" fo:break-before="auto" style:use-optimal-row-height="true"/>
    </style:style>
    <style:style style:name="ro10" style:family="table-row">
      <style:table-row-properties style:row-height="0.873c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ique_20_1">
      <style:table-properties table:display="true" style:writing-mode="lr-tb"/>
    </style:style>
    <style:style style:name="ta3" style:family="table" style:master-page-name="PageStyle_5f_Graphique_20_2">
      <style:table-properties table:display="true" style:writing-mode="lr-tb"/>
    </style:style>
    <style:style style:name="ta4" style:family="table" style:master-page-name="PageStyle_5f_Graphique_20_3">
      <style:table-properties table:display="true" style:writing-mode="lr-tb"/>
    </style:style>
    <style:style style:name="ta5" style:family="table" style:master-page-name="PageStyle_5f_Graphique_20_4">
      <style:table-properties table:display="true" style:writing-mode="lr-tb"/>
    </style:style>
    <style:style style:name="ta6" style:family="table" style:master-page-name="PageStyle_5f_Graphique_20_5">
      <style:table-properties table:display="true" style:writing-mode="lr-tb"/>
    </style:style>
    <style:style style:name="ta7" style:family="table" style:master-page-name="PageStyle_5f_Exemple_20_1">
      <style:table-properties table:display="true" style:writing-mode="lr-tb"/>
    </style:style>
    <style:style style:name="ta8" style:family="table" style:master-page-name="PageStyle_5f_Exemple_20_2">
      <style:table-properties table:display="true" style:writing-mode="lr-tb"/>
    </style:style>
    <style:style style:name="ta9" style:family="table" style:master-page-name="PageStyle_5f_Exemple_20_3">
      <style:table-properties table:display="true" style:writing-mode="lr-tb"/>
    </style:style>
    <style:style style:name="ta10" style:family="table" style:master-page-name="PageStyle_5f_Exemple_20_4">
      <style:table-properties table:display="true" style:writing-mode="lr-tb"/>
    </style:style>
    <style:style style:name="ta11" style:family="table" style:master-page-name="PageStyle_5f_Graphique_20_6">
      <style:table-properties table:display="true" style:writing-mode="lr-tb"/>
    </style:style>
    <style:style style:name="ta12" style:family="table" style:master-page-name="PageStyle_5f_Graphique_20_7">
      <style:table-properties table:display="true" style:writing-mode="lr-tb"/>
    </style:style>
    <style:style style:name="ta13" style:family="table" style:master-page-name="PageStyle_5f_Graphique_20_8">
      <style:table-properties table:display="true" style:writing-mode="lr-tb"/>
    </style:style>
    <style:style style:name="ta14" style:family="table" style:master-page-name="PageStyle_5f_Graphique_20_9">
      <style:table-properties table:display="true" style:writing-mode="lr-tb"/>
    </style:style>
    <style:style style:name="ta15" style:family="table" style:master-page-name="PageStyle_5f_Exemple_20_5">
      <style:table-properties table:display="true" style:writing-mode="lr-tb"/>
    </style:style>
    <style:style style:name="ta16" style:family="table" style:master-page-name="PageStyle_5f_Exemple_20_6">
      <style:table-properties table:display="true" style:writing-mode="lr-tb"/>
    </style:style>
    <style:style style:name="ta17" style:family="table" style:master-page-name="PageStyle_5f_Exemple_20_7">
      <style:table-properties table:display="true" style:writing-mode="lr-tb"/>
    </style:style>
    <style:style style:name="ta18" style:family="table" style:master-page-name="PageStyle_5f_Exemple_20_8">
      <style:table-properties table:display="true" style:writing-mode="lr-tb"/>
    </style:style>
    <style:style style:name="ta19" style:family="table" style:master-page-name="PageStyle_5f_Exemple_20_9">
      <style:table-properties table:display="true" style:writing-mode="lr-tb"/>
    </style:style>
    <style:style style:name="ta20" style:family="table" style:master-page-name="PageStyle_5f_Exemple_20_10">
      <style:table-properties table:display="true" style:writing-mode="lr-tb"/>
    </style:style>
    <style:style style:name="ta21" style:family="table" style:master-page-name="PageStyle_5f_Exemple_20_11">
      <style:table-properties table:display="true" style:writing-mode="lr-tb"/>
    </style:style>
    <style:style style:name="ta22" style:family="table" style:master-page-name="PageStyle_5f_Exemple_20_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fo:border-bottom="0.74pt solid #000000" fo:background-color="#cc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fo:background-color="#ccff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3">
      <style:table-cell-properties fo:background-color="#ff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</style:style>
    <style:style style:name="ce16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1.76pt solid #000000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" style:family="table-cell" style:parent-style-name="Default" style:data-style-name="N118">
      <style:table-cell-properties fo:padding="0.071cm"/>
    </style:style>
    <style:style style:name="ce25" style:family="table-cell" style:parent-style-name="Default" style:data-style-name="N118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18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27" style:family="table-cell" style:parent-style-name="Default" style:data-style-name="N118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28" style:family="table-cell" style:parent-style-name="Default" style:data-style-name="N118">
      <style:table-cell-properties fo:border-bottom="1.76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2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9" style:family="table-cell" style:parent-style-name="Default" style:data-style-name="N1">
      <style:table-cell-properties fo:padding="0.071cm"/>
    </style:style>
    <style:style style:name="ce40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  <style:style style:name="ce45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Milliers_5f_hot2001" style:data-style-name="N12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Milliers_5f_hot2001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7" style:family="table-cell" style:parent-style-name="Milliers_5f_hot2001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Milliers_5f_hot2001" style:data-style-name="N12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2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Milliers_5f_hot2001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5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Milliers_5f_hot2001" style:data-style-name="N12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Milliers_5f_hot2001" style:data-style-name="N12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25">
      <style:table-cell-properties style:diagonal-bl-tr="none" style:diagonal-tl-br="none" fo:border="0.74pt solid #000000" fo:padding="0.071cm" style:rotation-align="none"/>
    </style:style>
    <style:style style:name="ce79" style:family="table-cell" style:parent-style-name="Default" style:data-style-name="N3">
      <style:table-cell-properties style:diagonal-bl-tr="none" style:diagonal-tl-br="none" fo:border="0.74pt solid #000000" fo:padding="0.071cm" style:rotation-align="none"/>
    </style:style>
    <style:style style:name="ce80" style:family="table-cell" style:parent-style-name="Default" style:data-style-name="N3">
      <style:table-cell-properties fo:padding="0.071cm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19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19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19">
      <style:table-cell-properties fo:padding="0.071cm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2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5f_BuiltIn_5f_Percen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Excel_5f_BuiltIn_5f_Percen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 style:data-style-name="N118">
      <style:table-cell-properties style:diagonal-bl-tr="none" style:diagonal-tl-br="none" fo:border="0.74pt solid #000000" fo:padding="0.071cm" style:rotation-align="none"/>
    </style:style>
    <style:style style:name="ce115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3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11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4" style:family="table-cell" style:parent-style-name="Default" style:data-style-name="N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802cm" fo:min-width="22.791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cm" svg:stroke-color="#000000" draw:stroke-linejoin="miter" svg:stroke-linecap="square" draw:fill="none" draw:fill-color="#000000" draw:textarea-horizontal-align="justify" draw:textarea-vertical-align="top" draw:auto-grow-height="false" fo:padding-top="0.056cm" fo:padding-bottom="0.056cm" fo:padding-left="0.056cm" fo:padding-right="0.056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9.80000019073486pt" fo:font-style="normal" fo:text-shadow="none" style:text-underline-style="none" fo:font-weight="normal" style:font-size-asian="9.80000019073486pt" style:font-style-asian="normal" style:font-weight-asian="normal" style:font-name-complex="Arial1" style:font-size-complex="9.80000019073486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aph1" table:style-name="ta1">
        <table:shapes>
          <draw:frame draw:z-index="0" draw:name=" 0" draw:style-name="gr1" draw:text-style-name="P1" svg:width="22.902cm" svg:height="14.503cm" svg:x="1.001cm" svg:y="0.499cm">
            <draw:object draw:notify-on-update-of-ranges="'Exemple 5'.B28:'Exemple 5'.B33 'Exemple 5'.C27:'Exemple 5'.C27 'Exemple 5'.C28:'Exemple 5'.C33 'Exemple 5'.D27:'Exemple 5'.D27 'Exemple 5'.D28:'Exemple 5'.D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Graph1.U35" table:end-x="1.652cm" table:end-y="0.293cm" draw:z-index="1" draw:name="Text 1" draw:style-name="gr2" draw:text-style-name="P3" svg:width="22.903cm" svg:height="0.914cm" svg:x="-21.576cm" svg:y="-0.632cm">
              <text:p text:style-name="P2"><text:span text:style-name="T1">Source : Baromètre santé 2005, INPES, exploitation OFDT</text:span></text:p>
              <draw:enhanced-geometry draw:text-rotate-angle="-180" svg:viewBox="0 0 21600 21600" draw:mirror-vertical="true" draw:type="mso-spt202" draw:enhanced-path="M 0 0 L 21600 0 21600 21600 0 21600 0 0 Z N"/>
            </draw:custom-shape>
          </table:table-cell>
        </table:table-row>
      </table:table>
      <table:table table:name="Graphique 1" table:style-name="ta2"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number-columns-repeated="101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Evolution de la population des Côtes d'Armor</text:p>
          </table:table-cell>
          <table:covered-table-cell table:number-columns-repeated="2" table:style-name="ce9"/>
          <table:table-cell table:number-columns-repeated="4"/>
          <table:table-cell table:style-name="ce2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2" table:number-columns-repeated="5"/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 office:value-type="float" office:value="1962" calcext:value-type="float">
            <text:p>1962</text:p>
          </table:table-cell>
          <table:table-cell table:style-name="ce13" office:value-type="float" office:value="1968" calcext:value-type="float">
            <text:p>1968</text:p>
          </table:table-cell>
          <table:table-cell table:style-name="ce13" office:value-type="float" office:value="1975" calcext:value-type="float">
            <text:p>1975</text:p>
          </table:table-cell>
          <table:table-cell table:style-name="ce13" office:value-type="float" office:value="1982" calcext:value-type="float">
            <text:p>1982</text:p>
          </table:table-cell>
          <table:table-cell table:style-name="ce13" office:value-type="float" office:value="1990" calcext:value-type="float">
            <text:p>1990</text:p>
          </table:table-cell>
          <table:table-cell table:style-name="ce13" office:value-type="float" office:value="1999" calcext:value-type="float">
            <text:p>1999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<text:s/>Population sans doubles comptes</text:p>
          </table:table-cell>
          <table:table-cell table:style-name="ce11" office:value-type="float" office:value="501923" calcext:value-type="float">
            <text:p>501 923</text:p>
          </table:table-cell>
          <table:table-cell table:style-name="ce14" office:value-type="float" office:value="506102" calcext:value-type="float">
            <text:p>506 102</text:p>
          </table:table-cell>
          <table:table-cell table:style-name="ce14" office:value-type="float" office:value="525556" calcext:value-type="float">
            <text:p>525 556</text:p>
          </table:table-cell>
          <table:table-cell table:style-name="ce14" office:value-type="float" office:value="538869" calcext:value-type="float">
            <text:p>538 869</text:p>
          </table:table-cell>
          <table:table-cell table:style-name="ce14" office:value-type="float" office:value="538395" calcext:value-type="float">
            <text:p>538 395</text:p>
          </table:table-cell>
          <table:table-cell table:style-name="ce14" office:value-type="float" office:value="542373" calcext:value-type="float">
            <text:p>542 373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Source : Recensements de la population (dénombrements)</text:p>
          </table:table-cell>
          <table:table-cell table:style-name="ce6"/>
          <table:table-cell table:style-name="ce12" table:number-columns-repeated="5"/>
          <table:table-cell table:style-name="ce2" table:number-columns-repeated="2"/>
          <table:table-cell table:style-name="ce17"/>
          <table:table-cell table:number-columns-repeated="1013"/>
        </table:table-row>
        <table:table-row table:style-name="ro2">
          <table:table-cell/>
          <table:table-cell table:style-name="ce7">
            <draw:frame table:end-cell-address="'Graphique 1'.I34" table:end-x="0.031cm" table:end-y="0.106cm" draw:z-index="0" draw:name="Chart 3" draw:style-name="gr1" draw:text-style-name="P1" svg:width="21.673cm" svg:height="11.853cm" svg:x="0.001cm" svg:y="0.398cm">
              <draw:object draw:notify-on-update-of-ranges="'Graphique 1'.C5:'Graphique 1'.H5 'Graphique 1'.C4:'Graphique 1'.H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15" table:number-columns-repeated="5"/>
          <table:table-cell table:style-name="ce8" table:number-columns-repeated="3"/>
          <table:table-cell table:number-columns-repeated="1013"/>
        </table:table-row>
        <table:table-row table:style-name="ro2">
          <table:table-cell/>
          <table:table-cell table:style-name="ce8" table:number-columns-repeated="2"/>
          <table:table-cell table:style-name="ce16" table:number-columns-repeated="8"/>
          <table:table-cell table:number-columns-repeated="1013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/>
          <table:table-cell>
            <draw:frame table:end-cell-address="'Graphique 1'.C48" table:end-x="2.603cm" table:end-y="0.45cm" draw:z-index="1" draw:name="Chart 4" draw:style-name="gr1" draw:text-style-name="P1" svg:width="8.447cm" svg:height="4.921cm" svg:x="0.03cm" svg:y="0.027cm">
              <draw:object draw:notify-on-update-of-ranges="'Graphique 1'.C5:'Graphique 1'.H5 'Graphique 1'.C4:'Graphique 1'.H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2" table:style-name="ta3">
        <table:table-column table:style-name="co6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number-columns-repeated="101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Evolution de la population des Côtes d'Armor</text:p>
          </table:table-cell>
          <table:covered-table-cell table:number-columns-repeated="2" table:style-name="ce9"/>
          <table:table-cell table:number-columns-repeated="4"/>
          <table:table-cell table:style-name="ce2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2" table:number-columns-repeated="5"/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4"/>
          <table:table-cell table:style-name="ce10" office:value-type="float" office:value="1962" calcext:value-type="float">
            <text:p>1962</text:p>
          </table:table-cell>
          <table:table-cell table:style-name="ce13" office:value-type="float" office:value="1968" calcext:value-type="float">
            <text:p>1968</text:p>
          </table:table-cell>
          <table:table-cell table:style-name="ce13" office:value-type="float" office:value="1975" calcext:value-type="float">
            <text:p>1975</text:p>
          </table:table-cell>
          <table:table-cell table:style-name="ce13" office:value-type="float" office:value="1982" calcext:value-type="float">
            <text:p>1982</text:p>
          </table:table-cell>
          <table:table-cell table:style-name="ce13" office:value-type="float" office:value="1990" calcext:value-type="float">
            <text:p>1990</text:p>
          </table:table-cell>
          <table:table-cell table:style-name="ce13" office:value-type="float" office:value="1999" calcext:value-type="float">
            <text:p>1999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<text:s/>Population sans doubles comptes</text:p>
          </table:table-cell>
          <table:table-cell table:style-name="ce11" office:value-type="float" office:value="501923" calcext:value-type="float">
            <text:p>501 923</text:p>
          </table:table-cell>
          <table:table-cell table:style-name="ce14" office:value-type="float" office:value="506102" calcext:value-type="float">
            <text:p>506 102</text:p>
          </table:table-cell>
          <table:table-cell table:style-name="ce14" office:value-type="float" office:value="525556" calcext:value-type="float">
            <text:p>525 556</text:p>
          </table:table-cell>
          <table:table-cell table:style-name="ce14" office:value-type="float" office:value="538869" calcext:value-type="float">
            <text:p>538 869</text:p>
          </table:table-cell>
          <table:table-cell table:style-name="ce14" office:value-type="float" office:value="538395" calcext:value-type="float">
            <text:p>538 395</text:p>
          </table:table-cell>
          <table:table-cell table:style-name="ce14" office:value-type="float" office:value="542373" calcext:value-type="float">
            <text:p>542 373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Source : Recensements de la population (dénombrements)</text:p>
          </table:table-cell>
          <table:table-cell table:style-name="ce6"/>
          <table:table-cell table:style-name="ce12" table:number-columns-repeated="5"/>
          <table:table-cell table:style-name="ce2" table:number-columns-repeated="2"/>
          <table:table-cell table:style-name="ce17"/>
          <table:table-cell table:number-columns-repeated="1013"/>
        </table:table-row>
        <table:table-row table:style-name="ro2">
          <table:table-cell/>
          <table:table-cell table:style-name="ce7">
            <draw:frame table:end-cell-address="'Graphique 2'.I33" table:end-x="0.03cm" table:end-y="0.424cm" draw:z-index="0" draw:name="Chart 6" draw:style-name="gr1" draw:text-style-name="P1" svg:width="21.673cm" svg:height="11.748cm" svg:x="0cm" svg:y="0.371cm">
              <draw:object draw:notify-on-update-of-ranges="'Graphique 1'.C5:'Graphique 1'.H5 'Graphique 1'.C4:'Graphique 1'.H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/>
          <table:table-cell table:style-name="ce15" table:number-columns-repeated="5"/>
          <table:table-cell table:style-name="ce8" table:number-columns-repeated="3"/>
          <table:table-cell table:number-columns-repeated="1013"/>
        </table:table-row>
        <table:table-row table:style-name="ro2">
          <table:table-cell/>
          <table:table-cell table:style-name="ce8" table:number-columns-repeated="2"/>
          <table:table-cell table:style-name="ce16" table:number-columns-repeated="8"/>
          <table:table-cell table:number-columns-repeated="1013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/>
          <table:table-cell>
            <draw:frame table:end-cell-address="'Graphique 2'.C47" table:end-x="2.603cm" table:end-y="0.45cm" draw:z-index="1" draw:name="Chart 8" draw:style-name="gr1" draw:text-style-name="P1" svg:width="8.476cm" svg:height="4.947cm" svg:x="0cm" svg:y="0.001cm">
              <draw:object draw:notify-on-update-of-ranges="'Graphique 1'.C5:'Graphique 1'.H5 'Graphique 1'.C4:'Graphique 1'.H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3" table:style-name="ta4">
        <table:table-column table:style-name="co5" table:number-columns-repeated="18" table:default-cell-style-name="Default"/>
        <table:table-column table:style-name="co7" table:default-cell-style-name="ce2"/>
        <table:table-column table:style-name="co8" table:default-cell-style-name="ce24"/>
        <table:table-column table:style-name="co5" table:number-columns-repeated="100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Graphique 3'.J28" table:end-x="1.464cm" table:end-y="0.398cm" draw:z-index="0" draw:name="Chart 2" draw:style-name="gr1" draw:text-style-name="P1" svg:width="18.764cm" svg:height="12.224cm" svg:x="0.028cm" svg:y="0.001cm">
              <draw:object draw:notify-on-update-of-ranges="'Graphique 3'.S23:'Graphique 3'.S32 'Graphique 3'.T23:'Graphique 3'.T3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6"/>
          <table:table-cell table:style-name="ce18" office:value-type="string" calcext:value-type="string">
            <text:p>PRINCIPALES DEPENSES CULTURELLES DES MENAGES EN 1999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style-name="ce19" office:value-type="string" calcext:value-type="string">
            <text:p>Types d'affectation</text:p>
          </table:table-cell>
          <table:table-cell table:style-name="ce25" office:value-type="string" calcext:value-type="string">
            <text:p>Montant des dépenses <text:s text:c="16"/>(en millions de francs)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20" office:value-type="string" calcext:value-type="string">
            <text:p>Musées, monuments</text:p>
          </table:table-cell>
          <table:table-cell table:style-name="ce26" office:value-type="float" office:value="1700" calcext:value-type="float">
            <text:p>1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Instrument de musique</text:p>
          </table:table-cell>
          <table:table-cell table:style-name="ce26" office:value-type="float" office:value="2800" calcext:value-type="float">
            <text:p>2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Cinéma</text:p>
          </table:table-cell>
          <table:table-cell table:style-name="ce26" office:value-type="float" office:value="7300" calcext:value-type="float">
            <text:p>73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Vidéo</text:p>
          </table:table-cell>
          <table:table-cell table:style-name="ce26" office:value-type="float" office:value="7700" calcext:value-type="float">
            <text:p>7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Disques</text:p>
          </table:table-cell>
          <table:table-cell table:style-name="ce26" office:value-type="float" office:value="11800" calcext:value-type="float">
            <text:p>11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Spectacles</text:p>
          </table:table-cell>
          <table:table-cell table:style-name="ce26" office:value-type="float" office:value="13800" calcext:value-type="float">
            <text:p>13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Livres</text:p>
          </table:table-cell>
          <table:table-cell table:style-name="ce26" office:value-type="float" office:value="17000" calcext:value-type="float">
            <text:p>170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Télévision</text:p>
          </table:table-cell>
          <table:table-cell table:style-name="ce26" office:value-type="float" office:value="27400" calcext:value-type="float">
            <text:p>274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Appareils son et image</text:p>
          </table:table-cell>
          <table:table-cell table:style-name="ce26" office:value-type="float" office:value="32500" calcext:value-type="float">
            <text:p>32500,0</text:p>
          </table:table-cell>
          <table:table-cell table:number-columns-repeated="1004"/>
        </table:table-row>
        <table:table-row table:style-name="ro4">
          <table:table-cell table:number-columns-repeated="18"/>
          <table:table-cell table:style-name="ce21" office:value-type="string" calcext:value-type="string">
            <text:p>Presse</text:p>
          </table:table-cell>
          <table:table-cell table:style-name="ce27" office:value-type="float" office:value="35700" calcext:value-type="float">
            <text:p>35700,0</text:p>
          </table:table-cell>
          <table:table-cell table:number-columns-repeated="1004"/>
        </table:table-row>
        <table:table-row table:style-name="ro4">
          <table:table-cell table:number-columns-repeated="18"/>
          <table:table-cell table:style-name="ce22" office:value-type="string" calcext:value-type="string">
            <text:p>Total</text:p>
          </table:table-cell>
          <table:table-cell table:style-name="ce28" office:value-type="float" office:value="157700" calcext:value-type="float">
            <text:p>157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3" office:value-type="string" calcext:value-type="string">
            <text:p>Source : Comptes de la nation. Ministère de la Culture et de la Communication.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8"/>
          <table:table-cell office:value-type="string" calcext:value-type="string">
            <text:p>PRINCIPALES DEPENSES CULTURELLES DES MENAGES EN 199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office:value-type="string" calcext:value-type="string">
            <text:p>Types d'affectation</text:p>
          </table:table-cell>
          <table:table-cell office:value-type="string" calcext:value-type="string">
            <text:p>Montant des dépenses <text:s text:c="16"/>(en %)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Presse</text:p>
          </table:table-cell>
          <table:table-cell office:value-type="float" office:value="22.6379201014585" calcext:value-type="float">
            <text:p>22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Appareils son et image</text:p>
          </table:table-cell>
          <table:table-cell office:value-type="float" office:value="20.6087507926443" calcext:value-type="float">
            <text:p>20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Télévision</text:p>
          </table:table-cell>
          <table:table-cell office:value-type="float" office:value="17.3747622067216" calcext:value-type="float">
            <text:p>17,4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Livres</text:p>
          </table:table-cell>
          <table:table-cell office:value-type="float" office:value="10.7799619530755" calcext:value-type="float">
            <text:p>10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Spectacles</text:p>
          </table:table-cell>
          <table:table-cell office:value-type="float" office:value="8.75079264426126" calcext:value-type="float">
            <text:p>8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Disques</text:p>
          </table:table-cell>
          <table:table-cell office:value-type="float" office:value="7.48256182625238" calcext:value-type="float">
            <text:p>7,5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Vidéo</text:p>
          </table:table-cell>
          <table:table-cell office:value-type="float" office:value="4.88268864933418" calcext:value-type="float">
            <text:p>4,9</text:p>
          </table:table-cell>
          <table:table-cell table:number-columns-repeated="1004"/>
        </table:table-row>
        <table:table-row table:style-name="ro2">
          <table:table-cell>
            <draw:frame table:end-cell-address="'Graphique 3'.F47" table:end-x="2.088cm" table:end-y="0.212cm" draw:z-index="1" draw:name="Chart 3" draw:style-name="gr1" draw:text-style-name="P1" svg:width="10.807cm" svg:height="7.461cm" svg:x="2.111cm" svg:y="0.397cm">
              <draw:object draw:notify-on-update-of-ranges="'Graphique 3'.S23:'Graphique 3'.S32 'Graphique 3'.T23:'Graphique 3'.T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  <table:table-cell office:value-type="string" calcext:value-type="string">
            <text:p>Cinéma</text:p>
          </table:table-cell>
          <table:table-cell office:value-type="float" office:value="4.6290424857324" calcext:value-type="float">
            <text:p>4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Instrument de musique</text:p>
          </table:table-cell>
          <table:table-cell office:value-type="float" office:value="1.77552314521243" calcext:value-type="float">
            <text:p>1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Musées, monuments</text:p>
          </table:table-cell>
          <table:table-cell office:value-type="float" office:value="1.07799619530755" calcext:value-type="float">
            <text:p>1,1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Total</text:p>
          </table:table-cell>
          <table:table-cell office:value-type="float" office:value="100" calcext:value-type="float">
            <text:p>1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Source : Comptes de la nation. Ministère de la Culture et de la Communication.</text:p>
          </table:table-cell>
          <table:table-cell table:number-columns-repeated="100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4" table:style-name="ta5">
        <table:table-column table:style-name="co5" table:number-columns-repeated="2" table:default-cell-style-name="Default"/>
        <table:table-column table:style-name="co9" table:default-cell-style-name="ce2"/>
        <table:table-column table:style-name="co5" table:number-columns-repeated="1021" table:default-cell-style-name="Default"/>
        <table:table-row table:style-name="ro2">
          <table:table-cell table:number-columns-repeated="1024"/>
        </table:table-row>
        <table:table-row table:style-name="ro2">
          <table:table-cell>
            <draw:frame table:end-cell-address="'Graphique 4'.H28" table:end-x="0.923cm" table:end-y="0.159cm" draw:z-index="0" draw:name="Chart 2" draw:style-name="gr1" draw:text-style-name="P1" svg:width="15.191cm" svg:height="11.853cm" svg:x="2.139cm" svg:y="0.001cm">
              <draw:object draw:notify-on-update-of-ranges="'Graphique 4'.A103:'Graphique 4'.A108 'Graphique 4'.B103:'Graphique 4'.B10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97">
          <table:table-cell table:number-columns-repeated="1024"/>
        </table:table-row>
        <table:table-row table:style-name="ro2">
          <table:table-cell table:style-name="ce18" office:value-type="string" calcext:value-type="string">
            <text:p>Spectateurs au festival d'Avignon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4">
          <table:table-cell table:style-name="ce2" table:number-columns-repeated="2"/>
          <table:table-cell table:style-name="ce35"/>
          <table:table-cell table:style-name="ce2"/>
          <table:table-cell table:number-columns-repeated="1020"/>
        </table:table-row>
        <table:table-row table:style-name="ro5">
          <table:table-cell table:style-name="ce29" office:value-type="string" calcext:value-type="string">
            <text:p>Age</text:p>
          </table:table-cell>
          <table:table-cell table:style-name="ce32" office:value-type="string" calcext:value-type="string">
            <text:p>Répartition du public du festival d'Avignon</text:p>
          </table:table-cell>
          <table:table-cell table:style-name="ce36" office:value-type="string" calcext:value-type="string">
            <text:p>Répartition de la population française de plus de 15 ans (recensement de 1999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0" office:value-type="string" calcext:value-type="string">
            <text:p>15 - 24 ans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7671820" calcext:value-type="float">
            <text:p>7 671 820</text:p>
          </table:table-cell>
          <table:table-cell table:style-name="ce39" office:value-type="float" office:value="16.1796137861727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25 - 34 ans</text:p>
          </table:table-cell>
          <table:table-cell table:style-name="ce33" office:value-type="float" office:value="17" calcext:value-type="float">
            <text:p>17</text:p>
          </table:table-cell>
          <table:table-cell table:style-name="ce37" office:value-type="float" office:value="8515688" calcext:value-type="float">
            <text:p>8 515 688</text:p>
          </table:table-cell>
          <table:table-cell table:style-name="ce39" office:value-type="float" office:value="17.9593033939202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35 - 44 ans</text:p>
          </table:table-cell>
          <table:table-cell table:style-name="ce33" office:value-type="float" office:value="19" calcext:value-type="float">
            <text:p>19</text:p>
          </table:table-cell>
          <table:table-cell table:style-name="ce37" office:value-type="float" office:value="8544334" calcext:value-type="float">
            <text:p>8 544 334</text:p>
          </table:table-cell>
          <table:table-cell table:style-name="ce39" office:value-type="float" office:value="18.019716857286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45 - 54 ans</text:p>
          </table:table-cell>
          <table:table-cell table:style-name="ce33" office:value-type="float" office:value="29" calcext:value-type="float">
            <text:p>29</text:p>
          </table:table-cell>
          <table:table-cell table:style-name="ce37" office:value-type="float" office:value="7954822" calcext:value-type="float">
            <text:p>7 954 822</text:p>
          </table:table-cell>
          <table:table-cell table:style-name="ce39" office:value-type="float" office:value="16.776455612586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55 - 64 ans</text:p>
          </table:table-cell>
          <table:table-cell table:style-name="ce33" office:value-type="float" office:value="15" calcext:value-type="float">
            <text:p>15</text:p>
          </table:table-cell>
          <table:table-cell table:style-name="ce37" office:value-type="float" office:value="5444623" calcext:value-type="float">
            <text:p>5 444 623</text:p>
          </table:table-cell>
          <table:table-cell table:style-name="ce39" office:value-type="float" office:value="11.4825292240059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65 ans et plus</text:p>
          </table:table-cell>
          <table:table-cell table:style-name="ce33" office:value-type="float" office:value="6" calcext:value-type="float">
            <text:p>6</text:p>
          </table:table-cell>
          <table:table-cell table:style-name="ce37" office:value-type="float" office:value="9285296" calcext:value-type="float">
            <text:p>9 285 296</text:p>
          </table:table-cell>
          <table:table-cell table:style-name="ce39" office:value-type="float" office:value="19.5823811260293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30" office:value-type="string" calcext:value-type="string">
            <text:p>Ensemble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office:value-type="float" office:value="47416583" calcext:value-type="float">
            <text:p>47 416 58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Source : Enquête sur le public du festival d'Avignon.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5" table:style-name="ta6">
        <table:table-column table:style-name="co10" table:default-cell-style-name="ce2"/>
        <table:table-column table:style-name="co5" table:number-columns-repeated="1023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Graphique 5'.K28" table:end-x="0.353cm" table:end-y="0.371cm" draw:z-index="0" draw:name="Chart 3" draw:style-name="gr1" draw:text-style-name="P1" svg:width="19.847cm" svg:height="12.065cm" svg:x="0.001cm" svg:y="0.001cm">
              <draw:object draw:notify-on-update-of-ranges="'Graphique 5'.A104:'Graphique 5'.A106 'Graphique 5'.B103:'Graphique 5'.B103 'Graphique 5'.B104:'Graphique 5'.B106 'Graphique 5'.C103:'Graphique 5'.C103 'Graphique 5'.C104:'Graphique 5'.C106 'Graphique 5'.D103:'Graphique 5'.D103 'Graphique 5'.D104:'Graphique 5'.D106 'Graphique 5'.E103:'Graphique 5'.E103 'Graphique 5'.E104:'Graphique 5'.E10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/>
          <table:table-cell>
            <draw:frame table:end-cell-address="'Graphique 5'.F45" table:end-x="0.166cm" table:end-y="0.24cm" draw:z-index="1" draw:name="Chart 5" draw:style-name="gr1" draw:text-style-name="P1" svg:width="8.774cm" svg:height="6.986cm" svg:x="0.056cm" svg:y="0.001cm">
              <draw:object draw:notify-on-update-of-ranges="'Graphique 5'.B103:'Graphique 5'.E103 'Graphique 5'.A104:'Graphique 5'.A104 'Graphique 5'.B104:'Graphique 5'.E10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  <table:table-cell>
            <draw:frame table:end-cell-address="'Graphique 5'.J45" table:end-x="0.49cm" table:end-y="0.24cm" draw:z-index="2" draw:name="Chart 6" draw:style-name="gr1" draw:text-style-name="P1" svg:width="8.747cm" svg:height="6.986cm" svg:x="0.407cm" svg:y="0.001cm">
              <draw:object draw:notify-on-update-of-ranges="'file:///D:/gh0t34/Mes Documents/PEDAGO/Projet/Analyse de graphiques/Exemples Exercices et Corrigés/B2M Analyse de graphiques (Exercices).xls'#'Exemple 11a'.A5:'file:///D:/gh0t34/Mes Documents/PEDAGO/Projet/Analyse de graphiques/Exemples Exercices et Corrigés/B2M Analyse de graphiques (Exercices).xls'#'Exemple 11a'.A7 'file:///D:/gh0t34/Mes Documents/PEDAGO/Projet/Analyse de graphiques/Exemples Exercices et Corrigés/B2M Analyse de graphiques (Exercices).xls'#'Exemple 11a'.B3:'file:///D:/gh0t34/Mes Documents/PEDAGO/Projet/Analyse de graphiques/Exemples Exercices et Corrigés/B2M Analyse de graphiques (Exercices).xls'#'Exemple 11a'.B3 'file:///D:/gh0t34/Mes Documents/PEDAGO/Projet/Analyse de graphiques/Exemples Exercices et Corrigés/B2M Analyse de graphiques (Exercices).xls'#'Exemple 11a'.B5:'file:///D:/gh0t34/Mes Documents/PEDAGO/Projet/Analyse de graphiques/Exemples Exercices et Corrigés/B2M Analyse de graphiques (Exercices).xls'#'Exemple 11a'.B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>
            <draw:frame table:end-cell-address="'Graphique 5'.F61" table:end-x="0.166cm" table:end-y="0.239cm" draw:z-index="3" draw:name="Chart 8" draw:style-name="gr1" draw:text-style-name="P1" svg:width="8.774cm" svg:height="7.012cm" svg:x="0.056cm" svg:y="0.424cm">
              <draw:object draw:notify-on-update-of-ranges="'file:///D:/gh0t34/Mes Documents/PEDAGO/Projet/Analyse de graphiques/Exemples Exercices et Corrigés/B2M Analyse de graphiques (Exercices).xls'#'Exemple 8 (bon)'.E2:'file:///D:/gh0t34/Mes Documents/PEDAGO/Projet/Analyse de graphiques/Exemples Exercices et Corrigés/B2M Analyse de graphiques (Exercices).xls'#'Exemple 8 (bon)'.E8 'file:///D:/gh0t34/Mes Documents/PEDAGO/Projet/Analyse de graphiques/Exemples Exercices et Corrigés/B2M Analyse de graphiques (Exercices).xls'#'Exemple 8 (bon)'.F2:'file:///D:/gh0t34/Mes Documents/PEDAGO/Projet/Analyse de graphiques/Exemples Exercices et Corrigés/B2M Analyse de graphiques (Exercices).xls'#'Exemple 8 (bon)'.F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>
            <draw:frame table:end-cell-address="'Graphique 5'.J61" table:end-x="0.517cm" table:end-y="0.266cm" draw:z-index="4" draw:name="Chart 10" draw:style-name="gr1" draw:text-style-name="P1" svg:width="8.774cm" svg:height="7.039cm" svg:x="0.407cm" svg:y="0.424cm">
              <draw:object draw:notify-on-update-of-ranges="'Graphique 1'.C5:'Graphique 1'.H5 'Graphique 1'.C4:'Graphique 1'.H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/>
          <table:table-cell>
            <draw:frame table:end-cell-address="'Graphique 5'.F77" table:end-x="0.219cm" table:end-y="0.45cm" draw:z-index="5" draw:name="Chart 13" draw:style-name="gr1" draw:text-style-name="P1" svg:width="8.802cm" svg:height="7.065cm" svg:x="0.081cm" svg:y="0.132cm">
              <draw:object draw:notify-on-update-of-ranges="'Exemple 5'.B28:'Exemple 5'.B33 'Exemple 5'.C27:'Exemple 5'.C27 'Exemple 5'.C28:'Exemple 5'.C33 'Exemple 5'.D27:'Exemple 5'.D27 'Exemple 5'.D28:'Exemple 5'.D3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3"/>
          <table:table-cell>
            <draw:frame table:end-cell-address="'Graphique 5'.J77" table:end-x="0.572cm" table:end-y="0.45cm" draw:z-index="6" draw:name="Chart 14" draw:style-name="gr1" draw:text-style-name="P1" svg:width="8.802cm" svg:height="7.039cm" svg:x="0.434cm" svg:y="0.158cm">
              <draw:object draw:notify-on-update-of-ranges="'Exemple 6'.V3:'Exemple 6'.V5 'Exemple 6'.W2:'Exemple 6'.W2 'Exemple 6'.W3:'Exemple 6'.W5 'Exemple 6'.X2:'Exemple 6'.X2 'Exemple 6'.X3:'Exemple 6'.X5 'Exemple 6'.Y2:'Exemple 6'.Y2 'Exemple 6'.Y3:'Exemple 6'.Y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>
            <draw:frame table:end-cell-address="'Graphique 5'.F93" table:end-x="0.246cm" table:end-y="0.424cm" draw:z-index="7" draw:name="Chart 15" draw:style-name="gr1" draw:text-style-name="P1" svg:width="8.829cm" svg:height="7.038cm" svg:x="0.081cm" svg:y="0.133cm">
              <draw:object draw:notify-on-update-of-ranges="'file:///D:/gh0t34/Mes Documents/PEDAGO/Projet/Analyse de graphiques/Fiches Techniques/Exemple.xls'#Feuil1.A5:'file:///D:/gh0t34/Mes Documents/PEDAGO/Projet/Analyse de graphiques/Fiches Techniques/Exemple.xls'#Feuil1.A14 'file:///D:/gh0t34/Mes Documents/PEDAGO/Projet/Analyse de graphiques/Fiches Techniques/Exemple.xls'#Feuil1.B4:'file:///D:/gh0t34/Mes Documents/PEDAGO/Projet/Analyse de graphiques/Fiches Techniques/Exemple.xls'#Feuil1.B4 'file:///D:/gh0t34/Mes Documents/PEDAGO/Projet/Analyse de graphiques/Fiches Techniques/Exemple.xls'#Feuil1.B5:'file:///D:/gh0t34/Mes Documents/PEDAGO/Projet/Analyse de graphiques/Fiches Techniques/Exemple.xls'#Feuil1.B14 'file:///D:/gh0t34/Mes Documents/PEDAGO/Projet/Analyse de graphiques/Fiches Techniques/Exemple.xls'#Feuil1.A5:'file:///D:/gh0t34/Mes Documents/PEDAGO/Projet/Analyse de graphiques/Fiches Techniques/Exemple.xls'#Feuil1.A14 'file:///D:/gh0t34/Mes Documents/PEDAGO/Projet/Analyse de graphiques/Fiches Techniques/Exemple.xls'#Feuil1.C4:'file:///D:/gh0t34/Mes Documents/PEDAGO/Projet/Analyse de graphiques/Fiches Techniques/Exemple.xls'#Feuil1.C4 'file:///D:/gh0t34/Mes Documents/PEDAGO/Projet/Analyse de graphiques/Fiches Techniques/Exemple.xls'#Feuil1.C5:'file:///D:/gh0t34/Mes Documents/PEDAGO/Projet/Analyse de graphiques/Fiches Techniques/Exemple.xls'#Feuil1.C14 'file:///D:/gh0t34/Mes Documents/PEDAGO/Projet/Analyse de graphiques/Fiches Techniques/Exemple.xls'#Feuil1.A5:'file:///D:/gh0t34/Mes Documents/PEDAGO/Projet/Analyse de graphiques/Fiches Techniques/Exemple.xls'#Feuil1.A14 'file:///D:/gh0t34/Mes Documents/PEDAGO/Projet/Analyse de graphiques/Fiches Techniques/Exemple.xls'#Feuil1.D4:'file:///D:/gh0t34/Mes Documents/PEDAGO/Projet/Analyse de graphiques/Fiches Techniques/Exemple.xls'#Feuil1.D4 'file:///D:/gh0t34/Mes Documents/PEDAGO/Projet/Analyse de graphiques/Fiches Techniques/Exemple.xls'#Feuil1.D5:'file:///D:/gh0t34/Mes Documents/PEDAGO/Projet/Analyse de graphiques/Fiches Techniques/Exemple.xls'#Feuil1.D14 'file:///D:/gh0t34/Mes Documents/PEDAGO/Projet/Analyse de graphiques/Fiches Techniques/Exemple.xls'#Feuil1.A5:'file:///D:/gh0t34/Mes Documents/PEDAGO/Projet/Analyse de graphiques/Fiches Techniques/Exemple.xls'#Feuil1.A14 'file:///D:/gh0t34/Mes Documents/PEDAGO/Projet/Analyse de graphiques/Fiches Techniques/Exemple.xls'#Feuil1.E4:'file:///D:/gh0t34/Mes Documents/PEDAGO/Projet/Analyse de graphiques/Fiches Techniques/Exemple.xls'#Feuil1.E4 'file:///D:/gh0t34/Mes Documents/PEDAGO/Projet/Analyse de graphiques/Fiches Techniques/Exemple.xls'#Feuil1.E5:'file:///D:/gh0t34/Mes Documents/PEDAGO/Projet/Analyse de graphiques/Fiches Techniques/Exemple.xls'#Feuil1.E1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3"/>
          <table:table-cell>
            <draw:frame table:end-cell-address="'Graphique 5'.J93" table:end-x="0.572cm" table:end-y="0.319cm" draw:z-index="8" draw:name="Chart 17" draw:style-name="gr1" draw:text-style-name="P1" svg:width="8.774cm" svg:height="6.933cm" svg:x="0.462cm" svg:y="0.133cm">
              <draw:object draw:notify-on-update-of-ranges="'file:///D:/gh0t34/Mes Documents/PEDAGO/Projet/Analyse de graphiques/Exemples Exercices et Corrigés/B2M Analyse de graphiques (Exercices).xls'#'Exemple 16a'.C36:'file:///D:/gh0t34/Mes Documents/PEDAGO/Projet/Analyse de graphiques/Exemples Exercices et Corrigés/B2M Analyse de graphiques (Exercices).xls'#'Exemple 16a'.F36 'file:///D:/gh0t34/Mes Documents/PEDAGO/Projet/Analyse de graphiques/Exemples Exercices et Corrigés/B2M Analyse de graphiques (Exercices).xls'#'Exemple 16a'.A37:'file:///D:/gh0t34/Mes Documents/PEDAGO/Projet/Analyse de graphiques/Exemples Exercices et Corrigés/B2M Analyse de graphiques (Exercices).xls'#'Exemple 16a'.A37 'file:///D:/gh0t34/Mes Documents/PEDAGO/Projet/Analyse de graphiques/Exemples Exercices et Corrigés/B2M Analyse de graphiques (Exercices).xls'#'Exemple 16a'.C37:'file:///D:/gh0t34/Mes Documents/PEDAGO/Projet/Analyse de graphiques/Exemples Exercices et Corrigés/B2M Analyse de graphiques (Exercices).xls'#'Exemple 16a'.F3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8" office:value-type="string" calcext:value-type="string">
            <text:p>Évolution sur 30 ans de la consommation en quantité de quelques produits alimentaires, 1970 - 2000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31" office:value-type="string" calcext:value-type="string">
            <text:p>Source : Insee, comptes nationaux </text:p>
          </table:table-cell>
          <table:table-cell table:style-name="ce2" table:number-columns-repeated="4"/>
          <table:table-cell table:number-columns-repeated="1019"/>
        </table:table-row>
        <table:table-row table:style-name="ro4">
          <table:table-cell/>
          <table:table-cell table:style-name="ce2" table:number-columns-repeated="3"/>
          <table:table-cell table:style-name="ce48" office:value-type="string" calcext:value-type="string">
            <text:p>Qtés/hab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Produits</text:p>
          </table:table-cell>
          <table:table-cell table:style-name="ce43" office:value-type="float" office:value="1970" calcext:value-type="float">
            <text:p>1970</text:p>
          </table:table-cell>
          <table:table-cell table:style-name="ce46" office:value-type="float" office:value="1980" calcext:value-type="float">
            <text:p>1980</text:p>
          </table:table-cell>
          <table:table-cell table:style-name="ce46" office:value-type="float" office:value="1990" calcext:value-type="float">
            <text:p>1990</text:p>
          </table:table-cell>
          <table:table-cell table:style-name="ce49" office:value-type="float" office:value="2000" calcext:value-type="float">
            <text:p>2000</text:p>
          </table:table-cell>
          <table:table-cell table:number-columns-repeated="1019"/>
        </table:table-row>
        <table:table-row table:style-name="ro2">
          <table:table-cell table:style-name="ce41" office:value-type="string" calcext:value-type="string">
            <text:p>Pain </text:p>
          </table:table-cell>
          <table:table-cell table:style-name="ce44" office:value-type="float" office:value="80.57" calcext:value-type="float">
            <text:p>80,57</text:p>
          </table:table-cell>
          <table:table-cell table:style-name="ce47" office:value-type="float" office:value="70.64" calcext:value-type="float">
            <text:p>70,64</text:p>
          </table:table-cell>
          <table:table-cell table:style-name="ce47" office:value-type="float" office:value="63.37" calcext:value-type="float">
            <text:p>63,37</text:p>
          </table:table-cell>
          <table:table-cell table:style-name="ce50" office:value-type="float" office:value="59.38" calcext:value-type="float">
            <text:p>59,38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Pommes de terre </text:p>
          </table:table-cell>
          <table:table-cell table:style-name="ce45" office:value-type="float" office:value="95.57" calcext:value-type="float">
            <text:p>95,57</text:p>
          </table:table-cell>
          <table:table-cell table:style-name="ce33" office:value-type="float" office:value="89.01" calcext:value-type="float">
            <text:p>89,01</text:p>
          </table:table-cell>
          <table:table-cell table:style-name="ce33" office:value-type="float" office:value="62.42" calcext:value-type="float">
            <text:p>62,42</text:p>
          </table:table-cell>
          <table:table-cell table:style-name="ce51" office:value-type="float" office:value="69.4" calcext:value-type="float">
            <text:p>69,4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Légumes frais </text:p>
          </table:table-cell>
          <table:table-cell table:style-name="ce45" office:value-type="float" office:value="70.44" calcext:value-type="float">
            <text:p>70,44</text:p>
          </table:table-cell>
          <table:table-cell table:style-name="ce33" office:value-type="float" office:value="88.41" calcext:value-type="float">
            <text:p>88,41</text:p>
          </table:table-cell>
          <table:table-cell table:style-name="ce33" office:value-type="float" office:value="88.34" calcext:value-type="float">
            <text:p>88,34</text:p>
          </table:table-cell>
          <table:table-cell table:style-name="ce51" office:value-type="float" office:value="91.61" calcext:value-type="float">
            <text:p>91,61</text:p>
          </table:table-cell>
          <table:table-cell table:number-columns-repeated="1019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1" table:style-name="ta7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1'.G31" table:end-x="1.411cm" table:end-y="0.159cm" draw:z-index="0" draw:name="Picture 2" draw:style-name="gr3" draw:text-style-name="P4" svg:width="12.241cm" svg:height="13.202cm" svg:x="0cm" svg:y="0.001cm">
              <draw:image xlink:href="Pictures/10000000000001C4000001F3B25C08A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2" table:style-name="ta8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2'.H28" table:end-x="1.87cm" table:end-y="0.053cm" draw:z-index="0" draw:name="Picture 1" draw:style-name="gr3" draw:text-style-name="P4" svg:width="14.866cm" svg:height="11.747cm" svg:x="0cm" svg:y="0.001cm">
              <draw:image xlink:href="Pictures/1000000000000225000001BC91DB96F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3" table:style-name="ta9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3'.I25" table:end-x="0.409cm" table:end-y="0.423cm" draw:z-index="0" draw:name="Picture 1" draw:style-name="gr3" draw:text-style-name="P4" svg:width="15.571cm" svg:height="10.768cm" svg:x="0cm" svg:y="0.001cm">
              <draw:image xlink:href="Pictures/100000000000023F000001973FBB2EA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4" table:style-name="ta10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4'.I24" table:end-x="1.411cm" table:end-y="0.371cm" draw:z-index="0" draw:name="Picture 1" draw:style-name="gr4" draw:text-style-name="P4" svg:width="16.573cm" svg:height="10.266cm" svg:x="0cm" svg:y="0.001cm">
              <draw:image xlink:href="Pictures/10000000000002640000018448BB5E5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6" table:style-name="ta11">
        <table:table-column table:style-name="co5" table:number-columns-repeated="2" table:default-cell-style-name="Default"/>
        <table:table-column table:style-name="co11" table:default-cell-style-name="ce2"/>
        <table:table-column table:style-name="co5" table:number-columns-repeated="2" table:default-cell-style-name="Default"/>
        <table:table-column table:style-name="co12" table:default-cell-style-name="ce2"/>
        <table:table-column table:style-name="co13" table:default-cell-style-name="ce2"/>
        <table:table-column table:style-name="co5" table:number-columns-repeated="1017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Graphique 6'.I26" table:end-x="0.571cm" table:end-y="0.054cm" draw:z-index="0" draw:name="Chart 1" draw:style-name="gr1" draw:text-style-name="P1" svg:width="16.982cm" svg:height="10.795cm" svg:x="0cm" svg:y="0.054cm">
              <draw:object draw:notify-on-update-of-ranges="'Graphique 6'.B102:'Graphique 6'.B103 'Graphique 6'.C106:'Graphique 6'.C10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97">
          <table:table-cell table:number-columns-repeated="1024"/>
        </table:table-row>
        <table:table-row table:style-name="ro2">
          <table:table-cell/>
          <table:table-cell table:style-name="ce52" office:value-type="string" calcext:value-type="string" table:number-columns-spanned="1" table:number-rows-spanned="2">
            <text:p>Type</text:p>
          </table:table-cell>
          <table:table-cell table:style-name="ce57" office:value-type="string" office:string-value="Arrivées" calcext:value-type="string" table:number-columns-spanned="3" table:number-rows-spanned="1">
            <text:p><text:s/>Arrivées </text:p>
          </table:table-cell>
          <table:covered-table-cell table:style-name="ce61"/>
          <table:covered-table-cell table:style-name="ce64"/>
          <table:table-cell table:style-name="ce57" office:value-type="string" office:string-value="Nuitées" calcext:value-type="string" table:number-columns-spanned="3" table:number-rows-spanned="1">
            <text:p><text:s/>Nuitées </text:p>
          </table:table-cell>
          <table:covered-table-cell table:style-name="ce61"/>
          <table:covered-table-cell table:style-name="ce64"/>
          <table:table-cell table:number-columns-repeated="1016"/>
        </table:table-row>
        <table:table-row table:style-name="ro2">
          <table:table-cell/>
          <table:covered-table-cell table:style-name="ce53"/>
          <table:table-cell table:style-name="ce58" office:value-type="string" office:string-value="Total" calcext:value-type="string">
            <text:p><text:s/>Total </text:p>
          </table:table-cell>
          <table:table-cell table:style-name="ce62" office:value-type="string" office:string-value="France" calcext:value-type="string">
            <text:p><text:s/>France </text:p>
          </table:table-cell>
          <table:table-cell table:style-name="ce65" office:value-type="string" office:string-value="Etranger" calcext:value-type="string">
            <text:p><text:s/>Etranger </text:p>
          </table:table-cell>
          <table:table-cell table:style-name="ce60" office:value-type="string" office:string-value="Total" calcext:value-type="string">
            <text:p><text:s/>Total </text:p>
          </table:table-cell>
          <table:table-cell table:style-name="ce61" office:value-type="string" office:string-value="France" calcext:value-type="string">
            <text:p><text:s/>France </text:p>
          </table:table-cell>
          <table:table-cell table:style-name="ce64" office:value-type="string" office:string-value="Etranger" calcext:value-type="string">
            <text:p><text:s/>Etranger </text:p>
          </table:table-cell>
          <table:table-cell table:number-columns-repeated="1016"/>
        </table:table-row>
        <table:table-row table:style-name="ro2">
          <table:table-cell/>
          <table:table-cell table:style-name="ce54" office:value-type="string" office:string-value="Appartenant à une chaîne" calcext:value-type="string">
            <text:p><text:s/>Appartenant à une chaîne </text:p>
          </table:table-cell>
          <table:table-cell table:style-name="ce59" office:value-type="float" office:value="45181479.0319719" calcext:value-type="float">
            <text:p><text:s/>45 181 479 <text:s text:c="3"/></text:p>
          </table:table-cell>
          <table:table-cell table:style-name="ce63" office:value-type="float" office:value="29409409.2442271" calcext:value-type="float">
            <text:p><text:s/>29 409 409 <text:s text:c="3"/></text:p>
          </table:table-cell>
          <table:table-cell table:style-name="ce66" office:value-type="float" office:value="15772069.7877448" calcext:value-type="float">
            <text:p><text:s/>15 772 070 <text:s text:c="3"/></text:p>
          </table:table-cell>
          <table:table-cell table:style-name="ce59" office:value-type="float" office:value="75780433.8714042" calcext:value-type="float">
            <text:p><text:s/>75 780 434 <text:s text:c="3"/></text:p>
          </table:table-cell>
          <table:table-cell table:style-name="ce63" office:value-type="float" office:value="46809416.4571644" calcext:value-type="float">
            <text:p><text:s/>46 809 416 <text:s text:c="3"/></text:p>
          </table:table-cell>
          <table:table-cell table:style-name="ce66" office:value-type="float" office:value="28971017.4142398" calcext:value-type="float">
            <text:p><text:s/>28 971 017 <text:s text:c="3"/></text:p>
          </table:table-cell>
          <table:table-cell table:number-columns-repeated="1016"/>
        </table:table-row>
        <table:table-row table:style-name="ro2">
          <table:table-cell/>
          <table:table-cell table:style-name="ce54" office:value-type="string" office:string-value="Indépendants" calcext:value-type="string">
            <text:p><text:s/>Indépendants </text:p>
          </table:table-cell>
          <table:table-cell table:style-name="ce59" office:value-type="float" office:value="56205269.0263347" calcext:value-type="float">
            <text:p><text:s/>56 205 269 <text:s text:c="3"/></text:p>
          </table:table-cell>
          <table:table-cell table:style-name="ce63" office:value-type="float" office:value="35503476.2088407" calcext:value-type="float">
            <text:p><text:s/>35 503 476 <text:s text:c="3"/></text:p>
          </table:table-cell>
          <table:table-cell table:style-name="ce66" office:value-type="float" office:value="20701792.817494" calcext:value-type="float">
            <text:p><text:s/>20 701 793 <text:s text:c="3"/></text:p>
          </table:table-cell>
          <table:table-cell table:style-name="ce59" office:value-type="float" office:value="115292994.998978" calcext:value-type="float">
            <text:p><text:s/>115 292 995 <text:s text:c="3"/></text:p>
          </table:table-cell>
          <table:table-cell table:style-name="ce63" office:value-type="float" office:value="67249954.3401514" calcext:value-type="float">
            <text:p><text:s/>67 249 954 <text:s text:c="3"/></text:p>
          </table:table-cell>
          <table:table-cell table:style-name="ce66" office:value-type="float" office:value="48043040.6588266" calcext:value-type="float">
            <text:p><text:s/>48 043 041 <text:s text:c="3"/></text:p>
          </table:table-cell>
          <table:table-cell table:number-columns-repeated="1016"/>
        </table:table-row>
        <table:table-row table:style-name="ro2">
          <table:table-cell/>
          <table:table-cell table:style-name="ce55" office:value-type="string" office:string-value="Total" calcext:value-type="string">
            <text:p><text:s/>Total </text:p>
          </table:table-cell>
          <table:table-cell table:style-name="ce60" office:value-type="float" office:value="101386748.058307" calcext:value-type="float">
            <text:p><text:s/>101 386 748 <text:s text:c="3"/></text:p>
          </table:table-cell>
          <table:table-cell table:style-name="ce61" office:value-type="float" office:value="64912885.4530677" calcext:value-type="float">
            <text:p><text:s/>64 912 885 <text:s text:c="3"/></text:p>
          </table:table-cell>
          <table:table-cell table:style-name="ce64" office:value-type="float" office:value="36473862.6052388" calcext:value-type="float">
            <text:p><text:s/>36 473 863 <text:s text:c="3"/></text:p>
          </table:table-cell>
          <table:table-cell table:style-name="ce60" office:value-type="float" office:value="191073428.870382" calcext:value-type="float">
            <text:p><text:s/>191 073 429 <text:s text:c="3"/></text:p>
          </table:table-cell>
          <table:table-cell table:style-name="ce67" office:value-type="float" office:value="114059370.797316" calcext:value-type="float">
            <text:p><text:s/>114 059 371 <text:s text:c="3"/></text:p>
          </table:table-cell>
          <table:table-cell table:style-name="ce68" office:value-type="float" office:value="77014058.0730664" calcext:value-type="float">
            <text:p><text:s/>77 014 058 <text:s text:c="3"/></text:p>
          </table:table-cell>
          <table:table-cell table:number-columns-repeated="1016"/>
        </table:table-row>
        <table:table-row table:style-name="ro2">
          <table:table-cell/>
          <table:table-cell table:style-name="ce56" office:value-type="string" office:string-value="Source : INSEE - Direction du Tourisme - Partenaires régionaux" calcext:value-type="string">
            <text:p><text:s/>Source : INSEE - Direction du Tourisme - Partenaires régionaux </text:p>
          </table:table-cell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 table:style-name="ce24" office:value-type="float" office:value="44.5634956217241" calcext:value-type="float">
            <text:p>44,6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2">
          <table:table-cell/>
          <table:table-cell table:style-name="ce2"/>
          <table:table-cell table:style-name="ce24" office:value-type="float" office:value="55.4365043782759" calcext:value-type="float">
            <text:p>55,4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7" table:style-name="ta1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Graphique 7'.J29" table:end-x="1.464cm" table:end-y="0.106cm" draw:z-index="0" draw:name="Chart 3" draw:style-name="gr1" draw:text-style-name="P1" svg:width="18.792cm" svg:height="12.25cm" svg:x="0cm" svg:y="0.001cm">
              <draw:object draw:notify-on-update-of-ranges="'Graphique 7'.S23:'Graphique 7'.S32 'Graphique 7'.T23:'Graphique 7'.T32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6"/>
          <table:table-cell table:style-name="ce2" office:value-type="string" calcext:value-type="string">
            <text:p>PRINCIPALES DEPENSES CULTURELLES DES MENAGES EN 1999</text:p>
          </table:table-cell>
          <table:table-cell table:style-name="ce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table:style-name="ce2" office:value-type="string" calcext:value-type="string">
            <text:p>Types d'affectation</text:p>
          </table:table-cell>
          <table:table-cell table:style-name="ce2" office:value-type="string" calcext:value-type="string">
            <text:p>Montant des dépenses <text:s text:c="16"/>(en millions de francs)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Musées, monuments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Instrument de musique</text:p>
          </table:table-cell>
          <table:table-cell table:style-name="ce2" office:value-type="float" office:value="2800" calcext:value-type="float">
            <text:p>28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Cinéma</text:p>
          </table:table-cell>
          <table:table-cell table:style-name="ce2" office:value-type="float" office:value="7300" calcext:value-type="float">
            <text:p>73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Vidéo</text:p>
          </table:table-cell>
          <table:table-cell table:style-name="ce2" office:value-type="float" office:value="7700" calcext:value-type="float">
            <text:p>77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Disques</text:p>
          </table:table-cell>
          <table:table-cell table:style-name="ce2" office:value-type="float" office:value="11800" calcext:value-type="float">
            <text:p>118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Spectacles</text:p>
          </table:table-cell>
          <table:table-cell table:style-name="ce2" office:value-type="float" office:value="13800" calcext:value-type="float">
            <text:p>138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Livres</text:p>
          </table:table-cell>
          <table:table-cell table:style-name="ce2" office:value-type="float" office:value="17000" calcext:value-type="float">
            <text:p>170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Télévision</text:p>
          </table:table-cell>
          <table:table-cell table:style-name="ce2" office:value-type="float" office:value="27400" calcext:value-type="float">
            <text:p>274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Appareils son et image</text:p>
          </table:table-cell>
          <table:table-cell table:style-name="ce2" office:value-type="float" office:value="32500" calcext:value-type="float">
            <text:p>325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Presse</text:p>
          </table:table-cell>
          <table:table-cell table:style-name="ce2" office:value-type="float" office:value="35700" calcext:value-type="float">
            <text:p>357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Total</text:p>
          </table:table-cell>
          <table:table-cell table:style-name="ce2" office:value-type="float" office:value="157700" calcext:value-type="float">
            <text:p>15770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Source : Comptes de la nation. Ministère de la Culture et de la Communication.</text:p>
          </table:table-cell>
          <table:table-cell table:style-name="ce2"/>
          <table:table-cell table:number-columns-repeated="100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8"/>
          <table:table-cell table:style-name="ce2" office:value-type="string" calcext:value-type="string">
            <text:p>PRINCIPALES DEPENSES CULTURELLES DES MENAGES EN 1999</text:p>
          </table:table-cell>
          <table:table-cell table:style-name="ce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table:style-name="ce2" office:value-type="string" calcext:value-type="string">
            <text:p>Types d'affectation</text:p>
          </table:table-cell>
          <table:table-cell table:style-name="ce2" office:value-type="string" calcext:value-type="string">
            <text:p>Montant des dépenses <text:s text:c="16"/>(en %)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Appareils son et image</text:p>
          </table:table-cell>
          <table:table-cell table:style-name="ce24" office:value-type="float" office:value="20.6087507926443" calcext:value-type="float">
            <text:p>20,6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Cinéma</text:p>
          </table:table-cell>
          <table:table-cell table:style-name="ce24" office:value-type="float" office:value="4.6290424857324" calcext:value-type="float">
            <text:p>4,6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Disques</text:p>
          </table:table-cell>
          <table:table-cell table:style-name="ce24" office:value-type="float" office:value="7.48256182625238" calcext:value-type="float">
            <text:p>7,5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Instrument de musique</text:p>
          </table:table-cell>
          <table:table-cell table:style-name="ce24" office:value-type="float" office:value="1.77552314521243" calcext:value-type="float">
            <text:p>1,8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Livres</text:p>
          </table:table-cell>
          <table:table-cell table:style-name="ce24" office:value-type="float" office:value="10.7799619530755" calcext:value-type="float">
            <text:p>10,8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Musées, monuments</text:p>
          </table:table-cell>
          <table:table-cell table:style-name="ce24" office:value-type="float" office:value="1.07799619530755" calcext:value-type="float">
            <text:p>1,1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Presse</text:p>
          </table:table-cell>
          <table:table-cell table:style-name="ce24" office:value-type="float" office:value="22.6379201014585" calcext:value-type="float">
            <text:p>22,6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Spectacles</text:p>
          </table:table-cell>
          <table:table-cell table:style-name="ce24" office:value-type="float" office:value="8.75079264426126" calcext:value-type="float">
            <text:p>8,8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Télévision</text:p>
          </table:table-cell>
          <table:table-cell table:style-name="ce24" office:value-type="float" office:value="17.3747622067216" calcext:value-type="float">
            <text:p>17,4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Vidéo</text:p>
          </table:table-cell>
          <table:table-cell table:style-name="ce24" office:value-type="float" office:value="4.88268864933418" calcext:value-type="float">
            <text:p>4,9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Total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" office:value-type="string" calcext:value-type="string">
            <text:p>Source : Comptes de la nation. Ministère de la Culture et de la Communication.</text:p>
          </table:table-cell>
          <table:table-cell table:style-name="ce2"/>
          <table:table-cell table:number-columns-repeated="100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8" table:style-name="ta13">
        <table:table-column table:style-name="co5" table:number-columns-repeated="18" table:default-cell-style-name="Default"/>
        <table:table-column table:style-name="co7" table:default-cell-style-name="ce2"/>
        <table:table-column table:style-name="co8" table:default-cell-style-name="ce24"/>
        <table:table-column table:style-name="co5" table:number-columns-repeated="100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Graphique 8'.J28" table:end-x="1.464cm" table:end-y="0.398cm" draw:z-index="0" draw:name="Chart 1" draw:style-name="gr1" draw:text-style-name="P1" svg:width="18.764cm" svg:height="12.224cm" svg:x="0.028cm" svg:y="0.001cm">
              <draw:object draw:notify-on-update-of-ranges="'Graphique 8'.S23:'Graphique 8'.S33 'Graphique 8'.T23:'Graphique 8'.T32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6"/>
          <table:table-cell table:style-name="ce18" office:value-type="string" calcext:value-type="string">
            <text:p>PRINCIPALES DEPENSES CULTURELLES DES MENAGES EN 1999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style-name="ce19" office:value-type="string" calcext:value-type="string">
            <text:p>Types d'affectation</text:p>
          </table:table-cell>
          <table:table-cell table:style-name="ce25" office:value-type="string" calcext:value-type="string">
            <text:p>Montant des dépenses <text:s text:c="16"/>(en millions de francs)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20" office:value-type="string" calcext:value-type="string">
            <text:p>Musées, monuments</text:p>
          </table:table-cell>
          <table:table-cell table:style-name="ce26" office:value-type="float" office:value="1700" calcext:value-type="float">
            <text:p>1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Instrument de musique</text:p>
          </table:table-cell>
          <table:table-cell table:style-name="ce26" office:value-type="float" office:value="2800" calcext:value-type="float">
            <text:p>2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Cinéma</text:p>
          </table:table-cell>
          <table:table-cell table:style-name="ce26" office:value-type="float" office:value="7300" calcext:value-type="float">
            <text:p>73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Vidéo</text:p>
          </table:table-cell>
          <table:table-cell table:style-name="ce26" office:value-type="float" office:value="7700" calcext:value-type="float">
            <text:p>7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Disques</text:p>
          </table:table-cell>
          <table:table-cell table:style-name="ce26" office:value-type="float" office:value="11800" calcext:value-type="float">
            <text:p>11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Spectacles</text:p>
          </table:table-cell>
          <table:table-cell table:style-name="ce26" office:value-type="float" office:value="13800" calcext:value-type="float">
            <text:p>138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Livres</text:p>
          </table:table-cell>
          <table:table-cell table:style-name="ce26" office:value-type="float" office:value="17000" calcext:value-type="float">
            <text:p>170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Télévision</text:p>
          </table:table-cell>
          <table:table-cell table:style-name="ce26" office:value-type="float" office:value="27400" calcext:value-type="float">
            <text:p>274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0" office:value-type="string" calcext:value-type="string">
            <text:p>Appareils son et image</text:p>
          </table:table-cell>
          <table:table-cell table:style-name="ce26" office:value-type="float" office:value="32500" calcext:value-type="float">
            <text:p>32500,0</text:p>
          </table:table-cell>
          <table:table-cell table:number-columns-repeated="1004"/>
        </table:table-row>
        <table:table-row table:style-name="ro4">
          <table:table-cell table:number-columns-repeated="18"/>
          <table:table-cell table:style-name="ce21" office:value-type="string" calcext:value-type="string">
            <text:p>Presse</text:p>
          </table:table-cell>
          <table:table-cell table:style-name="ce27" office:value-type="float" office:value="35700" calcext:value-type="float">
            <text:p>35700,0</text:p>
          </table:table-cell>
          <table:table-cell table:number-columns-repeated="1004"/>
        </table:table-row>
        <table:table-row table:style-name="ro4">
          <table:table-cell table:number-columns-repeated="18"/>
          <table:table-cell table:style-name="ce22" office:value-type="string" calcext:value-type="string">
            <text:p>Total</text:p>
          </table:table-cell>
          <table:table-cell table:style-name="ce28" office:value-type="float" office:value="157700" calcext:value-type="float">
            <text:p>1577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table:style-name="ce23" office:value-type="string" calcext:value-type="string">
            <text:p>Source : Comptes de la nation. Ministère de la Culture et de la Communication.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8"/>
          <table:table-cell office:value-type="string" calcext:value-type="string">
            <text:p>PRINCIPALES DEPENSES CULTURELLES DES MENAGES EN 199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8"/>
          <table:table-cell office:value-type="string" calcext:value-type="string">
            <text:p>Types d'affectation</text:p>
          </table:table-cell>
          <table:table-cell office:value-type="string" calcext:value-type="string">
            <text:p>Montant des dépenses <text:s text:c="16"/>(en %)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Musées, monuments</text:p>
          </table:table-cell>
          <table:table-cell office:value-type="float" office:value="1.07799619530755" calcext:value-type="float">
            <text:p>1,1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Instrument de musique</text:p>
          </table:table-cell>
          <table:table-cell office:value-type="float" office:value="1.77552314521243" calcext:value-type="float">
            <text:p>1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Cinéma</text:p>
          </table:table-cell>
          <table:table-cell office:value-type="float" office:value="4.6290424857324" calcext:value-type="float">
            <text:p>4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Vidéo</text:p>
          </table:table-cell>
          <table:table-cell office:value-type="float" office:value="4.88268864933418" calcext:value-type="float">
            <text:p>4,9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Disques</text:p>
          </table:table-cell>
          <table:table-cell office:value-type="float" office:value="7.48256182625238" calcext:value-type="float">
            <text:p>7,5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Spectacles</text:p>
          </table:table-cell>
          <table:table-cell office:value-type="float" office:value="8.75079264426126" calcext:value-type="float">
            <text:p>8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Livres</text:p>
          </table:table-cell>
          <table:table-cell office:value-type="float" office:value="10.7799619530755" calcext:value-type="float">
            <text:p>10,8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Télévision</text:p>
          </table:table-cell>
          <table:table-cell office:value-type="float" office:value="17.3747622067216" calcext:value-type="float">
            <text:p>17,4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Appareils son et image</text:p>
          </table:table-cell>
          <table:table-cell office:value-type="float" office:value="20.6087507926443" calcext:value-type="float">
            <text:p>20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Presse</text:p>
          </table:table-cell>
          <table:table-cell office:value-type="float" office:value="22.6379201014585" calcext:value-type="float">
            <text:p>22,6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Total</text:p>
          </table:table-cell>
          <table:table-cell office:value-type="float" office:value="100" calcext:value-type="float">
            <text:p>100,0</text:p>
          </table:table-cell>
          <table:table-cell table:number-columns-repeated="1004"/>
        </table:table-row>
        <table:table-row table:style-name="ro2">
          <table:table-cell table:number-columns-repeated="18"/>
          <table:table-cell office:value-type="string" calcext:value-type="string">
            <text:p>Source : Comptes de la nation. Ministère de la Culture et de la Communication.</text:p>
          </table:table-cell>
          <table:table-cell table:number-columns-repeated="100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ique 9" table:style-name="ta14">
        <table:table-column table:style-name="co14" table:default-cell-style-name="ce73"/>
        <table:table-column table:style-name="co5" table:number-columns-repeated="1023" table:default-cell-style-name="Default"/>
        <table:table-row table:style-name="ro2">
          <table:table-cell table:style-name="ce69" office:value-type="string" calcext:value-type="string" table:number-columns-spanned="4" table:number-rows-spanned="1">
            <text:p>Population du Pas-de-Calais en 1999</text:p>
          </table:table-cell>
          <table:covered-table-cell table:number-columns-repeated="3" table:style-name="ce75"/>
          <table:table-cell table:number-columns-repeated="1020"/>
        </table:table-row>
        <table:table-row table:style-name="ro2">
          <table:table-cell table:style-name="ce70"/>
          <table:table-cell table:style-name="ce2" table:number-columns-repeated="2"/>
          <table:table-cell table:style-name="ce2">
            <draw:frame table:end-cell-address="'Graphique 9'.L30" table:end-x="1.519cm" table:end-y="0.106cm" draw:z-index="0" draw:name="Chart 1" draw:style-name="gr1" draw:text-style-name="P1" svg:width="16.736cm" svg:height="12.805cm" svg:x="2.112cm" svg:y="0.001cm">
              <draw:object draw:notify-on-update-of-ranges="'Graphique 9'.A5:'Graphique 9'.A25 'Graphique 9'.B4:'Graphique 9'.B4 'Graphique 9'.B5:'Graphique 9'.B25 'Graphique 9'.C4:'Graphique 9'.C4 'Graphique 9'.C5:'Graphique 9'.C25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0"/>
        </table:table-row>
        <table:table-row table:style-name="ro6">
          <table:table-cell table:style-name="ce71" office:value-type="string" calcext:value-type="string" table:number-columns-spanned="1" table:number-rows-spanned="2">
            <text:p>AGE en 1999</text:p>
          </table:table-cell>
          <table:table-cell table:style-name="ce76" office:value-type="string" calcext:value-type="string" table:number-columns-spanned="2" table:number-rows-spanned="1">
            <text:p>Pas-de-Calais (62)</text:p>
          </table:table-cell>
          <table:covered-table-cell table:style-name="ce76"/>
          <table:table-cell table:style-name="ce2"/>
          <table:table-cell table:number-columns-repeated="1020"/>
        </table:table-row>
        <table:table-row table:style-name="ro3">
          <table:covered-table-cell table:style-name="ce71"/>
          <table:table-cell table:style-name="ce77" office:value-type="string" calcext:value-type="string">
            <text:p>Hommes</text:p>
          </table:table-cell>
          <table:table-cell table:style-name="ce77" office:value-type="string" calcext:value-type="string">
            <text:p>Femme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0-4</text:p>
          </table:table-cell>
          <table:table-cell table:style-name="ce78" office:value-type="float" office:value="-40856" calcext:value-type="float">
            <text:p>40 856</text:p>
          </table:table-cell>
          <table:table-cell table:style-name="ce79" office:value-type="float" office:value="38669" calcext:value-type="float">
            <text:p>38 66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5-9</text:p>
          </table:table-cell>
          <table:table-cell table:style-name="ce78" office:value-type="float" office:value="-49906" calcext:value-type="float">
            <text:p>49 906</text:p>
          </table:table-cell>
          <table:table-cell table:style-name="ce79" office:value-type="float" office:value="47680" calcext:value-type="float">
            <text:p>47 68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10-14</text:p>
          </table:table-cell>
          <table:table-cell table:style-name="ce78" office:value-type="float" office:value="-56518" calcext:value-type="float">
            <text:p>56 518</text:p>
          </table:table-cell>
          <table:table-cell table:style-name="ce79" office:value-type="float" office:value="54004" calcext:value-type="float">
            <text:p>54 00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15-19</text:p>
          </table:table-cell>
          <table:table-cell table:style-name="ce78" office:value-type="float" office:value="-58114" calcext:value-type="float">
            <text:p>58 114</text:p>
          </table:table-cell>
          <table:table-cell table:style-name="ce79" office:value-type="float" office:value="55158" calcext:value-type="float">
            <text:p>55 158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20-24</text:p>
          </table:table-cell>
          <table:table-cell table:style-name="ce78" office:value-type="float" office:value="-47496" calcext:value-type="float">
            <text:p>47 496</text:p>
          </table:table-cell>
          <table:table-cell table:style-name="ce79" office:value-type="float" office:value="45078" calcext:value-type="float">
            <text:p>45 078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25-29</text:p>
          </table:table-cell>
          <table:table-cell table:style-name="ce78" office:value-type="float" office:value="-50702" calcext:value-type="float">
            <text:p>50 702</text:p>
          </table:table-cell>
          <table:table-cell table:style-name="ce79" office:value-type="float" office:value="50151" calcext:value-type="float">
            <text:p>50 15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30-34</text:p>
          </table:table-cell>
          <table:table-cell table:style-name="ce78" office:value-type="float" office:value="-49621" calcext:value-type="float">
            <text:p>49 621</text:p>
          </table:table-cell>
          <table:table-cell table:style-name="ce79" office:value-type="float" office:value="49421" calcext:value-type="float">
            <text:p>49 4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35-39</text:p>
          </table:table-cell>
          <table:table-cell table:style-name="ce78" office:value-type="float" office:value="-52391" calcext:value-type="float">
            <text:p>52 391</text:p>
          </table:table-cell>
          <table:table-cell table:style-name="ce79" office:value-type="float" office:value="51916" calcext:value-type="float">
            <text:p>51 916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40-44</text:p>
          </table:table-cell>
          <table:table-cell table:style-name="ce78" office:value-type="float" office:value="-52652" calcext:value-type="float">
            <text:p>52 652</text:p>
          </table:table-cell>
          <table:table-cell table:style-name="ce79" office:value-type="float" office:value="52154" calcext:value-type="float">
            <text:p>52 15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45-49</text:p>
          </table:table-cell>
          <table:table-cell table:style-name="ce78" office:value-type="float" office:value="-52040" calcext:value-type="float">
            <text:p>52 040</text:p>
          </table:table-cell>
          <table:table-cell table:style-name="ce79" office:value-type="float" office:value="51705" calcext:value-type="float">
            <text:p>51 70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50-54</text:p>
          </table:table-cell>
          <table:table-cell table:style-name="ce78" office:value-type="float" office:value="-46300" calcext:value-type="float">
            <text:p>46 300</text:p>
          </table:table-cell>
          <table:table-cell table:style-name="ce79" office:value-type="float" office:value="46304" calcext:value-type="float">
            <text:p>46 30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55-59</text:p>
          </table:table-cell>
          <table:table-cell table:style-name="ce78" office:value-type="float" office:value="-26907" calcext:value-type="float">
            <text:p>26 907</text:p>
          </table:table-cell>
          <table:table-cell table:style-name="ce79" office:value-type="float" office:value="28023" calcext:value-type="float">
            <text:p>28 0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72" office:value-type="string" calcext:value-type="string">
            <text:p>60-64</text:p>
          </table:table-cell>
          <table:table-cell table:style-name="ce78" office:value-type="float" office:value="-29176" calcext:value-type="float">
            <text:p>29 176</text:p>
          </table:table-cell>
          <table:table-cell table:style-name="ce79" office:value-type="float" office:value="34391" calcext:value-type="float">
            <text:p>34 391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65-69</text:p>
          </table:table-cell>
          <table:table-cell table:style-name="ce78" office:value-type="float" office:value="-28878" calcext:value-type="float">
            <text:p>28 878</text:p>
          </table:table-cell>
          <table:table-cell table:style-name="ce79" office:value-type="float" office:value="37606" calcext:value-type="float">
            <text:p>37 606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70-74</text:p>
          </table:table-cell>
          <table:table-cell table:style-name="ce78" office:value-type="float" office:value="-24788" calcext:value-type="float">
            <text:p>24 788</text:p>
          </table:table-cell>
          <table:table-cell table:style-name="ce79" office:value-type="float" office:value="35598" calcext:value-type="float">
            <text:p>35 598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75-79</text:p>
          </table:table-cell>
          <table:table-cell table:style-name="ce78" office:value-type="float" office:value="-18971" calcext:value-type="float">
            <text:p>18 971</text:p>
          </table:table-cell>
          <table:table-cell table:style-name="ce79" office:value-type="float" office:value="31548" calcext:value-type="float">
            <text:p>31 548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80-84</text:p>
          </table:table-cell>
          <table:table-cell table:style-name="ce78" office:value-type="float" office:value="-6358" calcext:value-type="float">
            <text:p>6 358</text:p>
          </table:table-cell>
          <table:table-cell table:style-name="ce79" office:value-type="float" office:value="13608" calcext:value-type="float">
            <text:p>13 608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85-89</text:p>
          </table:table-cell>
          <table:table-cell table:style-name="ce78" office:value-type="float" office:value="-4743" calcext:value-type="float">
            <text:p>4 743</text:p>
          </table:table-cell>
          <table:table-cell table:style-name="ce79" office:value-type="float" office:value="13504" calcext:value-type="float">
            <text:p>13 504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90-94</text:p>
          </table:table-cell>
          <table:table-cell table:style-name="ce78" office:value-type="float" office:value="-1391" calcext:value-type="float">
            <text:p>1 391</text:p>
          </table:table-cell>
          <table:table-cell table:style-name="ce79" office:value-type="float" office:value="5418" calcext:value-type="float">
            <text:p>5 418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95-100</text:p>
          </table:table-cell>
          <table:table-cell table:style-name="ce78" office:value-type="float" office:value="-258" calcext:value-type="float">
            <text:p>258</text:p>
          </table:table-cell>
          <table:table-cell table:style-name="ce79" office:value-type="float" office:value="1259" calcext:value-type="float">
            <text:p>1 259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100-104</text:p>
          </table:table-cell>
          <table:table-cell table:style-name="ce78" office:value-type="float" office:value="-190" calcext:value-type="float">
            <text:p>190</text:p>
          </table:table-cell>
          <table:table-cell table:style-name="ce79" office:value-type="float" office:value="967" calcext:value-type="float">
            <text:p>96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>
            <text:p>Source : Recensement de la population 1999 (exploitation principale)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5" table:style-name="ta15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5'.H25" table:end-x="0.381cm" table:end-y="0.211cm" draw:z-index="0" draw:name="Picture 1" draw:style-name="gr4" draw:text-style-name="P4" svg:width="13.377cm" svg:height="10.556cm" svg:x="0cm" svg:y="0.001cm">
              <draw:image xlink:href="Pictures/10000000000001EE0000018F0F87D1A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Hommes</text:p>
          </table:table-cell>
          <table:table-cell table:style-name="ce2" office:value-type="string" calcext:value-type="string">
            <text:p>Femmes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3.5" calcext:value-type="float">
            <text:p>33,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.5" calcext:value-type="float">
            <text:p>31,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S 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6" table:style-name="ta16">
        <table:table-column table:style-name="co5" table:number-columns-repeated="21" table:default-cell-style-name="Default"/>
        <table:table-column table:style-name="co15" table:default-cell-style-name="ce2"/>
        <table:table-column table:style-name="co5" table:number-columns-repeated="3" table:default-cell-style-name="Default"/>
        <table:table-column table:style-name="co14" table:default-cell-style-name="ce80"/>
        <table:table-column table:style-name="co5" table:number-columns-repeated="998" table:default-cell-style-name="Default"/>
        <table:table-row table:style-name="ro2">
          <table:table-cell/>
          <table:table-cell>
            <draw:frame table:end-cell-address="'Exemple 6'.J35" table:end-x="1.221cm" table:end-y="0.212cm" draw:z-index="0" draw:name="Chart 4" draw:style-name="gr1" draw:text-style-name="P1" svg:width="18.494cm" svg:height="15.265cm" svg:x="0.055cm" svg:y="0.239cm">
              <draw:object draw:notify-on-update-of-ranges="'Exemple 6'.V3:'Exemple 6'.V5 'Exemple 6'.W2:'Exemple 6'.W2 'Exemple 6'.W3:'Exemple 6'.W5 'Exemple 6'.X2:'Exemple 6'.X2 'Exemple 6'.X3:'Exemple 6'.X5 'Exemple 6'.Y2:'Exemple 6'.Y2 'Exemple 6'.Y3:'Exemple 6'.Y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2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2">
          <table:table-cell table:number-columns-repeated="21"/>
          <table:table-cell office:value-type="string" calcext:value-type="string">
            <text:p>Fonction publique de l'Etat</text:p>
          </table:table-cell>
          <table:table-cell table:style-name="ce2" office:value-type="float" office:value="1174.32" calcext:value-type="float">
            <text:p>1174,32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778.68" calcext:value-type="float">
            <text:p>778,68</text:p>
          </table:table-cell>
          <table:table-cell office:value-type="float" office:value="2520000" calcext:value-type="float">
            <text:p>2 520 000</text:p>
          </table:table-cell>
          <table:table-cell table:number-columns-repeated="998"/>
        </table:table-row>
        <table:table-row table:style-name="ro2">
          <table:table-cell table:number-columns-repeated="21"/>
          <table:table-cell office:value-type="string" calcext:value-type="string">
            <text:p>Fonction publique territoriale</text:p>
          </table:table-cell>
          <table:table-cell table:style-name="ce2" office:value-type="float" office:value="134.4" calcext:value-type="float">
            <text:p>134,4</text:p>
          </table:table-cell>
          <table:table-cell table:style-name="ce2" office:value-type="float" office:value="219.2" calcext:value-type="float">
            <text:p>219,2</text:p>
          </table:table-cell>
          <table:table-cell table:style-name="ce2" office:value-type="float" office:value="1246.4" calcext:value-type="float">
            <text:p>1246,4</text:p>
          </table:table-cell>
          <table:table-cell office:value-type="float" office:value="1600000" calcext:value-type="float">
            <text:p>1 600 000</text:p>
          </table:table-cell>
          <table:table-cell table:number-columns-repeated="998"/>
        </table:table-row>
        <table:table-row table:style-name="ro2">
          <table:table-cell table:number-columns-repeated="21"/>
          <table:table-cell office:value-type="string" calcext:value-type="string">
            <text:p>Fonction publique hospitalière</text:p>
          </table:table-cell>
          <table:table-cell table:style-name="ce2" office:value-type="float" office:value="170.52" calcext:value-type="float">
            <text:p>170,52</text:p>
          </table:table-cell>
          <table:table-cell table:style-name="ce2" office:value-type="float" office:value="354.235" calcext:value-type="float">
            <text:p>354,235</text:p>
          </table:table-cell>
          <table:table-cell table:style-name="ce2" office:value-type="float" office:value="491.26" calcext:value-type="float">
            <text:p>491,26</text:p>
          </table:table-cell>
          <table:table-cell office:value-type="float" office:value="1015000" calcext:value-type="float">
            <text:p>1 015 000</text:p>
          </table:table-cell>
          <table:table-cell table:number-columns-repeated="99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7" table:style-name="ta17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7'.G23" table:end-x="1.817cm" table:end-y="0.185cm" draw:z-index="0" draw:name="Picture 1" draw:style-name="gr4" draw:text-style-name="P4" svg:width="12.647cm" svg:height="9.63cm" svg:x="0cm" svg:y="0.001cm">
              <draw:image xlink:href="Pictures/10000000000001D30000016C3C5AFF6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8" table:style-name="ta18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8'.I25" table:end-x="1.519cm" table:end-y="0.211cm" draw:z-index="0" draw:name="Picture 1" draw:style-name="gr3" draw:text-style-name="P4" svg:width="16.681cm" svg:height="10.556cm" svg:x="0cm" svg:y="0.001cm">
              <draw:image xlink:href="Pictures/10000000000002680000018F1BEBE879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9" table:style-name="ta19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9'.I29" table:end-x="0.246cm" table:end-y="0.053cm" draw:z-index="0" draw:name="Picture 1" draw:style-name="gr4" draw:text-style-name="P4" svg:width="15.408cm" svg:height="12.197cm" svg:x="0cm" svg:y="0.001cm">
              <draw:image xlink:href="Pictures/10000000000002B600000232DD35EED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10" table:style-name="ta20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10'.I24" table:end-x="1.086cm" table:end-y="0.212cm" draw:z-index="0" draw:name="Picture 1" draw:style-name="gr4" draw:text-style-name="P4" svg:width="16.248cm" svg:height="11.006cm" svg:x="0cm" svg:y="0.001cm">
              <draw:image xlink:href="Pictures/10000000000002580000017ED687A018.png" xlink:type="simple" xlink:show="embed" xlink:actuate="onLoad">
                <text:p/>
              </draw:image>
            </draw:frame>
          </table:table-cell>
          <table:table-cell table:number-columns-repeated="8"/>
          <table:table-cell table:style-name="ce81"/>
          <table:table-cell table:style-name="ce82" table:number-columns-repeated="3"/>
          <table:table-cell table:number-columns-repeated="1010"/>
        </table:table-row>
        <table:table-row table:style-name="ro7">
          <table:table-cell table:number-columns-repeated="10"/>
          <table:table-cell table:style-name="ce82"/>
          <table:table-cell table:style-name="ce88" office:value-type="string" calcext:value-type="string">
            <text:p>Espérance de vie des hommes</text:p>
          </table:table-cell>
          <table:table-cell table:style-name="ce88" office:value-type="string" calcext:value-type="string">
            <text:p>Espérance de vie des femmes</text:p>
          </table:table-cell>
          <table:table-cell table:style-name="ce88" office:value-type="string" calcext:value-type="string">
            <text:p>Taux de mortalité infantile 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3" office:value-type="float" office:value="1946" calcext:value-type="float">
            <text:p>1946</text:p>
          </table:table-cell>
          <table:table-cell table:style-name="ce89" office:value-type="float" office:value="59.9" calcext:value-type="float">
            <text:p>59,9</text:p>
          </table:table-cell>
          <table:table-cell table:style-name="ce89" office:value-type="float" office:value="65.2" calcext:value-type="float">
            <text:p>65,2</text:p>
          </table:table-cell>
          <table:table-cell table:style-name="ce93" office:value-type="float" office:value="77.8" calcext:value-type="float">
            <text:p>77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3" office:value-type="float" office:value="1947" calcext:value-type="float">
            <text:p>1947</text:p>
          </table:table-cell>
          <table:table-cell table:style-name="ce89" office:value-type="float" office:value="61.2" calcext:value-type="float">
            <text:p>61,2</text:p>
          </table:table-cell>
          <table:table-cell table:style-name="ce89" office:value-type="float" office:value="66.7" calcext:value-type="float">
            <text:p>66,7</text:p>
          </table:table-cell>
          <table:table-cell table:style-name="ce93" office:value-type="float" office:value="71.1" calcext:value-type="float">
            <text:p>71,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3" office:value-type="float" office:value="1948" calcext:value-type="float">
            <text:p>1948</text:p>
          </table:table-cell>
          <table:table-cell table:style-name="ce89" office:value-type="float" office:value="62.7" calcext:value-type="float">
            <text:p>62,7</text:p>
          </table:table-cell>
          <table:table-cell table:style-name="ce89" office:value-type="float" office:value="68.8" calcext:value-type="float">
            <text:p>68,8</text:p>
          </table:table-cell>
          <table:table-cell table:style-name="ce93" office:value-type="float" office:value="55.9" calcext:value-type="float">
            <text:p>55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3" office:value-type="float" office:value="1949" calcext:value-type="float">
            <text:p>1949</text:p>
          </table:table-cell>
          <table:table-cell table:style-name="ce89" office:value-type="float" office:value="62.2" calcext:value-type="float">
            <text:p>62,2</text:p>
          </table:table-cell>
          <table:table-cell table:style-name="ce89" office:value-type="float" office:value="67.6" calcext:value-type="float">
            <text:p>67,6</text:p>
          </table:table-cell>
          <table:table-cell table:style-name="ce93" office:value-type="float" office:value="60.3" calcext:value-type="float">
            <text:p>60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0" calcext:value-type="float">
            <text:p>1950</text:p>
          </table:table-cell>
          <table:table-cell table:style-name="ce90" office:value-type="float" office:value="63.4" calcext:value-type="float">
            <text:p>63,4</text:p>
          </table:table-cell>
          <table:table-cell table:style-name="ce90" office:value-type="float" office:value="69.2" calcext:value-type="float">
            <text:p>69,2</text:p>
          </table:table-cell>
          <table:table-cell table:style-name="ce94" office:value-type="float" office:value="52" calcext:value-type="float">
            <text:p>52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1" calcext:value-type="float">
            <text:p>1951</text:p>
          </table:table-cell>
          <table:table-cell table:style-name="ce90" office:value-type="float" office:value="63.1" calcext:value-type="float">
            <text:p>63,1</text:p>
          </table:table-cell>
          <table:table-cell table:style-name="ce90" office:value-type="float" office:value="68.9" calcext:value-type="float">
            <text:p>68,9</text:p>
          </table:table-cell>
          <table:table-cell table:style-name="ce94" office:value-type="float" office:value="50.8" calcext:value-type="float">
            <text:p>50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2" calcext:value-type="float">
            <text:p>1952</text:p>
          </table:table-cell>
          <table:table-cell table:style-name="ce90" office:value-type="float" office:value="64" calcext:value-type="float">
            <text:p>64,0</text:p>
          </table:table-cell>
          <table:table-cell table:style-name="ce90" office:value-type="float" office:value="70.2" calcext:value-type="float">
            <text:p>70,2</text:p>
          </table:table-cell>
          <table:table-cell table:style-name="ce94" office:value-type="float" office:value="45.2" calcext:value-type="float">
            <text:p>45,2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3" calcext:value-type="float">
            <text:p>1953</text:p>
          </table:table-cell>
          <table:table-cell table:style-name="ce90" office:value-type="float" office:value="64.3" calcext:value-type="float">
            <text:p>64,3</text:p>
          </table:table-cell>
          <table:table-cell table:style-name="ce90" office:value-type="float" office:value="70.3" calcext:value-type="float">
            <text:p>70,3</text:p>
          </table:table-cell>
          <table:table-cell table:style-name="ce94" office:value-type="float" office:value="41.9" calcext:value-type="float">
            <text:p>41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4" calcext:value-type="float">
            <text:p>1954</text:p>
          </table:table-cell>
          <table:table-cell table:style-name="ce90" office:value-type="float" office:value="65" calcext:value-type="float">
            <text:p>65,0</text:p>
          </table:table-cell>
          <table:table-cell table:style-name="ce90" office:value-type="float" office:value="71.2" calcext:value-type="float">
            <text:p>71,2</text:p>
          </table:table-cell>
          <table:table-cell table:style-name="ce94" office:value-type="float" office:value="40.7" calcext:value-type="float">
            <text:p>40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5" calcext:value-type="float">
            <text:p>1955</text:p>
          </table:table-cell>
          <table:table-cell table:style-name="ce90" office:value-type="float" office:value="65.2" calcext:value-type="float">
            <text:p>65,2</text:p>
          </table:table-cell>
          <table:table-cell table:style-name="ce90" office:value-type="float" office:value="71.5" calcext:value-type="float">
            <text:p>71,5</text:p>
          </table:table-cell>
          <table:table-cell table:style-name="ce94" office:value-type="float" office:value="38.6" calcext:value-type="float">
            <text:p>38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6" calcext:value-type="float">
            <text:p>1956</text:p>
          </table:table-cell>
          <table:table-cell table:style-name="ce90" office:value-type="float" office:value="65.2" calcext:value-type="float">
            <text:p>65,2</text:p>
          </table:table-cell>
          <table:table-cell table:style-name="ce90" office:value-type="float" office:value="71.7" calcext:value-type="float">
            <text:p>71,7</text:p>
          </table:table-cell>
          <table:table-cell table:style-name="ce94" office:value-type="float" office:value="36.2" calcext:value-type="float">
            <text:p>36,2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7" calcext:value-type="float">
            <text:p>1957</text:p>
          </table:table-cell>
          <table:table-cell table:style-name="ce90" office:value-type="float" office:value="65.5" calcext:value-type="float">
            <text:p>65,5</text:p>
          </table:table-cell>
          <table:table-cell table:style-name="ce90" office:value-type="float" office:value="72.2" calcext:value-type="float">
            <text:p>72,2</text:p>
          </table:table-cell>
          <table:table-cell table:style-name="ce94" office:value-type="float" office:value="33.8" calcext:value-type="float">
            <text:p>33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8" calcext:value-type="float">
            <text:p>1958</text:p>
          </table:table-cell>
          <table:table-cell table:style-name="ce90" office:value-type="float" office:value="66.8" calcext:value-type="float">
            <text:p>66,8</text:p>
          </table:table-cell>
          <table:table-cell table:style-name="ce90" office:value-type="float" office:value="73.2" calcext:value-type="float">
            <text:p>73,2</text:p>
          </table:table-cell>
          <table:table-cell table:style-name="ce94" office:value-type="float" office:value="31.4" calcext:value-type="float">
            <text:p>31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59" calcext:value-type="float">
            <text:p>1959</text:p>
          </table:table-cell>
          <table:table-cell table:style-name="ce90" office:value-type="float" office:value="66.8" calcext:value-type="float">
            <text:p>66,8</text:p>
          </table:table-cell>
          <table:table-cell table:style-name="ce90" office:value-type="float" office:value="73.3" calcext:value-type="float">
            <text:p>73,3</text:p>
          </table:table-cell>
          <table:table-cell table:style-name="ce94" office:value-type="float" office:value="29.6" calcext:value-type="float">
            <text:p>29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0" calcext:value-type="float">
            <text:p>1960</text:p>
          </table:table-cell>
          <table:table-cell table:style-name="ce90" office:value-type="float" office:value="67" calcext:value-type="float">
            <text:p>67,0</text:p>
          </table:table-cell>
          <table:table-cell table:style-name="ce90" office:value-type="float" office:value="73.6" calcext:value-type="float">
            <text:p>73,6</text:p>
          </table:table-cell>
          <table:table-cell table:style-name="ce94" office:value-type="float" office:value="27.4" calcext:value-type="float">
            <text:p>27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1" calcext:value-type="float">
            <text:p>1961</text:p>
          </table:table-cell>
          <table:table-cell table:style-name="ce90" office:value-type="float" office:value="67.5" calcext:value-type="float">
            <text:p>67,5</text:p>
          </table:table-cell>
          <table:table-cell table:style-name="ce90" office:value-type="float" office:value="74.4" calcext:value-type="float">
            <text:p>74,4</text:p>
          </table:table-cell>
          <table:table-cell table:style-name="ce94" office:value-type="float" office:value="25.7" calcext:value-type="float">
            <text:p>25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2" calcext:value-type="float">
            <text:p>1962</text:p>
          </table:table-cell>
          <table:table-cell table:style-name="ce90" office:value-type="float" office:value="67" calcext:value-type="float">
            <text:p>67,0</text:p>
          </table:table-cell>
          <table:table-cell table:style-name="ce90" office:value-type="float" office:value="73.9" calcext:value-type="float">
            <text:p>73,9</text:p>
          </table:table-cell>
          <table:table-cell table:style-name="ce94" office:value-type="float" office:value="25.7" calcext:value-type="float">
            <text:p>25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3" calcext:value-type="float">
            <text:p>1963</text:p>
          </table:table-cell>
          <table:table-cell table:style-name="ce90" office:value-type="float" office:value="66.8" calcext:value-type="float">
            <text:p>66,8</text:p>
          </table:table-cell>
          <table:table-cell table:style-name="ce90" office:value-type="float" office:value="73.8" calcext:value-type="float">
            <text:p>73,8</text:p>
          </table:table-cell>
          <table:table-cell table:style-name="ce94" office:value-type="float" office:value="25.6" calcext:value-type="float">
            <text:p>25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4" calcext:value-type="float">
            <text:p>1964</text:p>
          </table:table-cell>
          <table:table-cell table:style-name="ce90" office:value-type="float" office:value="67.7" calcext:value-type="float">
            <text:p>67,7</text:p>
          </table:table-cell>
          <table:table-cell table:style-name="ce90" office:value-type="float" office:value="74.8" calcext:value-type="float">
            <text:p>74,8</text:p>
          </table:table-cell>
          <table:table-cell table:style-name="ce94" office:value-type="float" office:value="23.4" calcext:value-type="float">
            <text:p>23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5" calcext:value-type="float">
            <text:p>1965</text:p>
          </table:table-cell>
          <table:table-cell table:style-name="ce90" office:value-type="float" office:value="67.5" calcext:value-type="float">
            <text:p>67,5</text:p>
          </table:table-cell>
          <table:table-cell table:style-name="ce90" office:value-type="float" office:value="74.7" calcext:value-type="float">
            <text:p>74,7</text:p>
          </table:table-cell>
          <table:table-cell table:style-name="ce94" office:value-type="float" office:value="21.9" calcext:value-type="float">
            <text:p>21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6" calcext:value-type="float">
            <text:p>1966</text:p>
          </table:table-cell>
          <table:table-cell table:style-name="ce90" office:value-type="float" office:value="67.8" calcext:value-type="float">
            <text:p>67,8</text:p>
          </table:table-cell>
          <table:table-cell table:style-name="ce90" office:value-type="float" office:value="75.2" calcext:value-type="float">
            <text:p>75,2</text:p>
          </table:table-cell>
          <table:table-cell table:style-name="ce94" office:value-type="float" office:value="21.7" calcext:value-type="float">
            <text:p>21,7</text:p>
          </table:table-cell>
          <table:table-cell table:number-columns-repeated="1010"/>
        </table:table-row>
        <table:table-row table:style-name="ro2">
          <table:table-cell/>
          <table:table-cell>
            <draw:frame table:end-cell-address="'Exemple 10'.H44" table:end-x="0.572cm" table:end-y="0.319cm" draw:z-index="1" draw:name="Chart 2" draw:style-name="gr1" draw:text-style-name="P1" svg:width="13.433cm" svg:height="8.654cm" svg:x="0.135cm" svg:y="0.211cm">
              <draw:object draw:notify-on-update-of-ranges="'Exemple 10'.K4:'Exemple 10'.K65 'Exemple 10'.L3:'Exemple 10'.L3 'Exemple 10'.L4:'Exemple 10'.L65 'Exemple 10'.M3:'Exemple 10'.M3 'Exemple 10'.M4:'Exemple 10'.M65 'Exemple 10'.N3:'Exemple 10'.N3 'Exemple 10'.N4:'Exemple 10'.N66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8"/>
          <table:table-cell table:style-name="ce84" office:value-type="float" office:value="1967" calcext:value-type="float">
            <text:p>1967</text:p>
          </table:table-cell>
          <table:table-cell table:style-name="ce90" office:value-type="float" office:value="67.8" calcext:value-type="float">
            <text:p>67,8</text:p>
          </table:table-cell>
          <table:table-cell table:style-name="ce90" office:value-type="float" office:value="75.2" calcext:value-type="float">
            <text:p>75,2</text:p>
          </table:table-cell>
          <table:table-cell table:style-name="ce94" office:value-type="float" office:value="20.7" calcext:value-type="float">
            <text:p>20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8" calcext:value-type="float">
            <text:p>1968</text:p>
          </table:table-cell>
          <table:table-cell table:style-name="ce90" office:value-type="float" office:value="67.8" calcext:value-type="float">
            <text:p>67,8</text:p>
          </table:table-cell>
          <table:table-cell table:style-name="ce90" office:value-type="float" office:value="75.2" calcext:value-type="float">
            <text:p>75,2</text:p>
          </table:table-cell>
          <table:table-cell table:style-name="ce94" office:value-type="float" office:value="20.4" calcext:value-type="float">
            <text:p>20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69" calcext:value-type="float">
            <text:p>1969</text:p>
          </table:table-cell>
          <table:table-cell table:style-name="ce90" office:value-type="float" office:value="67.4" calcext:value-type="float">
            <text:p>67,4</text:p>
          </table:table-cell>
          <table:table-cell table:style-name="ce90" office:value-type="float" office:value="75.1" calcext:value-type="float">
            <text:p>75,1</text:p>
          </table:table-cell>
          <table:table-cell table:style-name="ce94" office:value-type="float" office:value="19.6" calcext:value-type="float">
            <text:p>19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0" calcext:value-type="float">
            <text:p>1970</text:p>
          </table:table-cell>
          <table:table-cell table:style-name="ce90" office:value-type="float" office:value="68.4" calcext:value-type="float">
            <text:p>68,4</text:p>
          </table:table-cell>
          <table:table-cell table:style-name="ce90" office:value-type="float" office:value="75.9" calcext:value-type="float">
            <text:p>75,9</text:p>
          </table:table-cell>
          <table:table-cell table:style-name="ce94" office:value-type="float" office:value="18.2" calcext:value-type="float">
            <text:p>18,2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1" calcext:value-type="float">
            <text:p>1971</text:p>
          </table:table-cell>
          <table:table-cell table:style-name="ce90" office:value-type="float" office:value="68.3" calcext:value-type="float">
            <text:p>68,3</text:p>
          </table:table-cell>
          <table:table-cell table:style-name="ce90" office:value-type="float" office:value="75.9" calcext:value-type="float">
            <text:p>75,9</text:p>
          </table:table-cell>
          <table:table-cell table:style-name="ce94" office:value-type="float" office:value="17.2" calcext:value-type="float">
            <text:p>17,2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2" calcext:value-type="float">
            <text:p>1972</text:p>
          </table:table-cell>
          <table:table-cell table:style-name="ce90" office:value-type="float" office:value="68.5" calcext:value-type="float">
            <text:p>68,5</text:p>
          </table:table-cell>
          <table:table-cell table:style-name="ce90" office:value-type="float" office:value="76.2" calcext:value-type="float">
            <text:p>76,2</text:p>
          </table:table-cell>
          <table:table-cell table:style-name="ce94" office:value-type="float" office:value="16" calcext:value-type="float">
            <text:p>16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3" calcext:value-type="float">
            <text:p>1973</text:p>
          </table:table-cell>
          <table:table-cell table:style-name="ce90" office:value-type="float" office:value="68.7" calcext:value-type="float">
            <text:p>68,7</text:p>
          </table:table-cell>
          <table:table-cell table:style-name="ce90" office:value-type="float" office:value="76.3" calcext:value-type="float">
            <text:p>76,3</text:p>
          </table:table-cell>
          <table:table-cell table:style-name="ce94" office:value-type="float" office:value="15.4" calcext:value-type="float">
            <text:p>15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4" calcext:value-type="float">
            <text:p>1974</text:p>
          </table:table-cell>
          <table:table-cell table:style-name="ce90" office:value-type="float" office:value="68.9" calcext:value-type="float">
            <text:p>68,9</text:p>
          </table:table-cell>
          <table:table-cell table:style-name="ce90" office:value-type="float" office:value="76.7" calcext:value-type="float">
            <text:p>76,7</text:p>
          </table:table-cell>
          <table:table-cell table:style-name="ce94" office:value-type="float" office:value="14.6" calcext:value-type="float">
            <text:p>14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5" calcext:value-type="float">
            <text:p>1975</text:p>
          </table:table-cell>
          <table:table-cell table:style-name="ce90" office:value-type="float" office:value="69" calcext:value-type="float">
            <text:p>69,0</text:p>
          </table:table-cell>
          <table:table-cell table:style-name="ce90" office:value-type="float" office:value="76.9" calcext:value-type="float">
            <text:p>76,9</text:p>
          </table:table-cell>
          <table:table-cell table:style-name="ce94" office:value-type="float" office:value="13.8" calcext:value-type="float">
            <text:p>13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6" calcext:value-type="float">
            <text:p>1976</text:p>
          </table:table-cell>
          <table:table-cell table:style-name="ce90" office:value-type="float" office:value="69.2" calcext:value-type="float">
            <text:p>69,2</text:p>
          </table:table-cell>
          <table:table-cell table:style-name="ce90" office:value-type="float" office:value="77.2" calcext:value-type="float">
            <text:p>77,2</text:p>
          </table:table-cell>
          <table:table-cell table:style-name="ce94" office:value-type="float" office:value="12.5" calcext:value-type="float">
            <text:p>12,5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7" calcext:value-type="float">
            <text:p>1977</text:p>
          </table:table-cell>
          <table:table-cell table:style-name="ce90" office:value-type="float" office:value="69.7" calcext:value-type="float">
            <text:p>69,7</text:p>
          </table:table-cell>
          <table:table-cell table:style-name="ce90" office:value-type="float" office:value="77.8" calcext:value-type="float">
            <text:p>77,8</text:p>
          </table:table-cell>
          <table:table-cell table:style-name="ce94" office:value-type="float" office:value="11.4" calcext:value-type="float">
            <text:p>11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8" calcext:value-type="float">
            <text:p>1978</text:p>
          </table:table-cell>
          <table:table-cell table:style-name="ce90" office:value-type="float" office:value="69.8" calcext:value-type="float">
            <text:p>69,8</text:p>
          </table:table-cell>
          <table:table-cell table:style-name="ce90" office:value-type="float" office:value="77.9" calcext:value-type="float">
            <text:p>77,9</text:p>
          </table:table-cell>
          <table:table-cell table:style-name="ce94" office:value-type="float" office:value="10.7" calcext:value-type="float">
            <text:p>10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79" calcext:value-type="float">
            <text:p>1979</text:p>
          </table:table-cell>
          <table:table-cell table:style-name="ce90" office:value-type="float" office:value="70.1" calcext:value-type="float">
            <text:p>70,1</text:p>
          </table:table-cell>
          <table:table-cell table:style-name="ce90" office:value-type="float" office:value="78.3" calcext:value-type="float">
            <text:p>78,3</text:p>
          </table:table-cell>
          <table:table-cell table:style-name="ce94" office:value-type="float" office:value="10" calcext:value-type="float">
            <text:p>10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0" calcext:value-type="float">
            <text:p>1980</text:p>
          </table:table-cell>
          <table:table-cell table:style-name="ce90" office:value-type="float" office:value="70.2" calcext:value-type="float">
            <text:p>70,2</text:p>
          </table:table-cell>
          <table:table-cell table:style-name="ce90" office:value-type="float" office:value="78.4" calcext:value-type="float">
            <text:p>78,4</text:p>
          </table:table-cell>
          <table:table-cell table:style-name="ce94" office:value-type="float" office:value="10" calcext:value-type="float">
            <text:p>10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1" calcext:value-type="float">
            <text:p>1981</text:p>
          </table:table-cell>
          <table:table-cell table:style-name="ce90" office:value-type="float" office:value="70.4" calcext:value-type="float">
            <text:p>70,4</text:p>
          </table:table-cell>
          <table:table-cell table:style-name="ce90" office:value-type="float" office:value="78.5" calcext:value-type="float">
            <text:p>78,5</text:p>
          </table:table-cell>
          <table:table-cell table:style-name="ce94" office:value-type="float" office:value="9.7" calcext:value-type="float">
            <text:p>9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2" calcext:value-type="float">
            <text:p>1982</text:p>
          </table:table-cell>
          <table:table-cell table:style-name="ce90" office:value-type="float" office:value="70.7" calcext:value-type="float">
            <text:p>70,7</text:p>
          </table:table-cell>
          <table:table-cell table:style-name="ce90" office:value-type="float" office:value="78.9" calcext:value-type="float">
            <text:p>78,9</text:p>
          </table:table-cell>
          <table:table-cell table:style-name="ce94" office:value-type="float" office:value="9.5" calcext:value-type="float">
            <text:p>9,5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3" calcext:value-type="float">
            <text:p>1983</text:p>
          </table:table-cell>
          <table:table-cell table:style-name="ce90" office:value-type="float" office:value="70.7" calcext:value-type="float">
            <text:p>70,7</text:p>
          </table:table-cell>
          <table:table-cell table:style-name="ce90" office:value-type="float" office:value="78.8" calcext:value-type="float">
            <text:p>78,8</text:p>
          </table:table-cell>
          <table:table-cell table:style-name="ce94" office:value-type="float" office:value="9.1" calcext:value-type="float">
            <text:p>9,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4" calcext:value-type="float">
            <text:p>1984</text:p>
          </table:table-cell>
          <table:table-cell table:style-name="ce90" office:value-type="float" office:value="71.2" calcext:value-type="float">
            <text:p>71,2</text:p>
          </table:table-cell>
          <table:table-cell table:style-name="ce90" office:value-type="float" office:value="79.3" calcext:value-type="float">
            <text:p>79,3</text:p>
          </table:table-cell>
          <table:table-cell table:style-name="ce94" office:value-type="float" office:value="8.3" calcext:value-type="float">
            <text:p>8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5" calcext:value-type="float">
            <text:p>1985</text:p>
          </table:table-cell>
          <table:table-cell table:style-name="ce90" office:value-type="float" office:value="71.3" calcext:value-type="float">
            <text:p>71,3</text:p>
          </table:table-cell>
          <table:table-cell table:style-name="ce90" office:value-type="float" office:value="79.4" calcext:value-type="float">
            <text:p>79,4</text:p>
          </table:table-cell>
          <table:table-cell table:style-name="ce94" office:value-type="float" office:value="8.3" calcext:value-type="float">
            <text:p>8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6" calcext:value-type="float">
            <text:p>1986</text:p>
          </table:table-cell>
          <table:table-cell table:style-name="ce90" office:value-type="float" office:value="71.5" calcext:value-type="float">
            <text:p>71,5</text:p>
          </table:table-cell>
          <table:table-cell table:style-name="ce90" office:value-type="float" office:value="79.7" calcext:value-type="float">
            <text:p>79,7</text:p>
          </table:table-cell>
          <table:table-cell table:style-name="ce94" office:value-type="float" office:value="8" calcext:value-type="float">
            <text:p>8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7" calcext:value-type="float">
            <text:p>1987</text:p>
          </table:table-cell>
          <table:table-cell table:style-name="ce90" office:value-type="float" office:value="72" calcext:value-type="float">
            <text:p>72,0</text:p>
          </table:table-cell>
          <table:table-cell table:style-name="ce90" office:value-type="float" office:value="80.3" calcext:value-type="float">
            <text:p>80,3</text:p>
          </table:table-cell>
          <table:table-cell table:style-name="ce94" office:value-type="float" office:value="7.8" calcext:value-type="float">
            <text:p>7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8" calcext:value-type="float">
            <text:p>1988</text:p>
          </table:table-cell>
          <table:table-cell table:style-name="ce90" office:value-type="float" office:value="72.3" calcext:value-type="float">
            <text:p>72,3</text:p>
          </table:table-cell>
          <table:table-cell table:style-name="ce90" office:value-type="float" office:value="80.5" calcext:value-type="float">
            <text:p>80,5</text:p>
          </table:table-cell>
          <table:table-cell table:style-name="ce94" office:value-type="float" office:value="7.8" calcext:value-type="float">
            <text:p>7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89" calcext:value-type="float">
            <text:p>1989</text:p>
          </table:table-cell>
          <table:table-cell table:style-name="ce90" office:value-type="float" office:value="72.5" calcext:value-type="float">
            <text:p>72,5</text:p>
          </table:table-cell>
          <table:table-cell table:style-name="ce90" office:value-type="float" office:value="80.6" calcext:value-type="float">
            <text:p>80,6</text:p>
          </table:table-cell>
          <table:table-cell table:style-name="ce94" office:value-type="float" office:value="7.5" calcext:value-type="float">
            <text:p>7,5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0" calcext:value-type="float">
            <text:p>1990</text:p>
          </table:table-cell>
          <table:table-cell table:style-name="ce90" office:value-type="float" office:value="72.75" calcext:value-type="float">
            <text:p>72,8</text:p>
          </table:table-cell>
          <table:table-cell table:style-name="ce90" office:value-type="float" office:value="80.96" calcext:value-type="float">
            <text:p>81,0</text:p>
          </table:table-cell>
          <table:table-cell table:style-name="ce94" office:value-type="float" office:value="7.3" calcext:value-type="float">
            <text:p>7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1" calcext:value-type="float">
            <text:p>1991</text:p>
          </table:table-cell>
          <table:table-cell table:style-name="ce90" office:value-type="float" office:value="72.9" calcext:value-type="float">
            <text:p>72,9</text:p>
          </table:table-cell>
          <table:table-cell table:style-name="ce90" office:value-type="float" office:value="81.16" calcext:value-type="float">
            <text:p>81,2</text:p>
          </table:table-cell>
          <table:table-cell table:style-name="ce94" office:value-type="float" office:value="7.3" calcext:value-type="float">
            <text:p>7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2" calcext:value-type="float">
            <text:p>1992</text:p>
          </table:table-cell>
          <table:table-cell table:style-name="ce90" office:value-type="float" office:value="73.17" calcext:value-type="float">
            <text:p>73,2</text:p>
          </table:table-cell>
          <table:table-cell table:style-name="ce90" office:value-type="float" office:value="81.45" calcext:value-type="float">
            <text:p>81,5</text:p>
          </table:table-cell>
          <table:table-cell table:style-name="ce94" office:value-type="float" office:value="6.8" calcext:value-type="float">
            <text:p>6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3" calcext:value-type="float">
            <text:p>1993</text:p>
          </table:table-cell>
          <table:table-cell table:style-name="ce90" office:value-type="float" office:value="73.26" calcext:value-type="float">
            <text:p>73,3</text:p>
          </table:table-cell>
          <table:table-cell table:style-name="ce90" office:value-type="float" office:value="81.45" calcext:value-type="float">
            <text:p>81,5</text:p>
          </table:table-cell>
          <table:table-cell table:style-name="ce94" office:value-type="float" office:value="6.5" calcext:value-type="float">
            <text:p>6,5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4" calcext:value-type="float">
            <text:p>1994</text:p>
          </table:table-cell>
          <table:table-cell table:style-name="ce90" office:value-type="float" office:value="73.68" calcext:value-type="float">
            <text:p>73,7</text:p>
          </table:table-cell>
          <table:table-cell table:style-name="ce90" office:value-type="float" office:value="81.89" calcext:value-type="float">
            <text:p>81,9</text:p>
          </table:table-cell>
          <table:table-cell table:style-name="ce94" office:value-type="float" office:value="5.9" calcext:value-type="float">
            <text:p>5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5" calcext:value-type="float">
            <text:p>1995</text:p>
          </table:table-cell>
          <table:table-cell table:style-name="ce90" office:value-type="float" office:value="73.87" calcext:value-type="float">
            <text:p>73,9</text:p>
          </table:table-cell>
          <table:table-cell table:style-name="ce90" office:value-type="float" office:value="81.9" calcext:value-type="float">
            <text:p>81,9</text:p>
          </table:table-cell>
          <table:table-cell table:style-name="ce94" office:value-type="float" office:value="4.9" calcext:value-type="float">
            <text:p>4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6" calcext:value-type="float">
            <text:p>1996</text:p>
          </table:table-cell>
          <table:table-cell table:style-name="ce90" office:value-type="float" office:value="74.1" calcext:value-type="float">
            <text:p>74,1</text:p>
          </table:table-cell>
          <table:table-cell table:style-name="ce90" office:value-type="float" office:value="82.06" calcext:value-type="float">
            <text:p>82,1</text:p>
          </table:table-cell>
          <table:table-cell table:style-name="ce94" office:value-type="float" office:value="4.8" calcext:value-type="float">
            <text:p>4,8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7" calcext:value-type="float">
            <text:p>1997</text:p>
          </table:table-cell>
          <table:table-cell table:style-name="ce90" office:value-type="float" office:value="74.55" calcext:value-type="float">
            <text:p>74,6</text:p>
          </table:table-cell>
          <table:table-cell table:style-name="ce90" office:value-type="float" office:value="82.32" calcext:value-type="float">
            <text:p>82,3</text:p>
          </table:table-cell>
          <table:table-cell table:style-name="ce94" office:value-type="float" office:value="4.7" calcext:value-type="float">
            <text:p>4,7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8" calcext:value-type="float">
            <text:p>1998</text:p>
          </table:table-cell>
          <table:table-cell table:style-name="ce90" office:value-type="float" office:value="74.77" calcext:value-type="float">
            <text:p>74,8</text:p>
          </table:table-cell>
          <table:table-cell table:style-name="ce90" office:value-type="float" office:value="82.42" calcext:value-type="float">
            <text:p>82,4</text:p>
          </table:table-cell>
          <table:table-cell table:style-name="ce94" office:value-type="float" office:value="4.6" calcext:value-type="float">
            <text:p>4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1999" calcext:value-type="float">
            <text:p>1999</text:p>
          </table:table-cell>
          <table:table-cell table:style-name="ce90" office:value-type="float" office:value="74.99" calcext:value-type="float">
            <text:p>75,0</text:p>
          </table:table-cell>
          <table:table-cell table:style-name="ce90" office:value-type="float" office:value="82.52" calcext:value-type="float">
            <text:p>82,5</text:p>
          </table:table-cell>
          <table:table-cell table:style-name="ce94" office:value-type="float" office:value="4.3" calcext:value-type="float">
            <text:p>4,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0" calcext:value-type="float">
            <text:p>2000</text:p>
          </table:table-cell>
          <table:table-cell table:style-name="ce90" office:value-type="float" office:value="75.29" calcext:value-type="float">
            <text:p>75,3</text:p>
          </table:table-cell>
          <table:table-cell table:style-name="ce90" office:value-type="float" office:value="82.8" calcext:value-type="float">
            <text:p>82,8</text:p>
          </table:table-cell>
          <table:table-cell table:style-name="ce94" office:value-type="float" office:value="4.4" calcext:value-type="float">
            <text:p>4,4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1" calcext:value-type="float">
            <text:p>2001</text:p>
          </table:table-cell>
          <table:table-cell table:style-name="ce90" office:value-type="float" office:value="75.47" calcext:value-type="float">
            <text:p>75,5</text:p>
          </table:table-cell>
          <table:table-cell table:style-name="ce90" office:value-type="float" office:value="82.9" calcext:value-type="float">
            <text:p>82,9</text:p>
          </table:table-cell>
          <table:table-cell table:style-name="ce94" office:value-type="float" office:value="4.5" calcext:value-type="float">
            <text:p>4,5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2" calcext:value-type="float">
            <text:p>2002</text:p>
          </table:table-cell>
          <table:table-cell table:style-name="ce91" office:value-type="float" office:value="75.8" calcext:value-type="float">
            <text:p>75,8</text:p>
          </table:table-cell>
          <table:table-cell table:style-name="ce91" office:value-type="float" office:value="83" calcext:value-type="float">
            <text:p>83,0</text:p>
          </table:table-cell>
          <table:table-cell table:style-name="ce95" office:value-type="float" office:value="4.1" calcext:value-type="float">
            <text:p>4,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3" calcext:value-type="float">
            <text:p>2003</text:p>
          </table:table-cell>
          <table:table-cell table:style-name="ce91" office:value-type="float" office:value="75.9" calcext:value-type="float">
            <text:p>75,9</text:p>
          </table:table-cell>
          <table:table-cell table:style-name="ce91" office:value-type="float" office:value="82.9" calcext:value-type="float">
            <text:p>82,9</text:p>
          </table:table-cell>
          <table:table-cell table:style-name="ce95" office:value-type="float" office:value="4" calcext:value-type="float">
            <text:p>4,0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4" calcext:value-type="float">
            <text:p>2004</text:p>
          </table:table-cell>
          <table:table-cell table:style-name="ce90" office:value-type="float" office:value="76.8" calcext:value-type="float">
            <text:p>76,8</text:p>
          </table:table-cell>
          <table:table-cell table:style-name="ce90" office:value-type="float" office:value="83.9" calcext:value-type="float">
            <text:p>83,9</text:p>
          </table:table-cell>
          <table:table-cell table:style-name="ce94" office:value-type="float" office:value="3.9" calcext:value-type="float">
            <text:p>3,9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5" calcext:value-type="float">
            <text:p>2005</text:p>
          </table:table-cell>
          <table:table-cell table:style-name="ce90" office:value-type="float" office:value="76.8" calcext:value-type="float">
            <text:p>76,8</text:p>
          </table:table-cell>
          <table:table-cell table:style-name="ce90" office:value-type="float" office:value="83.8" calcext:value-type="float">
            <text:p>83,8</text:p>
          </table:table-cell>
          <table:table-cell table:style-name="ce96" office:value-type="float" office:value="3.6" calcext:value-type="float">
            <text:p>3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float" office:value="2006" calcext:value-type="float">
            <text:p>2006</text:p>
          </table:table-cell>
          <table:table-cell table:style-name="ce90" office:value-type="float" office:value="77.2" calcext:value-type="float">
            <text:p>77,2</text:p>
          </table:table-cell>
          <table:table-cell table:style-name="ce90" office:value-type="float" office:value="84.2" calcext:value-type="float">
            <text:p>84,2</text:p>
          </table:table-cell>
          <table:table-cell table:style-name="ce96" office:value-type="float" office:value="3.6" calcext:value-type="float">
            <text:p>3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4" office:value-type="string" calcext:value-type="string">
            <text:p>2007 (p)</text:p>
          </table:table-cell>
          <table:table-cell table:style-name="ce90" office:value-type="float" office:value="77.6" calcext:value-type="float">
            <text:p>77,6</text:p>
          </table:table-cell>
          <table:table-cell table:style-name="ce90" office:value-type="float" office:value="84.5" calcext:value-type="float">
            <text:p>84,5</text:p>
          </table:table-cell>
          <table:table-cell table:style-name="ce96" office:value-type="float" office:value="3.6" calcext:value-type="float">
            <text:p>3,6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85" office:value-type="string" calcext:value-type="string">
            <text:p>(1) : dans ce tableau, les espérances de vie des années antérieures à 1946 sont des moyennes sur plusieurs années </text:p>
          </table:table-cell>
          <table:table-cell table:style-name="ce92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ce85" office:value-type="string" calcext:value-type="string">
            <text:p>afin de ne pas tenir compte des différences conjoncturelles parfois très marquées.</text:p>
          </table:table-cell>
          <table:table-cell table:style-name="ce92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ce86" office:value-type="string" calcext:value-type="string">
            <text:p>nd : résultat non disponible.</text:p>
          </table:table-cell>
          <table:table-cell table:style-name="ce92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ce86" office:value-type="string" calcext:value-type="string">
            <text:p>p : données provisoires.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ce86" office:value-type="string" calcext:value-type="string">
            <text:p>Champ : France métropolitaine.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ce87" office:value-type="string" calcext:value-type="string">
            <text:p>Source : Insee, bilan démographique 2007.</text:p>
          </table:table-cell>
          <table:table-cell table:style-name="ce2" table:number-columns-repeated="3"/>
          <table:table-cell table:number-columns-repeated="101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11" table:style-name="ta21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Exemple 11'.I27" table:end-x="1.572cm" table:end-y="0.398cm" draw:z-index="0" draw:name="Chart 1" draw:style-name="gr1" draw:text-style-name="P1" svg:width="16.734cm" svg:height="11.642cm" svg:x="0cm" svg:y="0.001cm">
              <draw:object draw:notify-on-update-of-ranges="'Exemple 11'.A104:'Exemple 11'.A131 'Exemple 11'.B103:'Exemple 11'.B103 'Exemple 11'.B104:'Exemple 11'.B131 'Exemple 11'.C103:'Exemple 11'.C103 'Exemple 11'.C104:'Exemple 11'.C131 'Exemple 11'.E103:'Exemple 11'.E103 'Exemple 11'.E104:'Exemple 11'.E131 'Exemple 11'.D103:'Exemple 11'.D103 'Exemple 11'.D104:'Exemple 11'.D131" xlink:href="./Object 24" xlink:type="simple" xlink:show="embed" xlink:actuate="onLoad"/>
              <draw:image xlink:href="./ObjectReplacements/Object 24" xlink:type="simple" xlink:show="embed" xlink:actuate="onLoad"/>
            </draw:frame>
            <draw:frame table:end-cell-address="'Exemple 11'.I27" table:end-x="1.6cm" table:end-y="0.424cm" draw:z-index="1" draw:name="Chart 2" draw:style-name="gr1" draw:text-style-name="P1" svg:width="16.762cm" svg:height="11.668cm" svg:x="0cm" svg:y="0.001cm">
              <draw:object draw:notify-on-update-of-ranges="'Exemple 11'.A104:'Exemple 11'.A131 'Exemple 11'.B103:'Exemple 11'.B103 'Exemple 11'.B104:'Exemple 11'.B131 'Exemple 11'.C103:'Exemple 11'.C103 'Exemple 11'.C104:'Exemple 11'.C131 'Exemple 11'.E103:'Exemple 11'.E103 'Exemple 11'.E104:'Exemple 11'.E131 'Exemple 11'.D103:'Exemple 11'.D103 'Exemple 11'.D104:'Exemple 11'.D13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/>
          <table:table-cell>
            <draw:frame table:end-cell-address="'Exemple 11'.H48" table:end-x="0.058cm" table:end-y="0.239cm" draw:z-index="2" draw:name="Chart 3" draw:style-name="gr1" draw:text-style-name="P1" svg:width="13.054cm" svg:height="8.335cm" svg:x="0cm" svg:y="0.001cm">
              <draw:object draw:notify-on-update-of-ranges="'Exemple 11'.A104:'Exemple 11'.A131 'Exemple 11'.B103:'Exemple 11'.B103 'Exemple 11'.B104:'Exemple 11'.B131 'Exemple 11'.C103:'Exemple 11'.C103 'Exemple 11'.C104:'Exemple 11'.C131 'Exemple 11'.E103:'Exemple 11'.E103 'Exemple 11'.E104:'Exemple 11'.E131 'Exemple 11'.D103:'Exemple 11'.D103 'Exemple 11'.D104:'Exemple 11'.D131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69">
          <table:table-cell table:number-columns-repeated="1024"/>
        </table:table-row>
        <table:table-row table:style-name="ro6">
          <table:table-cell table:style-name="ce97" office:value-type="string" calcext:value-type="string">
            <text:p>Dépenses en programmes audiovisuels des ménages </text:p>
          </table:table-cell>
          <table:table-cell table:style-name="ce98" table:number-columns-repeated="5"/>
          <table:table-cell table:number-columns-repeated="1018"/>
        </table:table-row>
        <table:table-row table:style-name="ro2">
          <table:table-cell table:style-name="ce81"/>
          <table:table-cell table:style-name="ce98" table:number-columns-repeated="5"/>
          <table:table-cell table:number-columns-repeated="1018"/>
        </table:table-row>
        <table:table-row table:style-name="ro2">
          <table:table-cell table:style-name="ce98" table:number-columns-repeated="5"/>
          <table:table-cell table:style-name="ce105" office:value-type="string" calcext:value-type="string">
            <text:p>en millions d'euros</text:p>
          </table:table-cell>
          <table:table-cell table:number-columns-repeated="1018"/>
        </table:table-row>
        <table:table-row table:style-name="ro8">
          <table:table-cell table:style-name="ce98"/>
          <table:table-cell table:style-name="ce88" office:value-type="string" calcext:value-type="string">
            <text:p>Cinéma</text:p>
          </table:table-cell>
          <table:table-cell table:style-name="ce88" office:value-type="string" calcext:value-type="string">
            <text:p>Redevance (part "audiovisuel")</text:p>
          </table:table-cell>
          <table:table-cell table:style-name="ce88" office:value-type="string" calcext:value-type="string">
            <text:p>Abonnements</text:p>
          </table:table-cell>
          <table:table-cell table:style-name="ce88" office:value-type="string" calcext:value-type="string">
            <text:p>Vidéos</text:p>
          </table:table-cell>
          <table:table-cell table:style-name="ce88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style-name="ce83" office:value-type="float" office:value="1980" calcext:value-type="float">
            <text:p>1980</text:p>
          </table:table-cell>
          <table:table-cell table:style-name="ce102" office:value-type="float" office:value="429.906228609497" calcext:value-type="float">
            <text:p>430</text:p>
          </table:table-cell>
          <table:table-cell table:style-name="ce102" office:value-type="float" office:value="421.673981678677" calcext:value-type="float">
            <text:p>42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79.4259379806908" calcext:value-type="float">
            <text:p>79</text:p>
          </table:table-cell>
          <table:table-cell table:style-name="ce106" office:value-type="float" office:value="931.006148268865" calcext:value-type="float">
            <text:p>931</text:p>
          </table:table-cell>
          <table:table-cell table:number-columns-repeated="1018"/>
        </table:table-row>
        <table:table-row table:style-name="ro2">
          <table:table-cell table:style-name="ce83" office:value-type="float" office:value="1981" calcext:value-type="float">
            <text:p>1981</text:p>
          </table:table-cell>
          <table:table-cell table:style-name="ce102" office:value-type="float" office:value="529.302987848289" calcext:value-type="float">
            <text:p>529</text:p>
          </table:table-cell>
          <table:table-cell table:style-name="ce102" office:value-type="float" office:value="468.780728005037" calcext:value-type="float">
            <text:p>46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78.067007441037" calcext:value-type="float">
            <text:p>278</text:p>
          </table:table-cell>
          <table:table-cell table:style-name="ce106" office:value-type="float" office:value="1276.15072329436" calcext:value-type="float">
            <text:p>1 276</text:p>
          </table:table-cell>
          <table:table-cell table:number-columns-repeated="1018"/>
        </table:table-row>
        <table:table-row table:style-name="ro2">
          <table:table-cell table:style-name="ce83" office:value-type="float" office:value="1982" calcext:value-type="float">
            <text:p>1982</text:p>
          </table:table-cell>
          <table:table-cell table:style-name="ce102" office:value-type="float" office:value="630.529135293929" calcext:value-type="float">
            <text:p>631</text:p>
          </table:table-cell>
          <table:table-cell table:style-name="ce102" office:value-type="float" office:value="559.182995226821" calcext:value-type="float">
            <text:p>55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89.8186923838" calcext:value-type="float">
            <text:p>490</text:p>
          </table:table-cell>
          <table:table-cell table:style-name="ce106" office:value-type="float" office:value="1679.53082290455" calcext:value-type="float">
            <text:p>1 680</text:p>
          </table:table-cell>
          <table:table-cell table:number-columns-repeated="1018"/>
        </table:table-row>
        <table:table-row table:style-name="ro2">
          <table:table-cell table:style-name="ce83" office:value-type="float" office:value="1983" calcext:value-type="float">
            <text:p>1983</text:p>
          </table:table-cell>
          <table:table-cell table:style-name="ce102" office:value-type="float" office:value="671.233022896318" calcext:value-type="float">
            <text:p>671</text:p>
          </table:table-cell>
          <table:table-cell table:style-name="ce102" office:value-type="float" office:value="624.126276569958" calcext:value-type="float">
            <text:p>62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17.259515486533" calcext:value-type="float">
            <text:p>517</text:p>
          </table:table-cell>
          <table:table-cell table:style-name="ce106" office:value-type="float" office:value="1812.61881495281" calcext:value-type="float">
            <text:p>1 813</text:p>
          </table:table-cell>
          <table:table-cell table:number-columns-repeated="1018"/>
        </table:table-row>
        <table:table-row table:style-name="ro2">
          <table:table-cell table:style-name="ce83" office:value-type="float" office:value="1984" calcext:value-type="float">
            <text:p>1984</text:p>
          </table:table-cell>
          <table:table-cell table:style-name="ce102" office:value-type="float" office:value="682.361801154649" calcext:value-type="float">
            <text:p>682</text:p>
          </table:table-cell>
          <table:table-cell table:style-name="ce102" office:value-type="float" office:value="711.936910498706" calcext:value-type="float">
            <text:p>712</text:p>
          </table:table-cell>
          <table:table-cell table:style-name="ce102" office:value-type="float" office:value="15.244901723741" calcext:value-type="float">
            <text:p>15</text:p>
          </table:table-cell>
          <table:table-cell table:style-name="ce102" office:value-type="float" office:value="494.697060935397" calcext:value-type="float">
            <text:p>495</text:p>
          </table:table-cell>
          <table:table-cell table:style-name="ce106" office:value-type="float" office:value="1904.24067431249" calcext:value-type="float">
            <text:p>1 904</text:p>
          </table:table-cell>
          <table:table-cell table:number-columns-repeated="1018"/>
        </table:table-row>
        <table:table-row table:style-name="ro2">
          <table:table-cell table:style-name="ce83" office:value-type="float" office:value="1985" calcext:value-type="float">
            <text:p>1985</text:p>
          </table:table-cell>
          <table:table-cell table:style-name="ce102" office:value-type="float" office:value="665.439960241296" calcext:value-type="float">
            <text:p>665</text:p>
          </table:table-cell>
          <table:table-cell table:style-name="ce102" office:value-type="float" office:value="816.974283375282" calcext:value-type="float">
            <text:p>817</text:p>
          </table:table-cell>
          <table:table-cell table:style-name="ce102" office:value-type="float" office:value="79" calcext:value-type="float">
            <text:p>79</text:p>
          </table:table-cell>
          <table:table-cell table:style-name="ce102" office:value-type="float" office:value="398.501731058591" calcext:value-type="float">
            <text:p>399</text:p>
          </table:table-cell>
          <table:table-cell table:style-name="ce106" office:value-type="float" office:value="1960" calcext:value-type="float">
            <text:p>1 960</text:p>
          </table:table-cell>
          <table:table-cell table:number-columns-repeated="1018"/>
        </table:table-row>
        <table:table-row table:style-name="ro2">
          <table:table-cell table:style-name="ce83" office:value-type="float" office:value="1986" calcext:value-type="float">
            <text:p>1986</text:p>
          </table:table-cell>
          <table:table-cell table:style-name="ce102" office:value-type="float" office:value="674.434452258304" calcext:value-type="float">
            <text:p>674</text:p>
          </table:table-cell>
          <table:table-cell table:style-name="ce102" office:value-type="float" office:value="839.231839891944" calcext:value-type="float">
            <text:p>839</text:p>
          </table:table-cell>
          <table:table-cell table:style-name="ce102" office:value-type="float" office:value="273.188638889439" calcext:value-type="float">
            <text:p>273</text:p>
          </table:table-cell>
          <table:table-cell table:style-name="ce102" office:value-type="float" office:value="479.299710194418" calcext:value-type="float">
            <text:p>479</text:p>
          </table:table-cell>
          <table:table-cell table:style-name="ce106" office:value-type="float" office:value="2266.15464123411" calcext:value-type="float">
            <text:p>2 266</text:p>
          </table:table-cell>
          <table:table-cell table:number-columns-repeated="1018"/>
        </table:table-row>
        <table:table-row table:style-name="ro2">
          <table:table-cell table:style-name="ce83" office:value-type="float" office:value="1987" calcext:value-type="float">
            <text:p>1987</text:p>
          </table:table-cell>
          <table:table-cell table:style-name="ce102" office:value-type="float" office:value="576.562183191886" calcext:value-type="float">
            <text:p>577</text:p>
          </table:table-cell>
          <table:table-cell table:style-name="ce102" office:value-type="float" office:value="749.744266773584" calcext:value-type="float">
            <text:p>750</text:p>
          </table:table-cell>
          <table:table-cell table:style-name="ce102" office:value-type="float" office:value="502.319511797267" calcext:value-type="float">
            <text:p>502</text:p>
          </table:table-cell>
          <table:table-cell table:style-name="ce102" office:value-type="float" office:value="540.279317089382" calcext:value-type="float">
            <text:p>540</text:p>
          </table:table-cell>
          <table:table-cell table:style-name="ce106" office:value-type="float" office:value="2368.90527885212" calcext:value-type="float">
            <text:p>2 369</text:p>
          </table:table-cell>
          <table:table-cell table:number-columns-repeated="1018"/>
        </table:table-row>
        <table:table-row table:style-name="ro2">
          <table:table-cell table:style-name="ce83" office:value-type="float" office:value="1988" calcext:value-type="float">
            <text:p>1988</text:p>
          </table:table-cell>
          <table:table-cell table:style-name="ce102" office:value-type="float" office:value="553.694830606275" calcext:value-type="float">
            <text:p>554</text:p>
          </table:table-cell>
          <table:table-cell table:style-name="ce102" office:value-type="float" office:value="739.682631635915" calcext:value-type="float">
            <text:p>740</text:p>
          </table:table-cell>
          <table:table-cell table:style-name="ce102" office:value-type="float" office:value="659.799346603512" calcext:value-type="float">
            <text:p>660</text:p>
          </table:table-cell>
          <table:table-cell table:style-name="ce102" office:value-type="float" office:value="626.108113794045" calcext:value-type="float">
            <text:p>626</text:p>
          </table:table-cell>
          <table:table-cell table:style-name="ce106" office:value-type="float" office:value="2579.28492263975" calcext:value-type="float">
            <text:p>2 579</text:p>
          </table:table-cell>
          <table:table-cell table:number-columns-repeated="1018"/>
        </table:table-row>
        <table:table-row table:style-name="ro2">
          <table:table-cell table:style-name="ce83" office:value-type="float" office:value="1989" calcext:value-type="float">
            <text:p>1989</text:p>
          </table:table-cell>
          <table:table-cell table:style-name="ce102" office:value-type="float" office:value="560.707485399195" calcext:value-type="float">
            <text:p>561</text:p>
          </table:table-cell>
          <table:table-cell table:style-name="ce102" office:value-type="float" office:value="775.660599703944" calcext:value-type="float">
            <text:p>776</text:p>
          </table:table-cell>
          <table:table-cell table:style-name="ce102" office:value-type="float" office:value="825.054081288865" calcext:value-type="float">
            <text:p>825</text:p>
          </table:table-cell>
          <table:table-cell table:style-name="ce102" office:value-type="float" office:value="758.433860756117" calcext:value-type="float">
            <text:p>758</text:p>
          </table:table-cell>
          <table:table-cell table:style-name="ce106" office:value-type="float" office:value="2919.85602714812" calcext:value-type="float">
            <text:p>2 920</text:p>
          </table:table-cell>
          <table:table-cell table:number-columns-repeated="1018"/>
        </table:table-row>
        <table:table-row table:style-name="ro2">
          <table:table-cell table:style-name="ce83" office:value-type="float" office:value="1990" calcext:value-type="float">
            <text:p>1990</text:p>
          </table:table-cell>
          <table:table-cell table:style-name="ce102" office:value-type="float" office:value="583.269939950332" calcext:value-type="float">
            <text:p>583</text:p>
          </table:table-cell>
          <table:table-cell table:style-name="ce102" office:value-type="float" office:value="879.173482408146" calcext:value-type="float">
            <text:p>879</text:p>
          </table:table-cell>
          <table:table-cell table:style-name="ce102" office:value-type="float" office:value="892" calcext:value-type="float">
            <text:p>892</text:p>
          </table:table-cell>
          <table:table-cell table:style-name="ce102" office:value-type="float" office:value="954.940643975139" calcext:value-type="float">
            <text:p>955</text:p>
          </table:table-cell>
          <table:table-cell table:style-name="ce106" office:value-type="float" office:value="3355.4028693954" calcext:value-type="float">
            <text:p>3 355</text:p>
          </table:table-cell>
          <table:table-cell table:number-columns-repeated="1018"/>
        </table:table-row>
        <table:table-row table:style-name="ro2">
          <table:table-cell table:style-name="ce83" office:value-type="float" office:value="1991" calcext:value-type="float">
            <text:p>1991</text:p>
          </table:table-cell>
          <table:table-cell table:style-name="ce102" office:value-type="float" office:value="591.65463589839" calcext:value-type="float">
            <text:p>592</text:p>
          </table:table-cell>
          <table:table-cell table:style-name="ce102" office:value-type="float" office:value="940.610436354822" calcext:value-type="float">
            <text:p>941</text:p>
          </table:table-cell>
          <table:table-cell table:style-name="ce102" office:value-type="float" office:value="1063.1794462137" calcext:value-type="float">
            <text:p>1 063</text:p>
          </table:table-cell>
          <table:table-cell table:style-name="ce102" office:value-type="float" office:value="1135.13538234976" calcext:value-type="float">
            <text:p>1 135</text:p>
          </table:table-cell>
          <table:table-cell table:style-name="ce106" office:value-type="float" office:value="3730.57990081667" calcext:value-type="float">
            <text:p>3 731</text:p>
          </table:table-cell>
          <table:table-cell table:number-columns-repeated="1018"/>
        </table:table-row>
        <table:table-row table:style-name="ro2">
          <table:table-cell table:style-name="ce83" office:value-type="float" office:value="1992" calcext:value-type="float">
            <text:p>1992</text:p>
          </table:table-cell>
          <table:table-cell table:style-name="ce102" office:value-type="float" office:value="600.801576932634" calcext:value-type="float">
            <text:p>601</text:p>
          </table:table-cell>
          <table:table-cell table:style-name="ce102" office:value-type="float" office:value="1098.70006723002" calcext:value-type="float">
            <text:p>1 099</text:p>
          </table:table-cell>
          <table:table-cell table:style-name="ce102" office:value-type="float" office:value="1177.05886209005" calcext:value-type="float">
            <text:p>1 177</text:p>
          </table:table-cell>
          <table:table-cell table:style-name="ce102" office:value-type="float" office:value="1196.4198872792" calcext:value-type="float">
            <text:p>1 196</text:p>
          </table:table-cell>
          <table:table-cell table:style-name="ce106" office:value-type="float" office:value="3309" calcext:value-type="float">
            <text:p>3 309</text:p>
          </table:table-cell>
          <table:table-cell table:number-columns-repeated="1018"/>
        </table:table-row>
        <table:table-row table:style-name="ro2">
          <table:table-cell table:style-name="ce83" office:value-type="float" office:value="1993" calcext:value-type="float">
            <text:p>1993</text:p>
          </table:table-cell>
          <table:table-cell table:style-name="ce102" office:value-type="float" office:value="688.917108895858" calcext:value-type="float">
            <text:p>689</text:p>
          </table:table-cell>
          <table:table-cell table:style-name="ce102" office:value-type="float" office:value="1114.24986698823" calcext:value-type="float">
            <text:p>1 114</text:p>
          </table:table-cell>
          <table:table-cell table:style-name="ce102" office:value-type="float" office:value="1351.91788486136" calcext:value-type="float">
            <text:p>1 352</text:p>
          </table:table-cell>
          <table:table-cell table:style-name="ce102" office:value-type="float" office:value="1236.20908077816" calcext:value-type="float">
            <text:p>1 236</text:p>
          </table:table-cell>
          <table:table-cell table:style-name="ce106" office:value-type="float" office:value="4391.29394152361" calcext:value-type="float">
            <text:p>4 391</text:p>
          </table:table-cell>
          <table:table-cell table:number-columns-repeated="1018"/>
        </table:table-row>
        <table:table-row table:style-name="ro2">
          <table:table-cell table:style-name="ce83" office:value-type="float" office:value="1994" calcext:value-type="float">
            <text:p>1994</text:p>
          </table:table-cell>
          <table:table-cell table:style-name="ce102" office:value-type="float" office:value="653.548936896778" calcext:value-type="float">
            <text:p>654</text:p>
          </table:table-cell>
          <table:table-cell table:style-name="ce102" office:value-type="float" office:value="1178.88825029689" calcext:value-type="float">
            <text:p>1 179</text:p>
          </table:table-cell>
          <table:table-cell table:style-name="ce102" office:value-type="float" office:value="1474.94424177195" calcext:value-type="float">
            <text:p>1 475</text:p>
          </table:table-cell>
          <table:table-cell table:style-name="ce102" office:value-type="float" office:value="1282.09623496662" calcext:value-type="float">
            <text:p>1 282</text:p>
          </table:table-cell>
          <table:table-cell table:style-name="ce106" office:value-type="float" office:value="4589.47766393224" calcext:value-type="float">
            <text:p>4 589</text:p>
          </table:table-cell>
          <table:table-cell table:number-columns-repeated="1018"/>
        </table:table-row>
        <table:table-row table:style-name="ro2">
          <table:table-cell table:style-name="ce83" office:value-type="float" office:value="1995" calcext:value-type="float">
            <text:p>1995</text:p>
          </table:table-cell>
          <table:table-cell table:style-name="ce102" office:value-type="float" office:value="690.136701033757" calcext:value-type="float">
            <text:p>690</text:p>
          </table:table-cell>
          <table:table-cell table:style-name="ce102" office:value-type="float" office:value="1263.95480191537" calcext:value-type="float">
            <text:p>1 264</text:p>
          </table:table-cell>
          <table:table-cell table:style-name="ce102" office:value-type="float" office:value="1617.94141994064" calcext:value-type="float">
            <text:p>1 618</text:p>
          </table:table-cell>
          <table:table-cell table:style-name="ce102" office:value-type="float" office:value="1361.0648258956" calcext:value-type="float">
            <text:p>1 361</text:p>
          </table:table-cell>
          <table:table-cell table:style-name="ce106" office:value-type="float" office:value="4933.09774878536" calcext:value-type="float">
            <text:p>4 933</text:p>
          </table:table-cell>
          <table:table-cell table:number-columns-repeated="1018"/>
        </table:table-row>
        <table:table-row table:style-name="ro2">
          <table:table-cell table:style-name="ce83" office:value-type="float" office:value="1996" calcext:value-type="float">
            <text:p>1996</text:p>
          </table:table-cell>
          <table:table-cell table:style-name="ce102" office:value-type="float" office:value="725.962220084548" calcext:value-type="float">
            <text:p>726</text:p>
          </table:table-cell>
          <table:table-cell table:style-name="ce102" office:value-type="float" office:value="1383.32238241226" calcext:value-type="float">
            <text:p>1 383</text:p>
          </table:table-cell>
          <table:table-cell table:style-name="ce103" office:value-type="float" office:value="1725" calcext:value-type="float">
            <text:p>1 725</text:p>
          </table:table-cell>
          <table:table-cell table:style-name="ce102" office:value-type="float" office:value="1318.22665205189" calcext:value-type="float">
            <text:p>1 318</text:p>
          </table:table-cell>
          <table:table-cell table:style-name="ce106" office:value-type="float" office:value="5238.91047736361" calcext:value-type="float">
            <text:p>5 239</text:p>
          </table:table-cell>
          <table:table-cell table:number-columns-repeated="1018"/>
        </table:table-row>
        <table:table-row table:style-name="ro2">
          <table:table-cell table:style-name="ce83" office:value-type="float" office:value="1997" calcext:value-type="float">
            <text:p>1997</text:p>
          </table:table-cell>
          <table:table-cell table:style-name="ce102" office:value-type="float" office:value="788.923664203599" calcext:value-type="float">
            <text:p>789</text:p>
          </table:table-cell>
          <table:table-cell table:style-name="ce102" office:value-type="float" office:value="1396.28054887744" calcext:value-type="float">
            <text:p>1 396</text:p>
          </table:table-cell>
          <table:table-cell table:style-name="ce103" office:value-type="float" office:value="1804" calcext:value-type="float">
            <text:p>1 804</text:p>
          </table:table-cell>
          <table:table-cell table:style-name="ce102" office:value-type="float" office:value="1279.9619487253" calcext:value-type="float">
            <text:p>1 280</text:p>
          </table:table-cell>
          <table:table-cell table:style-name="ce106" office:value-type="float" office:value="5442.88726242726" calcext:value-type="float">
            <text:p>5 443</text:p>
          </table:table-cell>
          <table:table-cell table:number-columns-repeated="1018"/>
        </table:table-row>
        <table:table-row table:style-name="ro2">
          <table:table-cell table:style-name="ce83" office:value-type="float" office:value="1998" calcext:value-type="float">
            <text:p>1998</text:p>
          </table:table-cell>
          <table:table-cell table:style-name="ce102" office:value-type="float" office:value="913.322062269326" calcext:value-type="float">
            <text:p>913</text:p>
          </table:table-cell>
          <table:table-cell table:style-name="ce102" office:value-type="float" office:value="1370.66911398156" calcext:value-type="float">
            <text:p>1 371</text:p>
          </table:table-cell>
          <table:table-cell table:style-name="ce103" office:value-type="float" office:value="2120" calcext:value-type="float">
            <text:p>2 120</text:p>
          </table:table-cell>
          <table:table-cell table:style-name="ce102" office:value-type="float" office:value="1295.96909553523" calcext:value-type="float">
            <text:p>1 296</text:p>
          </table:table-cell>
          <table:table-cell table:style-name="ce106" office:value-type="float" office:value="5919.74778834588" calcext:value-type="float">
            <text:p>5 920</text:p>
          </table:table-cell>
          <table:table-cell table:number-columns-repeated="1018"/>
        </table:table-row>
        <table:table-row table:style-name="ro2">
          <table:table-cell table:style-name="ce83" office:value-type="float" office:value="1999" calcext:value-type="float">
            <text:p>1999</text:p>
          </table:table-cell>
          <table:table-cell table:style-name="ce102" office:value-type="float" office:value="823" calcext:value-type="float">
            <text:p>823</text:p>
          </table:table-cell>
          <table:table-cell table:style-name="ce102" office:value-type="float" office:value="1467.16934189284" calcext:value-type="float">
            <text:p>1 467</text:p>
          </table:table-cell>
          <table:table-cell table:style-name="ce103" office:value-type="float" office:value="2403" calcext:value-type="float">
            <text:p>2 403</text:p>
          </table:table-cell>
          <table:table-cell table:style-name="ce102" office:value-type="float" office:value="1300.69501506959" calcext:value-type="float">
            <text:p>1 301</text:p>
          </table:table-cell>
          <table:table-cell table:style-name="ce106" office:value-type="float" office:value="6278.61277492275" calcext:value-type="float">
            <text:p>6 279</text:p>
          </table:table-cell>
          <table:table-cell table:number-columns-repeated="1018"/>
        </table:table-row>
        <table:table-row table:style-name="ro2">
          <table:table-cell table:style-name="ce83" office:value-type="float" office:value="2000" calcext:value-type="float">
            <text:p>2000</text:p>
          </table:table-cell>
          <table:table-cell table:style-name="ce102" office:value-type="float" office:value="894" calcext:value-type="float">
            <text:p>894</text:p>
          </table:table-cell>
          <table:table-cell table:style-name="ce102" office:value-type="float" office:value="1571.7493677177" calcext:value-type="float">
            <text:p>1 572</text:p>
          </table:table-cell>
          <table:table-cell table:style-name="ce103" office:value-type="float" office:value="2551" calcext:value-type="float">
            <text:p>2 551</text:p>
          </table:table-cell>
          <table:table-cell table:style-name="ce102" office:value-type="float" office:value="1051" calcext:value-type="float">
            <text:p>1 051</text:p>
          </table:table-cell>
          <table:table-cell table:style-name="ce106" office:value-type="float" office:value="6067.7493677177" calcext:value-type="float">
            <text:p>6 068</text:p>
          </table:table-cell>
          <table:table-cell table:number-columns-repeated="1018"/>
        </table:table-row>
        <table:table-row table:style-name="ro2">
          <table:table-cell table:style-name="ce83" office:value-type="float" office:value="2001" calcext:value-type="float">
            <text:p>2001</text:p>
          </table:table-cell>
          <table:table-cell table:style-name="ce103" office:value-type="float" office:value="1021" calcext:value-type="float">
            <text:p>1 021</text:p>
          </table:table-cell>
          <table:table-cell table:style-name="ce103" office:value-type="float" office:value="1573" calcext:value-type="float">
            <text:p>1 573</text:p>
          </table:table-cell>
          <table:table-cell table:style-name="ce103" office:value-type="float" office:value="2691" calcext:value-type="float">
            <text:p>2 691</text:p>
          </table:table-cell>
          <table:table-cell table:style-name="ce103" office:value-type="float" office:value="1245" calcext:value-type="float">
            <text:p>1 245</text:p>
          </table:table-cell>
          <table:table-cell table:style-name="ce107" office:value-type="float" office:value="6530" calcext:value-type="float">
            <text:p>6 530</text:p>
          </table:table-cell>
          <table:table-cell table:number-columns-repeated="1018"/>
        </table:table-row>
        <table:table-row table:style-name="ro2">
          <table:table-cell table:style-name="ce83" office:value-type="float" office:value="2002" calcext:value-type="float">
            <text:p>2002</text:p>
          </table:table-cell>
          <table:table-cell table:style-name="ce103" office:value-type="float" office:value="1030" calcext:value-type="float">
            <text:p>1 030</text:p>
          </table:table-cell>
          <table:table-cell table:style-name="ce103" office:value-type="float" office:value="1572" calcext:value-type="float">
            <text:p>1 572</text:p>
          </table:table-cell>
          <table:table-cell table:style-name="ce103" office:value-type="float" office:value="2801" calcext:value-type="float">
            <text:p>2 801</text:p>
          </table:table-cell>
          <table:table-cell table:style-name="ce103" office:value-type="float" office:value="1478" calcext:value-type="float">
            <text:p>1 478</text:p>
          </table:table-cell>
          <table:table-cell table:style-name="ce107" office:value-type="float" office:value="6881" calcext:value-type="float">
            <text:p>6 881</text:p>
          </table:table-cell>
          <table:table-cell table:number-columns-repeated="1018"/>
        </table:table-row>
        <table:table-row table:style-name="ro2">
          <table:table-cell table:style-name="ce83" office:value-type="float" office:value="2003" calcext:value-type="float">
            <text:p>2003</text:p>
          </table:table-cell>
          <table:table-cell table:style-name="ce103" office:value-type="float" office:value="996" calcext:value-type="float">
            <text:p>996</text:p>
          </table:table-cell>
          <table:table-cell table:style-name="ce103" office:value-type="float" office:value="1603" calcext:value-type="float">
            <text:p>1 603</text:p>
          </table:table-cell>
          <table:table-cell table:style-name="ce103" office:value-type="float" office:value="2841" calcext:value-type="float">
            <text:p>2 841</text:p>
          </table:table-cell>
          <table:table-cell table:style-name="ce103" office:value-type="float" office:value="1772" calcext:value-type="float">
            <text:p>1 772</text:p>
          </table:table-cell>
          <table:table-cell table:style-name="ce107" office:value-type="float" office:value="7212" calcext:value-type="float">
            <text:p>7 212</text:p>
          </table:table-cell>
          <table:table-cell table:number-columns-repeated="1018"/>
        </table:table-row>
        <table:table-row table:style-name="ro2">
          <table:table-cell table:style-name="ce83" office:value-type="float" office:value="2004" calcext:value-type="float">
            <text:p>2004</text:p>
          </table:table-cell>
          <table:table-cell table:style-name="ce103" office:value-type="float" office:value="1139" calcext:value-type="float">
            <text:p>1 139</text:p>
          </table:table-cell>
          <table:table-cell table:style-name="ce103" office:value-type="float" office:value="1677" calcext:value-type="float">
            <text:p>1 677</text:p>
          </table:table-cell>
          <table:table-cell table:style-name="ce103" office:value-type="float" office:value="2895" calcext:value-type="float">
            <text:p>2 895</text:p>
          </table:table-cell>
          <table:table-cell table:style-name="ce103" office:value-type="float" office:value="2049" calcext:value-type="float">
            <text:p>2 049</text:p>
          </table:table-cell>
          <table:table-cell table:style-name="ce107" office:value-type="float" office:value="7760" calcext:value-type="float">
            <text:p>7 760</text:p>
          </table:table-cell>
          <table:table-cell table:number-columns-repeated="1018"/>
        </table:table-row>
        <table:table-row table:style-name="ro2">
          <table:table-cell table:style-name="ce83" office:value-type="float" office:value="2005" calcext:value-type="float">
            <text:p>2005</text:p>
          </table:table-cell>
          <table:table-cell table:style-name="ce103" office:value-type="float" office:value="1031" calcext:value-type="float">
            <text:p>1 031</text:p>
          </table:table-cell>
          <table:table-cell table:style-name="ce103" office:value-type="float" office:value="1734" calcext:value-type="float">
            <text:p>1 734</text:p>
          </table:table-cell>
          <table:table-cell table:style-name="ce103" office:value-type="float" office:value="2990" calcext:value-type="float">
            <text:p>2 990</text:p>
          </table:table-cell>
          <table:table-cell table:style-name="ce103" office:value-type="float" office:value="1889" calcext:value-type="float">
            <text:p>1 889</text:p>
          </table:table-cell>
          <table:table-cell table:style-name="ce107" office:value-type="float" office:value="7644" calcext:value-type="float">
            <text:p>7 644</text:p>
          </table:table-cell>
          <table:table-cell table:number-columns-repeated="1018"/>
        </table:table-row>
        <table:table-row table:style-name="ro2">
          <table:table-cell table:style-name="ce83" office:value-type="float" office:value="2006" calcext:value-type="float">
            <text:p>2006</text:p>
          </table:table-cell>
          <table:table-cell table:style-name="ce103" office:value-type="float" office:value="1121" calcext:value-type="float">
            <text:p>1 121</text:p>
          </table:table-cell>
          <table:table-cell table:style-name="ce103" office:value-type="float" office:value="1763" calcext:value-type="float">
            <text:p>1 763</text:p>
          </table:table-cell>
          <table:table-cell table:style-name="ce103" office:value-type="float" office:value="3157" calcext:value-type="float">
            <text:p>3 157</text:p>
          </table:table-cell>
          <table:table-cell table:style-name="ce103" office:value-type="float" office:value="1751" calcext:value-type="float">
            <text:p>1 751</text:p>
          </table:table-cell>
          <table:table-cell table:style-name="ce107" office:value-type="float" office:value="7792" calcext:value-type="float">
            <text:p>7 792</text:p>
          </table:table-cell>
          <table:table-cell table:number-columns-repeated="1018"/>
        </table:table-row>
        <table:table-row table:style-name="ro2">
          <table:table-cell table:style-name="ce83" office:value-type="float" office:value="2007" calcext:value-type="float">
            <text:p>2007</text:p>
          </table:table-cell>
          <table:table-cell table:style-name="ce103" office:value-type="float" office:value="1056" calcext:value-type="float">
            <text:p>1 056</text:p>
          </table:table-cell>
          <table:table-cell table:style-name="ce103" office:value-type="float" office:value="1764" calcext:value-type="float">
            <text:p>1 764</text:p>
          </table:table-cell>
          <table:table-cell table:style-name="ce103" office:value-type="float" office:value="3245" calcext:value-type="float">
            <text:p>3 245</text:p>
          </table:table-cell>
          <table:table-cell table:style-name="ce103" office:value-type="float" office:value="1559" calcext:value-type="float">
            <text:p>1 559</text:p>
          </table:table-cell>
          <table:table-cell table:style-name="ce107" office:value-type="float" office:value="7624" calcext:value-type="float">
            <text:p>7 624</text:p>
          </table:table-cell>
          <table:table-cell table:number-columns-repeated="1018"/>
        </table:table-row>
        <table:table-row table:style-name="ro2">
          <table:table-cell table:style-name="ce99" office:value-type="string" calcext:value-type="string">
            <text:p>r : données révisées.</text:p>
          </table:table-cell>
          <table:table-cell table:style-name="ce103" table:number-columns-repeated="4"/>
          <table:table-cell table:style-name="ce107"/>
          <table:table-cell table:number-columns-repeated="1018"/>
        </table:table-row>
        <table:table-row table:style-name="ro2">
          <table:table-cell table:style-name="ce99" office:value-type="string" calcext:value-type="string">
            <text:p>p : données provisoires.</text:p>
          </table:table-cell>
          <table:table-cell table:style-name="ce103" table:number-columns-repeated="4"/>
          <table:table-cell table:style-name="ce107"/>
          <table:table-cell table:number-columns-repeated="1018"/>
        </table:table-row>
        <table:table-row table:style-name="ro2">
          <table:table-cell table:style-name="ce100" office:value-type="string" calcext:value-type="string">
            <text:p>(1) : Canal+, câble et satellite. </text:p>
          </table:table-cell>
          <table:table-cell table:style-name="ce103" table:number-columns-repeated="4"/>
          <table:table-cell table:style-name="ce107"/>
          <table:table-cell table:number-columns-repeated="1018"/>
        </table:table-row>
        <table:table-row table:style-name="ro2">
          <table:table-cell table:style-name="ce100" office:value-type="string" calcext:value-type="string">
            <text:p>(2) : y compris les ventes par Internet en 2004 et la vidéo à la demande depuis 2006.</text:p>
          </table:table-cell>
          <table:table-cell table:style-name="ce103" table:number-columns-repeated="4"/>
          <table:table-cell table:style-name="ce107"/>
          <table:table-cell table:number-columns-repeated="1018"/>
        </table:table-row>
        <table:table-row table:style-name="ro2">
          <table:table-cell table:style-name="ce100" office:value-type="string" calcext:value-type="string">
            <text:p>Champ : France.</text:p>
          </table:table-cell>
          <table:table-cell table:style-name="ce104" table:number-columns-repeated="4"/>
          <table:table-cell table:style-name="ce108"/>
          <table:table-cell table:number-columns-repeated="1018"/>
        </table:table-row>
        <table:table-row table:style-name="ro2">
          <table:table-cell table:style-name="ce101" office:value-type="string" calcext:value-type="string">
            <text:p>Source : Centre national de la cinématographie (CNC).</text:p>
          </table:table-cell>
          <table:table-cell table:style-name="ce104" table:number-columns-repeated="4"/>
          <table:table-cell table:style-name="ce108"/>
          <table:table-cell table:number-columns-repeated="1018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 12" table:style-name="ta22">
        <table:table-column table:style-name="co16" table:default-cell-style-name="ce2"/>
        <table:table-column table:style-name="co17" table:number-columns-repeated="10" table:default-cell-style-name="ce2"/>
        <table:table-column table:style-name="co5" table:number-columns-repeated="1013" table:default-cell-style-name="Default"/>
        <table:table-row table:style-name="ro2">
          <table:table-cell table:number-columns-repeated="1024"/>
        </table:table-row>
        <table:table-row table:style-name="ro9">
          <table:table-cell>
            <draw:frame table:end-cell-address="'Exemple 12'.N26" table:end-x="0.381cm" table:end-y="0.133cm" draw:z-index="0" draw:name="Picture 2" draw:style-name="gr4" draw:text-style-name="P4" svg:width="17.628cm" svg:height="13.123cm" svg:x="1.734cm" svg:y="0.054cm">
              <draw:image xlink:href="Pictures/100000000000027C0000019B4D83DD73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118"/>
          <table:table-cell table:style-name="ce124" office:value-type="string" calcext:value-type="string">
            <text:p>nombre d'entreprises françaises contrôlées par l'État</text:p>
          </table:table-cell>
          <table:table-cell table:style-name="ce124" office:value-type="string" calcext:value-type="string">
            <text:p>effectif salarié en France (en milliers)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85" calcext:value-type="float">
            <text:p>1985</text:p>
          </table:table-cell>
          <table:table-cell table:style-name="ce102" office:value-type="float" office:value="3275" calcext:value-type="float">
            <text:p>3 275</text:p>
          </table:table-cell>
          <table:table-cell table:style-name="ce102" office:value-type="float" office:value="2353.786" calcext:value-type="float">
            <text:p>2 354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3]+1" office:value-type="float" office:value="1986" calcext:value-type="float">
            <text:p>1986</text:p>
          </table:table-cell>
          <table:table-cell table:style-name="ce102" office:value-type="float" office:value="3518" calcext:value-type="float">
            <text:p>3 518</text:p>
          </table:table-cell>
          <table:table-cell table:style-name="ce102" office:value-type="float" office:value="2276.16" calcext:value-type="float">
            <text:p>2 27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4]+1" office:value-type="float" office:value="1987" calcext:value-type="float">
            <text:p>1987</text:p>
          </table:table-cell>
          <table:table-cell table:style-name="ce102" office:value-type="float" office:value="2201" calcext:value-type="float">
            <text:p>2 201</text:p>
          </table:table-cell>
          <table:table-cell table:style-name="ce102" office:value-type="float" office:value="1913.954" calcext:value-type="float">
            <text:p>1 914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5]+1" office:value-type="float" office:value="1988" calcext:value-type="float">
            <text:p>1988</text:p>
          </table:table-cell>
          <table:table-cell table:style-name="ce102" office:value-type="float" office:value="2184" calcext:value-type="float">
            <text:p>2 184</text:p>
          </table:table-cell>
          <table:table-cell table:style-name="ce102" office:value-type="float" office:value="1829.801" calcext:value-type="float">
            <text:p>1 830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6]+1" office:value-type="float" office:value="1989" calcext:value-type="float">
            <text:p>1989</text:p>
          </table:table-cell>
          <table:table-cell table:style-name="ce102" office:value-type="float" office:value="2481" calcext:value-type="float">
            <text:p>2 481</text:p>
          </table:table-cell>
          <table:table-cell table:style-name="ce102" office:value-type="float" office:value="1749.012" calcext:value-type="float">
            <text:p>1 749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7]+1" office:value-type="float" office:value="1990" calcext:value-type="float">
            <text:p>1990</text:p>
          </table:table-cell>
          <table:table-cell table:style-name="ce102" office:value-type="float" office:value="2779" calcext:value-type="float">
            <text:p>2 779</text:p>
          </table:table-cell>
          <table:table-cell table:style-name="ce102" office:value-type="float" office:value="1747.944" calcext:value-type="float">
            <text:p>1 748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8]+1" office:value-type="float" office:value="1991" calcext:value-type="float">
            <text:p>1991</text:p>
          </table:table-cell>
          <table:table-cell table:style-name="ce102" office:value-type="float" office:value="2876" calcext:value-type="float">
            <text:p>2 876</text:p>
          </table:table-cell>
          <table:table-cell table:style-name="ce102" office:value-type="float" office:value="1764.844" calcext:value-type="float">
            <text:p>1 765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9]+1" office:value-type="float" office:value="1992" calcext:value-type="float">
            <text:p>1992</text:p>
          </table:table-cell>
          <table:table-cell table:style-name="ce102" office:value-type="float" office:value="2974" calcext:value-type="float">
            <text:p>2 974</text:p>
          </table:table-cell>
          <table:table-cell table:style-name="ce102" office:value-type="float" office:value="1732.994" calcext:value-type="float">
            <text:p>1 733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10]+1" office:value-type="float" office:value="1993" calcext:value-type="float">
            <text:p>1993</text:p>
          </table:table-cell>
          <table:table-cell table:style-name="ce102" office:value-type="float" office:value="2986" calcext:value-type="float">
            <text:p>2 986</text:p>
          </table:table-cell>
          <table:table-cell table:style-name="ce102" office:value-type="float" office:value="1656.483" calcext:value-type="float">
            <text:p>1 65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4" calcext:value-type="float">
            <text:p>1994</text:p>
          </table:table-cell>
          <table:table-cell table:style-name="ce102" office:value-type="float" office:value="2816" calcext:value-type="float">
            <text:p>2 816</text:p>
          </table:table-cell>
          <table:table-cell table:style-name="ce127" office:value-type="float" office:value="1533" calcext:value-type="float">
            <text:p>1 533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5" calcext:value-type="float">
            <text:p>1995</text:p>
          </table:table-cell>
          <table:table-cell table:style-name="ce102" office:value-type="float" office:value="2636" calcext:value-type="float">
            <text:p>2 636</text:p>
          </table:table-cell>
          <table:table-cell table:style-name="ce127" office:value-type="float" office:value="1446" calcext:value-type="float">
            <text:p>1 44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6" calcext:value-type="float">
            <text:p>1996</text:p>
          </table:table-cell>
          <table:table-cell table:style-name="ce102" office:value-type="float" office:value="2506" calcext:value-type="float">
            <text:p>2 506</text:p>
          </table:table-cell>
          <table:table-cell table:style-name="ce127" office:value-type="float" office:value="1302" calcext:value-type="float">
            <text:p>1 302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7" calcext:value-type="float">
            <text:p>1997</text:p>
          </table:table-cell>
          <table:table-cell table:style-name="ce102" office:value-type="float" office:value="2510" calcext:value-type="float">
            <text:p>2 510</text:p>
          </table:table-cell>
          <table:table-cell table:style-name="ce127" office:value-type="float" office:value="1255" calcext:value-type="float">
            <text:p>1 255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8" calcext:value-type="float">
            <text:p>1998</text:p>
          </table:table-cell>
          <table:table-cell table:style-name="ce102" office:value-type="float" office:value="1785" calcext:value-type="float">
            <text:p>1 785</text:p>
          </table:table-cell>
          <table:table-cell table:style-name="ce102" office:value-type="float" office:value="1181.191" calcext:value-type="float">
            <text:p>1 181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office:value-type="float" office:value="1999" calcext:value-type="float">
            <text:p>1999</text:p>
          </table:table-cell>
          <table:table-cell table:style-name="ce102" office:value-type="float" office:value="1657" calcext:value-type="float">
            <text:p>1 657</text:p>
          </table:table-cell>
          <table:table-cell table:style-name="ce102" office:value-type="float" office:value="1110.306" calcext:value-type="float">
            <text:p>1 110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19" table:formula="of:=[.O17]+1" office:value-type="float" office:value="2000" calcext:value-type="float">
            <text:p>2000</text:p>
          </table:table-cell>
          <table:table-cell table:style-name="ce102" office:value-type="float" office:value="1594" calcext:value-type="float">
            <text:p>1 594</text:p>
          </table:table-cell>
          <table:table-cell table:style-name="ce103" office:value-type="float" office:value="1123.5" calcext:value-type="float">
            <text:p>1 124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0" office:value-type="float" office:value="2001" calcext:value-type="float">
            <text:p>2001</text:p>
          </table:table-cell>
          <table:table-cell table:style-name="ce102" office:value-type="float" office:value="1570" calcext:value-type="float">
            <text:p>1 570</text:p>
          </table:table-cell>
          <table:table-cell table:style-name="ce103" office:value-type="float" office:value="1136.6" calcext:value-type="float">
            <text:p>1 137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1" office:value-type="float" office:value="2002" calcext:value-type="float">
            <text:p>2002</text:p>
          </table:table-cell>
          <table:table-cell table:style-name="ce102" office:value-type="float" office:value="1623" calcext:value-type="float">
            <text:p>1 623</text:p>
          </table:table-cell>
          <table:table-cell table:style-name="ce103" office:value-type="float" office:value="1126.1" calcext:value-type="float">
            <text:p>1 12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1" office:value-type="float" office:value="2003" calcext:value-type="float">
            <text:p>2003</text:p>
          </table:table-cell>
          <table:table-cell table:style-name="ce102" office:value-type="float" office:value="1491" calcext:value-type="float">
            <text:p>1 491</text:p>
          </table:table-cell>
          <table:table-cell table:style-name="ce128" office:value-type="float" office:value="1132.5" calcext:value-type="float">
            <text:p>1 133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0" office:value-type="float" office:value="2004" calcext:value-type="float">
            <text:p>2004</text:p>
          </table:table-cell>
          <table:table-cell table:style-name="ce102" office:value-type="float" office:value="1307" calcext:value-type="float">
            <text:p>1 307</text:p>
          </table:table-cell>
          <table:table-cell table:style-name="ce103" office:value-type="float" office:value="916.8" calcext:value-type="float">
            <text:p>917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0" office:value-type="float" office:value="2005" calcext:value-type="float">
            <text:p>2005</text:p>
          </table:table-cell>
          <table:table-cell table:style-name="ce102" office:value-type="float" office:value="1144" calcext:value-type="float">
            <text:p>1 144</text:p>
          </table:table-cell>
          <table:table-cell table:style-name="ce103" office:value-type="float" office:value="866" calcext:value-type="float">
            <text:p>866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0" office:value-type="float" office:value="2006" calcext:value-type="float">
            <text:p>2006</text:p>
          </table:table-cell>
          <table:table-cell table:style-name="ce103" office:value-type="float" office:value="853" calcext:value-type="float">
            <text:p>853</text:p>
          </table:table-cell>
          <table:table-cell table:style-name="ce103" office:value-type="float" office:value="874" calcext:value-type="float">
            <text:p>874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0" office:value-type="float" office:value="2007" calcext:value-type="float">
            <text:p>2007</text:p>
          </table:table-cell>
          <table:table-cell table:style-name="ce103" office:value-type="float" office:value="848" calcext:value-type="float">
            <text:p>848</text:p>
          </table:table-cell>
          <table:table-cell table:style-name="ce103" office:value-type="float" office:value="862" calcext:value-type="float">
            <text:p>862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ce122" office:value-type="string" calcext:value-type="string">
            <text:p>p : données provisoires.</text:p>
          </table:table-cell>
          <table:table-cell table:style-name="ce125" table:number-columns-repeated="2"/>
          <table:table-cell table:number-columns-repeated="1007"/>
        </table:table-row>
        <table:table-row table:style-name="ro2">
          <table:table-cell/>
          <table:table-cell>
            <draw:frame table:end-cell-address="'Exemple 12'.L41" table:end-x="1.572cm" table:end-y="0.424cm" draw:z-index="1" draw:name="Chart 3" draw:style-name="gr1" draw:text-style-name="P1" svg:width="14.431cm" svg:height="6.694cm" svg:x="0cm" svg:y="0.027cm">
              <draw:object draw:notify-on-update-of-ranges="'Exemple 12'.O3:'Exemple 12'.O25 'Exemple 12'.P2:'Exemple 12'.P2 'Exemple 12'.P3:'Exemple 12'.P25 'Exemple 12'.Q2:'Exemple 12'.Q2 'Exemple 12'.Q3:'Exemple 12'.Q2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2"/>
          <table:table-cell table:style-name="ce122" office:value-type="string" calcext:value-type="string">
            <text:p>r : données révisées.</text:p>
          </table:table-cell>
          <table:table-cell table:style-name="ce126" table:number-columns-repeated="2"/>
          <table:table-cell table:number-columns-repeated="1007"/>
        </table:table-row>
        <table:table-row table:style-name="ro2">
          <table:table-cell table:number-columns-repeated="14"/>
          <table:table-cell table:style-name="ce123" office:value-type="string" calcext:value-type="string">
            <text:p>Source : Insee, répertoire des entreprises contrôlées majoritairement par l'État (Recme). Données au 31 décembre.</text:p>
          </table:table-cell>
          <table:table-cell table:style-name="ce126" table:number-columns-repeated="2"/>
          <table:table-cell table:number-columns-repeated="1007"/>
        </table:table-row>
        <table:table-row table:style-name="ro2" table:number-rows-repeated="71">
          <table:table-cell table:number-columns-repeated="1024"/>
        </table:table-row>
        <table:table-row table:style-name="ro2">
          <table:table-cell table:style-name="ce18" office:value-type="string" calcext:value-type="string">
            <text:p>Évolution de la qualité des eaux de baignade, 1992-20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baignade en mer)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Source : Direction générale de la Santé, Ifen</text:p>
          </table:table-cell>
          <table:table-cell table:number-columns-repeated="1023"/>
        </table:table-row>
        <table:table-row table:style-name="ro4">
          <table:table-cell table:number-columns-repeated="10"/>
          <table:table-cell table:style-name="ce17" office:value-type="string" calcext:value-type="string">
            <text:p>%</text:p>
          </table:table-cell>
          <table:table-cell table:number-columns-repeated="1013"/>
        </table:table-row>
        <table:table-row table:style-name="ro2">
          <table:table-cell table:style-name="ce109"/>
          <table:table-cell table:style-name="ce113" office:value-type="float" office:value="1992" calcext:value-type="float">
            <text:p>1992</text:p>
          </table:table-cell>
          <table:table-cell table:style-name="ce113" office:value-type="float" office:value="1993" calcext:value-type="float">
            <text:p>1993</text:p>
          </table:table-cell>
          <table:table-cell table:style-name="ce113" office:value-type="float" office:value="1994" calcext:value-type="float">
            <text:p>1994</text:p>
          </table:table-cell>
          <table:table-cell table:style-name="ce113" office:value-type="float" office:value="1995" calcext:value-type="float">
            <text:p>1995</text:p>
          </table:table-cell>
          <table:table-cell table:style-name="ce113" office:value-type="float" office:value="1996" calcext:value-type="float">
            <text:p>1996</text:p>
          </table:table-cell>
          <table:table-cell table:style-name="ce113" office:value-type="float" office:value="1997" calcext:value-type="float">
            <text:p>1997</text:p>
          </table:table-cell>
          <table:table-cell table:style-name="ce113" office:value-type="float" office:value="1998" calcext:value-type="float">
            <text:p>1998</text:p>
          </table:table-cell>
          <table:table-cell table:style-name="ce115" office:value-type="float" office:value="1999" calcext:value-type="float">
            <text:p>1999</text:p>
          </table:table-cell>
          <table:table-cell table:style-name="ce115" office:value-type="float" office:value="2000" calcext:value-type="float">
            <text:p>2000</text:p>
          </table:table-cell>
          <table:table-cell table:style-name="ce117" office:value-type="float" office:value="2001" calcext:value-type="float">
            <text:p>2001</text:p>
          </table:table-cell>
          <table:table-cell table:number-columns-repeated="1013"/>
        </table:table-row>
        <table:table-row table:style-name="ro2">
          <table:table-cell table:style-name="ce110" office:value-type="string" calcext:value-type="string">
            <text:p>Nombre de points classés</text:p>
          </table:table-cell>
          <table:table-cell table:style-name="ce79" office:value-type="float" office:value="1756" calcext:value-type="float">
            <text:p>1 756</text:p>
          </table:table-cell>
          <table:table-cell table:style-name="ce79" office:value-type="float" office:value="1639" calcext:value-type="float">
            <text:p>1 639</text:p>
          </table:table-cell>
          <table:table-cell table:style-name="ce79" office:value-type="float" office:value="1782" calcext:value-type="float">
            <text:p>1 782</text:p>
          </table:table-cell>
          <table:table-cell table:style-name="ce79" office:value-type="float" office:value="1777" calcext:value-type="float">
            <text:p>1 777</text:p>
          </table:table-cell>
          <table:table-cell table:style-name="ce79" office:value-type="float" office:value="1790" calcext:value-type="float">
            <text:p>1 790</text:p>
          </table:table-cell>
          <table:table-cell table:style-name="ce79" office:value-type="float" office:value="1829" calcext:value-type="float">
            <text:p>1 829</text:p>
          </table:table-cell>
          <table:table-cell table:style-name="ce79" office:value-type="float" office:value="1856" calcext:value-type="float">
            <text:p>1 856</text:p>
          </table:table-cell>
          <table:table-cell table:style-name="ce116" office:value-type="float" office:value="1745" calcext:value-type="float">
            <text:p>1 745</text:p>
          </table:table-cell>
          <table:table-cell table:style-name="ce116" office:value-type="float" office:value="1701" calcext:value-type="float">
            <text:p>1 701</text:p>
          </table:table-cell>
          <table:table-cell table:style-name="ce37" office:value-type="float" office:value="1654" calcext:value-type="float">
            <text:p>1 654</text:p>
          </table:table-cell>
          <table:table-cell table:number-columns-repeated="1013"/>
        </table:table-row>
        <table:table-row table:style-name="ro2">
          <table:table-cell table:style-name="ce110" office:value-type="string" calcext:value-type="string">
            <text:p>Bonne qualité</text:p>
          </table:table-cell>
          <table:table-cell table:style-name="ce114" office:value-type="float" office:value="51.9362186788155" calcext:value-type="float">
            <text:p>51,9</text:p>
          </table:table-cell>
          <table:table-cell table:style-name="ce114" office:value-type="float" office:value="58.3892617449664" calcext:value-type="float">
            <text:p>58,4</text:p>
          </table:table-cell>
          <table:table-cell table:style-name="ce114" office:value-type="float" office:value="54.6576879910213" calcext:value-type="float">
            <text:p>54,7</text:p>
          </table:table-cell>
          <table:table-cell table:style-name="ce114" office:value-type="float" office:value="59.2009003939223" calcext:value-type="float">
            <text:p>59,2</text:p>
          </table:table-cell>
          <table:table-cell table:style-name="ce114" office:value-type="float" office:value="63.1843575418994" calcext:value-type="float">
            <text:p>63,2</text:p>
          </table:table-cell>
          <table:table-cell table:style-name="ce114" office:value-type="float" office:value="59.8141060688901" calcext:value-type="float">
            <text:p>59,8</text:p>
          </table:table-cell>
          <table:table-cell table:style-name="ce114" office:value-type="float" office:value="62.2306034482759" calcext:value-type="float">
            <text:p>62,2</text:p>
          </table:table-cell>
          <table:table-cell table:style-name="ce114" office:value-type="float" office:value="69.8" calcext:value-type="float">
            <text:p>69,8</text:p>
          </table:table-cell>
          <table:table-cell table:style-name="ce114" office:value-type="float" office:value="70" calcext:value-type="float">
            <text:p>70,0</text:p>
          </table:table-cell>
          <table:table-cell table:style-name="ce114" office:value-type="float" office:value="68.7424425634825" calcext:value-type="float">
            <text:p>68,7</text:p>
          </table:table-cell>
          <table:table-cell table:number-columns-repeated="1013"/>
        </table:table-row>
        <table:table-row table:style-name="ro2">
          <table:table-cell table:style-name="ce110" office:value-type="string" calcext:value-type="string">
            <text:p>Qualité moyenne</text:p>
          </table:table-cell>
          <table:table-cell table:style-name="ce114" office:value-type="float" office:value="34.5671981776765" calcext:value-type="float">
            <text:p>34,6</text:p>
          </table:table-cell>
          <table:table-cell table:style-name="ce114" office:value-type="float" office:value="31.6046369737645" calcext:value-type="float">
            <text:p>31,6</text:p>
          </table:table-cell>
          <table:table-cell table:style-name="ce114" office:value-type="float" office:value="36.2514029180696" calcext:value-type="float">
            <text:p>36,3</text:p>
          </table:table-cell>
          <table:table-cell table:style-name="ce114" office:value-type="float" office:value="34.5526167698368" calcext:value-type="float">
            <text:p>34,6</text:p>
          </table:table-cell>
          <table:table-cell table:style-name="ce114" office:value-type="float" office:value="32.4022346368715" calcext:value-type="float">
            <text:p>32,4</text:p>
          </table:table-cell>
          <table:table-cell table:style-name="ce114" office:value-type="float" office:value="33.2422088572991" calcext:value-type="float">
            <text:p>33,2</text:p>
          </table:table-cell>
          <table:table-cell table:style-name="ce114" office:value-type="float" office:value="32.2198275862069" calcext:value-type="float">
            <text:p>32,2</text:p>
          </table:table-cell>
          <table:table-cell table:style-name="ce114" table:number-columns-repeated="2"/>
          <table:table-cell table:style-name="ce114" office:value-type="float" office:value="27.6299879081016" calcext:value-type="float">
            <text:p>27,6</text:p>
          </table:table-cell>
          <table:table-cell table:number-columns-repeated="1013"/>
        </table:table-row>
        <table:table-row table:style-name="ro10">
          <table:table-cell table:style-name="ce111" office:value-type="string" calcext:value-type="string">
            <text:p>Pouvant être momentanément polluée</text:p>
          </table:table-cell>
          <table:table-cell table:style-name="ce114" office:value-type="float" office:value="13.1548974943052" calcext:value-type="float">
            <text:p>13,2</text:p>
          </table:table-cell>
          <table:table-cell table:style-name="ce114" office:value-type="float" office:value="9.88407565588774" calcext:value-type="float">
            <text:p>9,9</text:p>
          </table:table-cell>
          <table:table-cell table:style-name="ce114" office:value-type="float" office:value="8.5297418630752" calcext:value-type="float">
            <text:p>8,5</text:p>
          </table:table-cell>
          <table:table-cell table:style-name="ce114" office:value-type="float" office:value="6.19020821609454" calcext:value-type="float">
            <text:p>6,2</text:p>
          </table:table-cell>
          <table:table-cell table:style-name="ce114" office:value-type="float" office:value="4.41340782122905" calcext:value-type="float">
            <text:p>4,4</text:p>
          </table:table-cell>
          <table:table-cell table:style-name="ce114" office:value-type="float" office:value="6.88901038819027" calcext:value-type="float">
            <text:p>6,9</text:p>
          </table:table-cell>
          <table:table-cell table:style-name="ce114" office:value-type="float" office:value="5.49568965517241" calcext:value-type="float">
            <text:p>5,5</text:p>
          </table:table-cell>
          <table:table-cell table:style-name="ce114" table:number-columns-repeated="2"/>
          <table:table-cell table:style-name="ce114" office:value-type="float" office:value="3.62756952841596" calcext:value-type="float">
            <text:p>3,6</text:p>
          </table:table-cell>
          <table:table-cell table:number-columns-repeated="1013"/>
        </table:table-row>
        <table:table-row table:style-name="ro4">
          <table:table-cell table:style-name="ce112" office:value-type="string" calcext:value-type="string">
            <text:p>Mauvaise qualité</text:p>
          </table:table-cell>
          <table:table-cell table:style-name="ce114" office:value-type="float" office:value="0.341685649202733" calcext:value-type="float">
            <text:p>0,3</text:p>
          </table:table-cell>
          <table:table-cell table:style-name="ce114" office:value-type="float" office:value="0.12202562538133" calcext:value-type="float">
            <text:p>0,1</text:p>
          </table:table-cell>
          <table:table-cell table:style-name="ce114" office:value-type="float" office:value="0.561167227833894" calcext:value-type="float">
            <text:p>0,6</text:p>
          </table:table-cell>
          <table:table-cell table:style-name="ce114" office:value-type="float" office:value="0.056274620146314" calcext:value-type="float">
            <text:p>0,1</text:p>
          </table:table-cell>
          <table:table-cell table:style-name="ce114" office:value-type="float" office:value="0" calcext:value-type="float">
            <text:p>0,0</text:p>
          </table:table-cell>
          <table:table-cell table:style-name="ce114" office:value-type="float" office:value="0.0546746856205577" calcext:value-type="float">
            <text:p>0,1</text:p>
          </table:table-cell>
          <table:table-cell table:style-name="ce114" office:value-type="float" office:value="0.0538793103448276" calcext:value-type="float">
            <text:p>0,1</text:p>
          </table:table-cell>
          <table:table-cell table:style-name="ce114" table:number-columns-repeated="2"/>
          <table:table-cell table:style-name="ce114" office:value-type="float" office:value="0" calcext:value-type="float">
            <text:p>0,0</text:p>
          </table:table-cell>
          <table:table-cell table:number-columns-repeated="101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D:/gh0t34/Mes%20Documents/PEDAGO/Projet/Analyse%20de%20graphiques/Exemples%20Exercices%20et%20Corrig%C3%A9s/B2M%20Analyse%20de%20graphiques%20(Exercices).xls'#Exemple 1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2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2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3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3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4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4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Feuil3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Feuil3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Feuil2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Feuil2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Feuil1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Feuil1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2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2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3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3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4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4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5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5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5 (bon)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5 (bon)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6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6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6 (bon)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6 (bon)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7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7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7 (bon)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7 (bon)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8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8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8 (bon)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8 (bon)" table:mode="copy-results-only"/>
        <table:table-column table:number-columns-repeated="6"/>
        <table:table-row>
          <table:table-cell table:number-columns-repeated="6"/>
        </table:table-row>
        <table:table-row>
          <table:table-cell table:number-columns-repeated="4"/>
          <table:table-cell table:style-name="ce1" office:value-type="string">
            <text:p>Agriculteur</text:p>
          </table:table-cell>
          <table:table-cell table:style-name="ce1" office:value-type="float" office:value="2.6">
            <text:p>2.6</text:p>
          </table:table-cell>
        </table:table-row>
        <table:table-row>
          <table:table-cell table:number-columns-repeated="4"/>
          <table:table-cell table:style-name="ce1" office:value-type="string">
            <text:p>Ouvrier</text:p>
          </table:table-cell>
          <table:table-cell table:style-name="ce1" office:value-type="float" office:value="3.2">
            <text:p>3.2</text:p>
          </table:table-cell>
        </table:table-row>
        <table:table-row>
          <table:table-cell table:number-columns-repeated="4"/>
          <table:table-cell table:style-name="ce1" office:value-type="string">
            <text:p>Etudiant</text:p>
          </table:table-cell>
          <table:table-cell table:style-name="ce1" office:value-type="float" office:value="3.4">
            <text:p>3.4</text:p>
          </table:table-cell>
        </table:table-row>
        <table:table-row>
          <table:table-cell table:number-columns-repeated="4"/>
          <table:table-cell table:style-name="ce1" office:value-type="string">
            <text:p>Employé</text:p>
          </table:table-cell>
          <table:table-cell table:style-name="ce1" office:value-type="float" office:value="3.8">
            <text:p>3.8</text:p>
          </table:table-cell>
        </table:table-row>
        <table:table-row>
          <table:table-cell table:number-columns-repeated="4"/>
          <table:table-cell table:style-name="ce1" office:value-type="string">
            <text:p>Inactif</text:p>
          </table:table-cell>
          <table:table-cell table:style-name="ce1" office:value-type="float" office:value="4.2">
            <text:p>4.2</text:p>
          </table:table-cell>
        </table:table-row>
        <table:table-row>
          <table:table-cell table:number-columns-repeated="4"/>
          <table:table-cell table:style-name="ce1" office:value-type="string">
            <text:p>Retraité</text:p>
          </table:table-cell>
          <table:table-cell table:style-name="ce1" office:value-type="float" office:value="4.3">
            <text:p>4.3</text:p>
          </table:table-cell>
        </table:table-row>
        <table:table-row>
          <table:table-cell table:number-columns-repeated="4"/>
          <table:table-cell table:style-name="ce1" office:value-type="string">
            <text:p>Profession intermédiaire</text:p>
          </table:table-cell>
          <table:table-cell table:style-name="ce1" office:value-type="float" office:value="5.4">
            <text:p>5.4</text:p>
          </table:table-cell>
        </table:table-row>
      </table:table>
      <table:table table:name="'file:///D:/gh0t34/Mes%20Documents/PEDAGO/Projet/Analyse%20de%20graphiques/Exemples%20Exercices%20et%20Corrig%C3%A9s/B2M%20Analyse%20de%20graphiques%20(Exercices).xls'#Exemple 9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9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0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0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1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1a" table:mode="copy-results-only"/>
        <table:table-column table:number-columns-repeated="2"/>
        <table:table-row table:number-rows-repeated="2">
          <table:table-cell table:number-columns-repeated="2"/>
        </table:table-row>
        <table:table-row>
          <table:table-cell/>
          <table:table-cell table:style-name="ce1" office:value-type="string">
            <text:p>Côtes d'Armor</text:p>
          </table:table-cell>
        </table:table-row>
        <table:table-row>
          <table:table-cell table:number-columns-repeated="2"/>
        </table:table-row>
        <table:table-row>
          <table:table-cell table:style-name="ce1" office:value-type="string">
            <text:p>Résidences principales</text:p>
          </table:table-cell>
          <table:table-cell table:style-name="ce1" office:value-type="float" office:value="229378">
            <text:p>229378</text:p>
          </table:table-cell>
        </table:table-row>
        <table:table-row>
          <table:table-cell table:style-name="ce1" office:value-type="string">
            <text:p>Résidences secondaires</text:p>
          </table:table-cell>
          <table:table-cell table:style-name="ce1" office:value-type="float" office:value="46536">
            <text:p>46536</text:p>
          </table:table-cell>
        </table:table-row>
        <table:table-row>
          <table:table-cell table:style-name="ce1" office:value-type="string">
            <text:p>Logements vacants</text:p>
          </table:table-cell>
          <table:table-cell table:style-name="ce1" office:value-type="float" office:value="18506">
            <text:p>18506</text:p>
          </table:table-cell>
        </table:table-row>
      </table:table>
      <table:table table:name="'file:///D:/gh0t34/Mes%20Documents/PEDAGO/Projet/Analyse%20de%20graphiques/Exemples%20Exercices%20et%20Corrig%C3%A9s/B2M%20Analyse%20de%20graphiques%20(Exercices).xls'#Exemple 11 (bon)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1 (bon)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2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2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3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3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4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4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5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5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6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6a" table:mode="copy-results-only"/>
        <table:table-column table:number-columns-repeated="6"/>
        <table:table-row table:number-rows-repeated="35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1968-1975</text:p>
          </table:table-cell>
          <table:table-cell table:style-name="ce1" office:value-type="string">
            <text:p>1975-1982</text:p>
          </table:table-cell>
          <table:table-cell table:style-name="ce1" office:value-type="string">
            <text:p>1982-1990</text:p>
          </table:table-cell>
          <table:table-cell table:style-name="ce1" office:value-type="string">
            <text:p>1990-1999</text:p>
          </table:table-cell>
        </table:table-row>
        <table:table-row>
          <table:table-cell table:style-name="ce1" office:value-type="string">
            <text:p> Naissances</text:p>
          </table:table-cell>
          <table:table-cell/>
          <table:table-cell table:style-name="ce1" office:value-type="float" office:value="57001">
            <text:p>57001</text:p>
          </table:table-cell>
          <table:table-cell table:style-name="ce1" office:value-type="float" office:value="49256">
            <text:p>49256</text:p>
          </table:table-cell>
          <table:table-cell table:style-name="ce1" office:value-type="float" office:value="51636">
            <text:p>51636</text:p>
          </table:table-cell>
          <table:table-cell table:style-name="ce1" office:value-type="float" office:value="51100">
            <text:p>51100</text:p>
          </table:table-cell>
        </table:table-row>
      </table:table>
      <table:table table:name="'file:///D:/gh0t34/Mes%20Documents/PEDAGO/Projet/Analyse%20de%20graphiques/Exemples%20Exercices%20et%20Corrig%C3%A9s/B2M%20Analyse%20de%20graphiques%20(Exercices).xls'#Exemple 17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7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8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8a" table:mode="copy-results-only"/>
        <table:table-column/>
      </table:table>
      <table:table table:name="'file:///D:/gh0t34/Mes%20Documents/PEDAGO/Projet/Analyse%20de%20graphiques/Exemples%20Exercices%20et%20Corrig%C3%A9s/B2M%20Analyse%20de%20graphiques%20(Exercices).xls'#Exemple 19a" table:print="false" table:style-name="ta_extref">
        <table:table-source xlink:type="simple" xlink:href="file:///D:/gh0t34/Mes%20Documents/PEDAGO/Projet/Analyse%20de%20graphiques/Exemples%20Exercices%20et%20Corrig%C3%A9s/B2M%20Analyse%20de%20graphiques%20(Exercices).xls" table:table-name="Exemple 19a" table:mode="copy-results-only"/>
        <table:table-column/>
      </table:table>
      <table:table table:name="'file:///D:/gh0t34/Mes%20Documents/PEDAGO/Projet/Analyse%20de%20graphiques/Fiches%20Techniques/Exemple.xls'#Feuil1" table:print="false" table:style-name="ta_extref">
        <table:table-source xlink:type="simple" xlink:href="file:///D:/gh0t34/Mes%20Documents/PEDAGO/Projet/Analyse%20de%20graphiques/Fiches%20Techniques/Exemple.xls" table:table-name="Feuil1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/>
          <table:table-cell table:style-name="ce1" office:value-type="string">
            <text:p>Services des débits de boissons</text:p>
          </table:table-cell>
          <table:table-cell table:style-name="ce1" office:value-type="string">
            <text:p>Commerce de tabac</text:p>
          </table:table-cell>
          <table:table-cell table:style-name="ce1" office:value-type="string">
            <text:p>Vignettes, titres de transport, téléphone</text:p>
          </table:table-cell>
          <table:table-cell table:style-name="ce1" office:value-type="string">
            <text:p>Jeux (Loto, PMU...)</text:p>
          </table:table-cell>
        </table:table-row>
        <table:table-row>
          <table:table-cell table:style-name="ce1" office:value-type="float" office:value="1997">
            <text:p>199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998">
            <text:p>199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999">
            <text:p>199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001">
            <text:p>200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002">
            <text:p>200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003">
            <text:p>200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004">
            <text:p>200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2005">
            <text:p>200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2006">
            <text:p>200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</table:table-row>
      </table:table>
      <table:table table:name="'file:///D:/gh0t34/Mes%20Documents/PEDAGO/Projet/Analyse%20de%20graphiques/Fiches%20Techniques/Exemple.xls'#Feuil2" table:print="false" table:style-name="ta_extref">
        <table:table-source xlink:type="simple" xlink:href="file:///D:/gh0t34/Mes%20Documents/PEDAGO/Projet/Analyse%20de%20graphiques/Fiches%20Techniques/Exemple.xls" table:table-name="Feuil2" table:mode="copy-results-only"/>
        <table:table-column/>
      </table:table>
      <table:table table:name="'file:///D:/gh0t34/Mes%20Documents/PEDAGO/Projet/Analyse%20de%20graphiques/Fiches%20Techniques/Exemple.xls'#Feuil3" table:print="false" table:style-name="ta_extref">
        <table:table-source xlink:type="simple" xlink:href="file:///D:/gh0t34/Mes%20Documents/PEDAGO/Projet/Analyse%20de%20graphiques/Fiches%20Techniques/Exemple.xls" table:table-name="Feuil3" table:mode="copy-results-only"/>
        <table:table-column/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0" number:min-integer-digits="1"/>
      <number:text> an(s)</number:text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000000"/>
      <number:number number:decimal-places="0" number:min-integer-digits="1" number:grouping="true"/>
      <style:map style:condition="value()&gt;=0" style:apply-style-name="N125P0"/>
    </number:number-style>
    <number:date-style style:name="N126">
      <number:month number:textual="true"/>
    </number:date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5f_hot2001" style:display-name="Milliers_hot2001" style:family="table-cell" style:parent-style-name="Default" style:data-style-name="N112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ique_20_1" style:display-name="PageStyle_Graphiqu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ique_20_2" style:display-name="PageStyle_Graphiqu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ique_20_3" style:display-name="PageStyle_Graphique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4" style:display-name="PageStyle_Graphique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5" style:display-name="PageStyle_Graphique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1" style:display-name="PageStyle_Exempl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2" style:display-name="PageStyle_Exempl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3" style:display-name="PageStyle_Exemple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4" style:display-name="PageStyle_Exemple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6" style:display-name="PageStyle_Graphique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7" style:display-name="PageStyle_Graphique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8" style:display-name="PageStyle_Graphique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ique_20_9" style:display-name="PageStyle_Graphique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5" style:display-name="PageStyle_Exemple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6" style:display-name="PageStyle_Exemple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7" style:display-name="PageStyle_Exemple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8" style:display-name="PageStyle_Exemple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9" style:display-name="PageStyle_Exemple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10" style:display-name="PageStyle_Exemple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11" style:display-name="PageStyle_Exemple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emple_20_12" style:display-name="PageStyle_Exemple 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0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>
            <text:p>Activité</text:p>
          </table:table-cell>
          <table:table-cell table:style-name="ce1" office:value-type="string">
            <text:p>Effectif</text:p>
          </table:table-cell>
          <table:table-cell table:style-name="ce8" office:value-type="string">
            <text:p>%</text:p>
          </table:table-cell>
        </table:table-row>
        <table:table-row table:style-name="ro2">
          <table:table-cell table:number-columns-repeated="2"/>
          <table:table-cell table:style-name="ce2" office:value-type="string">
            <text:p>Football</text:p>
          </table:table-cell>
          <table:table-cell table:style-name="ce5" office:value-type="float" office:value="47">
            <text:p>47</text:p>
          </table:table-cell>
          <table:table-cell table:style-name="ce9" office:value-type="float" office:value="31.4">
            <text:p>31,4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ennis</text:p>
          </table:table-cell>
          <table:table-cell table:style-name="ce5" office:value-type="float" office:value="38">
            <text:p>38</text:p>
          </table:table-cell>
          <table:table-cell table:style-name="ce9" office:value-type="float" office:value="25.3">
            <text:p>25,3</text:p>
          </table:table-cell>
        </table:table-row>
        <table:table-row table:style-name="ro2">
          <table:table-cell table:number-columns-repeated="2"/>
          <table:table-cell table:style-name="ce2" office:value-type="string">
            <text:p>Badminton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9.3">
            <text:p>19,3</text:p>
          </table:table-cell>
        </table:table-row>
        <table:table-row table:style-name="ro2">
          <table:table-cell table:number-columns-repeated="2"/>
          <table:table-cell table:style-name="ce2" office:value-type="string">
            <text:p>Course à pied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10.7">
            <text:p>10,7</text:p>
          </table:table-cell>
        </table:table-row>
        <table:table-row table:style-name="ro2">
          <table:table-cell table:number-columns-repeated="2"/>
          <table:table-cell table:style-name="ce3" office:value-type="string">
            <text:p>Karaté</text:p>
          </table:table-cell>
          <table:table-cell table:style-name="ce6" office:value-type="float" office:value="9">
            <text:p>9</text:p>
          </table:table-cell>
          <table:table-cell table:style-name="ce10" office:value-type="float" office:value="6">
            <text:p>6,0</text:p>
          </table:table-cell>
        </table:table-row>
        <table:table-row table:style-name="ro2">
          <table:table-cell table:number-columns-repeated="2"/>
          <table:table-cell table:style-name="ce3" office:value-type="string">
            <text:p>Stretching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7.3">
            <text:p>7,3</text:p>
          </table:table-cell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7" office:value-type="float" office:value="150">
            <text:p>150</text:p>
          </table:table-cell>
          <table:table-cell table:style-name="ce11" office:value-type="float" office:value="100">
            <text:p>100,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000-00-00T13:55:21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